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Text_20_body" style:list-style-name="L10"/>
    <style:style style:name="P3" style:family="paragraph" style:parent-style-name="Text_20_body">
      <style:text-properties style:font-name="Trebuchet MS"/>
    </style:style>
    <style:style style:name="P4" style:family="paragraph" style:parent-style-name="Text_20_body" style:list-style-name="L1">
      <style:text-properties style:font-name="Trebuchet MS"/>
    </style:style>
    <style:style style:name="P5" style:family="paragraph" style:parent-style-name="Text_20_body" style:list-style-name="L2">
      <style:text-properties style:font-name="Trebuchet MS"/>
    </style:style>
    <style:style style:name="P6" style:family="paragraph" style:parent-style-name="Text_20_body" style:list-style-name="L3">
      <style:text-properties style:font-name="Trebuchet MS"/>
    </style:style>
    <style:style style:name="P7" style:family="paragraph" style:parent-style-name="Text_20_body" style:list-style-name="L4">
      <style:text-properties style:font-name="Trebuchet MS"/>
    </style:style>
    <style:style style:name="P8" style:family="paragraph" style:parent-style-name="Text_20_body" style:list-style-name="L5">
      <style:text-properties style:font-name="Trebuchet MS"/>
    </style:style>
    <style:style style:name="P9" style:family="paragraph" style:parent-style-name="Text_20_body" style:list-style-name="L6">
      <style:text-properties style:font-name="Trebuchet MS"/>
    </style:style>
    <style:style style:name="P10" style:family="paragraph" style:parent-style-name="Text_20_body" style:list-style-name="L7">
      <style:text-properties style:font-name="Trebuchet MS"/>
    </style:style>
    <style:style style:name="P11" style:family="paragraph" style:parent-style-name="Text_20_body" style:list-style-name="L8">
      <style:text-properties style:font-name="Trebuchet MS"/>
    </style:style>
    <style:style style:name="P12" style:family="paragraph" style:parent-style-name="Text_20_body" style:list-style-name="L9">
      <style:text-properties style:font-name="Trebuchet MS"/>
    </style:style>
    <style:style style:name="P13" style:family="paragraph" style:parent-style-name="Text_20_body" style:list-style-name="L10">
      <style:text-properties style:font-name="Trebuchet MS"/>
    </style:style>
    <style:style style:name="P14" style:family="paragraph" style:parent-style-name="Text_20_body" style:list-style-name="L11">
      <style:text-properties style:font-name="Trebuchet MS"/>
    </style:style>
    <style:style style:name="P15" style:family="paragraph" style:parent-style-name="Text_20_body" style:list-style-name="L12">
      <style:text-properties style:font-name="Trebuchet MS"/>
    </style:style>
    <style:style style:name="P16" style:family="paragraph" style:parent-style-name="Text_20_body" style:list-style-name="L13">
      <style:text-properties style:font-name="Trebuchet MS"/>
    </style:style>
    <style:style style:name="P17" style:family="paragraph" style:parent-style-name="Text_20_body" style:list-style-name="L14">
      <style:text-properties style:font-name="Trebuchet MS"/>
    </style:style>
    <style:style style:name="P18" style:family="paragraph" style:parent-style-name="Text_20_body" style:list-style-name="L15">
      <style:text-properties style:font-name="Trebuchet MS"/>
    </style:style>
    <style:style style:name="P19" style:family="paragraph" style:parent-style-name="Text_20_body" style:list-style-name="L16">
      <style:text-properties style:font-name="Trebuchet MS"/>
    </style:style>
    <style:style style:name="P20" style:family="paragraph" style:parent-style-name="Text_20_body" style:list-style-name="L17">
      <style:text-properties style:font-name="Trebuchet MS"/>
    </style:style>
    <style:style style:name="P21" style:family="paragraph" style:parent-style-name="Text_20_body" style:list-style-name="L18">
      <style:text-properties style:font-name="Trebuchet MS"/>
    </style:style>
    <style:style style:name="P22" style:family="paragraph" style:parent-style-name="Text_20_body" style:list-style-name="L19">
      <style:text-properties style:font-name="Trebuchet MS"/>
    </style:style>
    <style:style style:name="P23" style:family="paragraph" style:parent-style-name="Text_20_body" style:list-style-name="L20">
      <style:text-properties style:font-name="Trebuchet MS"/>
    </style:style>
    <style:style style:name="P24" style:family="paragraph" style:parent-style-name="Text_20_body" style:list-style-name="L21">
      <style:text-properties style:font-name="Trebuchet MS"/>
    </style:style>
    <style:style style:name="P25" style:family="paragraph" style:parent-style-name="Text_20_body" style:list-style-name="L22">
      <style:text-properties style:font-name="Trebuchet MS"/>
    </style:style>
    <style:style style:name="P26" style:family="paragraph" style:parent-style-name="Text_20_body" style:list-style-name="L23">
      <style:text-properties style:font-name="Trebuchet MS"/>
    </style:style>
    <style:style style:name="P27" style:family="paragraph" style:parent-style-name="Text_20_body" style:list-style-name="L24">
      <style:text-properties style:font-name="Trebuchet MS"/>
    </style:style>
    <style:style style:name="P28" style:family="paragraph" style:parent-style-name="Text_20_body" style:list-style-name="L25">
      <style:text-properties style:font-name="Trebuchet MS"/>
    </style:style>
    <style:style style:name="P29" style:family="paragraph" style:parent-style-name="Text_20_body" style:list-style-name="L26">
      <style:text-properties style:font-name="Trebuchet MS"/>
    </style:style>
    <style:style style:name="P30" style:family="paragraph" style:parent-style-name="Text_20_body" style:list-style-name="L27">
      <style:text-properties style:font-name="Trebuchet MS"/>
    </style:style>
    <style:style style:name="P31" style:family="paragraph" style:parent-style-name="Text_20_body" style:list-style-name="L28">
      <style:text-properties style:font-name="Trebuchet MS"/>
    </style:style>
    <style:style style:name="P32" style:family="paragraph" style:parent-style-name="Text_20_body" style:list-style-name="L29">
      <style:text-properties style:font-name="Trebuchet MS"/>
    </style:style>
    <style:style style:name="P33" style:family="paragraph" style:parent-style-name="Text_20_body" style:list-style-name="L30">
      <style:text-properties style:font-name="Trebuchet MS"/>
    </style:style>
    <style:style style:name="P34" style:family="paragraph" style:parent-style-name="Text_20_body" style:list-style-name="L31">
      <style:text-properties style:font-name="Trebuchet MS"/>
    </style:style>
    <style:style style:name="P35" style:family="paragraph" style:parent-style-name="Text_20_body" style:list-style-name="L32">
      <style:text-properties style:font-name="Trebuchet MS"/>
    </style:style>
    <style:style style:name="P36" style:family="paragraph" style:parent-style-name="Text_20_body" style:list-style-name="L33">
      <style:text-properties style:font-name="Trebuchet MS"/>
    </style:style>
    <style:style style:name="P37" style:family="paragraph" style:parent-style-name="Text_20_body" style:list-style-name="L35">
      <style:text-properties style:font-name="Trebuchet MS"/>
    </style:style>
    <style:style style:name="P38" style:family="paragraph" style:parent-style-name="Text_20_body" style:list-style-name="L36">
      <style:text-properties style:font-name="Trebuchet MS"/>
    </style:style>
    <style:style style:name="P39" style:family="paragraph" style:parent-style-name="Text_20_body" style:list-style-name="L37">
      <style:text-properties style:font-name="Trebuchet MS"/>
    </style:style>
    <style:style style:name="P40" style:family="paragraph" style:parent-style-name="Text_20_body" style:list-style-name="L38">
      <style:text-properties style:font-name="Trebuchet MS"/>
    </style:style>
    <style:style style:name="P41" style:family="paragraph" style:parent-style-name="Text_20_body" style:list-style-name="L39">
      <style:text-properties style:font-name="Trebuchet MS"/>
    </style:style>
    <style:style style:name="P42" style:family="paragraph" style:parent-style-name="Text_20_body" style:list-style-name="L40">
      <style:text-properties style:font-name="Trebuchet MS"/>
    </style:style>
    <style:style style:name="P43" style:family="paragraph" style:parent-style-name="Text_20_body" style:list-style-name="L41">
      <style:text-properties style:font-name="Trebuchet MS"/>
    </style:style>
    <style:style style:name="P44" style:family="paragraph" style:parent-style-name="Text_20_body" style:list-style-name="L42">
      <style:text-properties style:font-name="Trebuchet MS"/>
    </style:style>
    <style:style style:name="P45" style:family="paragraph" style:parent-style-name="Text_20_body" style:list-style-name="L43">
      <style:text-properties style:font-name="Trebuchet MS"/>
    </style:style>
    <style:style style:name="P46" style:family="paragraph" style:parent-style-name="Text_20_body" style:list-style-name="L44">
      <style:text-properties style:font-name="Trebuchet MS"/>
    </style:style>
    <style:style style:name="P47" style:family="paragraph" style:parent-style-name="Text_20_body" style:list-style-name="L45">
      <style:text-properties style:font-name="Trebuchet MS"/>
    </style:style>
    <style:style style:name="P48" style:family="paragraph" style:parent-style-name="Text_20_body" style:list-style-name="L46">
      <style:text-properties style:font-name="Trebuchet MS"/>
    </style:style>
    <style:style style:name="P49" style:family="paragraph" style:parent-style-name="Text_20_body" style:list-style-name="L47">
      <style:text-properties style:font-name="Trebuchet MS"/>
    </style:style>
    <style:style style:name="P50" style:family="paragraph" style:parent-style-name="Text_20_body" style:list-style-name="L48">
      <style:text-properties style:font-name="Trebuchet MS"/>
    </style:style>
    <style:style style:name="P51" style:family="paragraph" style:parent-style-name="Text_20_body" style:list-style-name="L49">
      <style:text-properties style:font-name="Trebuchet MS"/>
    </style:style>
    <style:style style:name="P52" style:family="paragraph" style:parent-style-name="Text_20_body" style:list-style-name="L50">
      <style:text-properties style:font-name="Trebuchet MS"/>
    </style:style>
    <style:style style:name="P53" style:family="paragraph" style:parent-style-name="Text_20_body" style:list-style-name="L51">
      <style:text-properties style:font-name="Trebuchet MS"/>
    </style:style>
    <style:style style:name="P54" style:family="paragraph" style:parent-style-name="Text_20_body" style:list-style-name="L52">
      <style:text-properties style:font-name="Trebuchet MS"/>
    </style:style>
    <style:style style:name="P55" style:family="paragraph" style:parent-style-name="Text_20_body" style:list-style-name="L53">
      <style:text-properties style:font-name="Trebuchet MS"/>
    </style:style>
    <style:style style:name="P56" style:family="paragraph" style:parent-style-name="Text_20_body" style:list-style-name="L54">
      <style:text-properties style:font-name="Trebuchet MS"/>
    </style:style>
    <style:style style:name="P57" style:family="paragraph" style:parent-style-name="Text_20_body" style:list-style-name="L55">
      <style:text-properties style:font-name="Trebuchet MS"/>
    </style:style>
    <style:style style:name="P58" style:family="paragraph" style:parent-style-name="Text_20_body" style:list-style-name="L56">
      <style:text-properties style:font-name="Trebuchet MS"/>
    </style:style>
    <style:style style:name="P59" style:family="paragraph" style:parent-style-name="Text_20_body" style:list-style-name="L57">
      <style:text-properties style:font-name="Trebuchet MS"/>
    </style:style>
    <style:style style:name="P60" style:family="paragraph" style:parent-style-name="Text_20_body" style:list-style-name="L58">
      <style:text-properties style:font-name="Trebuchet MS"/>
    </style:style>
    <style:style style:name="P61" style:family="paragraph" style:parent-style-name="Text_20_body" style:list-style-name="L59">
      <style:text-properties style:font-name="Trebuchet MS"/>
    </style:style>
    <style:style style:name="P62" style:family="paragraph" style:parent-style-name="Text_20_body" style:list-style-name="L60">
      <style:text-properties style:font-name="Trebuchet MS"/>
    </style:style>
    <style:style style:name="P63" style:family="paragraph" style:parent-style-name="Text_20_body" style:list-style-name="L61">
      <style:text-properties style:font-name="Trebuchet MS"/>
    </style:style>
    <style:style style:name="P64" style:family="paragraph" style:parent-style-name="Text_20_body" style:list-style-name="L62">
      <style:text-properties style:font-name="Trebuchet MS"/>
    </style:style>
    <style:style style:name="P65" style:family="paragraph" style:parent-style-name="Text_20_body" style:list-style-name="L63">
      <style:text-properties style:font-name="Trebuchet MS"/>
    </style:style>
    <style:style style:name="P66" style:family="paragraph" style:parent-style-name="Text_20_body" style:list-style-name="L64">
      <style:text-properties style:font-name="Trebuchet MS"/>
    </style:style>
    <style:style style:name="P67" style:family="paragraph" style:parent-style-name="Text_20_body" style:list-style-name="L65">
      <style:text-properties style:font-name="Trebuchet MS"/>
    </style:style>
    <style:style style:name="P68" style:family="paragraph" style:parent-style-name="Text_20_body" style:list-style-name="L66">
      <style:text-properties style:font-name="Trebuchet MS"/>
    </style:style>
    <style:style style:name="P69" style:family="paragraph" style:parent-style-name="Text_20_body" style:list-style-name="L67">
      <style:text-properties style:font-name="Trebuchet MS"/>
    </style:style>
    <style:style style:name="P70" style:family="paragraph" style:parent-style-name="Text_20_body" style:list-style-name="L68">
      <style:text-properties style:font-name="Trebuchet MS"/>
    </style:style>
    <style:style style:name="P71" style:family="paragraph" style:parent-style-name="Text_20_body" style:list-style-name="L69">
      <style:text-properties style:font-name="Trebuchet MS"/>
    </style:style>
    <style:style style:name="P72" style:family="paragraph" style:parent-style-name="Text_20_body" style:list-style-name="L70">
      <style:text-properties style:font-name="Trebuchet MS"/>
    </style:style>
    <style:style style:name="P73" style:family="paragraph" style:parent-style-name="Text_20_body" style:list-style-name="L71">
      <style:text-properties style:font-name="Trebuchet MS"/>
    </style:style>
    <style:style style:name="P74" style:family="paragraph" style:parent-style-name="Text_20_body" style:list-style-name="L72">
      <style:text-properties style:font-name="Trebuchet MS"/>
    </style:style>
    <style:style style:name="P75" style:family="paragraph" style:parent-style-name="Text_20_body" style:list-style-name="L74">
      <style:text-properties style:font-name="Trebuchet MS"/>
    </style:style>
    <style:style style:name="P76" style:family="paragraph" style:parent-style-name="Text_20_body" style:list-style-name="L75">
      <style:text-properties style:font-name="Trebuchet MS"/>
    </style:style>
    <style:style style:name="P77" style:family="paragraph" style:parent-style-name="Text_20_body" style:list-style-name="L76">
      <style:text-properties style:font-name="Trebuchet MS"/>
    </style:style>
    <style:style style:name="P78" style:family="paragraph" style:parent-style-name="Text_20_body" style:list-style-name="L77">
      <style:text-properties style:font-name="Trebuchet MS"/>
    </style:style>
    <style:style style:name="P79" style:family="paragraph" style:parent-style-name="Text_20_body" style:list-style-name="L78">
      <style:text-properties style:font-name="Trebuchet MS"/>
    </style:style>
    <style:style style:name="P80" style:family="paragraph" style:parent-style-name="Text_20_body" style:list-style-name="L79">
      <style:text-properties style:font-name="Trebuchet MS"/>
    </style:style>
    <style:style style:name="P81" style:family="paragraph" style:parent-style-name="Text_20_body" style:list-style-name="L80">
      <style:text-properties style:font-name="Trebuchet MS"/>
    </style:style>
    <style:style style:name="P82" style:family="paragraph" style:parent-style-name="Text_20_body" style:list-style-name="L81">
      <style:text-properties style:font-name="Trebuchet MS"/>
    </style:style>
    <style:style style:name="P83" style:family="paragraph" style:parent-style-name="Text_20_body" style:list-style-name="L82">
      <style:text-properties style:font-name="Trebuchet MS"/>
    </style:style>
    <style:style style:name="P84" style:family="paragraph" style:parent-style-name="Text_20_body" style:list-style-name="L83">
      <style:text-properties style:font-name="Trebuchet MS"/>
    </style:style>
    <style:style style:name="P85" style:family="paragraph" style:parent-style-name="Text_20_body" style:list-style-name="L84">
      <style:text-properties style:font-name="Trebuchet MS"/>
    </style:style>
    <style:style style:name="P86" style:family="paragraph" style:parent-style-name="Text_20_body" style:list-style-name="L85">
      <style:text-properties style:font-name="Trebuchet MS"/>
    </style:style>
    <style:style style:name="P87" style:family="paragraph" style:parent-style-name="Text_20_body" style:list-style-name="L86">
      <style:text-properties style:font-name="Trebuchet MS"/>
    </style:style>
    <style:style style:name="P88" style:family="paragraph" style:parent-style-name="Text_20_body" style:list-style-name="L87">
      <style:text-properties style:font-name="Trebuchet MS"/>
    </style:style>
    <style:style style:name="P89" style:family="paragraph" style:parent-style-name="Text_20_body" style:list-style-name="L88">
      <style:text-properties style:font-name="Trebuchet MS"/>
    </style:style>
    <style:style style:name="P90" style:family="paragraph" style:parent-style-name="Text_20_body" style:list-style-name="L89">
      <style:text-properties style:font-name="Trebuchet MS"/>
    </style:style>
    <style:style style:name="P91" style:family="paragraph" style:parent-style-name="Text_20_body" style:list-style-name="L90">
      <style:text-properties style:font-name="Trebuchet MS"/>
    </style:style>
    <style:style style:name="P92" style:family="paragraph" style:parent-style-name="Text_20_body" style:list-style-name="L91">
      <style:text-properties style:font-name="Trebuchet MS"/>
    </style:style>
    <style:style style:name="P93" style:family="paragraph" style:parent-style-name="Text_20_body" style:list-style-name="L92">
      <style:text-properties style:font-name="Trebuchet MS"/>
    </style:style>
    <style:style style:name="P94" style:family="paragraph" style:parent-style-name="Text_20_body" style:list-style-name="L93">
      <style:text-properties style:font-name="Trebuchet MS"/>
    </style:style>
    <style:style style:name="P95" style:family="paragraph" style:parent-style-name="Text_20_body" style:list-style-name="L94">
      <style:text-properties style:font-name="Trebuchet MS"/>
    </style:style>
    <style:style style:name="P96" style:family="paragraph" style:parent-style-name="Text_20_body" style:list-style-name="L95">
      <style:text-properties style:font-name="Trebuchet MS"/>
    </style:style>
    <style:style style:name="P97" style:family="paragraph" style:parent-style-name="Text_20_body" style:list-style-name="L96">
      <style:text-properties style:font-name="Trebuchet MS"/>
    </style:style>
    <style:style style:name="P98" style:family="paragraph" style:parent-style-name="Text_20_body" style:list-style-name="L97">
      <style:text-properties style:font-name="Trebuchet MS"/>
    </style:style>
    <style:style style:name="P99" style:family="paragraph" style:parent-style-name="Text_20_body" style:list-style-name="L98">
      <style:text-properties style:font-name="Trebuchet MS"/>
    </style:style>
    <style:style style:name="P100" style:family="paragraph" style:parent-style-name="Text_20_body" style:list-style-name="L99">
      <style:text-properties style:font-name="Trebuchet MS"/>
    </style:style>
    <style:style style:name="P101" style:family="paragraph" style:parent-style-name="Text_20_body" style:list-style-name="L100">
      <style:text-properties style:font-name="Trebuchet MS"/>
    </style:style>
    <style:style style:name="P102" style:family="paragraph" style:parent-style-name="Text_20_body" style:list-style-name="L102">
      <style:text-properties style:font-name="Trebuchet MS"/>
    </style:style>
    <style:style style:name="P103" style:family="paragraph" style:parent-style-name="Text_20_body" style:list-style-name="L103">
      <style:text-properties style:font-name="Trebuchet MS"/>
    </style:style>
    <style:style style:name="P104" style:family="paragraph" style:parent-style-name="Text_20_body" style:list-style-name="L104">
      <style:text-properties style:font-name="Trebuchet MS"/>
    </style:style>
    <style:style style:name="P105" style:family="paragraph" style:parent-style-name="Text_20_body" style:list-style-name="L105">
      <style:text-properties style:font-name="Trebuchet MS"/>
    </style:style>
    <style:style style:name="P106" style:family="paragraph" style:parent-style-name="Text_20_body" style:list-style-name="L106">
      <style:text-properties style:font-name="Trebuchet MS"/>
    </style:style>
    <style:style style:name="P107" style:family="paragraph" style:parent-style-name="Text_20_body" style:list-style-name="L108">
      <style:text-properties style:font-name="Trebuchet MS"/>
    </style:style>
    <style:style style:name="P108" style:family="paragraph" style:parent-style-name="Text_20_body" style:list-style-name="L109">
      <style:text-properties style:font-name="Trebuchet MS"/>
    </style:style>
    <style:style style:name="P109" style:family="paragraph" style:parent-style-name="Text_20_body" style:list-style-name="L110">
      <style:text-properties style:font-name="Trebuchet MS"/>
    </style:style>
    <style:style style:name="P110" style:family="paragraph" style:parent-style-name="Text_20_body" style:list-style-name="L111">
      <style:text-properties style:font-name="Trebuchet MS"/>
    </style:style>
    <style:style style:name="P111" style:family="paragraph" style:parent-style-name="Text_20_body" style:list-style-name="L112">
      <style:text-properties style:font-name="Trebuchet MS"/>
    </style:style>
    <style:style style:name="P112" style:family="paragraph" style:parent-style-name="Text_20_body" style:list-style-name="L113">
      <style:text-properties style:font-name="Trebuchet MS"/>
    </style:style>
    <style:style style:name="P113" style:family="paragraph" style:parent-style-name="Text_20_body" style:list-style-name="L114">
      <style:text-properties style:font-name="Trebuchet MS"/>
    </style:style>
    <style:style style:name="P114" style:family="paragraph" style:parent-style-name="Text_20_body" style:list-style-name="L115">
      <style:text-properties style:font-name="Trebuchet MS"/>
    </style:style>
    <style:style style:name="P115" style:family="paragraph" style:parent-style-name="Text_20_body" style:list-style-name="L116">
      <style:text-properties style:font-name="Trebuchet MS"/>
    </style:style>
    <style:style style:name="P116" style:family="paragraph" style:parent-style-name="Text_20_body" style:list-style-name="L117">
      <style:text-properties style:font-name="Trebuchet MS"/>
    </style:style>
    <style:style style:name="P117" style:family="paragraph" style:parent-style-name="Text_20_body" style:list-style-name="L118">
      <style:text-properties style:font-name="Trebuchet MS"/>
    </style:style>
    <style:style style:name="P118" style:family="paragraph" style:parent-style-name="Text_20_body" style:list-style-name="L119">
      <style:text-properties style:font-name="Trebuchet MS"/>
    </style:style>
    <style:style style:name="P119" style:family="paragraph" style:parent-style-name="Text_20_body" style:list-style-name="L120">
      <style:text-properties style:font-name="Trebuchet MS"/>
    </style:style>
    <style:style style:name="P120" style:family="paragraph" style:parent-style-name="Text_20_body" style:list-style-name="L121">
      <style:text-properties style:font-name="Trebuchet MS"/>
    </style:style>
    <style:style style:name="P121" style:family="paragraph" style:parent-style-name="Text_20_body" style:list-style-name="L122">
      <style:text-properties style:font-name="Trebuchet MS"/>
    </style:style>
    <style:style style:name="P122" style:family="paragraph" style:parent-style-name="Text_20_body" style:list-style-name="L123">
      <style:text-properties style:font-name="Trebuchet MS"/>
    </style:style>
    <style:style style:name="P123" style:family="paragraph" style:parent-style-name="Text_20_body" style:list-style-name="L124">
      <style:text-properties style:font-name="Trebuchet MS"/>
    </style:style>
    <style:style style:name="P124" style:family="paragraph" style:parent-style-name="Text_20_body" style:list-style-name="L125">
      <style:text-properties style:font-name="Trebuchet MS"/>
    </style:style>
    <style:style style:name="P125" style:family="paragraph" style:parent-style-name="Text_20_body" style:list-style-name="L126">
      <style:text-properties style:font-name="Trebuchet MS"/>
    </style:style>
    <style:style style:name="P126" style:family="paragraph" style:parent-style-name="Text_20_body" style:list-style-name="L127">
      <style:text-properties style:font-name="Trebuchet MS"/>
    </style:style>
    <style:style style:name="P127" style:family="paragraph" style:parent-style-name="Text_20_body" style:list-style-name="L128">
      <style:text-properties style:font-name="Trebuchet MS"/>
    </style:style>
    <style:style style:name="P128" style:family="paragraph" style:parent-style-name="Text_20_body" style:list-style-name="L129">
      <style:text-properties style:font-name="Trebuchet MS"/>
    </style:style>
    <style:style style:name="P129" style:family="paragraph" style:parent-style-name="Text_20_body" style:list-style-name="L130">
      <style:text-properties style:font-name="Trebuchet MS"/>
    </style:style>
    <style:style style:name="P130" style:family="paragraph" style:parent-style-name="Text_20_body" style:list-style-name="L131">
      <style:text-properties style:font-name="Trebuchet MS"/>
    </style:style>
    <style:style style:name="P131" style:family="paragraph" style:parent-style-name="Text_20_body" style:list-style-name="L132">
      <style:text-properties style:font-name="Trebuchet MS"/>
    </style:style>
    <style:style style:name="P132" style:family="paragraph" style:parent-style-name="Text_20_body" style:list-style-name="L133">
      <style:text-properties style:font-name="Trebuchet MS"/>
    </style:style>
    <style:style style:name="P133" style:family="paragraph" style:parent-style-name="Text_20_body" style:list-style-name="L134">
      <style:text-properties style:font-name="Trebuchet MS"/>
    </style:style>
    <style:style style:name="P134" style:family="paragraph" style:parent-style-name="Text_20_body" style:list-style-name="L135">
      <style:text-properties style:font-name="Trebuchet MS"/>
    </style:style>
    <style:style style:name="P135" style:family="paragraph" style:parent-style-name="Text_20_body" style:list-style-name="L136">
      <style:text-properties style:font-name="Trebuchet MS"/>
    </style:style>
    <style:style style:name="P136" style:family="paragraph" style:parent-style-name="Text_20_body" style:list-style-name="L137">
      <style:text-properties style:font-name="Trebuchet MS"/>
    </style:style>
    <style:style style:name="P137" style:family="paragraph" style:parent-style-name="Text_20_body" style:list-style-name="L138">
      <style:text-properties style:font-name="Trebuchet MS"/>
    </style:style>
    <style:style style:name="P138" style:family="paragraph" style:parent-style-name="Text_20_body" style:list-style-name="L139">
      <style:text-properties style:font-name="Trebuchet MS"/>
    </style:style>
    <style:style style:name="P139" style:family="paragraph" style:parent-style-name="Text_20_body" style:list-style-name="L140">
      <style:text-properties style:font-name="Trebuchet MS"/>
    </style:style>
    <style:style style:name="P140" style:family="paragraph" style:parent-style-name="Text_20_body" style:list-style-name="L141">
      <style:text-properties style:font-name="Trebuchet MS"/>
    </style:style>
    <style:style style:name="P141" style:family="paragraph" style:parent-style-name="Text_20_body" style:list-style-name="L142">
      <style:text-properties style:font-name="Trebuchet MS"/>
    </style:style>
    <style:style style:name="P142" style:family="paragraph" style:parent-style-name="Text_20_body" style:list-style-name="L143">
      <style:text-properties style:font-name="Trebuchet MS"/>
    </style:style>
    <style:style style:name="P143" style:family="paragraph" style:parent-style-name="Text_20_body" style:list-style-name="L144">
      <style:text-properties style:font-name="Trebuchet MS"/>
    </style:style>
    <style:style style:name="P144" style:family="paragraph" style:parent-style-name="Text_20_body" style:list-style-name="L145">
      <style:text-properties style:font-name="Trebuchet MS"/>
    </style:style>
    <style:style style:name="P145" style:family="paragraph" style:parent-style-name="Text_20_body" style:list-style-name="L146">
      <style:text-properties style:font-name="Trebuchet MS"/>
    </style:style>
    <style:style style:name="P146" style:family="paragraph" style:parent-style-name="Text_20_body" style:list-style-name="L147">
      <style:text-properties style:font-name="Trebuchet MS"/>
    </style:style>
    <style:style style:name="P147" style:family="paragraph" style:parent-style-name="Text_20_body" style:list-style-name="L148">
      <style:text-properties style:font-name="Trebuchet MS"/>
    </style:style>
    <style:style style:name="P148" style:family="paragraph" style:parent-style-name="Text_20_body" style:list-style-name="L149">
      <style:text-properties style:font-name="Trebuchet MS"/>
    </style:style>
    <style:style style:name="P149" style:family="paragraph" style:parent-style-name="Text_20_body" style:list-style-name="L150">
      <style:text-properties style:font-name="Trebuchet MS"/>
    </style:style>
    <style:style style:name="P150" style:family="paragraph" style:parent-style-name="Text_20_body" style:list-style-name="L151">
      <style:text-properties style:font-name="Trebuchet MS"/>
    </style:style>
    <style:style style:name="P151" style:family="paragraph" style:parent-style-name="Text_20_body" style:list-style-name="L152">
      <style:text-properties style:font-name="Trebuchet MS"/>
    </style:style>
    <style:style style:name="P152" style:family="paragraph" style:parent-style-name="Text_20_body" style:list-style-name="L153">
      <style:text-properties style:font-name="Trebuchet MS"/>
    </style:style>
    <style:style style:name="P153" style:family="paragraph" style:parent-style-name="Text_20_body" style:list-style-name="L154">
      <style:text-properties style:font-name="Trebuchet MS"/>
    </style:style>
    <style:style style:name="P154" style:family="paragraph" style:parent-style-name="Text_20_body" style:list-style-name="L155">
      <style:text-properties style:font-name="Trebuchet MS"/>
    </style:style>
    <style:style style:name="P155" style:family="paragraph" style:parent-style-name="Text_20_body" style:list-style-name="L156">
      <style:text-properties style:font-name="Trebuchet MS"/>
    </style:style>
    <style:style style:name="P156" style:family="paragraph" style:parent-style-name="Text_20_body" style:list-style-name="L157">
      <style:text-properties style:font-name="Trebuchet MS"/>
    </style:style>
    <style:style style:name="P157" style:family="paragraph" style:parent-style-name="Text_20_body" style:list-style-name="L158">
      <style:text-properties style:font-name="Trebuchet MS"/>
    </style:style>
    <style:style style:name="P158" style:family="paragraph" style:parent-style-name="Text_20_body" style:list-style-name="L159">
      <style:text-properties style:font-name="Trebuchet MS"/>
    </style:style>
    <style:style style:name="P159" style:family="paragraph" style:parent-style-name="Text_20_body" style:list-style-name="L160">
      <style:text-properties style:font-name="Trebuchet MS"/>
    </style:style>
    <style:style style:name="P160" style:family="paragraph" style:parent-style-name="Text_20_body" style:list-style-name="L161">
      <style:text-properties style:font-name="Trebuchet MS"/>
    </style:style>
    <style:style style:name="P161" style:family="paragraph" style:parent-style-name="Text_20_body" style:list-style-name="L162">
      <style:text-properties style:font-name="Trebuchet MS"/>
    </style:style>
    <style:style style:name="P162" style:family="paragraph" style:parent-style-name="Text_20_body" style:list-style-name="L164">
      <style:text-properties style:font-name="Trebuchet MS"/>
    </style:style>
    <style:style style:name="P163" style:family="paragraph" style:parent-style-name="Text_20_body" style:list-style-name="L165">
      <style:text-properties style:font-name="Trebuchet MS"/>
    </style:style>
    <style:style style:name="P164" style:family="paragraph" style:parent-style-name="Text_20_body" style:list-style-name="L166">
      <style:text-properties style:font-name="Trebuchet MS"/>
    </style:style>
    <style:style style:name="P165" style:family="paragraph" style:parent-style-name="Text_20_body" style:list-style-name="L167">
      <style:text-properties style:font-name="Trebuchet MS"/>
    </style:style>
    <style:style style:name="P166" style:family="paragraph" style:parent-style-name="Text_20_body" style:list-style-name="L168">
      <style:text-properties style:font-name="Trebuchet MS"/>
    </style:style>
    <style:style style:name="P167" style:family="paragraph" style:parent-style-name="Text_20_body" style:list-style-name="L169">
      <style:text-properties style:font-name="Trebuchet MS"/>
    </style:style>
    <style:style style:name="P168" style:family="paragraph" style:parent-style-name="Text_20_body" style:list-style-name="L170">
      <style:text-properties style:font-name="Trebuchet MS"/>
    </style:style>
    <style:style style:name="P169" style:family="paragraph" style:parent-style-name="Text_20_body" style:list-style-name="L171">
      <style:text-properties style:font-name="Trebuchet MS"/>
    </style:style>
    <style:style style:name="P170" style:family="paragraph" style:parent-style-name="Text_20_body" style:list-style-name="L172">
      <style:text-properties style:font-name="Trebuchet MS"/>
    </style:style>
    <style:style style:name="P171" style:family="paragraph" style:parent-style-name="Text_20_body" style:list-style-name="L173">
      <style:text-properties style:font-name="Trebuchet MS"/>
    </style:style>
    <style:style style:name="P172" style:family="paragraph" style:parent-style-name="Text_20_body" style:list-style-name="L174">
      <style:text-properties style:font-name="Trebuchet MS"/>
    </style:style>
    <style:style style:name="P173" style:family="paragraph" style:parent-style-name="Text_20_body" style:list-style-name="L175">
      <style:text-properties style:font-name="Trebuchet MS"/>
    </style:style>
    <style:style style:name="P174" style:family="paragraph" style:parent-style-name="Text_20_body" style:list-style-name="L176">
      <style:text-properties style:font-name="Trebuchet MS"/>
    </style:style>
    <style:style style:name="P175" style:family="paragraph" style:parent-style-name="Text_20_body" style:list-style-name="L177">
      <style:text-properties style:font-name="Trebuchet MS"/>
    </style:style>
    <style:style style:name="P176" style:family="paragraph" style:parent-style-name="Text_20_body" style:list-style-name="L178">
      <style:text-properties style:font-name="Trebuchet MS"/>
    </style:style>
    <style:style style:name="P177" style:family="paragraph" style:parent-style-name="Text_20_body" style:list-style-name="L179">
      <style:text-properties style:font-name="Trebuchet MS"/>
    </style:style>
    <style:style style:name="P178" style:family="paragraph" style:parent-style-name="Text_20_body" style:list-style-name="L180">
      <style:text-properties style:font-name="Trebuchet MS"/>
    </style:style>
    <style:style style:name="P179" style:family="paragraph" style:parent-style-name="Text_20_body" style:list-style-name="L181">
      <style:text-properties style:font-name="Trebuchet MS"/>
    </style:style>
    <style:style style:name="P180" style:family="paragraph" style:parent-style-name="Text_20_body" style:list-style-name="L182">
      <style:text-properties style:font-name="Trebuchet MS"/>
    </style:style>
    <style:style style:name="P181" style:family="paragraph" style:parent-style-name="Text_20_body" style:list-style-name="L183">
      <style:text-properties style:font-name="Trebuchet MS"/>
    </style:style>
    <style:style style:name="P182" style:family="paragraph" style:parent-style-name="Text_20_body" style:list-style-name="L184">
      <style:text-properties style:font-name="Trebuchet MS"/>
    </style:style>
    <style:style style:name="P183" style:family="paragraph" style:parent-style-name="Text_20_body" style:list-style-name="L185">
      <style:text-properties style:font-name="Trebuchet MS"/>
    </style:style>
    <style:style style:name="P184" style:family="paragraph" style:parent-style-name="Text_20_body" style:list-style-name="L186">
      <style:text-properties style:font-name="Trebuchet MS"/>
    </style:style>
    <style:style style:name="P185" style:family="paragraph" style:parent-style-name="Text_20_body" style:list-style-name="L187">
      <style:text-properties style:font-name="Trebuchet MS"/>
    </style:style>
    <style:style style:name="P186" style:family="paragraph" style:parent-style-name="Text_20_body" style:list-style-name="L188">
      <style:text-properties style:font-name="Trebuchet MS"/>
    </style:style>
    <style:style style:name="P187" style:family="paragraph" style:parent-style-name="Text_20_body" style:list-style-name="L189">
      <style:text-properties style:font-name="Trebuchet MS"/>
    </style:style>
    <style:style style:name="P188" style:family="paragraph" style:parent-style-name="Text_20_body" style:list-style-name="L190">
      <style:text-properties style:font-name="Trebuchet MS"/>
    </style:style>
    <style:style style:name="P189" style:family="paragraph" style:parent-style-name="Text_20_body" style:list-style-name="L191">
      <style:text-properties style:font-name="Trebuchet MS"/>
    </style:style>
    <style:style style:name="P190" style:family="paragraph" style:parent-style-name="Text_20_body" style:list-style-name="L192">
      <style:text-properties style:font-name="Trebuchet MS"/>
    </style:style>
    <style:style style:name="P191" style:family="paragraph" style:parent-style-name="Text_20_body" style:list-style-name="L193">
      <style:text-properties style:font-name="Trebuchet MS"/>
    </style:style>
    <style:style style:name="P192" style:family="paragraph" style:parent-style-name="Text_20_body" style:list-style-name="L194">
      <style:text-properties style:font-name="Trebuchet MS"/>
    </style:style>
    <style:style style:name="P193" style:family="paragraph" style:parent-style-name="Text_20_body" style:list-style-name="L195">
      <style:text-properties style:font-name="Trebuchet MS"/>
    </style:style>
    <style:style style:name="P194" style:family="paragraph" style:parent-style-name="Text_20_body" style:list-style-name="L196">
      <style:text-properties style:font-name="Trebuchet MS"/>
    </style:style>
    <style:style style:name="P195" style:family="paragraph" style:parent-style-name="Text_20_body" style:list-style-name="L197">
      <style:text-properties style:font-name="Trebuchet MS"/>
    </style:style>
    <style:style style:name="P196" style:family="paragraph" style:parent-style-name="Text_20_body" style:list-style-name="L199">
      <style:text-properties style:font-name="Trebuchet MS"/>
    </style:style>
    <style:style style:name="P197" style:family="paragraph" style:parent-style-name="Text_20_body" style:list-style-name="L200">
      <style:text-properties style:font-name="Trebuchet MS"/>
    </style:style>
    <style:style style:name="P198" style:family="paragraph" style:parent-style-name="Text_20_body" style:list-style-name="L201">
      <style:text-properties style:font-name="Trebuchet MS"/>
    </style:style>
    <style:style style:name="P199" style:family="paragraph" style:parent-style-name="Text_20_body" style:list-style-name="L202">
      <style:text-properties style:font-name="Trebuchet MS"/>
    </style:style>
    <style:style style:name="P200" style:family="paragraph" style:parent-style-name="Text_20_body" style:list-style-name="L203">
      <style:text-properties style:font-name="Trebuchet MS"/>
    </style:style>
    <style:style style:name="P201" style:family="paragraph" style:parent-style-name="Text_20_body" style:list-style-name="L204">
      <style:text-properties style:font-name="Trebuchet MS"/>
    </style:style>
    <style:style style:name="P202" style:family="paragraph" style:parent-style-name="Text_20_body" style:list-style-name="L205">
      <style:text-properties style:font-name="Trebuchet MS"/>
    </style:style>
    <style:style style:name="P203" style:family="paragraph" style:parent-style-name="Text_20_body" style:list-style-name="L206">
      <style:text-properties style:font-name="Trebuchet MS"/>
    </style:style>
    <style:style style:name="P204" style:family="paragraph" style:parent-style-name="Text_20_body" style:list-style-name="L207">
      <style:text-properties style:font-name="Trebuchet MS"/>
    </style:style>
    <style:style style:name="P205" style:family="paragraph" style:parent-style-name="Text_20_body" style:list-style-name="L208">
      <style:text-properties style:font-name="Trebuchet MS"/>
    </style:style>
    <style:style style:name="P206" style:family="paragraph" style:parent-style-name="Text_20_body" style:list-style-name="L209">
      <style:text-properties style:font-name="Trebuchet MS"/>
    </style:style>
    <style:style style:name="P207" style:family="paragraph" style:parent-style-name="Text_20_body" style:list-style-name="L210">
      <style:text-properties style:font-name="Trebuchet MS"/>
    </style:style>
    <style:style style:name="P208" style:family="paragraph" style:parent-style-name="Text_20_body" style:list-style-name="L211">
      <style:text-properties style:font-name="Trebuchet MS"/>
    </style:style>
    <style:style style:name="P209" style:family="paragraph" style:parent-style-name="Text_20_body" style:list-style-name="L212">
      <style:text-properties style:font-name="Trebuchet MS"/>
    </style:style>
    <style:style style:name="P210" style:family="paragraph" style:parent-style-name="Text_20_body" style:list-style-name="L213">
      <style:text-properties style:font-name="Trebuchet MS"/>
    </style:style>
    <style:style style:name="P211" style:family="paragraph" style:parent-style-name="Text_20_body" style:list-style-name="L214">
      <style:text-properties style:font-name="Trebuchet MS"/>
    </style:style>
    <style:style style:name="P212" style:family="paragraph" style:parent-style-name="Text_20_body" style:list-style-name="L215">
      <style:text-properties style:font-name="Trebuchet MS"/>
    </style:style>
    <style:style style:name="P213" style:family="paragraph" style:parent-style-name="Text_20_body" style:list-style-name="L216">
      <style:text-properties style:font-name="Trebuchet MS"/>
    </style:style>
    <style:style style:name="P214" style:family="paragraph" style:parent-style-name="Text_20_body" style:list-style-name="L217">
      <style:text-properties style:font-name="Trebuchet MS"/>
    </style:style>
    <style:style style:name="P215" style:family="paragraph" style:parent-style-name="Text_20_body" style:list-style-name="L218">
      <style:text-properties style:font-name="Trebuchet MS"/>
    </style:style>
    <style:style style:name="P216" style:family="paragraph" style:parent-style-name="Text_20_body" style:list-style-name="L219">
      <style:text-properties style:font-name="Trebuchet MS"/>
    </style:style>
    <style:style style:name="P217" style:family="paragraph" style:parent-style-name="Text_20_body" style:list-style-name="L220">
      <style:text-properties style:font-name="Trebuchet MS"/>
    </style:style>
    <style:style style:name="P218" style:family="paragraph" style:parent-style-name="Text_20_body" style:list-style-name="L221">
      <style:text-properties style:font-name="Trebuchet MS"/>
    </style:style>
    <style:style style:name="P219" style:family="paragraph" style:parent-style-name="Text_20_body" style:list-style-name="L222">
      <style:text-properties style:font-name="Trebuchet MS"/>
    </style:style>
    <style:style style:name="P220" style:family="paragraph" style:parent-style-name="Text_20_body" style:list-style-name="L223">
      <style:text-properties style:font-name="Trebuchet MS"/>
    </style:style>
    <style:style style:name="P221" style:family="paragraph" style:parent-style-name="Text_20_body" style:list-style-name="L224">
      <style:text-properties style:font-name="Trebuchet MS"/>
    </style:style>
    <style:style style:name="P222" style:family="paragraph" style:parent-style-name="Text_20_body" style:list-style-name="L225">
      <style:text-properties style:font-name="Trebuchet MS"/>
    </style:style>
    <style:style style:name="P223" style:family="paragraph" style:parent-style-name="Text_20_body" style:list-style-name="L226">
      <style:text-properties style:font-name="Trebuchet MS"/>
    </style:style>
    <style:style style:name="P224" style:family="paragraph" style:parent-style-name="Text_20_body" style:list-style-name="L227">
      <style:text-properties style:font-name="Trebuchet MS"/>
    </style:style>
    <style:style style:name="P225" style:family="paragraph" style:parent-style-name="Text_20_body" style:list-style-name="L228">
      <style:text-properties style:font-name="Trebuchet MS"/>
    </style:style>
    <style:style style:name="P226" style:family="paragraph" style:parent-style-name="Text_20_body" style:list-style-name="L229">
      <style:text-properties style:font-name="Trebuchet MS"/>
    </style:style>
    <style:style style:name="P227" style:family="paragraph" style:parent-style-name="Text_20_body" style:list-style-name="L230">
      <style:text-properties style:font-name="Trebuchet MS"/>
    </style:style>
    <style:style style:name="P228" style:family="paragraph" style:parent-style-name="Text_20_body" style:list-style-name="L231">
      <style:text-properties style:font-name="Trebuchet MS"/>
    </style:style>
    <style:style style:name="P229" style:family="paragraph" style:parent-style-name="Text_20_body" style:list-style-name="L232">
      <style:text-properties style:font-name="Trebuchet MS"/>
    </style:style>
    <style:style style:name="P230" style:family="paragraph" style:parent-style-name="Text_20_body" style:list-style-name="L233">
      <style:text-properties style:font-name="Trebuchet MS"/>
    </style:style>
    <style:style style:name="P231" style:family="paragraph" style:parent-style-name="Text_20_body" style:list-style-name="L234">
      <style:text-properties style:font-name="Trebuchet MS"/>
    </style:style>
    <style:style style:name="P232" style:family="paragraph" style:parent-style-name="Text_20_body" style:list-style-name="L235">
      <style:text-properties style:font-name="Trebuchet MS"/>
    </style:style>
    <style:style style:name="P233" style:family="paragraph" style:parent-style-name="Text_20_body" style:list-style-name="L236">
      <style:text-properties style:font-name="Trebuchet MS"/>
    </style:style>
    <style:style style:name="P234" style:family="paragraph" style:parent-style-name="Text_20_body" style:list-style-name="L237">
      <style:text-properties style:font-name="Trebuchet MS"/>
    </style:style>
    <style:style style:name="P235" style:family="paragraph" style:parent-style-name="Text_20_body" style:list-style-name="L238">
      <style:text-properties style:font-name="Trebuchet MS"/>
    </style:style>
    <style:style style:name="P236" style:family="paragraph" style:parent-style-name="Text_20_body" style:list-style-name="L239">
      <style:text-properties style:font-name="Trebuchet MS"/>
    </style:style>
    <style:style style:name="P237" style:family="paragraph" style:parent-style-name="Text_20_body" style:list-style-name="L240">
      <style:text-properties style:font-name="Trebuchet MS"/>
    </style:style>
    <style:style style:name="P238" style:family="paragraph" style:parent-style-name="Text_20_body" style:list-style-name="L241">
      <style:text-properties style:font-name="Trebuchet MS"/>
    </style:style>
    <style:style style:name="P239" style:family="paragraph" style:parent-style-name="Text_20_body" style:list-style-name="L242">
      <style:text-properties style:font-name="Trebuchet MS"/>
    </style:style>
    <style:style style:name="P240" style:family="paragraph" style:parent-style-name="Text_20_body" style:list-style-name="L243">
      <style:text-properties style:font-name="Trebuchet MS"/>
    </style:style>
    <style:style style:name="P241" style:family="paragraph" style:parent-style-name="Text_20_body" style:list-style-name="L244">
      <style:text-properties style:font-name="Trebuchet MS"/>
    </style:style>
    <style:style style:name="P242" style:family="paragraph" style:parent-style-name="Text_20_body" style:list-style-name="L245">
      <style:text-properties style:font-name="Trebuchet MS"/>
    </style:style>
    <style:style style:name="P243" style:family="paragraph" style:parent-style-name="Text_20_body" style:list-style-name="L246">
      <style:text-properties style:font-name="Trebuchet MS"/>
    </style:style>
    <style:style style:name="P244" style:family="paragraph" style:parent-style-name="Text_20_body" style:list-style-name="L247">
      <style:text-properties style:font-name="Trebuchet MS"/>
    </style:style>
    <style:style style:name="P245" style:family="paragraph" style:parent-style-name="Text_20_body" style:list-style-name="L248">
      <style:text-properties style:font-name="Trebuchet MS"/>
    </style:style>
    <style:style style:name="P246" style:family="paragraph" style:parent-style-name="Text_20_body" style:list-style-name="L249">
      <style:text-properties style:font-name="Trebuchet MS"/>
    </style:style>
    <style:style style:name="P247" style:family="paragraph" style:parent-style-name="Text_20_body" style:list-style-name="L250">
      <style:text-properties style:font-name="Trebuchet MS"/>
    </style:style>
    <style:style style:name="P248" style:family="paragraph" style:parent-style-name="Text_20_body" style:list-style-name="L251">
      <style:text-properties style:font-name="Trebuchet MS"/>
    </style:style>
    <style:style style:name="P249" style:family="paragraph" style:parent-style-name="Text_20_body" style:list-style-name="L252">
      <style:text-properties style:font-name="Trebuchet MS"/>
    </style:style>
    <style:style style:name="P250" style:family="paragraph" style:parent-style-name="Text_20_body" style:list-style-name="L253">
      <style:text-properties style:font-name="Trebuchet MS"/>
    </style:style>
    <style:style style:name="P251" style:family="paragraph" style:parent-style-name="Text_20_body" style:list-style-name="L254">
      <style:text-properties style:font-name="Trebuchet MS"/>
    </style:style>
    <style:style style:name="P252" style:family="paragraph" style:parent-style-name="Text_20_body" style:list-style-name="L255">
      <style:text-properties style:font-name="Trebuchet MS"/>
    </style:style>
    <style:style style:name="P253" style:family="paragraph" style:parent-style-name="Text_20_body" style:list-style-name="L256">
      <style:text-properties style:font-name="Trebuchet MS"/>
    </style:style>
    <style:style style:name="P254" style:family="paragraph" style:parent-style-name="Text_20_body" style:list-style-name="L257">
      <style:text-properties style:font-name="Trebuchet MS"/>
    </style:style>
    <style:style style:name="P255" style:family="paragraph" style:parent-style-name="Text_20_body" style:list-style-name="L258">
      <style:text-properties style:font-name="Trebuchet MS"/>
    </style:style>
    <style:style style:name="P256" style:family="paragraph" style:parent-style-name="Text_20_body" style:list-style-name="L259">
      <style:text-properties style:font-name="Trebuchet MS"/>
    </style:style>
    <style:style style:name="P257" style:family="paragraph" style:parent-style-name="Text_20_body" style:list-style-name="L260">
      <style:text-properties style:font-name="Trebuchet MS"/>
    </style:style>
    <style:style style:name="P258" style:family="paragraph" style:parent-style-name="Text_20_body" style:list-style-name="L261">
      <style:text-properties style:font-name="Trebuchet MS"/>
    </style:style>
    <style:style style:name="P259" style:family="paragraph" style:parent-style-name="Text_20_body" style:list-style-name="L262">
      <style:text-properties style:font-name="Trebuchet MS"/>
    </style:style>
    <style:style style:name="P260" style:family="paragraph" style:parent-style-name="Text_20_body" style:list-style-name="L263">
      <style:text-properties style:font-name="Trebuchet MS"/>
    </style:style>
    <style:style style:name="P261" style:family="paragraph" style:parent-style-name="Text_20_body" style:list-style-name="L264">
      <style:text-properties style:font-name="Trebuchet MS"/>
    </style:style>
    <style:style style:name="P262" style:family="paragraph" style:parent-style-name="Text_20_body" style:list-style-name="L265">
      <style:text-properties style:font-name="Trebuchet MS"/>
    </style:style>
    <style:style style:name="P263" style:family="paragraph" style:parent-style-name="Text_20_body" style:list-style-name="L266">
      <style:text-properties style:font-name="Trebuchet MS"/>
    </style:style>
    <style:style style:name="P264" style:family="paragraph" style:parent-style-name="Text_20_body" style:list-style-name="L267">
      <style:text-properties style:font-name="Trebuchet MS"/>
    </style:style>
    <style:style style:name="P265" style:family="paragraph" style:parent-style-name="Text_20_body" style:list-style-name="L268">
      <style:text-properties style:font-name="Trebuchet MS"/>
    </style:style>
    <style:style style:name="P266" style:family="paragraph" style:parent-style-name="Text_20_body" style:list-style-name="L269">
      <style:text-properties style:font-name="Trebuchet MS"/>
    </style:style>
    <style:style style:name="P267" style:family="paragraph" style:parent-style-name="Text_20_body" style:list-style-name="L270">
      <style:text-properties style:font-name="Trebuchet MS"/>
    </style:style>
    <style:style style:name="P268" style:family="paragraph" style:parent-style-name="Text_20_body" style:list-style-name="L271">
      <style:text-properties style:font-name="Trebuchet MS"/>
    </style:style>
    <style:style style:name="P269" style:family="paragraph" style:parent-style-name="Text_20_body" style:list-style-name="L272">
      <style:text-properties style:font-name="Trebuchet MS"/>
    </style:style>
    <style:style style:name="P270" style:family="paragraph" style:parent-style-name="Text_20_body" style:list-style-name="L273">
      <style:text-properties style:font-name="Trebuchet MS"/>
    </style:style>
    <style:style style:name="P271" style:family="paragraph" style:parent-style-name="Text_20_body" style:list-style-name="L274">
      <style:text-properties style:font-name="Trebuchet MS"/>
    </style:style>
    <style:style style:name="P272" style:family="paragraph" style:parent-style-name="Text_20_body" style:list-style-name="L275">
      <style:text-properties style:font-name="Trebuchet MS"/>
    </style:style>
    <style:style style:name="P273" style:family="paragraph" style:parent-style-name="Text_20_body" style:list-style-name="L276">
      <style:text-properties style:font-name="Trebuchet MS"/>
    </style:style>
    <style:style style:name="P274" style:family="paragraph" style:parent-style-name="Text_20_body" style:list-style-name="L277">
      <style:text-properties style:font-name="Trebuchet MS"/>
    </style:style>
    <style:style style:name="P275" style:family="paragraph" style:parent-style-name="Text_20_body" style:list-style-name="L278">
      <style:text-properties style:font-name="Trebuchet MS"/>
    </style:style>
    <style:style style:name="P276" style:family="paragraph" style:parent-style-name="Text_20_body" style:list-style-name="L279">
      <style:text-properties style:font-name="Trebuchet MS"/>
    </style:style>
    <style:style style:name="P277" style:family="paragraph" style:parent-style-name="Text_20_body" style:list-style-name="L280">
      <style:text-properties style:font-name="Trebuchet MS"/>
    </style:style>
    <style:style style:name="P278" style:family="paragraph" style:parent-style-name="Text_20_body" style:list-style-name="L281">
      <style:text-properties style:font-name="Trebuchet MS"/>
    </style:style>
    <style:style style:name="P279" style:family="paragraph" style:parent-style-name="Text_20_body" style:list-style-name="L282">
      <style:text-properties style:font-name="Trebuchet MS"/>
    </style:style>
    <style:style style:name="P280" style:family="paragraph" style:parent-style-name="Text_20_body" style:list-style-name="L283">
      <style:text-properties style:font-name="Trebuchet MS"/>
    </style:style>
    <style:style style:name="P281" style:family="paragraph" style:parent-style-name="Text_20_body" style:list-style-name="L284">
      <style:text-properties style:font-name="Trebuchet MS"/>
    </style:style>
    <style:style style:name="P282" style:family="paragraph" style:parent-style-name="Text_20_body" style:list-style-name="L285">
      <style:text-properties style:font-name="Trebuchet MS"/>
    </style:style>
    <style:style style:name="P283" style:family="paragraph" style:parent-style-name="Text_20_body" style:list-style-name="L286">
      <style:text-properties style:font-name="Trebuchet MS"/>
    </style:style>
    <style:style style:name="P284" style:family="paragraph" style:parent-style-name="Text_20_body" style:list-style-name="L287">
      <style:text-properties style:font-name="Trebuchet MS"/>
    </style:style>
    <style:style style:name="P285" style:family="paragraph" style:parent-style-name="Text_20_body" style:list-style-name="L288">
      <style:text-properties style:font-name="Trebuchet MS"/>
    </style:style>
    <style:style style:name="P286" style:family="paragraph" style:parent-style-name="Text_20_body" style:list-style-name="L289">
      <style:text-properties style:font-name="Trebuchet MS"/>
    </style:style>
    <style:style style:name="P287" style:family="paragraph" style:parent-style-name="Text_20_body" style:list-style-name="L290">
      <style:text-properties style:font-name="Trebuchet MS"/>
    </style:style>
    <style:style style:name="P288" style:family="paragraph" style:parent-style-name="Text_20_body" style:list-style-name="L291">
      <style:text-properties style:font-name="Trebuchet MS"/>
    </style:style>
    <style:style style:name="P289" style:family="paragraph" style:parent-style-name="Text_20_body" style:list-style-name="L292">
      <style:text-properties style:font-name="Trebuchet MS"/>
    </style:style>
    <style:style style:name="P290" style:family="paragraph" style:parent-style-name="Text_20_body" style:list-style-name="L293">
      <style:text-properties style:font-name="Trebuchet MS"/>
    </style:style>
    <style:style style:name="P291" style:family="paragraph" style:parent-style-name="Text_20_body" style:list-style-name="L294">
      <style:text-properties style:font-name="Trebuchet MS"/>
    </style:style>
    <style:style style:name="P292" style:family="paragraph" style:parent-style-name="Text_20_body" style:list-style-name="L295">
      <style:text-properties style:font-name="Trebuchet MS"/>
    </style:style>
    <style:style style:name="P293" style:family="paragraph" style:parent-style-name="Text_20_body" style:list-style-name="L296">
      <style:text-properties style:font-name="Trebuchet MS"/>
    </style:style>
    <style:style style:name="P294" style:family="paragraph" style:parent-style-name="Text_20_body" style:list-style-name="L297">
      <style:text-properties style:font-name="Trebuchet MS"/>
    </style:style>
    <style:style style:name="P295" style:family="paragraph" style:parent-style-name="Text_20_body" style:list-style-name="L298">
      <style:text-properties style:font-name="Trebuchet MS"/>
    </style:style>
    <style:style style:name="P296" style:family="paragraph" style:parent-style-name="Text_20_body" style:list-style-name="L299">
      <style:text-properties style:font-name="Trebuchet MS"/>
    </style:style>
    <style:style style:name="P297" style:family="paragraph" style:parent-style-name="Text_20_body" style:list-style-name="L300">
      <style:text-properties style:font-name="Trebuchet MS"/>
    </style:style>
    <style:style style:name="P298" style:family="paragraph" style:parent-style-name="Text_20_body" style:list-style-name="L301">
      <style:text-properties style:font-name="Trebuchet MS"/>
    </style:style>
    <style:style style:name="P299" style:family="paragraph" style:parent-style-name="Text_20_body" style:list-style-name="L302">
      <style:text-properties style:font-name="Trebuchet MS"/>
    </style:style>
    <style:style style:name="P300" style:family="paragraph" style:parent-style-name="Text_20_body" style:list-style-name="L303">
      <style:text-properties style:font-name="Trebuchet MS"/>
    </style:style>
    <style:style style:name="P301" style:family="paragraph" style:parent-style-name="Text_20_body" style:list-style-name="L304">
      <style:text-properties style:font-name="Trebuchet MS"/>
    </style:style>
    <style:style style:name="P302" style:family="paragraph" style:parent-style-name="Text_20_body" style:list-style-name="L305">
      <style:text-properties style:font-name="Trebuchet MS"/>
    </style:style>
    <style:style style:name="P303" style:family="paragraph" style:parent-style-name="Text_20_body" style:list-style-name="L306">
      <style:text-properties style:font-name="Trebuchet MS"/>
    </style:style>
    <style:style style:name="P304" style:family="paragraph" style:parent-style-name="Text_20_body" style:list-style-name="L307">
      <style:text-properties style:font-name="Trebuchet MS"/>
    </style:style>
    <style:style style:name="P305" style:family="paragraph" style:parent-style-name="Text_20_body" style:list-style-name="L308">
      <style:text-properties style:font-name="Trebuchet MS"/>
    </style:style>
    <style:style style:name="P306" style:family="paragraph" style:parent-style-name="Text_20_body" style:list-style-name="L309">
      <style:text-properties style:font-name="Trebuchet MS"/>
    </style:style>
    <style:style style:name="P307" style:family="paragraph" style:parent-style-name="Text_20_body" style:list-style-name="L310">
      <style:text-properties style:font-name="Trebuchet MS"/>
    </style:style>
    <style:style style:name="P308" style:family="paragraph" style:parent-style-name="Text_20_body" style:list-style-name="L311">
      <style:text-properties style:font-name="Trebuchet MS"/>
    </style:style>
    <style:style style:name="P309" style:family="paragraph" style:parent-style-name="Text_20_body" style:list-style-name="L312">
      <style:text-properties style:font-name="Trebuchet MS"/>
    </style:style>
    <style:style style:name="P310" style:family="paragraph" style:parent-style-name="Text_20_body" style:list-style-name="L313">
      <style:text-properties style:font-name="Trebuchet MS"/>
    </style:style>
    <style:style style:name="P311" style:family="paragraph" style:parent-style-name="Text_20_body" style:list-style-name="L314">
      <style:text-properties style:font-name="Trebuchet MS"/>
    </style:style>
    <style:style style:name="P312" style:family="paragraph" style:parent-style-name="Text_20_body" style:list-style-name="L315">
      <style:text-properties style:font-name="Trebuchet MS"/>
    </style:style>
    <style:style style:name="P313" style:family="paragraph" style:parent-style-name="Text_20_body" style:list-style-name="L316">
      <style:text-properties style:font-name="Trebuchet MS"/>
    </style:style>
    <style:style style:name="P314" style:family="paragraph" style:parent-style-name="Text_20_body" style:list-style-name="L317">
      <style:text-properties style:font-name="Trebuchet MS"/>
    </style:style>
    <style:style style:name="P315" style:family="paragraph" style:parent-style-name="Text_20_body" style:list-style-name="L318">
      <style:text-properties style:font-name="Trebuchet MS"/>
    </style:style>
    <style:style style:name="P316" style:family="paragraph" style:parent-style-name="Text_20_body" style:list-style-name="L319">
      <style:text-properties style:font-name="Trebuchet MS"/>
    </style:style>
    <style:style style:name="P317" style:family="paragraph" style:parent-style-name="Text_20_body" style:list-style-name="L320">
      <style:text-properties style:font-name="Trebuchet MS"/>
    </style:style>
    <style:style style:name="P318" style:family="paragraph" style:parent-style-name="Text_20_body" style:list-style-name="L321">
      <style:text-properties style:font-name="Trebuchet MS"/>
    </style:style>
    <style:style style:name="P319" style:family="paragraph" style:parent-style-name="Text_20_body" style:list-style-name="L322">
      <style:text-properties style:font-name="Trebuchet MS"/>
    </style:style>
    <style:style style:name="P320" style:family="paragraph" style:parent-style-name="Text_20_body" style:list-style-name="L323">
      <style:text-properties style:font-name="Trebuchet MS"/>
    </style:style>
    <style:style style:name="P321" style:family="paragraph" style:parent-style-name="Text_20_body" style:list-style-name="L324">
      <style:text-properties style:font-name="Trebuchet MS"/>
    </style:style>
    <style:style style:name="P322" style:family="paragraph" style:parent-style-name="Text_20_body" style:list-style-name="L325">
      <style:text-properties style:font-name="Trebuchet MS"/>
    </style:style>
    <style:style style:name="P323" style:family="paragraph" style:parent-style-name="Text_20_body" style:list-style-name="L326">
      <style:text-properties style:font-name="Trebuchet MS"/>
    </style:style>
    <style:style style:name="P324" style:family="paragraph" style:parent-style-name="Text_20_body" style:list-style-name="L327">
      <style:text-properties style:font-name="Trebuchet MS"/>
    </style:style>
    <style:style style:name="P325" style:family="paragraph" style:parent-style-name="Text_20_body" style:list-style-name="L328">
      <style:text-properties style:font-name="Trebuchet MS"/>
    </style:style>
    <style:style style:name="P326" style:family="paragraph" style:parent-style-name="Text_20_body" style:list-style-name="L329">
      <style:text-properties style:font-name="Trebuchet MS"/>
    </style:style>
    <style:style style:name="P327" style:family="paragraph" style:parent-style-name="Text_20_body" style:list-style-name="L330">
      <style:text-properties style:font-name="Trebuchet MS"/>
    </style:style>
    <style:style style:name="P328" style:family="paragraph" style:parent-style-name="Text_20_body" style:list-style-name="L331">
      <style:text-properties style:font-name="Trebuchet MS"/>
    </style:style>
    <style:style style:name="P329" style:family="paragraph" style:parent-style-name="Text_20_body" style:list-style-name="L332">
      <style:text-properties style:font-name="Trebuchet MS"/>
    </style:style>
    <style:style style:name="P330" style:family="paragraph" style:parent-style-name="Text_20_body" style:list-style-name="L333">
      <style:text-properties style:font-name="Trebuchet MS"/>
    </style:style>
    <style:style style:name="P331" style:family="paragraph" style:parent-style-name="Text_20_body" style:list-style-name="L334">
      <style:text-properties style:font-name="Trebuchet MS"/>
    </style:style>
    <style:style style:name="P332" style:family="paragraph" style:parent-style-name="Text_20_body" style:list-style-name="L335">
      <style:text-properties style:font-name="Trebuchet MS"/>
    </style:style>
    <style:style style:name="P333" style:family="paragraph" style:parent-style-name="Text_20_body" style:list-style-name="L336">
      <style:text-properties style:font-name="Trebuchet MS"/>
    </style:style>
    <style:style style:name="P334" style:family="paragraph" style:parent-style-name="Text_20_body" style:list-style-name="L337">
      <style:text-properties style:font-name="Trebuchet MS"/>
    </style:style>
    <style:style style:name="P335" style:family="paragraph" style:parent-style-name="Text_20_body" style:list-style-name="L338">
      <style:text-properties style:font-name="Trebuchet MS"/>
    </style:style>
    <style:style style:name="P336" style:family="paragraph" style:parent-style-name="Text_20_body" style:list-style-name="L339">
      <style:text-properties style:font-name="Trebuchet MS"/>
    </style:style>
    <style:style style:name="P337" style:family="paragraph" style:parent-style-name="Text_20_body" style:list-style-name="L340">
      <style:text-properties style:font-name="Trebuchet MS"/>
    </style:style>
    <style:style style:name="P338" style:family="paragraph" style:parent-style-name="Text_20_body" style:list-style-name="L341">
      <style:text-properties style:font-name="Trebuchet MS"/>
    </style:style>
    <style:style style:name="P339" style:family="paragraph" style:parent-style-name="Text_20_body" style:list-style-name="L342">
      <style:text-properties style:font-name="Trebuchet MS"/>
    </style:style>
    <style:style style:name="P340" style:family="paragraph" style:parent-style-name="Text_20_body" style:list-style-name="L343">
      <style:text-properties style:font-name="Trebuchet MS"/>
    </style:style>
    <style:style style:name="P341" style:family="paragraph" style:parent-style-name="Text_20_body" style:list-style-name="L344">
      <style:text-properties style:font-name="Trebuchet MS"/>
    </style:style>
    <style:style style:name="P342" style:family="paragraph" style:parent-style-name="Text_20_body" style:list-style-name="L345">
      <style:text-properties style:font-name="Trebuchet MS"/>
    </style:style>
    <style:style style:name="P343" style:family="paragraph" style:parent-style-name="Text_20_body" style:list-style-name="L346">
      <style:text-properties style:font-name="Trebuchet MS"/>
    </style:style>
    <style:style style:name="P344" style:family="paragraph" style:parent-style-name="Text_20_body" style:list-style-name="L347">
      <style:text-properties style:font-name="Trebuchet MS"/>
    </style:style>
    <style:style style:name="P345" style:family="paragraph" style:parent-style-name="Text_20_body" style:list-style-name="L348">
      <style:text-properties style:font-name="Trebuchet MS"/>
    </style:style>
    <style:style style:name="P346" style:family="paragraph" style:parent-style-name="Text_20_body" style:list-style-name="L349">
      <style:text-properties style:font-name="Trebuchet MS"/>
    </style:style>
    <style:style style:name="P347" style:family="paragraph" style:parent-style-name="Text_20_body" style:list-style-name="L350">
      <style:text-properties style:font-name="Trebuchet MS"/>
    </style:style>
    <style:style style:name="P348" style:family="paragraph" style:parent-style-name="Text_20_body" style:list-style-name="L351">
      <style:text-properties style:font-name="Trebuchet MS"/>
    </style:style>
    <style:style style:name="P349" style:family="paragraph" style:parent-style-name="Text_20_body" style:list-style-name="L352">
      <style:text-properties style:font-name="Trebuchet MS"/>
    </style:style>
    <style:style style:name="P350" style:family="paragraph" style:parent-style-name="Text_20_body" style:list-style-name="L353">
      <style:text-properties style:font-name="Trebuchet MS"/>
    </style:style>
    <style:style style:name="P351" style:family="paragraph" style:parent-style-name="Text_20_body" style:list-style-name="L354">
      <style:text-properties style:font-name="Trebuchet MS"/>
    </style:style>
    <style:style style:name="P352" style:family="paragraph" style:parent-style-name="Text_20_body" style:list-style-name="L355">
      <style:text-properties style:font-name="Trebuchet MS"/>
    </style:style>
    <style:style style:name="P353" style:family="paragraph" style:parent-style-name="Text_20_body" style:list-style-name="L356">
      <style:text-properties style:font-name="Trebuchet MS"/>
    </style:style>
    <style:style style:name="P354" style:family="paragraph" style:parent-style-name="Text_20_body" style:list-style-name="L357">
      <style:text-properties style:font-name="Trebuchet MS"/>
    </style:style>
    <style:style style:name="P355" style:family="paragraph" style:parent-style-name="Text_20_body" style:list-style-name="L358">
      <style:text-properties style:font-name="Trebuchet MS"/>
    </style:style>
    <style:style style:name="P356" style:family="paragraph" style:parent-style-name="Text_20_body" style:list-style-name="L359">
      <style:text-properties style:font-name="Trebuchet MS"/>
    </style:style>
    <style:style style:name="P357" style:family="paragraph" style:parent-style-name="Text_20_body" style:list-style-name="L360">
      <style:text-properties style:font-name="Trebuchet MS"/>
    </style:style>
    <style:style style:name="P358" style:family="paragraph" style:parent-style-name="Text_20_body" style:list-style-name="L361">
      <style:text-properties style:font-name="Trebuchet MS"/>
    </style:style>
    <style:style style:name="P359" style:family="paragraph" style:parent-style-name="Text_20_body" style:list-style-name="L362">
      <style:text-properties style:font-name="Trebuchet MS"/>
    </style:style>
    <style:style style:name="P360" style:family="paragraph" style:parent-style-name="Text_20_body" style:list-style-name="L363">
      <style:text-properties style:font-name="Trebuchet MS"/>
    </style:style>
    <style:style style:name="P361" style:family="paragraph" style:parent-style-name="Text_20_body" style:list-style-name="L364">
      <style:text-properties style:font-name="Trebuchet MS"/>
    </style:style>
    <style:style style:name="P362" style:family="paragraph" style:parent-style-name="Text_20_body" style:list-style-name="L365">
      <style:text-properties style:font-name="Trebuchet MS"/>
    </style:style>
    <style:style style:name="P363" style:family="paragraph" style:parent-style-name="Text_20_body" style:list-style-name="L366">
      <style:text-properties style:font-name="Trebuchet MS"/>
    </style:style>
    <style:style style:name="P364" style:family="paragraph" style:parent-style-name="Text_20_body" style:list-style-name="L367">
      <style:text-properties style:font-name="Trebuchet MS"/>
    </style:style>
    <style:style style:name="P365" style:family="paragraph" style:parent-style-name="Text_20_body" style:list-style-name="L368">
      <style:text-properties style:font-name="Trebuchet MS"/>
    </style:style>
    <style:style style:name="P366" style:family="paragraph" style:parent-style-name="Text_20_body" style:list-style-name="L369">
      <style:text-properties style:font-name="Trebuchet MS"/>
    </style:style>
    <style:style style:name="P367" style:family="paragraph" style:parent-style-name="Text_20_body" style:list-style-name="L370">
      <style:text-properties style:font-name="Trebuchet MS"/>
    </style:style>
    <style:style style:name="P368" style:family="paragraph" style:parent-style-name="Text_20_body" style:list-style-name="L371">
      <style:text-properties style:font-name="Trebuchet MS"/>
    </style:style>
    <style:style style:name="P369" style:family="paragraph" style:parent-style-name="Text_20_body" style:list-style-name="L372">
      <style:text-properties style:font-name="Trebuchet MS"/>
    </style:style>
    <style:style style:name="P370" style:family="paragraph" style:parent-style-name="Text_20_body" style:list-style-name="L374">
      <style:text-properties style:font-name="Trebuchet MS"/>
    </style:style>
    <style:style style:name="P371" style:family="paragraph" style:parent-style-name="Text_20_body" style:list-style-name="L375">
      <style:text-properties style:font-name="Trebuchet MS"/>
    </style:style>
    <style:style style:name="P372" style:family="paragraph" style:parent-style-name="Text_20_body" style:list-style-name="L376">
      <style:text-properties style:font-name="Trebuchet MS"/>
    </style:style>
    <style:style style:name="P373" style:family="paragraph" style:parent-style-name="Text_20_body" style:list-style-name="L377">
      <style:text-properties style:font-name="Trebuchet MS"/>
    </style:style>
    <style:style style:name="P374" style:family="paragraph" style:parent-style-name="Text_20_body" style:list-style-name="L378">
      <style:text-properties style:font-name="Trebuchet MS"/>
    </style:style>
    <style:style style:name="P375" style:family="paragraph" style:parent-style-name="Text_20_body" style:list-style-name="L379">
      <style:text-properties style:font-name="Trebuchet MS"/>
    </style:style>
    <style:style style:name="P376" style:family="paragraph" style:parent-style-name="Text_20_body" style:list-style-name="L380">
      <style:text-properties style:font-name="Trebuchet MS"/>
    </style:style>
    <style:style style:name="P377" style:family="paragraph" style:parent-style-name="Text_20_body" style:list-style-name="L381">
      <style:text-properties style:font-name="Trebuchet MS"/>
    </style:style>
    <style:style style:name="P378" style:family="paragraph" style:parent-style-name="Text_20_body" style:list-style-name="L382">
      <style:text-properties style:font-name="Trebuchet MS"/>
    </style:style>
    <style:style style:name="P379" style:family="paragraph" style:parent-style-name="Text_20_body" style:list-style-name="L383">
      <style:text-properties style:font-name="Trebuchet MS"/>
    </style:style>
    <style:style style:name="P380" style:family="paragraph" style:parent-style-name="Text_20_body" style:list-style-name="L384">
      <style:text-properties style:font-name="Trebuchet MS"/>
    </style:style>
    <style:style style:name="P381" style:family="paragraph" style:parent-style-name="Text_20_body" style:list-style-name="L385">
      <style:text-properties style:font-name="Trebuchet MS"/>
    </style:style>
    <style:style style:name="P382" style:family="paragraph" style:parent-style-name="Text_20_body" style:list-style-name="L386">
      <style:text-properties style:font-name="Trebuchet MS"/>
    </style:style>
    <style:style style:name="P383" style:family="paragraph" style:parent-style-name="Text_20_body" style:list-style-name="L387">
      <style:text-properties style:font-name="Trebuchet MS"/>
    </style:style>
    <style:style style:name="P384" style:family="paragraph" style:parent-style-name="Text_20_body" style:list-style-name="L388">
      <style:text-properties style:font-name="Trebuchet MS"/>
    </style:style>
    <style:style style:name="P385" style:family="paragraph" style:parent-style-name="Text_20_body" style:list-style-name="L389">
      <style:text-properties style:font-name="Trebuchet MS"/>
    </style:style>
    <style:style style:name="P386" style:family="paragraph" style:parent-style-name="Text_20_body" style:list-style-name="L390">
      <style:text-properties style:font-name="Trebuchet MS"/>
    </style:style>
    <style:style style:name="P387" style:family="paragraph" style:parent-style-name="Text_20_body" style:list-style-name="L391">
      <style:text-properties style:font-name="Trebuchet MS"/>
    </style:style>
    <style:style style:name="P388" style:family="paragraph" style:parent-style-name="Text_20_body" style:list-style-name="L392">
      <style:text-properties style:font-name="Trebuchet MS"/>
    </style:style>
    <style:style style:name="P389" style:family="paragraph" style:parent-style-name="Text_20_body" style:list-style-name="L393">
      <style:text-properties style:font-name="Trebuchet MS"/>
    </style:style>
    <style:style style:name="P390" style:family="paragraph" style:parent-style-name="Text_20_body" style:list-style-name="L394">
      <style:text-properties style:font-name="Trebuchet MS"/>
    </style:style>
    <style:style style:name="P391" style:family="paragraph" style:parent-style-name="Text_20_body" style:list-style-name="L395">
      <style:text-properties style:font-name="Trebuchet MS"/>
    </style:style>
    <style:style style:name="P392" style:family="paragraph" style:parent-style-name="Text_20_body" style:list-style-name="L396">
      <style:text-properties style:font-name="Trebuchet MS"/>
    </style:style>
    <style:style style:name="P393" style:family="paragraph" style:parent-style-name="Text_20_body" style:list-style-name="L397">
      <style:text-properties style:font-name="Trebuchet MS"/>
    </style:style>
    <style:style style:name="P394" style:family="paragraph" style:parent-style-name="Text_20_body" style:list-style-name="L398">
      <style:text-properties style:font-name="Trebuchet MS"/>
    </style:style>
    <style:style style:name="P395" style:family="paragraph" style:parent-style-name="Text_20_body" style:list-style-name="L399">
      <style:text-properties style:font-name="Trebuchet MS"/>
    </style:style>
    <style:style style:name="P396" style:family="paragraph" style:parent-style-name="Text_20_body" style:list-style-name="L400">
      <style:text-properties style:font-name="Trebuchet MS"/>
    </style:style>
    <style:style style:name="P397" style:family="paragraph" style:parent-style-name="Text_20_body" style:list-style-name="L401">
      <style:text-properties style:font-name="Trebuchet MS"/>
    </style:style>
    <style:style style:name="P398" style:family="paragraph" style:parent-style-name="Text_20_body" style:list-style-name="L402">
      <style:text-properties style:font-name="Trebuchet MS"/>
    </style:style>
    <style:style style:name="P399" style:family="paragraph" style:parent-style-name="Text_20_body" style:list-style-name="L403">
      <style:text-properties style:font-name="Trebuchet MS"/>
    </style:style>
    <style:style style:name="P400" style:family="paragraph" style:parent-style-name="Text_20_body" style:list-style-name="L404">
      <style:text-properties style:font-name="Trebuchet MS"/>
    </style:style>
    <style:style style:name="P401" style:family="paragraph" style:parent-style-name="Text_20_body" style:list-style-name="L405">
      <style:text-properties style:font-name="Trebuchet MS"/>
    </style:style>
    <style:style style:name="P402" style:family="paragraph" style:parent-style-name="Text_20_body" style:list-style-name="L406">
      <style:text-properties style:font-name="Trebuchet MS"/>
    </style:style>
    <style:style style:name="P403" style:family="paragraph" style:parent-style-name="Text_20_body" style:list-style-name="L407">
      <style:text-properties style:font-name="Trebuchet MS"/>
    </style:style>
    <style:style style:name="P404" style:family="paragraph" style:parent-style-name="Text_20_body" style:list-style-name="L408">
      <style:text-properties style:font-name="Trebuchet MS"/>
    </style:style>
    <style:style style:name="P405" style:family="paragraph" style:parent-style-name="Text_20_body" style:list-style-name="L409">
      <style:text-properties style:font-name="Trebuchet MS"/>
    </style:style>
    <style:style style:name="P406" style:family="paragraph" style:parent-style-name="Text_20_body" style:list-style-name="L410">
      <style:text-properties style:font-name="Trebuchet MS"/>
    </style:style>
    <style:style style:name="P407" style:family="paragraph" style:parent-style-name="Text_20_body" style:list-style-name="L411">
      <style:text-properties style:font-name="Trebuchet MS"/>
    </style:style>
    <style:style style:name="P408" style:family="paragraph" style:parent-style-name="Text_20_body" style:list-style-name="L412">
      <style:text-properties style:font-name="Trebuchet MS"/>
    </style:style>
    <style:style style:name="P409" style:family="paragraph" style:parent-style-name="Text_20_body" style:list-style-name="L413">
      <style:text-properties style:font-name="Trebuchet MS"/>
    </style:style>
    <style:style style:name="P410" style:family="paragraph" style:parent-style-name="Text_20_body" style:list-style-name="L414">
      <style:text-properties style:font-name="Trebuchet MS"/>
    </style:style>
    <style:style style:name="P411" style:family="paragraph" style:parent-style-name="Text_20_body" style:list-style-name="L415">
      <style:text-properties style:font-name="Trebuchet MS"/>
    </style:style>
    <style:style style:name="P412" style:family="paragraph" style:parent-style-name="Text_20_body" style:list-style-name="L416">
      <style:text-properties style:font-name="Trebuchet MS"/>
    </style:style>
    <style:style style:name="P413" style:family="paragraph" style:parent-style-name="Text_20_body" style:list-style-name="L417">
      <style:text-properties style:font-name="Trebuchet MS"/>
    </style:style>
    <style:style style:name="P414" style:family="paragraph" style:parent-style-name="Text_20_body" style:list-style-name="L418">
      <style:text-properties style:font-name="Trebuchet MS"/>
    </style:style>
    <style:style style:name="P415" style:family="paragraph" style:parent-style-name="Text_20_body" style:list-style-name="L419">
      <style:text-properties style:font-name="Trebuchet MS"/>
    </style:style>
    <style:style style:name="P416" style:family="paragraph" style:parent-style-name="Text_20_body" style:list-style-name="L420">
      <style:text-properties style:font-name="Trebuchet MS"/>
    </style:style>
    <style:style style:name="P417" style:family="paragraph" style:parent-style-name="Text_20_body" style:list-style-name="L421">
      <style:text-properties style:font-name="Trebuchet MS"/>
    </style:style>
    <style:style style:name="P418" style:family="paragraph" style:parent-style-name="Text_20_body" style:list-style-name="L422">
      <style:text-properties style:font-name="Trebuchet MS"/>
    </style:style>
    <style:style style:name="P419" style:family="paragraph" style:parent-style-name="Text_20_body" style:list-style-name="L423">
      <style:text-properties style:font-name="Trebuchet MS"/>
    </style:style>
    <style:style style:name="P420" style:family="paragraph" style:parent-style-name="Text_20_body" style:list-style-name="L424">
      <style:text-properties style:font-name="Trebuchet MS"/>
    </style:style>
    <style:style style:name="P421" style:family="paragraph" style:parent-style-name="Text_20_body" style:list-style-name="L425">
      <style:text-properties style:font-name="Trebuchet MS"/>
    </style:style>
    <style:style style:name="P422" style:family="paragraph" style:parent-style-name="Text_20_body" style:list-style-name="L426">
      <style:text-properties style:font-name="Trebuchet MS"/>
    </style:style>
    <style:style style:name="P423" style:family="paragraph" style:parent-style-name="Text_20_body" style:list-style-name="L427">
      <style:text-properties style:font-name="Trebuchet MS"/>
    </style:style>
    <style:style style:name="P424" style:family="paragraph" style:parent-style-name="Text_20_body" style:list-style-name="L428">
      <style:text-properties style:font-name="Trebuchet MS"/>
    </style:style>
    <style:style style:name="P425" style:family="paragraph" style:parent-style-name="Text_20_body" style:list-style-name="L429">
      <style:text-properties style:font-name="Trebuchet MS"/>
    </style:style>
    <style:style style:name="P426" style:family="paragraph" style:parent-style-name="Text_20_body" style:list-style-name="L430">
      <style:text-properties style:font-name="Trebuchet MS"/>
    </style:style>
    <style:style style:name="P427" style:family="paragraph" style:parent-style-name="Text_20_body" style:list-style-name="L431">
      <style:text-properties style:font-name="Trebuchet MS"/>
    </style:style>
    <style:style style:name="P428" style:family="paragraph" style:parent-style-name="Text_20_body" style:list-style-name="L432">
      <style:text-properties style:font-name="Trebuchet MS"/>
    </style:style>
    <style:style style:name="P429" style:family="paragraph" style:parent-style-name="Text_20_body" style:list-style-name="L433">
      <style:text-properties style:font-name="Trebuchet MS"/>
    </style:style>
    <style:style style:name="P430" style:family="paragraph" style:parent-style-name="Text_20_body" style:list-style-name="L434">
      <style:text-properties style:font-name="Trebuchet MS"/>
    </style:style>
    <style:style style:name="P431" style:family="paragraph" style:parent-style-name="Text_20_body" style:list-style-name="L435">
      <style:text-properties style:font-name="Trebuchet MS"/>
    </style:style>
    <style:style style:name="P432" style:family="paragraph" style:parent-style-name="Text_20_body" style:list-style-name="L436">
      <style:text-properties style:font-name="Trebuchet MS"/>
    </style:style>
    <style:style style:name="P433" style:family="paragraph" style:parent-style-name="Text_20_body" style:list-style-name="L437">
      <style:text-properties style:font-name="Trebuchet MS"/>
    </style:style>
    <style:style style:name="P434" style:family="paragraph" style:parent-style-name="Text_20_body" style:list-style-name="L438">
      <style:text-properties style:font-name="Trebuchet MS"/>
    </style:style>
    <style:style style:name="P435" style:family="paragraph" style:parent-style-name="Text_20_body" style:list-style-name="L439">
      <style:text-properties style:font-name="Trebuchet MS"/>
    </style:style>
    <style:style style:name="P436" style:family="paragraph" style:parent-style-name="Text_20_body" style:list-style-name="L440">
      <style:text-properties style:font-name="Trebuchet MS"/>
    </style:style>
    <style:style style:name="P437" style:family="paragraph" style:parent-style-name="Text_20_body" style:list-style-name="L441">
      <style:text-properties style:font-name="Trebuchet MS"/>
    </style:style>
    <style:style style:name="P438" style:family="paragraph" style:parent-style-name="Text_20_body" style:list-style-name="L442">
      <style:text-properties style:font-name="Trebuchet MS"/>
    </style:style>
    <style:style style:name="P439" style:family="paragraph" style:parent-style-name="Text_20_body" style:list-style-name="L443">
      <style:text-properties style:font-name="Trebuchet MS"/>
    </style:style>
    <style:style style:name="P440" style:family="paragraph" style:parent-style-name="Text_20_body" style:list-style-name="L444">
      <style:text-properties style:font-name="Trebuchet MS"/>
    </style:style>
    <style:style style:name="P441" style:family="paragraph" style:parent-style-name="Text_20_body" style:list-style-name="L445">
      <style:text-properties style:font-name="Trebuchet MS"/>
    </style:style>
    <style:style style:name="P442" style:family="paragraph" style:parent-style-name="Text_20_body" style:list-style-name="L446">
      <style:text-properties style:font-name="Trebuchet MS"/>
    </style:style>
    <style:style style:name="P443" style:family="paragraph" style:parent-style-name="Text_20_body" style:list-style-name="L447">
      <style:text-properties style:font-name="Trebuchet MS"/>
    </style:style>
    <style:style style:name="P444" style:family="paragraph" style:parent-style-name="Text_20_body" style:list-style-name="L448">
      <style:text-properties style:font-name="Trebuchet MS"/>
    </style:style>
    <style:style style:name="P445" style:family="paragraph" style:parent-style-name="Text_20_body" style:list-style-name="L449">
      <style:text-properties style:font-name="Trebuchet MS"/>
    </style:style>
    <style:style style:name="P446" style:family="paragraph" style:parent-style-name="Text_20_body" style:list-style-name="L450">
      <style:text-properties style:font-name="Trebuchet MS"/>
    </style:style>
    <style:style style:name="P447" style:family="paragraph" style:parent-style-name="Text_20_body" style:list-style-name="L451">
      <style:text-properties style:font-name="Trebuchet MS"/>
    </style:style>
    <style:style style:name="P448" style:family="paragraph" style:parent-style-name="Text_20_body" style:list-style-name="L452">
      <style:text-properties style:font-name="Trebuchet MS"/>
    </style:style>
    <style:style style:name="P449" style:family="paragraph" style:parent-style-name="Text_20_body" style:list-style-name="L453">
      <style:text-properties style:font-name="Trebuchet MS"/>
    </style:style>
    <style:style style:name="P450" style:family="paragraph" style:parent-style-name="Text_20_body" style:list-style-name="L454">
      <style:text-properties style:font-name="Trebuchet MS"/>
    </style:style>
    <style:style style:name="P451" style:family="paragraph" style:parent-style-name="Text_20_body" style:list-style-name="L455">
      <style:text-properties style:font-name="Trebuchet MS"/>
    </style:style>
    <style:style style:name="P452" style:family="paragraph" style:parent-style-name="Text_20_body" style:list-style-name="L456">
      <style:text-properties style:font-name="Trebuchet MS"/>
    </style:style>
    <style:style style:name="P453" style:family="paragraph" style:parent-style-name="Text_20_body" style:list-style-name="L457">
      <style:text-properties style:font-name="Trebuchet MS"/>
    </style:style>
    <style:style style:name="P454" style:family="paragraph" style:parent-style-name="Text_20_body" style:list-style-name="L458">
      <style:text-properties style:font-name="Trebuchet MS"/>
    </style:style>
    <style:style style:name="P455" style:family="paragraph" style:parent-style-name="Text_20_body" style:list-style-name="L459">
      <style:text-properties style:font-name="Trebuchet MS"/>
    </style:style>
    <style:style style:name="P456" style:family="paragraph" style:parent-style-name="Text_20_body" style:list-style-name="L460">
      <style:text-properties style:font-name="Trebuchet MS"/>
    </style:style>
    <style:style style:name="P457" style:family="paragraph" style:parent-style-name="Text_20_body" style:list-style-name="L461">
      <style:text-properties style:font-name="Trebuchet MS"/>
    </style:style>
    <style:style style:name="P458" style:family="paragraph" style:parent-style-name="Text_20_body" style:list-style-name="L462">
      <style:text-properties style:font-name="Trebuchet MS"/>
    </style:style>
    <style:style style:name="P459" style:family="paragraph" style:parent-style-name="Text_20_body" style:list-style-name="L463">
      <style:text-properties style:font-name="Trebuchet MS"/>
    </style:style>
    <style:style style:name="P460" style:family="paragraph" style:parent-style-name="Text_20_body" style:list-style-name="L464">
      <style:text-properties style:font-name="Trebuchet MS"/>
    </style:style>
    <style:style style:name="P461" style:family="paragraph" style:parent-style-name="Text_20_body" style:list-style-name="L465">
      <style:text-properties style:font-name="Trebuchet MS"/>
    </style:style>
    <style:style style:name="P462" style:family="paragraph" style:parent-style-name="Text_20_body" style:list-style-name="L466">
      <style:text-properties style:font-name="Trebuchet MS"/>
    </style:style>
    <style:style style:name="P463" style:family="paragraph" style:parent-style-name="Text_20_body" style:list-style-name="L467">
      <style:text-properties style:font-name="Trebuchet MS"/>
    </style:style>
    <style:style style:name="P464" style:family="paragraph" style:parent-style-name="Text_20_body" style:list-style-name="L468">
      <style:text-properties style:font-name="Trebuchet MS"/>
    </style:style>
    <style:style style:name="P465" style:family="paragraph" style:parent-style-name="Text_20_body" style:list-style-name="L469">
      <style:text-properties style:font-name="Trebuchet MS"/>
    </style:style>
    <style:style style:name="P466" style:family="paragraph" style:parent-style-name="Text_20_body" style:list-style-name="L34"/>
    <style:style style:name="P467" style:family="paragraph" style:parent-style-name="Text_20_body" style:list-style-name="L67"/>
    <style:style style:name="P468" style:family="paragraph" style:parent-style-name="Text_20_body" style:list-style-name="L73"/>
    <style:style style:name="P469" style:family="paragraph" style:parent-style-name="Text_20_body" style:list-style-name="L101"/>
    <style:style style:name="P470" style:family="paragraph" style:parent-style-name="Text_20_body" style:list-style-name="L107"/>
    <style:style style:name="P471" style:family="paragraph" style:parent-style-name="Text_20_body" style:list-style-name="L163"/>
    <style:style style:name="P472" style:family="paragraph" style:parent-style-name="Text_20_body" style:list-style-name="L198"/>
    <style:style style:name="P473" style:family="paragraph" style:parent-style-name="Text_20_body" style:list-style-name="L373"/>
    <style:style style:name="P474" style:family="paragraph" style:parent-style-name="Text_20_body" style:list-style-name="L470"/>
    <style:style style:name="P475" style:family="paragraph" style:parent-style-name="Text_20_body" style:list-style-name="L471"/>
    <style:style style:name="P476" style:family="paragraph" style:parent-style-name="Text_20_body" style:list-style-name="L472"/>
    <style:style style:name="P477" style:family="paragraph" style:parent-style-name="Text_20_body" style:list-style-name="L473"/>
    <style:style style:name="P478" style:family="paragraph" style:parent-style-name="Text_20_body" style:list-style-name="L474"/>
    <style:style style:name="P479" style:family="paragraph" style:parent-style-name="Text_20_body" style:list-style-name="L475"/>
    <style:style style:name="P480" style:family="paragraph" style:parent-style-name="Text_20_body" style:list-style-name="L476"/>
    <style:style style:name="P481" style:family="paragraph" style:parent-style-name="Text_20_body" style:list-style-name="L477"/>
    <style:style style:name="P482" style:family="paragraph" style:parent-style-name="Text_20_body" style:list-style-name="L478"/>
    <style:style style:name="P483" style:family="paragraph" style:parent-style-name="Text_20_body" style:list-style-name="L479"/>
    <style:style style:name="P484" style:family="paragraph" style:parent-style-name="Text_20_body" style:list-style-name="L480"/>
    <style:style style:name="P485" style:family="paragraph" style:parent-style-name="Text_20_body" style:list-style-name="L481"/>
    <style:style style:name="P486" style:family="paragraph" style:parent-style-name="Text_20_body" style:list-style-name="L482"/>
    <style:style style:name="P487" style:family="paragraph" style:parent-style-name="Text_20_body" style:list-style-name="L483"/>
    <style:style style:name="P488" style:family="paragraph" style:parent-style-name="Text_20_body" style:list-style-name="L484"/>
    <style:style style:name="P489" style:family="paragraph" style:parent-style-name="Text_20_body" style:list-style-name="L485"/>
    <style:style style:name="P490" style:family="paragraph" style:parent-style-name="Text_20_body" style:list-style-name="L486"/>
    <style:style style:name="P491" style:family="paragraph" style:parent-style-name="Text_20_body" style:list-style-name="L487"/>
    <style:style style:name="P492" style:family="paragraph" style:parent-style-name="Text_20_body" style:list-style-name="L488"/>
    <style:style style:name="P493" style:family="paragraph" style:parent-style-name="Text_20_body" style:list-style-name="L489"/>
    <style:style style:name="P494" style:family="paragraph" style:parent-style-name="Text_20_body" style:list-style-name="L490"/>
    <style:style style:name="P495" style:family="paragraph" style:parent-style-name="Text_20_body" style:list-style-name="L491"/>
    <style:style style:name="P496" style:family="paragraph" style:parent-style-name="Text_20_body" style:list-style-name="L492"/>
    <style:style style:name="P497" style:family="paragraph" style:parent-style-name="Text_20_body" style:list-style-name="L493"/>
    <style:style style:name="P498" style:family="paragraph" style:parent-style-name="Text_20_body" style:list-style-name="L494"/>
    <style:style style:name="P499" style:family="paragraph" style:parent-style-name="Text_20_body" style:list-style-name="L495"/>
    <style:style style:name="P500" style:family="paragraph" style:parent-style-name="Text_20_body" style:list-style-name="L496"/>
    <style:style style:name="P501" style:family="paragraph" style:parent-style-name="Heading_20_3">
      <style:text-properties style:font-name="Trebuchet MS"/>
    </style:style>
    <style:style style:name="P502" style:family="paragraph" style:parent-style-name="Heading_20_3">
      <style:paragraph-properties fo:margin-left="0cm" fo:margin-right="1cm" fo:text-indent="0cm" style:auto-text-indent="false"/>
      <style:text-properties style:font-name="Trebuchet MS"/>
    </style:style>
    <style:style style:name="P503" style:family="paragraph" style:parent-style-name="Horizontal_20_Line">
      <style:text-properties style:font-name="Trebuchet MS"/>
    </style:style>
    <style:style style:name="P504" style:family="paragraph" style:parent-style-name="Quotations">
      <style:text-properties style:font-name="Trebuchet MS"/>
    </style:style>
    <style:style style:name="P505" style:family="paragraph" style:parent-style-name="Quotations">
      <style:paragraph-properties fo:margin-left="0cm" fo:margin-right="1cm" fo:text-indent="0cm" style:auto-text-indent="false"/>
      <style:text-properties style:font-name="Trebuchet MS"/>
    </style:style>
    <style:style style:name="T1" style:family="text">
      <style:text-properties style:font-name="Trebuchet MS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<text:span text:style-name="T1">Practicing Happiness</text:span></text:span></text:h>
      <text:h text:style-name="Heading_20_3" text:outline-level="3"><text:span text:style-name="Emphasis"><text:span text:style-name="T1">The Real Foundation of Success, Health, and Inner Strength</text:span></text:span></text:h>
      <text:p text:style-name="P503"/>
      <text:h text:style-name="Heading_20_2" text:outline-level="2"><text:span text:style-name="Strong_20_Emphasis"><text:span text:style-name="T1">Preface</text:span></text:span></text:h>
      <text:p text:style-name="Text_20_body"><text:span text:style-name="T1">There is a quiet truth most people overlook: happiness is not something you </text:span><text:span text:style-name="Emphasis"><text:span text:style-name="T1">achieve</text:span></text:span><text:span text:style-name="T1"> after success—it is something you </text:span><text:span text:style-name="Emphasis"><text:span text:style-name="T1">practice</text:span></text:span><text:span text:style-name="T1"> before it.</text:span></text:p>
      <text:p text:style-name="P3">Many spend years chasing money, recognition, stability, or health, believing that once these are secured, happiness will naturally follow. Yet, even after achieving these milestones, a surprising emptiness often remains.</text:p>
      <text:p text:style-name="P3">This book is about reversing that equation.</text:p>
      <text:p text:style-name="Text_20_body"><text:span text:style-name="T1">Happiness is not the reward.<text:line-break/>Happiness is the </text:span><text:span text:style-name="Strong_20_Emphasis"><text:span text:style-name="T1">tool</text:span></text:span><text:span text:style-name="T1">.</text:span></text:p>
      <text:p text:style-name="P503"/>
      <text:h text:style-name="Heading_20_2" text:outline-level="2"><text:span text:style-name="Strong_20_Emphasis"><text:span text:style-name="T1">Chapter 1: Keep Smiling — The Simplest Powerful Habit</text:span></text:span></text:h>
      <text:p text:style-name="P3">A smile seems small. Almost insignificant.</text:p>
      <text:p text:style-name="P3">But your body does not treat it that way.</text:p>
      <text:p text:style-name="P3">When you smile—even intentionally—your brain interprets it as a signal of safety and ease. This triggers a cascade of internal changes:</text:p>
      <text:list xml:id="list3721612769715476886" text:style-name="L1">
        <text:list-item>
          <text:p text:style-name="P4">Reduction in stress hormones like cortisol</text:p>
        </text:list-item>
        <text:list-item>
          <text:p text:style-name="P4">Slight slowing of heart rate</text:p>
        </text:list-item>
        <text:list-item>
          <text:p text:style-name="P4">Activation of neural circuits linked with calmness</text:p>
        </text:list-item>
        <text:list-item>
          <text:p text:style-name="P4">Release of feel-good chemicals like dopamine and serotonin</text:p>
        </text:list-item>
      </text:list>
      <text:p text:style-name="P3">This means something important:</text:p>
      <text:p text:style-name="Text_20_body"><text:span text:style-name="Strong_20_Emphasis"><text:span text:style-name="T1">You don’t need to feel happy to smile.<text:line-break/>You can smile to start feeling happy.</text:span></text:span></text:p>
      <text:p text:style-name="P3">At first, it may feel artificial. That’s normal.</text:p>
      <text:p text:style-name="Text_20_body"><text:span text:style-name="T1">Because what you are doing is not “faking happiness”—you are </text:span><text:span text:style-name="Strong_20_Emphasis"><text:span text:style-name="T1">training your system</text:span></text:span><text:span text:style-name="T1">.</text:span></text:p>
      <text:p text:style-name="Text_20_body"><text:span text:style-name="T1">And training always feels unnatural in the beginning.<text:line-break/><text:line-break/></text:span><text:span text:style-name="Strong_20_Emphasis"><text:span text:style-name="T1">Chapter 1: Keep Smiling — The Simplest Powerful Habit</text:span></text:span></text:p>
      <text:p text:style-name="P503"/>
      <text:h text:style-name="Heading_20_3" text:outline-level="3"><text:span text:style-name="Strong_20_Emphasis"><text:span text:style-name="T1">1.1 A Small Action with Profound Impact</text:span></text:span></text:h>
      <text:p text:style-name="P3">A smile is often dismissed as something trivial.</text:p>
      <text:p text:style-name="Text_20_body"><text:span text:style-name="T1">People associate it with politeness, social behavior, or outward expression. But very few </text:span><text:soft-page-break/><text:span text:style-name="T1">recognize that a smile is not just an expression—it is an </text:span><text:span text:style-name="Strong_20_Emphasis"><text:span text:style-name="T1">internal command</text:span></text:span><text:span text:style-name="T1">.</text:span></text:p>
      <text:p text:style-name="P3">It is a signal.</text:p>
      <text:p text:style-name="P3">Not to the world, but to your own system.</text:p>
      <text:p text:style-name="Text_20_body"><text:span text:style-name="T1">When you smile, even slightly, your brain begins to interpret that something is </text:span><text:span text:style-name="Emphasis"><text:span text:style-name="T1">safe</text:span></text:span><text:span text:style-name="T1">, something is </text:span><text:span text:style-name="Emphasis"><text:span text:style-name="T1">okay</text:span></text:span><text:span text:style-name="T1">, something is </text:span><text:span text:style-name="Emphasis"><text:span text:style-name="T1">not threatening</text:span></text:span><text:span text:style-name="T1">. This interpretation is not philosophical—it is biological.</text:span></text:p>
      <text:p text:style-name="P3">And this is where the real power lies.</text:p>
      <text:p text:style-name="P3">You are not waiting for happiness to come.</text:p>
      <text:p text:style-name="Text_20_body"><text:span text:style-name="T1">You are </text:span><text:span text:style-name="Strong_20_Emphasis"><text:span text:style-name="T1">initiating it</text:span></text:span><text:span text:style-name="T1">.</text:span></text:p>
      <text:p text:style-name="P503"/>
      <text:h text:style-name="Heading_20_3" text:outline-level="3"><text:span text:style-name="Strong_20_Emphasis"><text:span text:style-name="T1">1.2 The Logical Question: “Why Am I Not Smiling Right Now?”</text:span></text:span></text:h>
      <text:p text:style-name="P3">Pause for a moment and ask yourself something very simple:</text:p>
      <text:p text:style-name="Text_20_body"><text:span text:style-name="Strong_20_Emphasis"><text:span text:style-name="T1">At this exact moment, what is preventing me from smiling?</text:span></text:span></text:p>
      <text:p text:style-name="P3">Not yesterday.<text:line-break/>Not tomorrow.<text:line-break/>Not a future fear or a past memory.</text:p>
      <text:p text:style-name="P3">Right now.</text:p>
      <text:p text:style-name="P3">Most of the time, the honest answer will be:</text:p>
      <text:p text:style-name="Text_20_body"><text:span text:style-name="Strong_20_Emphasis"><text:span text:style-name="T1">Nothing.</text:span></text:span></text:p>
      <text:p text:style-name="P3">There is no immediate danger.<text:line-break/>No urgent crisis.<text:line-break/>No real threat happening in this exact second.</text:p>
      <text:p text:style-name="P3">And yet, the face remains serious. The mind remains heavy.</text:p>
      <text:p text:style-name="P3">Why?</text:p>
      <text:p text:style-name="Text_20_body"><text:span text:style-name="T1">Because the brain is not reacting to reality—it is reacting to </text:span><text:span text:style-name="Strong_20_Emphasis"><text:span text:style-name="T1">interpretation</text:span></text:span><text:span text:style-name="T1">.</text:span></text:p>
      <text:p text:style-name="P503"/>
      <text:h text:style-name="Heading_20_3" text:outline-level="3"><text:span text:style-name="Strong_20_Emphasis"><text:span text:style-name="T1">1.3 The Illusion of Seriousness</text:span></text:span></text:h>
      <text:p text:style-name="P3">Many people unknowingly associate seriousness with:</text:p>
      <text:list xml:id="list3090217519026287748" text:style-name="L26">
        <text:list-item>
          <text:p text:style-name="P29">Responsibility</text:p>
        </text:list-item>
        <text:list-item>
          <text:p text:style-name="P29">Intelligence</text:p>
        </text:list-item>
        <text:list-item>
          <text:p text:style-name="P29">Maturity</text:p>
        </text:list-item>
        <text:list-item>
          <text:p text:style-name="P29">Productivity</text:p>
        </text:list-item>
      </text:list>
      <text:p text:style-name="P3">They believe that if they are relaxed or smiling, they are somehow being careless or unprepared.</text:p>
      <text:p text:style-name="P3">But this is a deeply flawed assumption.</text:p>
      <text:p text:style-name="P3">A tense mind is not a more capable mind.</text:p>
      <text:p text:style-name="P3">In fact:</text:p>
      <text:list xml:id="list573498931200118059" text:style-name="L27">
        <text:list-item>
          <text:p text:style-name="P30"><text:soft-page-break/>A tense mind makes poorer decisions</text:p>
        </text:list-item>
        <text:list-item>
          <text:p text:style-name="P30">A stressed mind reduces clarity</text:p>
        </text:list-item>
        <text:list-item>
          <text:p text:style-name="P30">A worried mind wastes energy</text:p>
        </text:list-item>
      </text:list>
      <text:p text:style-name="P3">Smiling does not reduce your capability.</text:p>
      <text:p text:style-name="Text_20_body"><text:span text:style-name="T1">It </text:span><text:span text:style-name="Strong_20_Emphasis"><text:span text:style-name="T1">enhances your functioning</text:span></text:span><text:span text:style-name="T1">.</text:span></text:p>
      <text:p text:style-name="P503"/>
      <text:h text:style-name="Heading_20_3" text:outline-level="3"><text:span text:style-name="Strong_20_Emphasis"><text:span text:style-name="T1">1.4 The Autopilot Problem</text:span></text:span></text:h>
      <text:p text:style-name="P3">If you observe your face throughout the day, you will notice something:</text:p>
      <text:p text:style-name="P3">You are not consciously choosing your expression.</text:p>
      <text:p text:style-name="P3">It is happening automatically.</text:p>
      <text:p text:style-name="P3">This is your subconscious at work.</text:p>
      <text:p text:style-name="P3">If your internal programming has been shaped by:</text:p>
      <text:list xml:id="list3307265664608445382" text:style-name="L28">
        <text:list-item>
          <text:p text:style-name="P31">Stress</text:p>
        </text:list-item>
        <text:list-item>
          <text:p text:style-name="P31">Fear</text:p>
        </text:list-item>
        <text:list-item>
          <text:p text:style-name="P31">Repeated worry</text:p>
        </text:list-item>
        <text:list-item>
          <text:p text:style-name="P31">Negative environments</text:p>
        </text:list-item>
      </text:list>
      <text:p text:style-name="P3">Then your default expression becomes neutral or tense.</text:p>
      <text:p text:style-name="P3">Not because you decided it.</text:p>
      <text:p text:style-name="P3">But because it became your pattern.</text:p>
      <text:p text:style-name="P503"/>
      <text:h text:style-name="Heading_20_3" text:outline-level="3"><text:span text:style-name="Strong_20_Emphasis"><text:span text:style-name="T1">1.5 Can a Smile Be Fake? Or Is It Practice?</text:span></text:span></text:h>
      <text:p text:style-name="P3">Many people resist the idea of consciously smiling.</text:p>
      <text:p text:style-name="P3">They say:</text:p>
      <text:p text:style-name="P504">“If I don’t feel like smiling, isn’t it fake?”</text:p>
      <text:p text:style-name="P3">Let’s examine this logically.</text:p>
      <text:p text:style-name="P3">When you go to the gym and lift weights:</text:p>
      <text:list xml:id="list4268001619056805663" text:style-name="L29">
        <text:list-item>
          <text:p text:style-name="P32">Is your strength fake?</text:p>
        </text:list-item>
        <text:list-item>
          <text:p text:style-name="P32">Or are you building it?</text:p>
        </text:list-item>
      </text:list>
      <text:p text:style-name="P3">When you study something new:</text:p>
      <text:list xml:id="list67319994835997384" text:style-name="L30">
        <text:list-item>
          <text:p text:style-name="P33">Is your knowledge fake?</text:p>
        </text:list-item>
        <text:list-item>
          <text:p text:style-name="P33">Or are you developing it?</text:p>
        </text:list-item>
      </text:list>
      <text:p text:style-name="P3">Then why is smiling any different?</text:p>
      <text:p text:style-name="P3">A conscious smile is not fake.</text:p>
      <text:p text:style-name="Text_20_body"><text:span text:style-name="T1">It is </text:span><text:span text:style-name="Strong_20_Emphasis"><text:span text:style-name="T1">training</text:span></text:span><text:span text:style-name="T1">.</text:span></text:p>
      <text:p text:style-name="P3"><text:soft-page-break/>You are teaching your system a new response.</text:p>
      <text:p text:style-name="P503"/>
      <text:h text:style-name="Heading_20_3" text:outline-level="3"><text:span text:style-name="Strong_20_Emphasis"><text:span text:style-name="T1">1.6 The Reverse Engineering of Emotion</text:span></text:span></text:h>
      <text:p text:style-name="P3">We are taught that:</text:p>
      <text:p text:style-name="P504">Emotion → Expression</text:p>
      <text:p text:style-name="P3">Meaning:<text:line-break/>You feel happy, therefore you smile.</text:p>
      <text:p text:style-name="P3">But there is another pathway:</text:p>
      <text:p text:style-name="P504">Expression → Emotion</text:p>
      <text:p text:style-name="P3">Meaning:<text:line-break/>You smile, therefore you begin to feel better.</text:p>
      <text:p text:style-name="P3">This is not philosophy. This is backed by how your nervous system works.</text:p>
      <text:p text:style-name="P3">Your brain constantly reads signals from your body.</text:p>
      <text:p text:style-name="P3">So when your face says “relaxed” and “safe,” your brain adjusts accordingly.</text:p>
      <text:p text:style-name="P503"/>
      <text:h text:style-name="Heading_20_3" text:outline-level="3"><text:span text:style-name="Strong_20_Emphasis"><text:span text:style-name="T1">1.7 The Science Behind a Smile</text:span></text:span></text:h>
      <text:p text:style-name="P3">When you smile, several internal changes begin:</text:p>
      <text:list xml:id="list3140262813903161080" text:style-name="L31">
        <text:list-item>
          <text:p text:style-name="P34">Activation of facial muscles sends feedback to the brain</text:p>
        </text:list-item>
        <text:list-item>
          <text:p text:style-name="P34">The brain releases dopamine (reward chemical)</text:p>
        </text:list-item>
        <text:list-item>
          <text:p text:style-name="P34">Serotonin levels improve (mood stabilizer)</text:p>
        </text:list-item>
        <text:list-item>
          <text:p text:style-name="P34">Endorphins reduce discomfort and stress</text:p>
        </text:list-item>
        <text:list-item>
          <text:p text:style-name="P34">Cortisol (stress hormone) decreases</text:p>
        </text:list-item>
      </text:list>
      <text:p text:style-name="P3">This means:</text:p>
      <text:p text:style-name="Text_20_body"><text:span text:style-name="Strong_20_Emphasis"><text:span text:style-name="T1">A smile is a chemical trigger.</text:span></text:span></text:p>
      <text:p text:style-name="P3">You are literally changing your internal state with a simple action.</text:p>
      <text:p text:style-name="P503"/>
      <text:h text:style-name="Heading_20_3" text:outline-level="3"><text:span text:style-name="Strong_20_Emphasis"><text:span text:style-name="T1">1.8 The Cost of Not Smiling</text:span></text:span></text:h>
      <text:p text:style-name="P3">Now let’s look at the opposite.</text:p>
      <text:p text:style-name="P3">If you do not smile, and instead remain:</text:p>
      <text:list xml:id="list7535337330963733422" text:style-name="L32">
        <text:list-item>
          <text:p text:style-name="P35">Tense</text:p>
        </text:list-item>
        <text:list-item>
          <text:p text:style-name="P35">Neutral</text:p>
        </text:list-item>
        <text:list-item>
          <text:p text:style-name="P35">Slightly worried</text:p>
        </text:list-item>
      </text:list>
      <text:p text:style-name="P3">Your body interprets this as:</text:p>
      <text:p text:style-name="P504"><text:soft-page-break/>“Something might be wrong.”</text:p>
      <text:p text:style-name="P3">And accordingly:</text:p>
      <text:list xml:id="list9058116684900141303" text:style-name="L33">
        <text:list-item>
          <text:p text:style-name="P36">Stress hormones remain active</text:p>
        </text:list-item>
        <text:list-item>
          <text:p text:style-name="P36">Muscles stay slightly contracted</text:p>
        </text:list-item>
        <text:list-item>
          <text:p text:style-name="P36">Breathing becomes shallow</text:p>
        </text:list-item>
        <text:list-item>
          <text:p text:style-name="P36">Energy drains faster</text:p>
        </text:list-item>
      </text:list>
      <text:p text:style-name="P3">This becomes your baseline.</text:p>
      <text:p text:style-name="P3">Not because life is bad.</text:p>
      <text:p text:style-name="Text_20_body"><text:span text:style-name="T1">But because your </text:span><text:span text:style-name="Strong_20_Emphasis"><text:span text:style-name="T1">default state is untrained</text:span></text:span><text:span text:style-name="T1">.</text:span></text:p>
      <text:p text:style-name="P503"/>
      <text:h text:style-name="Heading_20_3" text:outline-level="3"><text:span text:style-name="Strong_20_Emphasis"><text:span text:style-name="T1">1.9 The Habit Loop</text:span></text:span></text:h>
      <text:p text:style-name="P3">Every repeated action creates a loop:</text:p>
      <text:list xml:id="list9218511491467506252" text:style-name="L34">
        <text:list-item>
          <text:p text:style-name="P466"><text:span text:style-name="Strong_20_Emphasis"><text:span text:style-name="T1">Trigger</text:span></text:span><text:span text:style-name="T1"> → Thought or environment</text:span></text:p>
        </text:list-item>
        <text:list-item>
          <text:p text:style-name="P466"><text:span text:style-name="Strong_20_Emphasis"><text:span text:style-name="T1">Response</text:span></text:span><text:span text:style-name="T1"> → Facial expression</text:span></text:p>
        </text:list-item>
        <text:list-item>
          <text:p text:style-name="P466"><text:span text:style-name="Strong_20_Emphasis"><text:span text:style-name="T1">Reinforcement</text:span></text:span><text:span text:style-name="T1"> → Emotional state</text:span></text:p>
        </text:list-item>
      </text:list>
      <text:p text:style-name="P3">If your response is consistently neutral or tense:</text:p>
      <text:list xml:id="list1755648442367893749" text:style-name="L35">
        <text:list-item>
          <text:p text:style-name="P37">You reinforce seriousness</text:p>
        </text:list-item>
        <text:list-item>
          <text:p text:style-name="P37">You strengthen stress patterns</text:p>
        </text:list-item>
      </text:list>
      <text:p text:style-name="P3">If your response becomes a smile:</text:p>
      <text:list xml:id="list1429943260614684982" text:style-name="L36">
        <text:list-item>
          <text:p text:style-name="P38">You reinforce calmness</text:p>
        </text:list-item>
        <text:list-item>
          <text:p text:style-name="P38">You strengthen positivity</text:p>
        </text:list-item>
      </text:list>
      <text:p text:style-name="P3">Over time, this becomes automatic.</text:p>
      <text:p text:style-name="P503"/>
      <text:h text:style-name="Heading_20_3" text:outline-level="3"><text:span text:style-name="Strong_20_Emphasis"><text:span text:style-name="T1">1.10 The Key Insight: You Lose Nothing by Smiling</text:span></text:span></text:h>
      <text:p text:style-name="P3">Let’s apply pure logic.</text:p>
      <text:p text:style-name="P3">If you choose to smile right now:</text:p>
      <text:list xml:id="list3166337041754018341" text:style-name="L37">
        <text:list-item>
          <text:p text:style-name="P39">Do you lose money? → No</text:p>
        </text:list-item>
        <text:list-item>
          <text:p text:style-name="P39">Do you lose time? → No</text:p>
        </text:list-item>
        <text:list-item>
          <text:p text:style-name="P39">Do you lose intelligence? → No</text:p>
        </text:list-item>
        <text:list-item>
          <text:p text:style-name="P39">Do you lose control? → No</text:p>
        </text:list-item>
      </text:list>
      <text:p text:style-name="P3">Then what exactly is the downside?</text:p>
      <text:p text:style-name="P3">There is none.</text:p>
      <text:p text:style-name="P3">Now consider the upside:</text:p>
      <text:list xml:id="list5979367434390029935" text:style-name="L38">
        <text:list-item>
          <text:p text:style-name="P40">Better mental state</text:p>
        </text:list-item>
        <text:list-item>
          <text:p text:style-name="P40"><text:soft-page-break/>Reduced stress</text:p>
        </text:list-item>
        <text:list-item>
          <text:p text:style-name="P40">Improved clarity</text:p>
        </text:list-item>
        <text:list-item>
          <text:p text:style-name="P40">Better interactions with others</text:p>
        </text:list-item>
      </text:list>
      <text:p text:style-name="P3">So logically:</text:p>
      <text:p text:style-name="Text_20_body"><text:span text:style-name="Strong_20_Emphasis"><text:span text:style-name="T1">Smiling is a zero-risk, high-return action.</text:span></text:span></text:p>
      <text:p text:style-name="P503"/>
      <text:h text:style-name="Heading_20_3" text:outline-level="3"><text:span text:style-name="Strong_20_Emphasis"><text:span text:style-name="T1">1.11 The Real Resistance</text:span></text:span></text:h>
      <text:p text:style-name="P3">If smiling is so beneficial, why don’t people do it?</text:p>
      <text:p text:style-name="P3">Because of:</text:p>
      <text:list xml:id="list7687368767934655518" text:style-name="L39">
        <text:list-item>
          <text:p text:style-name="P41">Conditioning (“life is serious”)</text:p>
        </text:list-item>
        <text:list-item>
          <text:p text:style-name="P41">Ego (“I shouldn’t look silly”)</text:p>
        </text:list-item>
        <text:list-item>
          <text:p text:style-name="P41">Habit (“this is how I am”)</text:p>
        </text:list-item>
        <text:list-item>
          <text:p text:style-name="P41">Unawareness (“I never thought about it”)</text:p>
        </text:list-item>
      </text:list>
      <text:p text:style-name="P3">These are not real barriers.</text:p>
      <text:p text:style-name="P3">They are learned behaviors.</text:p>
      <text:p text:style-name="P3">And anything learned can be changed.</text:p>
      <text:p text:style-name="P503"/>
      <text:h text:style-name="Heading_20_3" text:outline-level="3"><text:span text:style-name="Strong_20_Emphasis"><text:span text:style-name="T1">1.12 A Quote to Reflect On</text:span></text:span></text:h>
      <text:p text:style-name="P504">“Happiness is not something ready made. It comes from your own actions.”<text:line-break/>— Dalai Lama</text:p>
      <text:p text:style-name="P3">A smile is one of the simplest actions you can take.</text:p>
      <text:p text:style-name="P3">And yet, it holds the power to shift your internal world.</text:p>
      <text:p text:style-name="P503"/>
      <text:h text:style-name="Heading_20_3" text:outline-level="3"><text:span text:style-name="Strong_20_Emphasis"><text:span text:style-name="T1">1.13 Practicing the Smile</text:span></text:span></text:h>
      <text:p text:style-name="P3">Start simple.</text:p>
      <text:p text:style-name="P3">You do not need to force a wide grin.</text:p>
      <text:p text:style-name="P3">Begin with:</text:p>
      <text:list xml:id="list8316206011545659425" text:style-name="L40">
        <text:list-item>
          <text:p text:style-name="P42">A gentle upward curve of the lips</text:p>
        </text:list-item>
        <text:list-item>
          <text:p text:style-name="P42">A relaxed face</text:p>
        </text:list-item>
        <text:list-item>
          <text:p text:style-name="P42">A slight softness in the eyes</text:p>
        </text:list-item>
      </text:list>
      <text:p text:style-name="P3">Practice this:</text:p>
      <text:list xml:id="list488048363008093832" text:style-name="L41">
        <text:list-item>
          <text:p text:style-name="P43">When you wake up</text:p>
        </text:list-item>
        <text:list-item>
          <text:p text:style-name="P43">When you sit idle</text:p>
        </text:list-item>
        <text:list-item>
          <text:p text:style-name="P43"><text:soft-page-break/>When you notice stress</text:p>
        </text:list-item>
        <text:list-item>
          <text:p text:style-name="P43">When nothing is happening</text:p>
        </text:list-item>
      </text:list>
      <text:p text:style-name="P3">Do not wait for a reason.</text:p>
      <text:p text:style-name="P3">Make it your default.</text:p>
      <text:p text:style-name="P503"/>
      <text:h text:style-name="Heading_20_3" text:outline-level="3"><text:span text:style-name="Strong_20_Emphasis"><text:span text:style-name="T1">1.14 From Effort to Effortless</text:span></text:span></text:h>
      <text:p text:style-name="P3">Initially:</text:p>
      <text:list xml:id="list8811936473169541624" text:style-name="L42">
        <text:list-item>
          <text:p text:style-name="P44">It will feel deliberate</text:p>
        </text:list-item>
        <text:list-item>
          <text:p text:style-name="P44">It may feel unnatural</text:p>
        </text:list-item>
        <text:list-item>
          <text:p text:style-name="P44">You may forget often</text:p>
        </text:list-item>
      </text:list>
      <text:p text:style-name="P3">That is normal.</text:p>
      <text:p text:style-name="P3">But with repetition:</text:p>
      <text:list xml:id="list4925777000278863559" text:style-name="L43">
        <text:list-item>
          <text:p text:style-name="P45">It becomes easier</text:p>
        </text:list-item>
        <text:list-item>
          <text:p text:style-name="P45">It becomes quicker</text:p>
        </text:list-item>
        <text:list-item>
          <text:p text:style-name="P45">It becomes automatic</text:p>
        </text:list-item>
      </text:list>
      <text:p text:style-name="P3">And one day, without realizing:</text:p>
      <text:p text:style-name="P3">You will notice—</text:p>
      <text:p text:style-name="P3">You are smiling without trying.</text:p>
      <text:p text:style-name="P503"/>
      <text:h text:style-name="Heading_20_3" text:outline-level="3"><text:span text:style-name="Strong_20_Emphasis"><text:span text:style-name="T1">1.15 Final Thought of This Chapter</text:span></text:span></text:h>
      <text:p text:style-name="P3">You are not trying to “act happy.”</text:p>
      <text:p text:style-name="Text_20_body"><text:span text:style-name="T1">You are </text:span><text:span text:style-name="Strong_20_Emphasis"><text:span text:style-name="T1">training your system to function better.</text:span></text:span></text:p>
      <text:p text:style-name="P3">A smile is not a reaction.</text:p>
      <text:p text:style-name="P3">It is a decision.</text:p>
      <text:p text:style-name="P3">And once you understand this deeply, you will no longer wait for happiness.</text:p>
      <text:p text:style-name="Text_20_body"><text:span text:style-name="T1">You will </text:span><text:span text:style-name="Strong_20_Emphasis"><text:span text:style-name="T1">create it—one small smile at a time.</text:span></text:span></text:p>
      <text:p text:style-name="P3"/>
      <text:p text:style-name="P503"/>
      <text:h text:style-name="Heading_20_2" text:outline-level="2"><text:span text:style-name="Strong_20_Emphasis"><text:span text:style-name="T1">Chapter 2: Happiness Is Not Dependent on Circumstances</text:span></text:span></text:h>
      <text:p text:style-name="P3">One of the biggest illusions we carry is:</text:p>
      <text:p text:style-name="P504">“I will be happy when things improve.”</text:p>
      <text:p text:style-name="P3">But observe closely—when one problem is solved, another appears.</text:p>
      <text:list xml:id="list2748632354878341162" text:style-name="L2">
        <text:list-item>
          <text:p text:style-name="P5"><text:soft-page-break/>Financial goals shift upward</text:p>
        </text:list-item>
        <text:list-item>
          <text:p text:style-name="P5">Health concerns evolve</text:p>
        </text:list-item>
        <text:list-item>
          <text:p text:style-name="P5">Relationships change</text:p>
        </text:list-item>
        <text:list-item>
          <text:p text:style-name="P5">New desires replace old ones</text:p>
        </text:list-item>
      </text:list>
      <text:p text:style-name="P3">If happiness depends on conditions, it becomes permanently delayed.</text:p>
      <text:p text:style-name="P3">Real freedom comes from this understanding:</text:p>
      <text:p text:style-name="Text_20_body"><text:span text:style-name="Strong_20_Emphasis"><text:span text:style-name="T1">Happiness is a state you can access—independent of external conditions.</text:span></text:span></text:p>
      <text:p text:style-name="P3">This does not mean ignoring problems.</text:p>
      <text:p text:style-name="P3">It means:</text:p>
      <text:list xml:id="list3206824141521133561" text:style-name="L3">
        <text:list-item>
          <text:p text:style-name="P6">You face challenges without losing inner balance</text:p>
        </text:list-item>
        <text:list-item>
          <text:p text:style-name="P6">You act from clarity, not fear</text:p>
        </text:list-item>
        <text:list-item>
          <text:p text:style-name="P6">You respond instead of react</text:p>
        </text:list-item>
      </text:list>
      <text:h text:style-name="P501" text:outline-level="3"><text:span text:style-name="Strong_20_Emphasis">2.1 The Most Common Belief — and the Most Misleading One</text:span></text:h>
      <text:p text:style-name="Text_20_body">Almost everyone carries this quiet belief:</text:p>
      <text:p text:style-name="Quotations">“I will be happy when things improve.”</text:p>
      <text:list xml:id="list5544151373985748235" text:style-name="L470">
        <text:list-item>
          <text:p text:style-name="P474">When income increases</text:p>
        </text:list-item>
        <text:list-item>
          <text:p text:style-name="P474">When health improves</text:p>
        </text:list-item>
        <text:list-item>
          <text:p text:style-name="P474">When relationships settle</text:p>
        </text:list-item>
        <text:list-item>
          <text:p text:style-name="P474">When stress reduces</text:p>
        </text:list-item>
      </text:list>
      <text:p text:style-name="Text_20_body">At first glance, this feels logical.</text:p>
      <text:p text:style-name="Text_20_body">But if you observe your own life carefully, a pattern emerges:</text:p>
      <text:p text:style-name="Text_20_body"><text:span text:style-name="Strong_20_Emphasis">That “when” never arrives.</text:span></text:p>
      <text:p text:style-name="Text_20_body">Or even when it does… it doesn’t last.</text:p>
      <text:p text:style-name="Horizontal_20_Line"/>
      <text:h text:style-name="Heading_20_3" text:outline-level="3"><text:span text:style-name="Strong_20_Emphasis">2.2 The Endless Shift of Goals</text:span></text:h>
      <text:p text:style-name="Text_20_body">Think about your past.</text:p>
      <text:p text:style-name="Text_20_body">There was a time when:</text:p>
      <text:list xml:id="list7243697343059123354" text:style-name="L471">
        <text:list-item>
          <text:p text:style-name="P475">A certain income felt “enough”</text:p>
        </text:list-item>
        <text:list-item>
          <text:p text:style-name="P475">A specific achievement felt “final”</text:p>
        </text:list-item>
        <text:list-item>
          <text:p text:style-name="P475">A particular situation felt like the solution</text:p>
        </text:list-item>
      </text:list>
      <text:p text:style-name="Text_20_body">But what happened after you reached it?</text:p>
      <text:list xml:id="list2362162423118218277" text:style-name="L472">
        <text:list-item>
          <text:p text:style-name="P476">Your expectations increased</text:p>
        </text:list-item>
        <text:list-item>
          <text:p text:style-name="P476">New problems appeared</text:p>
        </text:list-item>
        <text:list-item>
          <text:p text:style-name="P476">New desires replaced old ones</text:p>
        </text:list-item>
      </text:list>
      <text:p text:style-name="Text_20_body"><text:soft-page-break/>This is not a personal failure.</text:p>
      <text:p text:style-name="Text_20_body">This is how the mind operates.</text:p>
      <text:p text:style-name="Text_20_body">It constantly moves the target.</text:p>
      <text:p text:style-name="Horizontal_20_Line"/>
      <text:h text:style-name="Heading_20_3" text:outline-level="3"><text:span text:style-name="Strong_20_Emphasis">2.3 The Moving Finish Line</text:span></text:h>
      <text:p text:style-name="Text_20_body">Your mind behaves like this:</text:p>
      <text:list xml:id="list2422101515989563608" text:style-name="L473">
        <text:list-item>
          <text:p text:style-name="P477">“Once I reach this, I’ll relax.”</text:p>
        </text:list-item>
        <text:list-item>
          <text:p text:style-name="P477">“Once this is solved, I’ll feel at peace.”</text:p>
        </text:list-item>
      </text:list>
      <text:p text:style-name="Text_20_body">But once you reach it:</text:p>
      <text:list xml:id="list6549362032192812693" text:style-name="L474">
        <text:list-item>
          <text:p text:style-name="P478">Another condition appears</text:p>
        </text:list-item>
        <text:list-item>
          <text:p text:style-name="P478">Another requirement is added</text:p>
        </text:list-item>
      </text:list>
      <text:p text:style-name="Text_20_body">So happiness becomes:</text:p>
      <text:p text:style-name="Quotations">A moving finish line.</text:p>
      <text:p text:style-name="Text_20_body">And anything that keeps moving can never be reached.</text:p>
      <text:p text:style-name="Horizontal_20_Line"/>
      <text:h text:style-name="Heading_20_3" text:outline-level="3"><text:span text:style-name="Strong_20_Emphasis">2.4 The Logical Breakdown</text:span></text:h>
      <text:p text:style-name="Text_20_body">Let’s analyze this belief logically.</text:p>
      <text:p text:style-name="Text_20_body">If happiness depends on conditions, then:</text:p>
      <text:list xml:id="list5332887587482754012" text:style-name="L475">
        <text:list-item>
          <text:p text:style-name="P479">You can never be happy in imperfect situations</text:p>
        </text:list-item>
        <text:list-item>
          <text:p text:style-name="P479">You must wait for everything to align</text:p>
        </text:list-item>
        <text:list-item>
          <text:p text:style-name="P479">You lose control over your emotional state</text:p>
        </text:list-item>
      </text:list>
      <text:p text:style-name="Text_20_body">Now ask yourself:</text:p>
      <text:p text:style-name="Text_20_body"><text:span text:style-name="Strong_20_Emphasis">Has there ever been a time when everything was perfectly aligned?</text:span></text:p>
      <text:p text:style-name="Text_20_body">No problems.<text:line-break/>No uncertainties.<text:line-break/>No pending issues.</text:p>
      <text:p text:style-name="Text_20_body">The answer is almost always:</text:p>
      <text:p text:style-name="Text_20_body"><text:span text:style-name="Strong_20_Emphasis">No.</text:span></text:p>
      <text:p text:style-name="Text_20_body">So if your happiness depends on perfection—</text:p>
      <text:p text:style-name="Text_20_body"><text:span text:style-name="Strong_20_Emphasis">It will always be postponed.</text:span></text:p>
      <text:p text:style-name="Horizontal_20_Line"/>
      <text:h text:style-name="Heading_20_3" text:outline-level="3"><text:span text:style-name="Strong_20_Emphasis">2.5 The Hidden Assumption</text:span></text:h>
      <text:p text:style-name="Text_20_body">The belief “I’ll be happy when things improve” contains a hidden assumption:</text:p>
      <text:p text:style-name="Quotations">“Right now is not good enough.”</text:p>
      <text:p text:style-name="Text_20_body"><text:soft-page-break/>This assumption creates:</text:p>
      <text:list xml:id="list3918536872599982513" text:style-name="L476">
        <text:list-item>
          <text:p text:style-name="P480">Dissatisfaction</text:p>
        </text:list-item>
        <text:list-item>
          <text:p text:style-name="P480">Restlessness</text:p>
        </text:list-item>
        <text:list-item>
          <text:p text:style-name="P480">Mental resistance</text:p>
        </text:list-item>
      </text:list>
      <text:p text:style-name="Text_20_body">Even if your current situation is manageable, your mind rejects it.</text:p>
      <text:p text:style-name="Text_20_body">So instead of experiencing peace in the present—</text:p>
      <text:p text:style-name="Text_20_body">You remain in a constant state of <text:span text:style-name="Strong_20_Emphasis">waiting</text:span>.</text:p>
      <text:p text:style-name="Horizontal_20_Line"/>
      <text:h text:style-name="Heading_20_3" text:outline-level="3"><text:span text:style-name="Strong_20_Emphasis">2.6 Why the Mind Works This Way</text:span></text:h>
      <text:p text:style-name="Text_20_body">Your brain is designed for survival, not happiness.</text:p>
      <text:p text:style-name="Text_20_body">Its natural tendencies are:</text:p>
      <text:list xml:id="list7579188453538423382" text:style-name="L477">
        <text:list-item>
          <text:p text:style-name="P481">To find problems</text:p>
        </text:list-item>
        <text:list-item>
          <text:p text:style-name="P481">To anticipate threats</text:p>
        </text:list-item>
        <text:list-item>
          <text:p text:style-name="P481">To compare and evaluate</text:p>
        </text:list-item>
      </text:list>
      <text:p text:style-name="Text_20_body">This was useful in earlier times for survival.</text:p>
      <text:p text:style-name="Text_20_body">But in modern life, it creates:</text:p>
      <text:list xml:id="list6964026382160945368" text:style-name="L478">
        <text:list-item>
          <text:p text:style-name="P482">Overthinking</text:p>
        </text:list-item>
        <text:list-item>
          <text:p text:style-name="P482">Chronic dissatisfaction</text:p>
        </text:list-item>
        <text:list-item>
          <text:p text:style-name="P482">Constant future-oriented thinking</text:p>
        </text:list-item>
      </text:list>
      <text:p text:style-name="Text_20_body">So even when things are fine—</text:p>
      <text:p text:style-name="Text_20_body">Your mind finds something to worry about.</text:p>
      <text:p text:style-name="Horizontal_20_Line"/>
      <text:h text:style-name="Heading_20_3" text:outline-level="3"><text:span text:style-name="Strong_20_Emphasis">2.7 The Illusion of “Better Conditions”</text:span></text:h>
      <text:p text:style-name="Text_20_body">Let’s challenge another assumption:</text:p>
      <text:p text:style-name="Quotations">“Better conditions will make me happy.”</text:p>
      <text:p text:style-name="Text_20_body">If this were true, then:</text:p>
      <text:list xml:id="list6940997325239826062" text:style-name="L479">
        <text:list-item>
          <text:p text:style-name="P483">All wealthy people would be happy</text:p>
        </text:list-item>
        <text:list-item>
          <text:p text:style-name="P483">All healthy people would be happy</text:p>
        </text:list-item>
        <text:list-item>
          <text:p text:style-name="P483">All successful people would be fulfilled</text:p>
        </text:list-item>
      </text:list>
      <text:p text:style-name="Text_20_body">But reality shows otherwise.</text:p>
      <text:p text:style-name="Text_20_body">You will find:</text:p>
      <text:list xml:id="list4509007469871864643" text:style-name="L480">
        <text:list-item>
          <text:p text:style-name="P484">Stress among the wealthy</text:p>
        </text:list-item>
        <text:list-item>
          <text:p text:style-name="P484">Anxiety among the successful</text:p>
        </text:list-item>
        <text:list-item>
          <text:p text:style-name="P484">Dissatisfaction among the accomplished</text:p>
        </text:list-item>
      </text:list>
      <text:p text:style-name="Text_20_body"><text:soft-page-break/>So clearly:</text:p>
      <text:p text:style-name="Text_20_body"><text:span text:style-name="Strong_20_Emphasis">External improvement does not guarantee internal peace.</text:span></text:p>
      <text:p text:style-name="Horizontal_20_Line"/>
      <text:h text:style-name="Heading_20_3" text:outline-level="3"><text:span text:style-name="Strong_20_Emphasis">2.8 The Real Cause of Unhappiness</text:span></text:h>
      <text:p text:style-name="Text_20_body">If circumstances are not the root cause, then what is?</text:p>
      <text:p text:style-name="Text_20_body">It is:</text:p>
      <text:p text:style-name="Text_20_body"><text:span text:style-name="Strong_20_Emphasis">Interpretation.</text:span></text:p>
      <text:p text:style-name="Text_20_body">Two people can be in the same situation:</text:p>
      <text:list xml:id="list3428215476471041439" text:style-name="L481">
        <text:list-item>
          <text:p text:style-name="P485">One feels calm</text:p>
        </text:list-item>
        <text:list-item>
          <text:p text:style-name="P485">The other feels stressed</text:p>
        </text:list-item>
      </text:list>
      <text:p text:style-name="Text_20_body">What changed?</text:p>
      <text:p text:style-name="Text_20_body">Not the situation.</text:p>
      <text:p text:style-name="Text_20_body">But the <text:span text:style-name="Strong_20_Emphasis">meaning assigned to it</text:span>.</text:p>
      <text:p text:style-name="Horizontal_20_Line"/>
      <text:h text:style-name="Heading_20_3" text:outline-level="3"><text:span text:style-name="Strong_20_Emphasis">2.9 The Power of Interpretation</text:span></text:h>
      <text:p text:style-name="Text_20_body">Your mind constantly labels experiences:</text:p>
      <text:list xml:id="list8497739602964505470" text:style-name="L482">
        <text:list-item>
          <text:p text:style-name="P486">“This is good”</text:p>
        </text:list-item>
        <text:list-item>
          <text:p text:style-name="P486">“This is bad”</text:p>
        </text:list-item>
        <text:list-item>
          <text:p text:style-name="P486">“This should not happen”</text:p>
        </text:list-item>
      </text:list>
      <text:p text:style-name="Text_20_body">These labels create emotional reactions.</text:p>
      <text:p text:style-name="Text_20_body">But here is the key insight:</text:p>
      <text:p text:style-name="Text_20_body"><text:span text:style-name="Strong_20_Emphasis">These labels are not facts. They are choices.</text:span></text:p>
      <text:p text:style-name="Text_20_body">You have learned them over time.</text:p>
      <text:p text:style-name="Text_20_body">And anything learned can be changed.</text:p>
      <text:p text:style-name="Horizontal_20_Line"/>
      <text:h text:style-name="Heading_20_3" text:outline-level="3"><text:span text:style-name="Strong_20_Emphasis">2.10 The Freedom You Are Missing</text:span></text:h>
      <text:p text:style-name="Text_20_body">If your happiness depends on circumstances:</text:p>
      <text:list xml:id="list3509489689327546427" text:style-name="L483">
        <text:list-item>
          <text:p text:style-name="P487">You are always dependent</text:p>
        </text:list-item>
        <text:list-item>
          <text:p text:style-name="P487">You are always waiting</text:p>
        </text:list-item>
        <text:list-item>
          <text:p text:style-name="P487">You are always vulnerable</text:p>
        </text:list-item>
      </text:list>
      <text:p text:style-name="Text_20_body">But if happiness becomes independent:</text:p>
      <text:list xml:id="list8848862986892959698" text:style-name="L484">
        <text:list-item>
          <text:p text:style-name="P488">You regain control</text:p>
        </text:list-item>
        <text:list-item>
          <text:p text:style-name="P488">You become stable</text:p>
        </text:list-item>
        <text:list-item>
          <text:p text:style-name="P488"><text:soft-page-break/>You act from strength</text:p>
        </text:list-item>
      </text:list>
      <text:p text:style-name="Text_20_body">This is true freedom.</text:p>
      <text:p text:style-name="Horizontal_20_Line"/>
      <text:h text:style-name="Heading_20_3" text:outline-level="3"><text:span text:style-name="Strong_20_Emphasis">2.11 What It Really Means to Be Independent of Circumstances</text:span></text:h>
      <text:p text:style-name="Text_20_body">This does NOT mean:</text:p>
      <text:list xml:id="list1695189098915456833" text:style-name="L485">
        <text:list-item>
          <text:p text:style-name="P489">Ignoring problems</text:p>
        </text:list-item>
        <text:list-item>
          <text:p text:style-name="P489">Avoiding responsibilities</text:p>
        </text:list-item>
        <text:list-item>
          <text:p text:style-name="P489">Pretending everything is perfect</text:p>
        </text:list-item>
      </text:list>
      <text:p text:style-name="Text_20_body">Instead, it means:</text:p>
      <text:list xml:id="list1511225288752712646" text:style-name="L486">
        <text:list-item>
          <text:p text:style-name="P490">You remain mentally balanced</text:p>
        </text:list-item>
        <text:list-item>
          <text:p text:style-name="P490">You think clearly under pressure</text:p>
        </text:list-item>
        <text:list-item>
          <text:p text:style-name="P490">You act without emotional disturbance</text:p>
        </text:list-item>
      </text:list>
      <text:p text:style-name="Horizontal_20_Line"/>
      <text:h text:style-name="Heading_20_3" text:outline-level="3"><text:span text:style-name="Strong_20_Emphasis">2.12 Response vs Reaction</text:span></text:h>
      <text:p text:style-name="Text_20_body">When your happiness depends on circumstances:</text:p>
      <text:p text:style-name="Text_20_body">You <text:span text:style-name="Strong_20_Emphasis">react</text:span>.</text:p>
      <text:list xml:id="list7902258378582936185" text:style-name="L487">
        <text:list-item>
          <text:p text:style-name="P491">Immediate emotional response</text:p>
        </text:list-item>
        <text:list-item>
          <text:p text:style-name="P491">Driven by fear, anger, or stress</text:p>
        </text:list-item>
        <text:list-item>
          <text:p text:style-name="P491">Often impulsive</text:p>
        </text:list-item>
      </text:list>
      <text:p text:style-name="Text_20_body">When your happiness is internal:</text:p>
      <text:p text:style-name="Text_20_body">You <text:span text:style-name="Strong_20_Emphasis">respond</text:span>.</text:p>
      <text:list xml:id="list6115791845584773016" text:style-name="L488">
        <text:list-item>
          <text:p text:style-name="P492">Thoughtful</text:p>
        </text:list-item>
        <text:list-item>
          <text:p text:style-name="P492">Measured</text:p>
        </text:list-item>
        <text:list-item>
          <text:p text:style-name="P492">Intentional</text:p>
        </text:list-item>
      </text:list>
      <text:p text:style-name="Text_20_body">This difference alone can change the quality of your life.</text:p>
      <text:p text:style-name="Horizontal_20_Line"/>
      <text:h text:style-name="Heading_20_3" text:outline-level="3"><text:span text:style-name="Strong_20_Emphasis">2.13 The Cost of Conditional Happiness</text:span></text:h>
      <text:p text:style-name="Text_20_body">Let’s examine the cost.</text:p>
      <text:p text:style-name="Text_20_body">If you delay happiness:</text:p>
      <text:list xml:id="list2804441095374255751" text:style-name="L489">
        <text:list-item>
          <text:p text:style-name="P493">You live most of your life in “not yet”</text:p>
        </text:list-item>
        <text:list-item>
          <text:p text:style-name="P493">You miss present moments</text:p>
        </text:list-item>
        <text:list-item>
          <text:p text:style-name="P493">You build stress unnecessarily</text:p>
        </text:list-item>
      </text:list>
      <text:p text:style-name="Text_20_body">You sacrifice:</text:p>
      <text:list xml:id="list7430370949610742039" text:style-name="L490">
        <text:list-item>
          <text:p text:style-name="P494"><text:soft-page-break/>Peace</text:p>
        </text:list-item>
        <text:list-item>
          <text:p text:style-name="P494">Clarity</text:p>
        </text:list-item>
        <text:list-item>
          <text:p text:style-name="P494">Energy</text:p>
        </text:list-item>
      </text:list>
      <text:p text:style-name="Text_20_body">For a future that is uncertain.</text:p>
      <text:p text:style-name="Horizontal_20_Line"/>
      <text:h text:style-name="Heading_20_3" text:outline-level="3"><text:span text:style-name="Strong_20_Emphasis">2.14 A Simple Logical Exercise</text:span></text:h>
      <text:p text:style-name="Text_20_body">Right now, ask yourself:</text:p>
      <text:p text:style-name="Text_20_body"><text:span text:style-name="Strong_20_Emphasis">What exactly is stopping me from feeling calm or slightly happy in this moment?</text:span></text:p>
      <text:p text:style-name="Text_20_body">Not future problems.<text:line-break/>Not past regrets.</text:p>
      <text:p text:style-name="Text_20_body">Right now.</text:p>
      <text:p text:style-name="Text_20_body">In most cases, the answer is:</text:p>
      <text:p text:style-name="Text_20_body"><text:span text:style-name="Strong_20_Emphasis">Nothing concrete.</text:span></text:p>
      <text:p text:style-name="Text_20_body">It is only:</text:p>
      <text:list xml:id="list6974820092889843861" text:style-name="L491">
        <text:list-item>
          <text:p text:style-name="P495">Thoughts about the future</text:p>
        </text:list-item>
        <text:list-item>
          <text:p text:style-name="P495">Memories of the past</text:p>
        </text:list-item>
        <text:list-item>
          <text:p text:style-name="P495">Imagined scenarios</text:p>
        </text:list-item>
      </text:list>
      <text:p text:style-name="Text_20_body">So your current unhappiness is not caused by reality—</text:p>
      <text:p text:style-name="Text_20_body">But by <text:span text:style-name="Strong_20_Emphasis">mental projection</text:span>.</text:p>
      <text:p text:style-name="Horizontal_20_Line"/>
      <text:h text:style-name="Heading_20_3" text:outline-level="3"><text:span text:style-name="Strong_20_Emphasis">2.15 The Shift That Changes Everything</text:span></text:h>
      <text:p text:style-name="Text_20_body">Instead of saying:</text:p>
      <text:p text:style-name="Quotations">“I will be happy when…”</text:p>
      <text:p text:style-name="Text_20_body">Start saying:</text:p>
      <text:p text:style-name="Quotations">“I choose to remain balanced while working toward…”</text:p>
      <text:p text:style-name="Text_20_body">This small shift changes:</text:p>
      <text:list xml:id="list2185173282156845751" text:style-name="L492">
        <text:list-item>
          <text:p text:style-name="P496">Your emotional state</text:p>
        </text:list-item>
        <text:list-item>
          <text:p text:style-name="P496">Your energy level</text:p>
        </text:list-item>
        <text:list-item>
          <text:p text:style-name="P496">Your effectiveness</text:p>
        </text:list-item>
      </text:list>
      <text:p text:style-name="Text_20_body">You still pursue goals.</text:p>
      <text:p text:style-name="Text_20_body">But without losing yourself in the process.</text:p>
      <text:p text:style-name="Horizontal_20_Line"/>
      <text:h text:style-name="Heading_20_3" text:outline-level="3"><text:soft-page-break/><text:span text:style-name="Strong_20_Emphasis">2.16 The Paradox of Happiness and Success</text:span></text:h>
      <text:p text:style-name="Text_20_body">Ironically:</text:p>
      <text:p text:style-name="Text_20_body">When you stop chasing happiness as a result—</text:p>
      <text:p text:style-name="Text_20_body">You perform better.</text:p>
      <text:p text:style-name="Text_20_body">Because:</text:p>
      <text:list xml:id="list4938091483199334806" text:style-name="L493">
        <text:list-item>
          <text:p text:style-name="P497">You think clearly</text:p>
        </text:list-item>
        <text:list-item>
          <text:p text:style-name="P497">You act consistently</text:p>
        </text:list-item>
        <text:list-item>
          <text:p text:style-name="P497">You recover quickly from setbacks</text:p>
        </text:list-item>
      </text:list>
      <text:p text:style-name="Text_20_body">So success becomes more likely.</text:p>
      <text:p text:style-name="Horizontal_20_Line"/>
      <text:h text:style-name="Heading_20_3" text:outline-level="3"><text:span text:style-name="Strong_20_Emphasis">2.17 A Quote to Reflect On</text:span></text:h>
      <text:p text:style-name="Quotations">“There is no way to happiness. Happiness is the way.”<text:line-break/>— Thich Nhat Hanh</text:p>
      <text:p text:style-name="Text_20_body">This is not just a philosophical statement.</text:p>
      <text:p text:style-name="Text_20_body">It is a practical instruction.</text:p>
      <text:p text:style-name="Horizontal_20_Line"/>
      <text:h text:style-name="Heading_20_3" text:outline-level="3"><text:span text:style-name="Strong_20_Emphasis">2.18 Training Yourself to Detach from Conditions</text:span></text:h>
      <text:p text:style-name="Text_20_body">Start practicing:</text:p>
      <text:list xml:id="list9143316996732610450" text:style-name="L494">
        <text:list-item>
          <text:p text:style-name="P498">Notice when you say “I’ll be happy when…”</text:p>
        </text:list-item>
        <text:list-item>
          <text:p text:style-name="P498">Pause and question it</text:p>
        </text:list-item>
        <text:list-item>
          <text:p text:style-name="P498">Shift to present awareness</text:p>
        </text:list-item>
      </text:list>
      <text:p text:style-name="Text_20_body">Remind yourself:</text:p>
      <text:list xml:id="list2839753904868901508" text:style-name="L495">
        <text:list-item>
          <text:p text:style-name="P499">Conditions will always change</text:p>
        </text:list-item>
        <text:list-item>
          <text:p text:style-name="P499">Problems will always exist in some form</text:p>
        </text:list-item>
        <text:list-item>
          <text:p text:style-name="P499">Waiting is a habit—not a necessity</text:p>
        </text:list-item>
      </text:list>
      <text:p text:style-name="Horizontal_20_Line"/>
      <text:h text:style-name="Heading_20_3" text:outline-level="3"><text:span text:style-name="Strong_20_Emphasis">2.19 What Happens When You Truly Understand This</text:span></text:h>
      <text:p text:style-name="Text_20_body">When this idea becomes real—not just intellectual:</text:p>
      <text:list xml:id="list5443484009176195584" text:style-name="L496">
        <text:list-item>
          <text:p text:style-name="P500">You stop postponing your peace</text:p>
        </text:list-item>
        <text:list-item>
          <text:p text:style-name="P500">You become less reactive</text:p>
        </text:list-item>
        <text:list-item>
          <text:p text:style-name="P500">You feel lighter, even with responsibilities</text:p>
        </text:list-item>
      </text:list>
      <text:p text:style-name="Text_20_body">You still have goals.</text:p>
      <text:p text:style-name="Text_20_body">You still have challenges.</text:p>
      <text:p text:style-name="Text_20_body"><text:soft-page-break/>But they no longer control your inner state.</text:p>
      <text:p text:style-name="Horizontal_20_Line"/>
      <text:h text:style-name="Heading_20_3" text:outline-level="3"><text:span text:style-name="Strong_20_Emphasis">2.20 Final Thought of This Chapter</text:span></text:h>
      <text:p text:style-name="Text_20_body">Happiness is not something the world gives you.</text:p>
      <text:p text:style-name="Text_20_body">It is something you allow yourself.</text:p>
      <text:p text:style-name="Text_20_body">Circumstances will never be perfect.</text:p>
      <text:p text:style-name="Text_20_body">But your response can be.</text:p>
      <text:p text:style-name="Text_20_body">And when you stop tying your happiness to changing conditions—</text:p>
      <text:p text:style-name="Text_20_body">You step into a state that is stable, powerful, and entirely your own.</text:p>
      <text:p text:style-name="P3"/>
      <text:p text:style-name="P503"/>
      <text:h text:style-name="Heading_20_2" text:outline-level="2"><text:span text:style-name="Strong_20_Emphasis"><text:span text:style-name="T1">Chapter 3: Conscious Mind vs Subconscious Programming</text:span></text:span></text:h>
      <text:p text:style-name="P3">Your mind operates in two modes:</text:p>
      <text:h text:style-name="P501" text:outline-level="3">1. Conscious Mind</text:h>
      <text:list xml:id="list8213428643427216323" text:style-name="L4">
        <text:list-item>
          <text:p text:style-name="P7">Logical</text:p>
        </text:list-item>
        <text:list-item>
          <text:p text:style-name="P7">Decision-making</text:p>
        </text:list-item>
        <text:list-item>
          <text:p text:style-name="P7">Present-focused</text:p>
        </text:list-item>
        <text:list-item>
          <text:p text:style-name="P7">Effort-driven</text:p>
        </text:list-item>
      </text:list>
      <text:h text:style-name="P501" text:outline-level="3">2. Subconscious Mind</text:h>
      <text:list xml:id="list4845644013035138474" text:style-name="L5">
        <text:list-item>
          <text:p text:style-name="P8">Automatic</text:p>
        </text:list-item>
        <text:list-item>
          <text:p text:style-name="P8">Pattern-based</text:p>
        </text:list-item>
        <text:list-item>
          <text:p text:style-name="P8">Emotion-driven</text:p>
        </text:list-item>
        <text:list-item>
          <text:p text:style-name="P8">Past-conditioned</text:p>
        </text:list-item>
      </text:list>
      <text:p text:style-name="P3">Most people believe they are thinking consciously.</text:p>
      <text:p text:style-name="Text_20_body"><text:span text:style-name="T1">But in reality, much of their day is run by </text:span><text:span text:style-name="Strong_20_Emphasis"><text:span text:style-name="T1">subconscious autopilot</text:span></text:span><text:span text:style-name="T1">.</text:span></text:p>
      <text:p text:style-name="P3">If your subconscious is wired negatively, it will produce:</text:p>
      <text:list xml:id="list4127973806657250852" text:style-name="L6">
        <text:list-item>
          <text:p text:style-name="P9">Doubt</text:p>
        </text:list-item>
        <text:list-item>
          <text:p text:style-name="P9">Fear</text:p>
        </text:list-item>
        <text:list-item>
          <text:p text:style-name="P9">Overthinking</text:p>
        </text:list-item>
        <text:list-item>
          <text:p text:style-name="P9">Pessimistic assumptions</text:p>
        </text:list-item>
      </text:list>
      <text:p text:style-name="Text_20_body"><text:span text:style-name="T1">Even when nothing is actually wrong.<text:line-break/></text:span><text:span text:style-name="Strong_20_Emphasis"><text:span text:style-name="T1">3.1 Understanding the Two Systems Within You</text:span></text:span></text:p>
      <text:p text:style-name="Text_20_body"><text:span text:style-name="T1">To truly understand happiness, behavior, and emotional patterns, you must first </text:span><text:soft-page-break/><text:span text:style-name="T1">understand </text:span><text:span text:style-name="Strong_20_Emphasis"><text:span text:style-name="T1">how your mind operates</text:span></text:span><text:span text:style-name="T1">.</text:span></text:p>
      <text:p text:style-name="P3">Your mind is not a single, unified system.</text:p>
      <text:p text:style-name="P3">It functions in two distinct modes:</text:p>
      <text:h text:style-name="Heading_20_3" text:outline-level="3"><text:span text:style-name="Strong_20_Emphasis"><text:span text:style-name="T1">1. Conscious Mind</text:span></text:span></text:h>
      <text:list xml:id="list3687661372415535679" text:style-name="L44">
        <text:list-item>
          <text:p text:style-name="P46">Logical</text:p>
        </text:list-item>
        <text:list-item>
          <text:p text:style-name="P46">Analytical</text:p>
        </text:list-item>
        <text:list-item>
          <text:p text:style-name="P46">Decision-making</text:p>
        </text:list-item>
        <text:list-item>
          <text:p text:style-name="P46">Present-focused</text:p>
        </text:list-item>
        <text:list-item>
          <text:p text:style-name="P46">Requires effort</text:p>
        </text:list-item>
      </text:list>
      <text:h text:style-name="Heading_20_3" text:outline-level="3"><text:span text:style-name="Strong_20_Emphasis"><text:span text:style-name="T1">2. Subconscious Mind</text:span></text:span></text:h>
      <text:list xml:id="list7950589659316191770" text:style-name="L45">
        <text:list-item>
          <text:p text:style-name="P47">Automatic</text:p>
        </text:list-item>
        <text:list-item>
          <text:p text:style-name="P47">Habit-driven</text:p>
        </text:list-item>
        <text:list-item>
          <text:p text:style-name="P47">Emotion-based</text:p>
        </text:list-item>
        <text:list-item>
          <text:p text:style-name="P47">Pattern-oriented</text:p>
        </text:list-item>
        <text:list-item>
          <text:p text:style-name="P47">Built from past experiences</text:p>
        </text:list-item>
      </text:list>
      <text:p text:style-name="P3">At any moment, both are active.</text:p>
      <text:p text:style-name="P3">But here is the crucial insight:</text:p>
      <text:p text:style-name="Quotations"><text:span text:style-name="Strong_20_Emphasis"><text:span text:style-name="T1">Most of your daily life is not driven by the conscious mind.<text:line-break/>It is driven by subconscious programming.</text:span></text:span></text:p>
      <text:p text:style-name="P503"/>
      <text:h text:style-name="Heading_20_3" text:outline-level="3"><text:span text:style-name="Strong_20_Emphasis"><text:span text:style-name="T1">3.2 The Illusion of Control</text:span></text:span></text:h>
      <text:p text:style-name="P3">Most people believe:</text:p>
      <text:p text:style-name="P504">“I am thinking and acting consciously.”</text:p>
      <text:p text:style-name="P3">But if you observe closely:</text:p>
      <text:list xml:id="list5139557042147502823" text:style-name="L46">
        <text:list-item>
          <text:p text:style-name="P48">You wake up and follow routines automatically</text:p>
        </text:list-item>
        <text:list-item>
          <text:p text:style-name="P48">You react emotionally without thinking</text:p>
        </text:list-item>
        <text:list-item>
          <text:p text:style-name="P48">You repeat the same thought patterns daily</text:p>
        </text:list-item>
        <text:list-item>
          <text:p text:style-name="P48">You feel certain emotions without choosing them</text:p>
        </text:list-item>
      </text:list>
      <text:p text:style-name="P3">This is not conscious control.</text:p>
      <text:p text:style-name="Text_20_body"><text:span text:style-name="T1">This is </text:span><text:span text:style-name="Strong_20_Emphasis"><text:span text:style-name="T1">autopilot</text:span></text:span><text:span text:style-name="T1">.</text:span></text:p>
      <text:p text:style-name="P503"/>
      <text:h text:style-name="Heading_20_3" text:outline-level="3"><text:soft-page-break/><text:span text:style-name="Strong_20_Emphasis"><text:span text:style-name="T1">3.3 What Is Autopilot?</text:span></text:span></text:h>
      <text:p text:style-name="P3">Autopilot is when:</text:p>
      <text:list xml:id="list5822093778757564338" text:style-name="L47">
        <text:list-item>
          <text:p text:style-name="P49">Your mind responds based on past patterns</text:p>
        </text:list-item>
        <text:list-item>
          <text:p text:style-name="P49">Your reactions are predictable</text:p>
        </text:list-item>
        <text:list-item>
          <text:p text:style-name="P49">Your thinking follows familiar loops</text:p>
        </text:list-item>
      </text:list>
      <text:p text:style-name="P3">For example:</text:p>
      <text:list xml:id="list6429654341810013646" text:style-name="L48">
        <text:list-item>
          <text:p text:style-name="P50">A small problem triggers anxiety</text:p>
        </text:list-item>
        <text:list-item>
          <text:p text:style-name="P50">A delay triggers irritation</text:p>
        </text:list-item>
        <text:list-item>
          <text:p text:style-name="P50">A challenge triggers self-doubt</text:p>
        </text:list-item>
      </text:list>
      <text:p text:style-name="Text_20_body"><text:span text:style-name="T1">You don’t </text:span><text:span text:style-name="Emphasis"><text:span text:style-name="T1">decide</text:span></text:span><text:span text:style-name="T1"> these reactions.</text:span></text:p>
      <text:p text:style-name="P3">They happen instantly.</text:p>
      <text:p text:style-name="P3">That is your subconscious at work.</text:p>
      <text:p text:style-name="P503"/>
      <text:h text:style-name="Heading_20_3" text:outline-level="3"><text:span text:style-name="Strong_20_Emphasis"><text:span text:style-name="T1">3.4 How Subconscious Programming Is Formed</text:span></text:span></text:h>
      <text:p text:style-name="P3">Your subconscious is shaped over time through:</text:p>
      <text:list xml:id="list2768421726992714234" text:style-name="L49">
        <text:list-item>
          <text:p text:style-name="P51">Repeated thoughts</text:p>
        </text:list-item>
        <text:list-item>
          <text:p text:style-name="P51">Emotional experiences</text:p>
        </text:list-item>
        <text:list-item>
          <text:p text:style-name="P51">Environment</text:p>
        </text:list-item>
        <text:list-item>
          <text:p text:style-name="P51">Influences from family, society, and media</text:p>
        </text:list-item>
      </text:list>
      <text:p text:style-name="P3">Every repeated experience leaves an imprint.</text:p>
      <text:p text:style-name="P3">Over time, these imprints become:</text:p>
      <text:p text:style-name="Quotations"><text:span text:style-name="Strong_20_Emphasis"><text:span text:style-name="T1">Default responses</text:span></text:span></text:p>
      <text:p text:style-name="P3">So your subconscious is not “right” or “wrong.”</text:p>
      <text:p text:style-name="P3">It is simply:</text:p>
      <text:p text:style-name="Text_20_body"><text:span text:style-name="Strong_20_Emphasis"><text:span text:style-name="T1">Conditioned.</text:span></text:span></text:p>
      <text:p text:style-name="P503"/>
      <text:h text:style-name="Heading_20_3" text:outline-level="3"><text:span text:style-name="Strong_20_Emphasis"><text:span text:style-name="T1">3.5 The Problem of Negative Conditioning</text:span></text:span></text:h>
      <text:p text:style-name="P3">If your past conditioning includes:</text:p>
      <text:list xml:id="list6501266591310310169" text:style-name="L50">
        <text:list-item>
          <text:p text:style-name="P52">Fear-based thinking</text:p>
        </text:list-item>
        <text:list-item>
          <text:p text:style-name="P52">Constant worry</text:p>
        </text:list-item>
        <text:list-item>
          <text:p text:style-name="P52">Criticism or self-doubt</text:p>
        </text:list-item>
        <text:list-item>
          <text:p text:style-name="P52">Stressful environments</text:p>
        </text:list-item>
      </text:list>
      <text:p text:style-name="P3">Then your subconscious learns:</text:p>
      <text:list xml:id="list8222620158607241683" text:style-name="L51">
        <text:list-item>
          <text:p text:style-name="P53"><text:soft-page-break/>Expect problems</text:p>
        </text:list-item>
        <text:list-item>
          <text:p text:style-name="P53">Assume the worst</text:p>
        </text:list-item>
        <text:list-item>
          <text:p text:style-name="P53">Stay alert for danger</text:p>
        </text:list-item>
      </text:list>
      <text:p text:style-name="P3">Even when no real threat exists.</text:p>
      <text:p text:style-name="P503"/>
      <text:h text:style-name="Heading_20_3" text:outline-level="3"><text:span text:style-name="Strong_20_Emphasis"><text:span text:style-name="T1">3.6 Why You Feel Negative Without Reason</text:span></text:span></text:h>
      <text:p text:style-name="P3">Have you ever experienced:</text:p>
      <text:list xml:id="list4365178320337206767" text:style-name="L52">
        <text:list-item>
          <text:p text:style-name="P54">A sense of unease without a clear cause</text:p>
        </text:list-item>
        <text:list-item>
          <text:p text:style-name="P54">Overthinking even when things are fine</text:p>
        </text:list-item>
        <text:list-item>
          <text:p text:style-name="P54">Doubt even when you are capable</text:p>
        </text:list-item>
      </text:list>
      <text:p text:style-name="P3">This happens because:</text:p>
      <text:p text:style-name="Text_20_body"><text:span text:style-name="Strong_20_Emphasis"><text:span text:style-name="T1">Your subconscious is reacting to patterns—not reality.</text:span></text:span></text:p>
      <text:p text:style-name="P3">It does not ask:</text:p>
      <text:p text:style-name="P504">“Is this situation actually dangerous?”</text:p>
      <text:p text:style-name="P3">It simply matches:</text:p>
      <text:p text:style-name="P504">“This feels similar to something negative I’ve experienced before.”</text:p>
      <text:p text:style-name="P3">And then triggers the same response.</text:p>
      <text:p text:style-name="P503"/>
      <text:h text:style-name="Heading_20_3" text:outline-level="3"><text:span text:style-name="Strong_20_Emphasis"><text:span text:style-name="T1">3.7 The Logical Question: Is This Reaction Valid?</text:span></text:span></text:h>
      <text:p text:style-name="P3">Let’s apply logic.</text:p>
      <text:p text:style-name="P3">When you feel:</text:p>
      <text:list xml:id="list7535081305031817152" text:style-name="L53">
        <text:list-item>
          <text:p text:style-name="P55">Fear</text:p>
        </text:list-item>
        <text:list-item>
          <text:p text:style-name="P55">Anxiety</text:p>
        </text:list-item>
        <text:list-item>
          <text:p text:style-name="P55">Doubt</text:p>
        </text:list-item>
      </text:list>
      <text:p text:style-name="P3">Ask yourself:</text:p>
      <text:p text:style-name="Text_20_body"><text:span text:style-name="Strong_20_Emphasis"><text:span text:style-name="T1">Is there a real, immediate threat right now?</text:span></text:span></text:p>
      <text:p text:style-name="P3">Most of the time, the answer is:</text:p>
      <text:p text:style-name="Text_20_body"><text:span text:style-name="Strong_20_Emphasis"><text:span text:style-name="T1">No.</text:span></text:span></text:p>
      <text:p text:style-name="P3">So what is happening?</text:p>
      <text:p text:style-name="P3">You are not reacting to reality.</text:p>
      <text:p text:style-name="Text_20_body"><text:span text:style-name="T1">You are reacting to </text:span><text:span text:style-name="Strong_20_Emphasis"><text:span text:style-name="T1">memory-based conditioning</text:span></text:span><text:span text:style-name="T1">.</text:span></text:p>
      <text:p text:style-name="P503"/>
      <text:h text:style-name="Heading_20_3" text:outline-level="3"><text:soft-page-break/><text:span text:style-name="Strong_20_Emphasis"><text:span text:style-name="T1">3.8 The Subconscious Does Not Differentiate Well</text:span></text:span></text:h>
      <text:p text:style-name="P3">Your subconscious cannot clearly distinguish between:</text:p>
      <text:list xml:id="list1549969842621643642" text:style-name="L54">
        <text:list-item>
          <text:p text:style-name="P56">Real danger</text:p>
        </text:list-item>
        <text:list-item>
          <text:p text:style-name="P56">Imagined scenarios</text:p>
        </text:list-item>
        <text:list-item>
          <text:p text:style-name="P56">Past memories</text:p>
        </text:list-item>
        <text:list-item>
          <text:p text:style-name="P56">Future fears</text:p>
        </text:list-item>
      </text:list>
      <text:p text:style-name="Text_20_body"><text:span text:style-name="T1">If something </text:span><text:span text:style-name="Emphasis"><text:span text:style-name="T1">feels</text:span></text:span><text:span text:style-name="T1"> similar, it reacts similarly.</text:span></text:p>
      <text:p text:style-name="P3">That is why:</text:p>
      <text:list xml:id="list3870234254007840739" text:style-name="L55">
        <text:list-item>
          <text:p text:style-name="P57">Thinking about a problem can create stress</text:p>
        </text:list-item>
        <text:list-item>
          <text:p text:style-name="P57">Imagining failure can create fear</text:p>
        </text:list-item>
        <text:list-item>
          <text:p text:style-name="P57">Remembering a bad event can recreate emotion</text:p>
        </text:list-item>
      </text:list>
      <text:p text:style-name="P3">Even though nothing is actually happening now.</text:p>
      <text:p text:style-name="P503"/>
      <text:h text:style-name="Heading_20_3" text:outline-level="3"><text:span text:style-name="Strong_20_Emphasis"><text:span text:style-name="T1">3.9 The Role of the Conscious Mind</text:span></text:span></text:h>
      <text:p text:style-name="P3">Your conscious mind is your:</text:p>
      <text:list xml:id="list1813292535679652860" text:style-name="L56">
        <text:list-item>
          <text:p text:style-name="P58">Awareness</text:p>
        </text:list-item>
        <text:list-item>
          <text:p text:style-name="P58">Logic</text:p>
        </text:list-item>
        <text:list-item>
          <text:p text:style-name="P58">Decision-making tool</text:p>
        </text:list-item>
      </text:list>
      <text:p text:style-name="P3">It has the ability to:</text:p>
      <text:list xml:id="list2756349894762942090" text:style-name="L57">
        <text:list-item>
          <text:p text:style-name="P59">Question thoughts</text:p>
        </text:list-item>
        <text:list-item>
          <text:p text:style-name="P59">Change direction</text:p>
        </text:list-item>
        <text:list-item>
          <text:p text:style-name="P59">Override patterns</text:p>
        </text:list-item>
      </text:list>
      <text:p text:style-name="P3">But there is a challenge:</text:p>
      <text:p text:style-name="Text_20_body"><text:span text:style-name="Strong_20_Emphasis"><text:span text:style-name="T1">It requires effort.</text:span></text:span></text:p>
      <text:p text:style-name="P3">And because the subconscious is faster and automatic—</text:p>
      <text:p text:style-name="P3">It often takes control.</text:p>
      <text:p text:style-name="P503"/>
      <text:h text:style-name="Heading_20_3" text:outline-level="3"><text:span text:style-name="Strong_20_Emphasis"><text:span text:style-name="T1">3.10 Why Conscious Control Feels Difficult</text:span></text:span></text:h>
      <text:p text:style-name="P3">When you try to:</text:p>
      <text:list xml:id="list3405456548566429099" text:style-name="L58">
        <text:list-item>
          <text:p text:style-name="P60">Think positively</text:p>
        </text:list-item>
        <text:list-item>
          <text:p text:style-name="P60">Stay calm</text:p>
        </text:list-item>
        <text:list-item>
          <text:p text:style-name="P60">Avoid overthinking</text:p>
        </text:list-item>
      </text:list>
      <text:p text:style-name="P3">You may notice resistance.</text:p>
      <text:p text:style-name="P3">This happens because:</text:p>
      <text:list xml:id="list3127938251701264980" text:style-name="L59">
        <text:list-item>
          <text:p text:style-name="P61"><text:soft-page-break/>You are going against existing patterns</text:p>
        </text:list-item>
        <text:list-item>
          <text:p text:style-name="P61">The subconscious prefers familiarity</text:p>
        </text:list-item>
        <text:list-item>
          <text:p text:style-name="P61">Change requires energy</text:p>
        </text:list-item>
      </text:list>
      <text:p text:style-name="P3">So the mind tries to return to what it knows.</text:p>
      <text:p text:style-name="P503"/>
      <text:h text:style-name="Heading_20_3" text:outline-level="3"><text:span text:style-name="Strong_20_Emphasis"><text:span text:style-name="T1">3.11 The Dominance of Repetition</text:span></text:span></text:h>
      <text:p text:style-name="P3">The subconscious learns through repetition.</text:p>
      <text:p text:style-name="P3">So if you have repeated:</text:p>
      <text:list xml:id="list218147246923011998" text:style-name="L60">
        <text:list-item>
          <text:p text:style-name="P62">Negative thoughts for years</text:p>
        </text:list-item>
        <text:list-item>
          <text:p text:style-name="P62">Stress responses frequently</text:p>
        </text:list-item>
        <text:list-item>
          <text:p text:style-name="P62">Doubt in multiple situations</text:p>
        </text:list-item>
      </text:list>
      <text:p text:style-name="P3">Then those patterns become strong.</text:p>
      <text:p text:style-name="P3">Not because they are correct.</text:p>
      <text:p text:style-name="Text_20_body"><text:span text:style-name="T1">But because they are </text:span><text:span text:style-name="Strong_20_Emphasis"><text:span text:style-name="T1">repeated</text:span></text:span><text:span text:style-name="T1">.</text:span></text:p>
      <text:p text:style-name="P503"/>
      <text:h text:style-name="Heading_20_3" text:outline-level="3"><text:span text:style-name="Strong_20_Emphasis"><text:span text:style-name="T1">3.12 The Key Insight: Your Thoughts Are Not Always Truth</text:span></text:span></text:h>
      <text:p text:style-name="P3">One of the biggest mistakes people make is:</text:p>
      <text:p text:style-name="P504">Believing every thought they have.</text:p>
      <text:p text:style-name="P3">But consider this:</text:p>
      <text:list xml:id="list1388665811051368080" text:style-name="L61">
        <text:list-item>
          <text:p text:style-name="P63">If your thoughts are generated by past conditioning</text:p>
        </text:list-item>
        <text:list-item>
          <text:p text:style-name="P63">And that conditioning may be flawed</text:p>
        </text:list-item>
      </text:list>
      <text:p text:style-name="P3">Then your thoughts are not always accurate.</text:p>
      <text:p text:style-name="P3">They are often:</text:p>
      <text:p text:style-name="Text_20_body"><text:span text:style-name="Strong_20_Emphasis"><text:span text:style-name="T1">Habitual.</text:span></text:span></text:p>
      <text:p text:style-name="P503"/>
      <text:h text:style-name="Heading_20_3" text:outline-level="3"><text:span text:style-name="Strong_20_Emphasis"><text:span text:style-name="T1">3.13 Example of Subconscious Patterns</text:span></text:span></text:h>
      <text:p text:style-name="P3">Situation: You start something new.</text:p>
      <text:p text:style-name="P3">Subconscious response:</text:p>
      <text:list xml:id="list9087085443879417760" text:style-name="L62">
        <text:list-item>
          <text:p text:style-name="P64">“What if I fail?”</text:p>
        </text:list-item>
        <text:list-item>
          <text:p text:style-name="P64">“I am not good enough”</text:p>
        </text:list-item>
      </text:list>
      <text:p text:style-name="P3">Reality:</text:p>
      <text:list xml:id="list3870594767603593577" text:style-name="L63">
        <text:list-item>
          <text:p text:style-name="P65">You are learning</text:p>
        </text:list-item>
        <text:list-item>
          <text:p text:style-name="P65">There is no immediate failure</text:p>
        </text:list-item>
      </text:list>
      <text:p text:style-name="P3"><text:soft-page-break/>So the response is not logical.</text:p>
      <text:p text:style-name="Text_20_body"><text:span text:style-name="T1">It is </text:span><text:span text:style-name="Strong_20_Emphasis"><text:span text:style-name="T1">programmed</text:span></text:span><text:span text:style-name="T1">.</text:span></text:p>
      <text:p text:style-name="P503"/>
      <text:h text:style-name="Heading_20_3" text:outline-level="3"><text:span text:style-name="Strong_20_Emphasis"><text:span text:style-name="T1">3.14 The Power of Awareness</text:span></text:span></text:h>
      <text:p text:style-name="P3">The moment you become aware:</text:p>
      <text:p text:style-name="P504">“This is a pattern, not reality.”</text:p>
      <text:p text:style-name="P3">You create distance.</text:p>
      <text:p text:style-name="P3">This distance allows:</text:p>
      <text:list xml:id="list5590633596211629427" text:style-name="L64">
        <text:list-item>
          <text:p text:style-name="P66">Choice</text:p>
        </text:list-item>
        <text:list-item>
          <text:p text:style-name="P66">Correction</text:p>
        </text:list-item>
        <text:list-item>
          <text:p text:style-name="P66">Redirection</text:p>
        </text:list-item>
      </text:list>
      <text:p text:style-name="P3">Without awareness, you are controlled.</text:p>
      <text:p text:style-name="P3">With awareness, you regain control.</text:p>
      <text:p text:style-name="P503"/>
      <text:h text:style-name="Heading_20_3" text:outline-level="3"><text:span text:style-name="Strong_20_Emphasis"><text:span text:style-name="T1">3.15 A Quote to Reflect On</text:span></text:span></text:h>
      <text:p text:style-name="P504">“Until you make the unconscious conscious, it will direct your life and you will call it fate.”<text:line-break/>— Carl Jung</text:p>
      <text:p text:style-name="P3">This is exactly what happens.</text:p>
      <text:p text:style-name="P3">People believe:</text:p>
      <text:list xml:id="list2166425242658439136" text:style-name="L65">
        <text:list-item>
          <text:p text:style-name="P67">“This is just how I am”</text:p>
        </text:list-item>
        <text:list-item>
          <text:p text:style-name="P67">“This is my nature”</text:p>
        </text:list-item>
      </text:list>
      <text:p text:style-name="P3">But in reality:</text:p>
      <text:p text:style-name="Text_20_body"><text:span text:style-name="T1">It is </text:span><text:span text:style-name="Strong_20_Emphasis"><text:span text:style-name="T1">conditioning</text:span></text:span><text:span text:style-name="T1">, not identity.</text:span></text:p>
      <text:p text:style-name="P503"/>
      <text:h text:style-name="Heading_20_3" text:outline-level="3"><text:span text:style-name="Strong_20_Emphasis"><text:span text:style-name="T1">3.16 Reprogramming Is Possible</text:span></text:span></text:h>
      <text:p text:style-name="P3">The most important truth:</text:p>
      <text:p text:style-name="Text_20_body"><text:span text:style-name="Strong_20_Emphasis"><text:span text:style-name="T1">Your subconscious is not fixed.</text:span></text:span></text:p>
      <text:p text:style-name="P3">It can be:</text:p>
      <text:list xml:id="list4695557290757198186" text:style-name="L66">
        <text:list-item>
          <text:p text:style-name="P68">Re-trained</text:p>
        </text:list-item>
        <text:list-item>
          <text:p text:style-name="P68">Re-shaped</text:p>
        </text:list-item>
        <text:list-item>
          <text:p text:style-name="P68">Re-directed</text:p>
        </text:list-item>
      </text:list>
      <text:p text:style-name="P3">Just like it learned negative patterns—</text:p>
      <text:p text:style-name="P3"><text:soft-page-break/>It can learn positive ones.</text:p>
      <text:p text:style-name="P503"/>
      <text:h text:style-name="Heading_20_3" text:outline-level="3"><text:span text:style-name="Strong_20_Emphasis"><text:span text:style-name="T1">3.17 The Process of Change</text:span></text:span></text:h>
      <text:p text:style-name="P3">To shift from negative to positive programming:</text:p>
      <text:list xml:id="list49336343582704387" text:style-name="L67">
        <text:list-item>
          <text:p text:style-name="P467"><text:span text:style-name="Strong_20_Emphasis"><text:span text:style-name="T1">Awareness</text:span></text:span></text:p>
          <text:list>
            <text:list-item>
              <text:p text:style-name="P69">Notice automatic thoughts</text:p>
            </text:list-item>
          </text:list>
        </text:list-item>
        <text:list-item>
          <text:p text:style-name="P467"><text:span text:style-name="Strong_20_Emphasis"><text:span text:style-name="T1">Interruption</text:span></text:span></text:p>
          <text:list>
            <text:list-item>
              <text:p text:style-name="P69">Pause instead of reacting</text:p>
            </text:list-item>
          </text:list>
        </text:list-item>
        <text:list-item>
          <text:p text:style-name="P467"><text:span text:style-name="Strong_20_Emphasis"><text:span text:style-name="T1">Redirection</text:span></text:span></text:p>
          <text:list>
            <text:list-item>
              <text:p text:style-name="P69">Introduce a better thought</text:p>
            </text:list-item>
          </text:list>
        </text:list-item>
        <text:list-item>
          <text:p text:style-name="P467"><text:span text:style-name="Strong_20_Emphasis"><text:span text:style-name="T1">Repetition</text:span></text:span></text:p>
          <text:list>
            <text:list-item>
              <text:p text:style-name="P69">Practice consistently</text:p>
            </text:list-item>
          </text:list>
        </text:list-item>
      </text:list>
      <text:p text:style-name="P3">Over time:</text:p>
      <text:list xml:id="list2428371318115016012" text:style-name="L68">
        <text:list-item>
          <text:p text:style-name="P70">New patterns form</text:p>
        </text:list-item>
        <text:list-item>
          <text:p text:style-name="P70">Old patterns weaken</text:p>
        </text:list-item>
      </text:list>
      <text:p text:style-name="P503"/>
      <text:h text:style-name="Heading_20_3" text:outline-level="3"><text:span text:style-name="Strong_20_Emphasis"><text:span text:style-name="T1">3.18 Why This Requires Patience</text:span></text:span></text:h>
      <text:p text:style-name="P3">Your current patterns may have taken years to form.</text:p>
      <text:p text:style-name="P3">So expecting instant change creates frustration.</text:p>
      <text:p text:style-name="P3">Instead, understand:</text:p>
      <text:list xml:id="list3530796124337614805" text:style-name="L69">
        <text:list-item>
          <text:p text:style-name="P71">Every small effort counts</text:p>
        </text:list-item>
        <text:list-item>
          <text:p text:style-name="P71">Every interruption matters</text:p>
        </text:list-item>
        <text:list-item>
          <text:p text:style-name="P71">Every repetition builds new wiring</text:p>
        </text:list-item>
      </text:list>
      <text:p text:style-name="P503"/>
      <text:h text:style-name="Heading_20_3" text:outline-level="3"><text:span text:style-name="Strong_20_Emphasis"><text:span text:style-name="T1">3.19 The Freedom in This Understanding</text:span></text:span></text:h>
      <text:p text:style-name="P3">When you truly understand this chapter:</text:p>
      <text:list xml:id="list5679016261706468431" text:style-name="L70">
        <text:list-item>
          <text:p text:style-name="P72">You stop blaming situations</text:p>
        </text:list-item>
        <text:list-item>
          <text:p text:style-name="P72">You stop believing every thought</text:p>
        </text:list-item>
        <text:list-item>
          <text:p text:style-name="P72">You stop identifying with negativity</text:p>
        </text:list-item>
      </text:list>
      <text:p text:style-name="P3">You begin to see:</text:p>
      <text:p text:style-name="P504">“This is not me. This is a pattern.”</text:p>
      <text:p text:style-name="P3">And patterns can change.</text:p>
      <text:p text:style-name="P503"/>
      <text:h text:style-name="Heading_20_3" text:outline-level="3"><text:soft-page-break/><text:span text:style-name="Strong_20_Emphasis"><text:span text:style-name="T1">3.20 Final Thought of This Chapter</text:span></text:span></text:h>
      <text:p text:style-name="P3">Your subconscious may be running your life—</text:p>
      <text:p text:style-name="P3">But it is not your destiny.</text:p>
      <text:p text:style-name="P3">Your conscious mind has the power to:</text:p>
      <text:list xml:id="list2363407759808784828" text:style-name="L71">
        <text:list-item>
          <text:p text:style-name="P73">Observe</text:p>
        </text:list-item>
        <text:list-item>
          <text:p text:style-name="P73">Interrupt</text:p>
        </text:list-item>
        <text:list-item>
          <text:p text:style-name="P73">Redirect</text:p>
        </text:list-item>
      </text:list>
      <text:p text:style-name="P3">And with practice:</text:p>
      <text:p text:style-name="P3">What was once automatic can become intentional.</text:p>
      <text:p text:style-name="P3">And what once controlled you—</text:p>
      <text:p text:style-name="P3">Can become something you consciously shape.</text:p>
      <text:p text:style-name="P3"/>
      <text:p text:style-name="P503"/>
      <text:h text:style-name="Heading_20_2" text:outline-level="2"><text:span text:style-name="Strong_20_Emphasis"><text:span text:style-name="T1">Chapter 4: Breaking the Negative Autopilot</text:span></text:span></text:h>
      <text:p text:style-name="P3">Imagine your brain like a path in a forest.</text:p>
      <text:list xml:id="list7456830167092678002" text:style-name="L7">
        <text:list-item>
          <text:p text:style-name="P10">Frequently used thoughts become wide, clear roads</text:p>
        </text:list-item>
        <text:list-item>
          <text:p text:style-name="P10">Rare thoughts remain narrow, unused trails</text:p>
        </text:list-item>
      </text:list>
      <text:p text:style-name="P3">If you’ve spent years thinking negatively, those patterns are deeply carved.</text:p>
      <text:p text:style-name="P3">But here’s the key insight:</text:p>
      <text:p text:style-name="Text_20_body"><text:span text:style-name="Strong_20_Emphasis"><text:span text:style-name="T1">The brain is plastic—it can change.</text:span></text:span></text:p>
      <text:p text:style-name="Text_20_body"><text:span text:style-name="T1">This is called </text:span><text:span text:style-name="Strong_20_Emphasis"><text:span text:style-name="T1">neuroplasticity</text:span></text:span><text:span text:style-name="T1">.</text:span></text:p>
      <text:p text:style-name="P3">Every time you consciously choose:</text:p>
      <text:list xml:id="list1241202967170970667" text:style-name="L8">
        <text:list-item>
          <text:p text:style-name="P11">A positive thought</text:p>
        </text:list-item>
        <text:list-item>
          <text:p text:style-name="P11">A calm response</text:p>
        </text:list-item>
        <text:list-item>
          <text:p text:style-name="P11">A hopeful interpretation</text:p>
        </text:list-item>
      </text:list>
      <text:p text:style-name="P3">You are carving a new path.</text:p>
      <text:p text:style-name="P3">At first, it requires effort.</text:p>
      <text:p text:style-name="P3">But repetition turns effort into habit.</text:p>
      <text:p text:style-name="P3"/>
      <text:h text:style-name="P501" text:outline-level="3"><text:span text:style-name="Strong_20_Emphasis">4.1 The Forest Inside Your Mind</text:span></text:h>
      <text:p text:style-name="P3">Imagine walking through a dense forest.</text:p>
      <text:list xml:id="list8682347178020498460" text:style-name="L72">
        <text:list-item>
          <text:p text:style-name="P74">Some paths are wide, clear, and easy to walk</text:p>
        </text:list-item>
        <text:list-item>
          <text:p text:style-name="P74">Others are narrow, overgrown, and barely visible</text:p>
        </text:list-item>
      </text:list>
      <text:p text:style-name="P3">Which path will you naturally take?</text:p>
      <text:p text:style-name="P3"><text:soft-page-break/>The wide one.</text:p>
      <text:p text:style-name="Text_20_body"><text:span text:style-name="T1">Not because it is better—but because it is </text:span><text:span text:style-name="Strong_20_Emphasis"><text:span text:style-name="T1">familiar and easy</text:span></text:span><text:span text:style-name="T1">.</text:span></text:p>
      <text:p text:style-name="P3">Your mind works in exactly the same way.</text:p>
      <text:list xml:id="list1927766586792869625" text:style-name="L73">
        <text:list-item>
          <text:p text:style-name="P468"><text:span text:style-name="T1">Frequently repeated thoughts become </text:span><text:span text:style-name="Strong_20_Emphasis"><text:span text:style-name="T1">wide mental highways</text:span></text:span></text:p>
        </text:list-item>
        <text:list-item>
          <text:p text:style-name="P468"><text:span text:style-name="T1">Rarely used thoughts remain </text:span><text:span text:style-name="Strong_20_Emphasis"><text:span text:style-name="T1">thin, unused trails</text:span></text:span></text:p>
        </text:list-item>
      </text:list>
      <text:p text:style-name="P3">So if you have spent years:</text:p>
      <text:list xml:id="list4364747578326898418" text:style-name="L74">
        <text:list-item>
          <text:p text:style-name="P75">Worrying</text:p>
        </text:list-item>
        <text:list-item>
          <text:p text:style-name="P75">Doubting</text:p>
        </text:list-item>
        <text:list-item>
          <text:p text:style-name="P75">Expecting negative outcomes</text:p>
        </text:list-item>
      </text:list>
      <text:p text:style-name="Text_20_body"><text:span text:style-name="T1">Those thoughts have become your </text:span><text:span text:style-name="Strong_20_Emphasis"><text:span text:style-name="T1">default roads</text:span></text:span><text:span text:style-name="T1">.</text:span></text:p>
      <text:p text:style-name="P503"/>
      <text:h text:style-name="Heading_20_3" text:outline-level="3"><text:span text:style-name="Strong_20_Emphasis"><text:span text:style-name="T1">4.2 Why Negative Thinking Feels Natural</text:span></text:span></text:h>
      <text:p text:style-name="P3">Many people say:</text:p>
      <text:p text:style-name="P504">“I don’t want to think negatively, but it just happens.”</text:p>
      <text:p text:style-name="P3">That is true.</text:p>
      <text:p text:style-name="Text_20_body"><text:span text:style-name="T1">Because what feels “natural” is not what is </text:span><text:span text:style-name="Emphasis"><text:span text:style-name="T1">correct</text:span></text:span><text:span text:style-name="T1">—</text:span></text:p>
      <text:p text:style-name="Text_20_body"><text:span text:style-name="T1">It is what is </text:span><text:span text:style-name="Strong_20_Emphasis"><text:span text:style-name="T1">practiced</text:span></text:span><text:span text:style-name="T1">.</text:span></text:p>
      <text:p text:style-name="P3">If a thought pattern has been repeated thousands of times:</text:p>
      <text:list xml:id="list4988582743375231451" text:style-name="L75">
        <text:list-item>
          <text:p text:style-name="P76">It becomes fast</text:p>
        </text:list-item>
        <text:list-item>
          <text:p text:style-name="P76">It becomes automatic</text:p>
        </text:list-item>
        <text:list-item>
          <text:p text:style-name="P76">It requires no effort</text:p>
        </text:list-item>
      </text:list>
      <text:p text:style-name="P3">So negativity is not your nature.</text:p>
      <text:p text:style-name="Text_20_body"><text:span text:style-name="T1">It is your </text:span><text:span text:style-name="Strong_20_Emphasis"><text:span text:style-name="T1">conditioning</text:span></text:span><text:span text:style-name="T1">.</text:span></text:p>
      <text:p text:style-name="P503"/>
      <text:h text:style-name="Heading_20_3" text:outline-level="3"><text:span text:style-name="Strong_20_Emphasis"><text:span text:style-name="T1">4.3 The Autopilot Loop</text:span></text:span></text:h>
      <text:p text:style-name="P3">Negative autopilot follows a loop:</text:p>
      <text:list xml:id="list1911808852718295673" text:style-name="L76">
        <text:list-item>
          <text:p text:style-name="P77">A situation occurs</text:p>
        </text:list-item>
        <text:list-item>
          <text:p text:style-name="P77">A familiar thought arises</text:p>
        </text:list-item>
        <text:list-item>
          <text:p text:style-name="P77">An emotional reaction follows</text:p>
        </text:list-item>
        <text:list-item>
          <text:p text:style-name="P77">The pattern reinforces itself</text:p>
        </text:list-item>
      </text:list>
      <text:p text:style-name="P3">For example:</text:p>
      <text:list xml:id="list8449061251950564325" text:style-name="L77">
        <text:list-item>
          <text:p text:style-name="P78">Situation: A delay or uncertainty</text:p>
        </text:list-item>
        <text:list-item>
          <text:p text:style-name="P78">Thought: “Something will go wrong”</text:p>
        </text:list-item>
        <text:list-item>
          <text:p text:style-name="P78">Emotion: Anxiety</text:p>
        </text:list-item>
        <text:list-item>
          <text:p text:style-name="P78"><text:soft-page-break/>Reinforcement: “See, I was right to worry”</text:p>
        </text:list-item>
      </text:list>
      <text:p text:style-name="P3">Even when nothing actually goes wrong.</text:p>
      <text:p text:style-name="P3">This loop repeats so often that it becomes invisible.</text:p>
      <text:p text:style-name="P503"/>
      <text:h text:style-name="Heading_20_3" text:outline-level="3"><text:span text:style-name="Strong_20_Emphasis"><text:span text:style-name="T1">4.4 The Key Question: Is This Pattern Serving You?</text:span></text:span></text:h>
      <text:p text:style-name="P3">Pause and reflect:</text:p>
      <text:list xml:id="list1375708714187240513" text:style-name="L78">
        <text:list-item>
          <text:p text:style-name="P79">Does constant worry solve problems?</text:p>
        </text:list-item>
        <text:list-item>
          <text:p text:style-name="P79">Does overthinking improve outcomes?</text:p>
        </text:list-item>
        <text:list-item>
          <text:p text:style-name="P79">Does fear increase your effectiveness?</text:p>
        </text:list-item>
      </text:list>
      <text:p text:style-name="P3">The honest answer is:</text:p>
      <text:p text:style-name="Text_20_body"><text:span text:style-name="Strong_20_Emphasis"><text:span text:style-name="T1">No.</text:span></text:span></text:p>
      <text:p text:style-name="P3">At best, it gives a false sense of control.</text:p>
      <text:p text:style-name="P3">At worst, it drains your energy and clarity.</text:p>
      <text:p text:style-name="P503"/>
      <text:h text:style-name="Heading_20_3" text:outline-level="3"><text:span text:style-name="Strong_20_Emphasis"><text:span text:style-name="T1">4.5 The Good News: Your Brain Is Not Fixed</text:span></text:span></text:h>
      <text:p text:style-name="P3">Here is the most empowering truth in this chapter:</text:p>
      <text:p text:style-name="Quotations"><text:span text:style-name="Strong_20_Emphasis"><text:span text:style-name="T1">Your brain is not rigid. It is adaptable.</text:span></text:span></text:p>
      <text:p text:style-name="P3">This ability is called:</text:p>
      <text:p text:style-name="Text_20_body"><text:span text:style-name="Strong_20_Emphasis"><text:span text:style-name="T1">Neuroplasticity</text:span></text:span></text:p>
      <text:p text:style-name="P3">It means:</text:p>
      <text:list xml:id="list4509224285050682136" text:style-name="L79">
        <text:list-item>
          <text:p text:style-name="P80">Your brain can form new connections</text:p>
        </text:list-item>
        <text:list-item>
          <text:p text:style-name="P80">Old patterns can weaken</text:p>
        </text:list-item>
        <text:list-item>
          <text:p text:style-name="P80">New patterns can become dominant</text:p>
        </text:list-item>
      </text:list>
      <text:p text:style-name="P3">You are not stuck with your current thinking.</text:p>
      <text:p text:style-name="P503"/>
      <text:h text:style-name="Heading_20_3" text:outline-level="3"><text:span text:style-name="Strong_20_Emphasis"><text:span text:style-name="T1">4.6 How Neuroplasticity Works</text:span></text:span></text:h>
      <text:p text:style-name="P3">Every thought you think creates a neural pathway.</text:p>
      <text:list xml:id="list8323976980617057932" text:style-name="L80">
        <text:list-item>
          <text:p text:style-name="P81">Repeated thoughts strengthen that pathway</text:p>
        </text:list-item>
        <text:list-item>
          <text:p text:style-name="P81">Ignored thoughts weaken over time</text:p>
        </text:list-item>
      </text:list>
      <text:p text:style-name="P3">So your brain is constantly being shaped by:</text:p>
      <text:list xml:id="list7296704669503893160" text:style-name="L81">
        <text:list-item>
          <text:p text:style-name="P82">What you think</text:p>
        </text:list-item>
        <text:list-item>
          <text:p text:style-name="P82">How often you think it</text:p>
        </text:list-item>
        <text:list-item>
          <text:p text:style-name="P82">The emotional intensity attached to it</text:p>
        </text:list-item>
      </text:list>
      <text:p text:style-name="P3"><text:soft-page-break/>This means:</text:p>
      <text:p text:style-name="Text_20_body"><text:span text:style-name="Strong_20_Emphasis"><text:span text:style-name="T1">You are training your brain—whether you realize it or not.</text:span></text:span></text:p>
      <text:p text:style-name="P503"/>
      <text:h text:style-name="Heading_20_3" text:outline-level="3"><text:span text:style-name="Strong_20_Emphasis"><text:span text:style-name="T1">4.7 The Logical Realization</text:span></text:span></text:h>
      <text:p text:style-name="P3">If negative thinking has been learned through repetition—</text:p>
      <text:p text:style-name="P3">Then logically:</text:p>
      <text:p text:style-name="Text_20_body"><text:span text:style-name="Strong_20_Emphasis"><text:span text:style-name="T1">Positive thinking can also be learned through repetition.</text:span></text:span></text:p>
      <text:p text:style-name="P3">There is nothing special about negativity.</text:p>
      <text:p text:style-name="P3">It just had more practice.</text:p>
      <text:p text:style-name="P503"/>
      <text:h text:style-name="Heading_20_3" text:outline-level="3"><text:span text:style-name="Strong_20_Emphasis"><text:span text:style-name="T1">4.8 Why Change Feels Difficult in the Beginning</text:span></text:span></text:h>
      <text:p text:style-name="P3">When you try to think differently, you may feel:</text:p>
      <text:list xml:id="list2021599117505848386" text:style-name="L82">
        <text:list-item>
          <text:p text:style-name="P83">Resistance</text:p>
        </text:list-item>
        <text:list-item>
          <text:p text:style-name="P83">Discomfort</text:p>
        </text:list-item>
        <text:list-item>
          <text:p text:style-name="P83">Doubt</text:p>
        </text:list-item>
      </text:list>
      <text:p text:style-name="P3">This happens because:</text:p>
      <text:list xml:id="list8308683729307077482" text:style-name="L83">
        <text:list-item>
          <text:p text:style-name="P84">You are stepping off the “wide road”</text:p>
        </text:list-item>
        <text:list-item>
          <text:p text:style-name="P84">You are trying to walk a new, narrow path</text:p>
        </text:list-item>
      </text:list>
      <text:p text:style-name="P3">The brain prefers efficiency.</text:p>
      <text:p text:style-name="P3">It resists change—not because change is bad—</text:p>
      <text:p text:style-name="Text_20_body"><text:span text:style-name="T1">But because change requires </text:span><text:span text:style-name="Strong_20_Emphasis"><text:span text:style-name="T1">energy</text:span></text:span><text:span text:style-name="T1">.</text:span></text:p>
      <text:p text:style-name="P503"/>
      <text:h text:style-name="Heading_20_3" text:outline-level="3"><text:span text:style-name="Strong_20_Emphasis"><text:span text:style-name="T1">4.9 The First Step: Awareness of the Pattern</text:span></text:span></text:h>
      <text:p text:style-name="P3">You cannot change what you do not notice.</text:p>
      <text:p text:style-name="P3">So begin with:</text:p>
      <text:list xml:id="list8225871604661517194" text:style-name="L84">
        <text:list-item>
          <text:p text:style-name="P85">Observing your thoughts</text:p>
        </text:list-item>
        <text:list-item>
          <text:p text:style-name="P85">Not judging them</text:p>
        </text:list-item>
        <text:list-item>
          <text:p text:style-name="P85">Simply recognizing patterns</text:p>
        </text:list-item>
      </text:list>
      <text:p text:style-name="P3">For example:</text:p>
      <text:list xml:id="list3359725379858641595" text:style-name="L85">
        <text:list-item>
          <text:p text:style-name="P86">“I am assuming the worst again”</text:p>
        </text:list-item>
        <text:list-item>
          <text:p text:style-name="P86">“This is a familiar fear response”</text:p>
        </text:list-item>
      </text:list>
      <text:p text:style-name="P3">This awareness itself weakens the automatic loop.</text:p>
      <text:p text:style-name="P503"/>
      <text:h text:style-name="Heading_20_3" text:outline-level="3"><text:soft-page-break/><text:span text:style-name="Strong_20_Emphasis"><text:span text:style-name="T1">4.10 Interrupting the Autopilot</text:span></text:span></text:h>
      <text:p text:style-name="P3">Once you notice a pattern, the next step is:</text:p>
      <text:p text:style-name="Text_20_body"><text:span text:style-name="Strong_20_Emphasis"><text:span text:style-name="T1">Pause.</text:span></text:span></text:p>
      <text:p text:style-name="P3">Even a few seconds of pause creates space.</text:p>
      <text:p text:style-name="P3">In that space:</text:p>
      <text:list xml:id="list3268289361759735458" text:style-name="L86">
        <text:list-item>
          <text:p text:style-name="P87">You are no longer fully controlled</text:p>
        </text:list-item>
        <text:list-item>
          <text:p text:style-name="P87">You gain the ability to choose</text:p>
        </text:list-item>
      </text:list>
      <text:p text:style-name="P3">Without pause, reaction is automatic.</text:p>
      <text:p text:style-name="P3">With pause, response becomes possible.</text:p>
      <text:p text:style-name="P503"/>
      <text:h text:style-name="Heading_20_3" text:outline-level="3"><text:span text:style-name="Strong_20_Emphasis"><text:span text:style-name="T1">4.11 Choosing a New Direction</text:span></text:span></text:h>
      <text:p text:style-name="P3">After pausing, introduce a new thought:</text:p>
      <text:list xml:id="list1255130618431617858" text:style-name="L87">
        <text:list-item>
          <text:p text:style-name="P88">Instead of “This will fail” → “I will handle whatever happens”</text:p>
        </text:list-item>
        <text:list-item>
          <text:p text:style-name="P88">Instead of “Something is wrong” → “Let me assess calmly”</text:p>
        </text:list-item>
        <text:list-item>
          <text:p text:style-name="P88">Instead of “I can’t do this” → “I can learn and improve”</text:p>
        </text:list-item>
      </text:list>
      <text:p text:style-name="P3">These are not blind positive statements.</text:p>
      <text:p text:style-name="Text_20_body"><text:span text:style-name="T1">They are </text:span><text:span text:style-name="Strong_20_Emphasis"><text:span text:style-name="T1">balanced, constructive alternatives</text:span></text:span><text:span text:style-name="T1">.</text:span></text:p>
      <text:p text:style-name="P503"/>
      <text:h text:style-name="Heading_20_3" text:outline-level="3"><text:span text:style-name="Strong_20_Emphasis"><text:span text:style-name="T1">4.12 Carving the New Path</text:span></text:span></text:h>
      <text:p text:style-name="P3">Every time you choose a new thought:</text:p>
      <text:list xml:id="list2106184035483887729" text:style-name="L88">
        <text:list-item>
          <text:p text:style-name="P89">You activate a new neural pathway</text:p>
        </text:list-item>
        <text:list-item>
          <text:p text:style-name="P89">You strengthen a new direction</text:p>
        </text:list-item>
      </text:list>
      <text:p text:style-name="P3">At first:</text:p>
      <text:list xml:id="list8319319755547408458" text:style-name="L89">
        <text:list-item>
          <text:p text:style-name="P90">It feels unnatural</text:p>
        </text:list-item>
        <text:list-item>
          <text:p text:style-name="P90">It feels effortful</text:p>
        </text:list-item>
      </text:list>
      <text:p text:style-name="P3">Because the path is still narrow.</text:p>
      <text:p text:style-name="P3">But with repetition:</text:p>
      <text:list xml:id="list1341390105871813497" text:style-name="L90">
        <text:list-item>
          <text:p text:style-name="P91">It becomes easier</text:p>
        </text:list-item>
        <text:list-item>
          <text:p text:style-name="P91">It becomes faster</text:p>
        </text:list-item>
        <text:list-item>
          <text:p text:style-name="P91">It becomes automatic</text:p>
        </text:list-item>
      </text:list>
      <text:p text:style-name="P503"/>
      <text:h text:style-name="Heading_20_3" text:outline-level="3"><text:span text:style-name="Strong_20_Emphasis"><text:span text:style-name="T1">4.13 The Role of Repetition</text:span></text:span></text:h>
      <text:p text:style-name="P3">Repetition is the most important factor.</text:p>
      <text:p text:style-name="P3"><text:soft-page-break/>Not intensity.<text:line-break/>Not perfection.</text:p>
      <text:p text:style-name="P3">Just repetition.</text:p>
      <text:p text:style-name="P3">Even if:</text:p>
      <text:list xml:id="list7488023507656480082" text:style-name="L91">
        <text:list-item>
          <text:p text:style-name="P92">The new thought feels weak</text:p>
        </text:list-item>
        <text:list-item>
          <text:p text:style-name="P92">The belief is not strong yet</text:p>
        </text:list-item>
      </text:list>
      <text:p text:style-name="P3">Keep repeating.</text:p>
      <text:p text:style-name="P3">Because the brain does not require perfection—</text:p>
      <text:p text:style-name="Text_20_body"><text:span text:style-name="T1">It requires </text:span><text:span text:style-name="Strong_20_Emphasis"><text:span text:style-name="T1">consistency</text:span></text:span><text:span text:style-name="T1">.</text:span></text:p>
      <text:p text:style-name="P503"/>
      <text:h text:style-name="Heading_20_3" text:outline-level="3"><text:span text:style-name="Strong_20_Emphasis"><text:span text:style-name="T1">4.14 The Risk-Free Experiment</text:span></text:span></text:h>
      <text:p text:style-name="P3">Let’s apply simple logic again.</text:p>
      <text:p text:style-name="P3">If you choose:</text:p>
      <text:list xml:id="list4193929727262325091" text:style-name="L92">
        <text:list-item>
          <text:p text:style-name="P93">A hopeful interpretation</text:p>
        </text:list-item>
        <text:list-item>
          <text:p text:style-name="P93">A calm response</text:p>
        </text:list-item>
        <text:list-item>
          <text:p text:style-name="P93">A positive thought</text:p>
        </text:list-item>
      </text:list>
      <text:p text:style-name="P3">What do you lose?</text:p>
      <text:p text:style-name="P3">Nothing.</text:p>
      <text:p text:style-name="P3">And what do you gain?</text:p>
      <text:list xml:id="list6625893274353917977" text:style-name="L93">
        <text:list-item>
          <text:p text:style-name="P94">Better mental state</text:p>
        </text:list-item>
        <text:list-item>
          <text:p text:style-name="P94">More clarity</text:p>
        </text:list-item>
        <text:list-item>
          <text:p text:style-name="P94">More energy</text:p>
        </text:list-item>
      </text:list>
      <text:p text:style-name="P3">So even if you are unsure—</text:p>
      <text:p text:style-name="Text_20_body"><text:span text:style-name="T1">It is a </text:span><text:span text:style-name="Strong_20_Emphasis"><text:span text:style-name="T1">risk-free improvement strategy</text:span></text:span><text:span text:style-name="T1">.</text:span></text:p>
      <text:p text:style-name="P503"/>
      <text:h text:style-name="Heading_20_3" text:outline-level="3"><text:span text:style-name="Strong_20_Emphasis"><text:span text:style-name="T1">4.15 The Gradual Shift</text:span></text:span></text:h>
      <text:p text:style-name="P3">Change does not happen in a single moment.</text:p>
      <text:p text:style-name="P3">It happens in layers:</text:p>
      <text:list xml:id="list8058502079254282758" text:style-name="L94">
        <text:list-item>
          <text:p text:style-name="P95">First, you notice patterns</text:p>
        </text:list-item>
        <text:list-item>
          <text:p text:style-name="P95">Then, you interrupt occasionally</text:p>
        </text:list-item>
        <text:list-item>
          <text:p text:style-name="P95">Then, you redirect more frequently</text:p>
        </text:list-item>
        <text:list-item>
          <text:p text:style-name="P95">Then, the new pattern becomes natural</text:p>
        </text:list-item>
      </text:list>
      <text:p text:style-name="P3">Over time:</text:p>
      <text:p text:style-name="P3">The old path becomes overgrown.</text:p>
      <text:p text:style-name="P3"><text:soft-page-break/>The new path becomes the highway.</text:p>
      <text:p text:style-name="P503"/>
      <text:h text:style-name="Heading_20_3" text:outline-level="3"><text:span text:style-name="Strong_20_Emphasis"><text:span text:style-name="T1">4.16 A Quote to Reflect On</text:span></text:span></text:h>
      <text:p text:style-name="P504">“Neurons that fire together wire together.”<text:line-break/>— Donald Hebb</text:p>
      <text:p text:style-name="P3">This is the foundation of neuroplasticity.</text:p>
      <text:p text:style-name="P3">Whatever you repeat—</text:p>
      <text:p text:style-name="P3">You strengthen.</text:p>
      <text:p text:style-name="P503"/>
      <text:h text:style-name="Heading_20_3" text:outline-level="3"><text:span text:style-name="Strong_20_Emphasis"><text:span text:style-name="T1">4.17 The Trap to Avoid</text:span></text:span></text:h>
      <text:p text:style-name="P3">Do not expect instant transformation.</text:p>
      <text:p text:style-name="P3">If you think:</text:p>
      <text:list xml:id="list7573107748207708734" text:style-name="L95">
        <text:list-item>
          <text:p text:style-name="P96">“This is not working”</text:p>
        </text:list-item>
        <text:list-item>
          <text:p text:style-name="P96">“I still feel negative”</text:p>
        </text:list-item>
      </text:list>
      <text:p text:style-name="P3">You may give up too early.</text:p>
      <text:p text:style-name="P3">Remember:</text:p>
      <text:list xml:id="list973472109181201574" text:style-name="L96">
        <text:list-item>
          <text:p text:style-name="P97">Old patterns took years to form</text:p>
        </text:list-item>
        <text:list-item>
          <text:p text:style-name="P97">New patterns take time to establish</text:p>
        </text:list-item>
      </text:list>
      <text:p text:style-name="P3">Be patient with the process.</text:p>
      <text:p text:style-name="P503"/>
      <text:h text:style-name="Heading_20_3" text:outline-level="3"><text:span text:style-name="Strong_20_Emphasis"><text:span text:style-name="T1">4.18 Consistency Over Intensity</text:span></text:span></text:h>
      <text:p text:style-name="P3">You do not need:</text:p>
      <text:list xml:id="list3740557508627880031" text:style-name="L97">
        <text:list-item>
          <text:p text:style-name="P98">Long sessions of practice</text:p>
        </text:list-item>
        <text:list-item>
          <text:p text:style-name="P98">Perfect mental control</text:p>
        </text:list-item>
      </text:list>
      <text:p text:style-name="P3">You need:</text:p>
      <text:list xml:id="list4692948021756008013" text:style-name="L98">
        <text:list-item>
          <text:p text:style-name="P99">Small, repeated corrections</text:p>
        </text:list-item>
        <text:list-item>
          <text:p text:style-name="P99">Daily awareness</text:p>
        </text:list-item>
        <text:list-item>
          <text:p text:style-name="P99">Gentle persistence</text:p>
        </text:list-item>
      </text:list>
      <text:p text:style-name="P3">Even a few conscious shifts per day matter.</text:p>
      <text:p text:style-name="P503"/>
      <text:h text:style-name="Heading_20_3" text:outline-level="3"><text:span text:style-name="Strong_20_Emphasis"><text:span text:style-name="T1">4.19 What Happens When You Stay Consistent</text:span></text:span></text:h>
      <text:p text:style-name="P3">With consistent practice:</text:p>
      <text:list xml:id="list8910392862254879588" text:style-name="L99">
        <text:list-item>
          <text:p text:style-name="P100"><text:soft-page-break/>Negative thoughts lose intensity</text:p>
        </text:list-item>
        <text:list-item>
          <text:p text:style-name="P100">Emotional reactions reduce</text:p>
        </text:list-item>
        <text:list-item>
          <text:p text:style-name="P100">Calmness increases naturally</text:p>
        </text:list-item>
        <text:list-item>
          <text:p text:style-name="P100">Confidence improves</text:p>
        </text:list-item>
      </text:list>
      <text:p text:style-name="P3">You don’t force positivity anymore.</text:p>
      <text:p text:style-name="Text_20_body"><text:span text:style-name="T1">You become </text:span><text:span text:style-name="Strong_20_Emphasis"><text:span text:style-name="T1">less reactive and more stable</text:span></text:span><text:span text:style-name="T1">.</text:span></text:p>
      <text:p text:style-name="P503"/>
      <text:h text:style-name="Heading_20_3" text:outline-level="3"><text:span text:style-name="Strong_20_Emphasis"><text:span text:style-name="T1">4.20 Final Thought of This Chapter</text:span></text:span></text:h>
      <text:p text:style-name="P3">Your mind may have been running on negative autopilot—</text:p>
      <text:p text:style-name="P3">But autopilot is not permanent.</text:p>
      <text:p text:style-name="P3">Every conscious thought is a step off the old road.</text:p>
      <text:p text:style-name="P3">Every positive choice is a step onto a new path.</text:p>
      <text:p text:style-name="P3">And with time, patience, and repetition—</text:p>
      <text:p text:style-name="P3">The path you choose today becomes the path you walk effortlessly tomorrow.</text:p>
      <text:p text:style-name="P3"/>
      <text:p text:style-name="P503"/>
      <text:h text:style-name="Heading_20_2" text:outline-level="2"><text:span text:style-name="Strong_20_Emphasis"><text:span text:style-name="T1">Chapter 5: Rewiring Your Subconscious</text:span></text:span></text:h>
      <text:p text:style-name="P3">Your subconscious learns through:</text:p>
      <text:list xml:id="list152108626642099261" text:style-name="L9">
        <text:list-item>
          <text:p text:style-name="P12">Repetition</text:p>
        </text:list-item>
        <text:list-item>
          <text:p text:style-name="P12">Emotion</text:p>
        </text:list-item>
        <text:list-item>
          <text:p text:style-name="P12">Consistency</text:p>
        </text:list-item>
      </text:list>
      <text:p text:style-name="P3">So if you want to shift from negative to positive patterns:</text:p>
      <text:h text:style-name="P501" text:outline-level="3">Practice Method:</text:h>
      <text:list xml:id="list3023262613973323660" text:style-name="L10">
        <text:list-item>
          <text:p text:style-name="P2"><text:span text:style-name="Strong_20_Emphasis"><text:span text:style-name="T1">Catch the negative thought</text:span></text:span></text:p>
          <text:list>
            <text:list-item>
              <text:p text:style-name="P13">“This won’t work”</text:p>
            </text:list-item>
            <text:list-item>
              <text:p text:style-name="P13">“I always fail”</text:p>
            </text:list-item>
          </text:list>
        </text:list-item>
        <text:list-item>
          <text:p text:style-name="P2"><text:span text:style-name="Strong_20_Emphasis"><text:span text:style-name="T1">Pause and redirect</text:span></text:span></text:p>
          <text:list>
            <text:list-item>
              <text:p text:style-name="P13">“I am learning”</text:p>
            </text:list-item>
            <text:list-item>
              <text:p text:style-name="P13">“I will improve with effort”</text:p>
            </text:list-item>
          </text:list>
        </text:list-item>
        <text:list-item>
          <text:p text:style-name="P2"><text:span text:style-name="Strong_20_Emphasis"><text:span text:style-name="T1">Repeat consistently</text:span></text:span></text:p>
          <text:list>
            <text:list-item>
              <text:p text:style-name="P13">Even if it feels forced initially</text:p>
            </text:list-item>
          </text:list>
        </text:list-item>
        <text:list-item>
          <text:p text:style-name="P2"><text:span text:style-name="Strong_20_Emphasis"><text:span text:style-name="T1">Add emotion</text:span></text:span></text:p>
          <text:list>
            <text:list-item>
              <text:p text:style-name="P13">Feel the belief, don’t just say it</text:p>
            </text:list-item>
          </text:list>
        </text:list-item>
      </text:list>
      <text:p text:style-name="P3"><text:soft-page-break/>Over time:</text:p>
      <text:list xml:id="list2038192636951913347" text:style-name="L11">
        <text:list-item>
          <text:p text:style-name="P14">The new pattern becomes automatic</text:p>
        </text:list-item>
        <text:list-item>
          <text:p text:style-name="P14">The old pattern weakens</text:p>
        </text:list-item>
      </text:list>
      <text:h text:style-name="P501" text:outline-level="3"><text:span text:style-name="Strong_20_Emphasis">5.1 The Hidden System That Runs Your Life</text:span></text:h>
      <text:p text:style-name="P3">By now, you understand that your subconscious mind is not passive.</text:p>
      <text:p text:style-name="P3">It is active, powerful, and constantly shaping:</text:p>
      <text:list xml:id="list8189121150886323488" text:style-name="L100">
        <text:list-item>
          <text:p text:style-name="P101">Your thoughts</text:p>
        </text:list-item>
        <text:list-item>
          <text:p text:style-name="P101">Your emotions</text:p>
        </text:list-item>
        <text:list-item>
          <text:p text:style-name="P101">Your reactions</text:p>
        </text:list-item>
        <text:list-item>
          <text:p text:style-name="P101">Your decisions</text:p>
        </text:list-item>
      </text:list>
      <text:p text:style-name="P3">And most importantly:</text:p>
      <text:p text:style-name="Quotations"><text:span text:style-name="Strong_20_Emphasis"><text:span text:style-name="T1">It runs automatically.</text:span></text:span></text:p>
      <text:p text:style-name="P3">This means:</text:p>
      <text:p text:style-name="P3">If you do not consciously guide it—</text:p>
      <text:p text:style-name="Text_20_body"><text:span text:style-name="T1">It will continue to operate based on </text:span><text:span text:style-name="Strong_20_Emphasis"><text:span text:style-name="T1">old programming</text:span></text:span><text:span text:style-name="T1">.</text:span></text:p>
      <text:p text:style-name="P503"/>
      <text:h text:style-name="Heading_20_3" text:outline-level="3"><text:span text:style-name="Strong_20_Emphasis"><text:span text:style-name="T1">5.2 The Critical Insight: Your Subconscious Is Trainable</text:span></text:span></text:h>
      <text:p text:style-name="P3">Many people unknowingly assume:</text:p>
      <text:p text:style-name="P504">“This is just how I am.”</text:p>
      <text:p text:style-name="P3">But this is not true.</text:p>
      <text:p text:style-name="Text_20_body"><text:span text:style-name="T1">Your subconscious is not fixed.<text:line-break/>It is </text:span><text:span text:style-name="Strong_20_Emphasis"><text:span text:style-name="T1">programmable</text:span></text:span><text:span text:style-name="T1">.</text:span></text:p>
      <text:p text:style-name="P3">And it learns in very specific ways:</text:p>
      <text:h text:style-name="Heading_20_3" text:outline-level="3"><text:span text:style-name="Strong_20_Emphasis"><text:span text:style-name="T1">It learns through:</text:span></text:span></text:h>
      <text:list xml:id="list5951414423915088327" text:style-name="L101">
        <text:list-item>
          <text:p text:style-name="P469"><text:span text:style-name="Strong_20_Emphasis"><text:span text:style-name="T1">Repetition</text:span></text:span></text:p>
        </text:list-item>
        <text:list-item>
          <text:p text:style-name="P469"><text:span text:style-name="Strong_20_Emphasis"><text:span text:style-name="T1">Emotion</text:span></text:span></text:p>
        </text:list-item>
        <text:list-item>
          <text:p text:style-name="P469"><text:span text:style-name="Strong_20_Emphasis"><text:span text:style-name="T1">Consistency</text:span></text:span></text:p>
        </text:list-item>
      </text:list>
      <text:p text:style-name="P3">If you understand these three principles deeply—</text:p>
      <text:p text:style-name="Text_20_body"><text:span text:style-name="T1">You gain the ability to </text:span><text:span text:style-name="Strong_20_Emphasis"><text:span text:style-name="T1">retrain your mind intentionally</text:span></text:span><text:span text:style-name="T1">.</text:span></text:p>
      <text:p text:style-name="P503"/>
      <text:h text:style-name="Heading_20_3" text:outline-level="3"><text:span text:style-name="Strong_20_Emphasis"><text:span text:style-name="T1">5.3 Why Negative Patterns Feel Strong</text:span></text:span></text:h>
      <text:p text:style-name="P3">Before learning how to rewire, it is important to understand:</text:p>
      <text:p text:style-name="P3"><text:soft-page-break/>Why are negative thoughts so persistent?</text:p>
      <text:p text:style-name="P3">Because they have been:</text:p>
      <text:list xml:id="list2657936393211193277" text:style-name="L102">
        <text:list-item>
          <text:p text:style-name="P102">Repeated frequently</text:p>
        </text:list-item>
        <text:list-item>
          <text:p text:style-name="P102">Associated with strong emotion (fear, stress, doubt)</text:p>
        </text:list-item>
        <text:list-item>
          <text:p text:style-name="P102">Reinforced over long periods</text:p>
        </text:list-item>
      </text:list>
      <text:p text:style-name="P3">So they are not strong because they are true.</text:p>
      <text:p text:style-name="Text_20_body"><text:span text:style-name="T1">They are strong because they are </text:span><text:span text:style-name="Strong_20_Emphasis"><text:span text:style-name="T1">practiced</text:span></text:span><text:span text:style-name="T1">.</text:span></text:p>
      <text:p text:style-name="P503"/>
      <text:h text:style-name="Heading_20_3" text:outline-level="3"><text:span text:style-name="Strong_20_Emphasis"><text:span text:style-name="T1">5.4 The Logical Shift</text:span></text:span></text:h>
      <text:p text:style-name="P3">If something has been learned through repetition—</text:p>
      <text:p text:style-name="P3">Then logically:</text:p>
      <text:p text:style-name="Quotations"><text:span text:style-name="Strong_20_Emphasis"><text:span text:style-name="T1">It can be unlearned and replaced.</text:span></text:span></text:p>
      <text:p text:style-name="P3">There is nothing permanent about your current mental patterns.</text:p>
      <text:p text:style-name="P3">They are simply:</text:p>
      <text:p text:style-name="Text_20_body"><text:span text:style-name="Strong_20_Emphasis"><text:span text:style-name="T1">Deeply practiced habits.</text:span></text:span></text:p>
      <text:p text:style-name="P503"/>
      <text:h text:style-name="Heading_20_3" text:outline-level="3"><text:span text:style-name="Strong_20_Emphasis"><text:span text:style-name="T1">5.5 The Rewiring Process — A Practical Method</text:span></text:span></text:h>
      <text:p text:style-name="P3">Let’s break this into a clear, actionable system.</text:p>
      <text:p text:style-name="P503"/>
      <text:h text:style-name="Heading_20_3" text:outline-level="3"><text:span text:style-name="Strong_20_Emphasis"><text:span text:style-name="T1">Step 1: Catch the Negative Thought</text:span></text:span></text:h>
      <text:p text:style-name="P3">This is the most important step.</text:p>
      <text:p text:style-name="P3">Because:</text:p>
      <text:p text:style-name="P3">You cannot change what you do not notice.</text:p>
      <text:p text:style-name="P3">Negative thoughts often appear as:</text:p>
      <text:list xml:id="list8438964159436317125" text:style-name="L103">
        <text:list-item>
          <text:p text:style-name="P103">“This won’t work”</text:p>
        </text:list-item>
        <text:list-item>
          <text:p text:style-name="P103">“I always fail”</text:p>
        </text:list-item>
        <text:list-item>
          <text:p text:style-name="P103">“Something will go wrong”</text:p>
        </text:list-item>
        <text:list-item>
          <text:p text:style-name="P103">“I am not good enough”</text:p>
        </text:list-item>
      </text:list>
      <text:p text:style-name="P3">At first, these thoughts feel like facts.</text:p>
      <text:p text:style-name="P3">But they are not facts.</text:p>
      <text:p text:style-name="Text_20_body"><text:span text:style-name="T1">They are </text:span><text:span text:style-name="Strong_20_Emphasis"><text:span text:style-name="T1">patterns</text:span></text:span><text:span text:style-name="T1">.</text:span></text:p>
      <text:p text:style-name="P3">So the moment you catch one, remind yourself:</text:p>
      <text:p text:style-name="P504">“This is a learned thought—not necessarily reality.”</text:p>
      <text:p text:style-name="P503"><text:soft-page-break/></text:p>
      <text:h text:style-name="Heading_20_3" text:outline-level="3"><text:span text:style-name="Strong_20_Emphasis"><text:span text:style-name="T1">5.6 Why Catching the Thought Is Powerful</text:span></text:span></text:h>
      <text:p text:style-name="P3">The moment you become aware:</text:p>
      <text:list xml:id="list7554182354076038704" text:style-name="L104">
        <text:list-item>
          <text:p text:style-name="P104">You break the automatic flow</text:p>
        </text:list-item>
        <text:list-item>
          <text:p text:style-name="P104">You create space</text:p>
        </text:list-item>
        <text:list-item>
          <text:p text:style-name="P104">You step out of autopilot</text:p>
        </text:list-item>
      </text:list>
      <text:p text:style-name="P3">Without awareness:</text:p>
      <text:p text:style-name="P3">The thought controls you.</text:p>
      <text:p text:style-name="P3">With awareness:</text:p>
      <text:p text:style-name="P3">You begin to control the thought.</text:p>
      <text:p text:style-name="P503"/>
      <text:h text:style-name="Heading_20_3" text:outline-level="3"><text:span text:style-name="Strong_20_Emphasis"><text:span text:style-name="T1">5.7 Step 2: Pause and Redirect</text:span></text:span></text:h>
      <text:p text:style-name="P3">Once you catch the thought—</text:p>
      <text:p text:style-name="P3">Do not fight it aggressively.</text:p>
      <text:p text:style-name="P3">Do not suppress it.</text:p>
      <text:p text:style-name="P3">Instead:</text:p>
      <text:p text:style-name="Text_20_body"><text:span text:style-name="Strong_20_Emphasis"><text:span text:style-name="T1">Pause.</text:span></text:span></text:p>
      <text:p text:style-name="P3">And gently introduce a better alternative.</text:p>
      <text:p text:style-name="P3">For example:</text:p>
      <text:list xml:id="list3752469167969575774" text:style-name="L105">
        <text:list-item>
          <text:p text:style-name="P105">“This won’t work” → “I will figure this out step by step”</text:p>
        </text:list-item>
        <text:list-item>
          <text:p text:style-name="P105">“I always fail” → “I improve with every attempt”</text:p>
        </text:list-item>
        <text:list-item>
          <text:p text:style-name="P105">“Something is wrong” → “Let me look at this calmly”</text:p>
        </text:list-item>
      </text:list>
      <text:p text:style-name="P3">This is not about blind optimism.</text:p>
      <text:p text:style-name="Text_20_body"><text:span text:style-name="T1">It is about </text:span><text:span text:style-name="Strong_20_Emphasis"><text:span text:style-name="T1">constructive thinking</text:span></text:span><text:span text:style-name="T1">.</text:span></text:p>
      <text:p text:style-name="P503"/>
      <text:h text:style-name="Heading_20_3" text:outline-level="3"><text:span text:style-name="Strong_20_Emphasis"><text:span text:style-name="T1">5.8 Why Redirection Works</text:span></text:span></text:h>
      <text:p text:style-name="P3">Your brain cannot hold two opposing thoughts with equal intensity at the same time.</text:p>
      <text:p text:style-name="P3">So when you introduce a new thought:</text:p>
      <text:list xml:id="list8719827707066492934" text:style-name="L106">
        <text:list-item>
          <text:p text:style-name="P106">You weaken the old one</text:p>
        </text:list-item>
        <text:list-item>
          <text:p text:style-name="P106">You activate a new pathway</text:p>
        </text:list-item>
      </text:list>
      <text:p text:style-name="P3">Even if the new thought feels weak—</text:p>
      <text:p text:style-name="P3">It still creates change.</text:p>
      <text:p text:style-name="P503"/>
      <text:h text:style-name="Heading_20_3" text:outline-level="3"><text:soft-page-break/><text:span text:style-name="Strong_20_Emphasis"><text:span text:style-name="T1">5.9 Step 3: Repeat Consistently</text:span></text:span></text:h>
      <text:p text:style-name="P3">This is where most people fail.</text:p>
      <text:p text:style-name="P3">They try once or twice and expect immediate results.</text:p>
      <text:p text:style-name="P3">But your subconscious learns like this:</text:p>
      <text:list xml:id="list2007868464209012180" text:style-name="L107">
        <text:list-item>
          <text:p text:style-name="P470"><text:span text:style-name="T1">Through </text:span><text:span text:style-name="Strong_20_Emphasis"><text:span text:style-name="T1">frequency</text:span></text:span><text:span text:style-name="T1">, not force</text:span></text:p>
        </text:list-item>
        <text:list-item>
          <text:p text:style-name="P470"><text:span text:style-name="T1">Through </text:span><text:span text:style-name="Strong_20_Emphasis"><text:span text:style-name="T1">consistency</text:span></text:span><text:span text:style-name="T1">, not intensity</text:span></text:p>
        </text:list-item>
      </text:list>
      <text:p text:style-name="P3">So even if:</text:p>
      <text:list xml:id="list476684987702451053" text:style-name="L108">
        <text:list-item>
          <text:p text:style-name="P107">The new thought feels unnatural</text:p>
        </text:list-item>
        <text:list-item>
          <text:p text:style-name="P107">The belief is not strong yet</text:p>
        </text:list-item>
      </text:list>
      <text:p text:style-name="P3">Keep repeating.</text:p>
      <text:p text:style-name="P3">Because repetition is what builds the new pattern.</text:p>
      <text:p text:style-name="P503"/>
      <text:h text:style-name="Heading_20_3" text:outline-level="3"><text:span text:style-name="Strong_20_Emphasis"><text:span text:style-name="T1">5.10 The Role of Patience</text:span></text:span></text:h>
      <text:p text:style-name="P3">If negative thinking has been repeated for years—</text:p>
      <text:p text:style-name="P3">Then expecting instant rewiring is unrealistic.</text:p>
      <text:p text:style-name="P3">Instead, think like this:</text:p>
      <text:list xml:id="list53156530254767709" text:style-name="L109">
        <text:list-item>
          <text:p text:style-name="P108">Every repetition is a small shift</text:p>
        </text:list-item>
        <text:list-item>
          <text:p text:style-name="P108">Every correction is progress</text:p>
        </text:list-item>
        <text:list-item>
          <text:p text:style-name="P108">Every day matters</text:p>
        </text:list-item>
      </text:list>
      <text:p text:style-name="P3">You are not trying to “fix” yourself.</text:p>
      <text:p text:style-name="Text_20_body"><text:span text:style-name="T1">You are </text:span><text:span text:style-name="Strong_20_Emphasis"><text:span text:style-name="T1">training your mind</text:span></text:span><text:span text:style-name="T1">.</text:span></text:p>
      <text:p text:style-name="P503"/>
      <text:h text:style-name="Heading_20_3" text:outline-level="3"><text:span text:style-name="Strong_20_Emphasis"><text:span text:style-name="T1">5.11 Step 4: Add Emotion</text:span></text:span></text:h>
      <text:p text:style-name="P3">This is a crucial and often overlooked step.</text:p>
      <text:p text:style-name="Text_20_body"><text:span text:style-name="T1">Your subconscious responds strongly to </text:span><text:span text:style-name="Strong_20_Emphasis"><text:span text:style-name="T1">emotion</text:span></text:span><text:span text:style-name="T1">.</text:span></text:p>
      <text:p text:style-name="P3">If you repeat a thought without feeling—</text:p>
      <text:p text:style-name="P3">Its impact is limited.</text:p>
      <text:p text:style-name="P3">But when you add emotion:</text:p>
      <text:list xml:id="list3817246046303120809" text:style-name="L110">
        <text:list-item>
          <text:p text:style-name="P109">The brain pays attention</text:p>
        </text:list-item>
        <text:list-item>
          <text:p text:style-name="P109">The pattern strengthens faster</text:p>
        </text:list-item>
      </text:list>
      <text:p text:style-name="P3">For example:</text:p>
      <text:p text:style-name="P3">Instead of mechanically saying:</text:p>
      <text:p text:style-name="P504">“I will improve”</text:p>
      <text:p text:style-name="P3">Say it with:</text:p>
      <text:list xml:id="list5642045401978838403" text:style-name="L111">
        <text:list-item>
          <text:p text:style-name="P110"><text:soft-page-break/>A sense of belief</text:p>
        </text:list-item>
        <text:list-item>
          <text:p text:style-name="P110">A slight feeling of confidence</text:p>
        </text:list-item>
        <text:list-item>
          <text:p text:style-name="P110">A calm assurance</text:p>
        </text:list-item>
      </text:list>
      <text:p text:style-name="P3">Even a small emotional connection makes a big difference.</text:p>
      <text:p text:style-name="P503"/>
      <text:h text:style-name="Heading_20_3" text:outline-level="3"><text:span text:style-name="Strong_20_Emphasis"><text:span text:style-name="T1">5.12 Why Emotion Accelerates Change</text:span></text:span></text:h>
      <text:p text:style-name="P3">Emotion acts as a signal:</text:p>
      <text:p text:style-name="P504">“This is important. Remember this.”</text:p>
      <text:p text:style-name="P3">So emotionally charged thoughts:</text:p>
      <text:list xml:id="list6443307693873323504" text:style-name="L112">
        <text:list-item>
          <text:p text:style-name="P111">Get stored more deeply</text:p>
        </text:list-item>
        <text:list-item>
          <text:p text:style-name="P111">Become more accessible</text:p>
        </text:list-item>
        <text:list-item>
          <text:p text:style-name="P111">Influence behavior more strongly</text:p>
        </text:list-item>
      </text:list>
      <text:p text:style-name="P3">This is why negative patterns formed easily—</text:p>
      <text:p text:style-name="P3">Because they were often tied to strong emotions.</text:p>
      <text:p text:style-name="P3">Now you are using the same mechanism—</text:p>
      <text:p text:style-name="P3">Consciously.</text:p>
      <text:p text:style-name="P503"/>
      <text:h text:style-name="Heading_20_3" text:outline-level="3"><text:span text:style-name="Strong_20_Emphasis"><text:span text:style-name="T1">5.13 The Initial Resistance</text:span></text:span></text:h>
      <text:p text:style-name="P3">In the beginning, you may feel:</text:p>
      <text:list xml:id="list4326249046531499290" text:style-name="L113">
        <text:list-item>
          <text:p text:style-name="P112">“This is not true”</text:p>
        </text:list-item>
        <text:list-item>
          <text:p text:style-name="P112">“I don’t believe this yet”</text:p>
        </text:list-item>
        <text:list-item>
          <text:p text:style-name="P112">“This feels forced”</text:p>
        </text:list-item>
      </text:list>
      <text:p text:style-name="P3">That is normal.</text:p>
      <text:p text:style-name="P3">Because you are introducing something new.</text:p>
      <text:p text:style-name="P3">But remember:</text:p>
      <text:p text:style-name="Quotations"><text:span text:style-name="T1">You are not trying to believe immediately.<text:line-break/>You are trying to </text:span><text:span text:style-name="Strong_20_Emphasis"><text:span text:style-name="T1">build belief gradually</text:span></text:span><text:span text:style-name="T1">.</text:span></text:p>
      <text:p text:style-name="P503"/>
      <text:h text:style-name="Heading_20_3" text:outline-level="3"><text:span text:style-name="Strong_20_Emphasis"><text:span text:style-name="T1">5.14 The Turning Point</text:span></text:span></text:h>
      <text:p text:style-name="P3">With consistent practice, something important happens:</text:p>
      <text:list xml:id="list3456149206963405451" text:style-name="L114">
        <text:list-item>
          <text:p text:style-name="P113">The new thoughts feel less forced</text:p>
        </text:list-item>
        <text:list-item>
          <text:p text:style-name="P113">The resistance reduces</text:p>
        </text:list-item>
        <text:list-item>
          <text:p text:style-name="P113">The response becomes quicker</text:p>
        </text:list-item>
      </text:list>
      <text:p text:style-name="P3"><text:soft-page-break/>And one day, you will notice:</text:p>
      <text:p text:style-name="Text_20_body"><text:span text:style-name="Strong_20_Emphasis"><text:span text:style-name="T1">You are thinking differently without trying.</text:span></text:span></text:p>
      <text:p text:style-name="P3">That is the moment when:</text:p>
      <text:list xml:id="list5113327529466864286" text:style-name="L115">
        <text:list-item>
          <text:p text:style-name="P114">The new pattern has taken root</text:p>
        </text:list-item>
        <text:list-item>
          <text:p text:style-name="P114">The subconscious has started adapting</text:p>
        </text:list-item>
      </text:list>
      <text:p text:style-name="P503"/>
      <text:h text:style-name="Heading_20_3" text:outline-level="3"><text:span text:style-name="Strong_20_Emphasis"><text:span text:style-name="T1">5.15 What Happens to the Old Patterns?</text:span></text:span></text:h>
      <text:p text:style-name="P3">Old patterns do not disappear instantly.</text:p>
      <text:p text:style-name="P3">They weaken gradually.</text:p>
      <text:p text:style-name="P3">If not reinforced:</text:p>
      <text:list xml:id="list4343861736692144073" text:style-name="L116">
        <text:list-item>
          <text:p text:style-name="P115">They lose strength</text:p>
        </text:list-item>
        <text:list-item>
          <text:p text:style-name="P115">They become less frequent</text:p>
        </text:list-item>
        <text:list-item>
          <text:p text:style-name="P115">They eventually fade into the background</text:p>
        </text:list-item>
      </text:list>
      <text:p text:style-name="P3">So the goal is not to “eliminate negativity instantly.”</text:p>
      <text:p text:style-name="P3">It is to:</text:p>
      <text:p text:style-name="Text_20_body"><text:span text:style-name="Strong_20_Emphasis"><text:span text:style-name="T1">Stop feeding it.</text:span></text:span></text:p>
      <text:p text:style-name="P503"/>
      <text:h text:style-name="Heading_20_3" text:outline-level="3"><text:span text:style-name="Strong_20_Emphasis"><text:span text:style-name="T1">5.16 A Simple Logical Perspective</text:span></text:span></text:h>
      <text:p text:style-name="P3">Let’s simplify everything.</text:p>
      <text:p text:style-name="P3">If you think negatively:</text:p>
      <text:list xml:id="list6804689435602089038" text:style-name="L117">
        <text:list-item>
          <text:p text:style-name="P116">You feel worse</text:p>
        </text:list-item>
        <text:list-item>
          <text:p text:style-name="P116">Your clarity reduces</text:p>
        </text:list-item>
        <text:list-item>
          <text:p text:style-name="P116">Your energy drops</text:p>
        </text:list-item>
      </text:list>
      <text:p text:style-name="P3">If you think constructively:</text:p>
      <text:list xml:id="list4146913617532013759" text:style-name="L118">
        <text:list-item>
          <text:p text:style-name="P117">You feel better</text:p>
        </text:list-item>
        <text:list-item>
          <text:p text:style-name="P117">You think clearly</text:p>
        </text:list-item>
        <text:list-item>
          <text:p text:style-name="P117">You act effectively</text:p>
        </text:list-item>
      </text:list>
      <text:p text:style-name="P3">So logically:</text:p>
      <text:p text:style-name="Text_20_body"><text:span text:style-name="Strong_20_Emphasis"><text:span text:style-name="T1">There is no benefit in holding onto negative patterns.</text:span></text:span></text:p>
      <text:p text:style-name="P503"/>
      <text:h text:style-name="Heading_20_3" text:outline-level="3"><text:span text:style-name="Strong_20_Emphasis"><text:span text:style-name="T1">5.17 A Quote to Reflect On</text:span></text:span></text:h>
      <text:p text:style-name="P504">“The mind is everything. What you think you become.”<text:line-break/>— Buddha</text:p>
      <text:p text:style-name="P3"><text:soft-page-break/>This is not a mystical statement.</text:p>
      <text:p text:style-name="P3">It is a reflection of how conditioning works.</text:p>
      <text:p text:style-name="P503"/>
      <text:h text:style-name="Heading_20_3" text:outline-level="3"><text:span text:style-name="Strong_20_Emphasis"><text:span text:style-name="T1">5.18 Daily Practice Strategy</text:span></text:span></text:h>
      <text:p text:style-name="P3">You do not need complex routines.</text:p>
      <text:p text:style-name="P3">Just integrate this into your day:</text:p>
      <text:list xml:id="list8770406704506258045" text:style-name="L119">
        <text:list-item>
          <text:p text:style-name="P118">Notice negative thoughts</text:p>
        </text:list-item>
        <text:list-item>
          <text:p text:style-name="P118">Pause briefly</text:p>
        </text:list-item>
        <text:list-item>
          <text:p text:style-name="P118">Replace gently</text:p>
        </text:list-item>
        <text:list-item>
          <text:p text:style-name="P118">Repeat often</text:p>
        </text:list-item>
      </text:list>
      <text:p text:style-name="P3">That’s it.</text:p>
      <text:p text:style-name="P3">Simple—but powerful.</text:p>
      <text:p text:style-name="P503"/>
      <text:h text:style-name="Heading_20_3" text:outline-level="3"><text:span text:style-name="Strong_20_Emphasis"><text:span text:style-name="T1">5.19 The Compounding Effect</text:span></text:span></text:h>
      <text:p text:style-name="P3">Every small effort compounds over time.</text:p>
      <text:list xml:id="list3699564072930088869" text:style-name="L120">
        <text:list-item>
          <text:p text:style-name="P119">One correction may seem small</text:p>
        </text:list-item>
        <text:list-item>
          <text:p text:style-name="P119">Ten corrections create change</text:p>
        </text:list-item>
        <text:list-item>
          <text:p text:style-name="P119">Hundreds of corrections create transformation</text:p>
        </text:list-item>
      </text:list>
      <text:p text:style-name="P3">You are building a system—</text:p>
      <text:p text:style-name="P3">Not chasing a quick result.</text:p>
      <text:p text:style-name="P503"/>
      <text:h text:style-name="Heading_20_3" text:outline-level="3"><text:span text:style-name="Strong_20_Emphasis"><text:span text:style-name="T1">5.20 Final Thought of This Chapter</text:span></text:span></text:h>
      <text:p text:style-name="P3">Your subconscious is not your enemy.</text:p>
      <text:p text:style-name="P3">It is a powerful tool that has been running on old instructions.</text:p>
      <text:p text:style-name="P3">Now, you are updating those instructions.</text:p>
      <text:p text:style-name="P3">Through:</text:p>
      <text:list xml:id="list1361302450234068978" text:style-name="L121">
        <text:list-item>
          <text:p text:style-name="P120">Awareness</text:p>
        </text:list-item>
        <text:list-item>
          <text:p text:style-name="P120">Redirection</text:p>
        </text:list-item>
        <text:list-item>
          <text:p text:style-name="P120">Repetition</text:p>
        </text:list-item>
        <text:list-item>
          <text:p text:style-name="P120">Emotion</text:p>
        </text:list-item>
      </text:list>
      <text:p text:style-name="P3">And with time—</text:p>
      <text:p text:style-name="P3">What once felt like effort will become your new normal.</text:p>
      <text:p text:style-name="P3">And the mind that once worked against you—</text:p>
      <text:p text:style-name="P3"><text:soft-page-break/>Will begin to work for you.</text:p>
      <text:p text:style-name="P3"/>
      <text:p text:style-name="P503"/>
      <text:h text:style-name="Heading_20_2" text:outline-level="2"><text:span text:style-name="Strong_20_Emphasis"><text:span text:style-name="T1">Chapter 6: Why Doing Matters More Than Perfection</text:span></text:span></text:h>
      <text:p text:style-name="P3">Many people delay practice because they want:</text:p>
      <text:list xml:id="list9108773495708309771" text:style-name="L12">
        <text:list-item>
          <text:p text:style-name="P15">Perfect mindset</text:p>
        </text:list-item>
        <text:list-item>
          <text:p text:style-name="P15">Perfect clarity</text:p>
        </text:list-item>
        <text:list-item>
          <text:p text:style-name="P15">Perfect consistency</text:p>
        </text:list-item>
      </text:list>
      <text:p text:style-name="P3">But transformation doesn’t come from perfection.</text:p>
      <text:p text:style-name="Text_20_body"><text:span text:style-name="T1">It comes from </text:span><text:span text:style-name="Strong_20_Emphasis"><text:span text:style-name="T1">frequency</text:span></text:span><text:span text:style-name="T1">.</text:span></text:p>
      <text:p text:style-name="P504">Doing something imperfectly every day is far more powerful than doing it perfectly once in a while.</text:p>
      <text:p text:style-name="P3">Even if:</text:p>
      <text:list xml:id="list1506446170132821249" text:style-name="L13">
        <text:list-item>
          <text:p text:style-name="P16">Your smile feels fake</text:p>
        </text:list-item>
        <text:list-item>
          <text:p text:style-name="P16">Your thoughts feel forced</text:p>
        </text:list-item>
        <text:list-item>
          <text:p text:style-name="P16">Your belief feels weak</text:p>
        </text:list-item>
      </text:list>
      <text:p text:style-name="P3">Keep practicing.</text:p>
      <text:p text:style-name="P3">Because:</text:p>
      <text:p text:style-name="Text_20_body"><text:span text:style-name="Strong_20_Emphasis"><text:span text:style-name="T1">Consistency beats intensity.<text:line-break/>6.1 The Hidden Trap of “Getting It Right”</text:span></text:span></text:p>
      <text:p text:style-name="P3">One of the most common reasons people don’t change is not lack of knowledge—</text:p>
      <text:p text:style-name="Text_20_body"><text:span text:style-name="T1">It is the desire to </text:span><text:span text:style-name="Strong_20_Emphasis"><text:span text:style-name="T1">do everything perfectly</text:span></text:span><text:span text:style-name="T1"> before they begin.</text:span></text:p>
      <text:p text:style-name="P3">You may recognize these thoughts:</text:p>
      <text:list xml:id="list8152695014395707095" text:style-name="L122">
        <text:list-item>
          <text:p text:style-name="P121">“I need to fully understand this first.”</text:p>
        </text:list-item>
        <text:list-item>
          <text:p text:style-name="P121">“I’ll start when I feel ready.”</text:p>
        </text:list-item>
        <text:list-item>
          <text:p text:style-name="P121">“I should do it properly, not half-heartedly.”</text:p>
        </text:list-item>
      </text:list>
      <text:p text:style-name="P3">At first, this sounds responsible.</text:p>
      <text:p text:style-name="Text_20_body"><text:span text:style-name="T1">But in reality, it creates </text:span><text:span text:style-name="Strong_20_Emphasis"><text:span text:style-name="T1">delay</text:span></text:span><text:span text:style-name="T1">.</text:span></text:p>
      <text:p text:style-name="Text_20_body"><text:span text:style-name="T1">And delay slowly turns into </text:span><text:span text:style-name="Strong_20_Emphasis"><text:span text:style-name="T1">inaction</text:span></text:span><text:span text:style-name="T1">.</text:span></text:p>
      <text:p text:style-name="P503"/>
      <text:h text:style-name="Heading_20_3" text:outline-level="3"><text:span text:style-name="Strong_20_Emphasis"><text:span text:style-name="T1">6.2 The Perfection Illusion</text:span></text:span></text:h>
      <text:p text:style-name="P3">Let’s question this logically.</text:p>
      <text:p text:style-name="P3">What is a “perfect mindset”?</text:p>
      <text:list xml:id="list7604266511534710238" text:style-name="L123">
        <text:list-item>
          <text:p text:style-name="P122">No negative thoughts?</text:p>
        </text:list-item>
        <text:list-item>
          <text:p text:style-name="P122"><text:soft-page-break/>No doubt?</text:p>
        </text:list-item>
        <text:list-item>
          <text:p text:style-name="P122">No resistance?</text:p>
        </text:list-item>
      </text:list>
      <text:p text:style-name="P3">Does such a state exist consistently?</text:p>
      <text:p text:style-name="P3">No.</text:p>
      <text:p text:style-name="P3">Even highly successful, mentally strong individuals experience:</text:p>
      <text:list xml:id="list1519275012052618806" text:style-name="L124">
        <text:list-item>
          <text:p text:style-name="P123">Uncertainty</text:p>
        </text:list-item>
        <text:list-item>
          <text:p text:style-name="P123">Fear</text:p>
        </text:list-item>
        <text:list-item>
          <text:p text:style-name="P123">Imperfection</text:p>
        </text:list-item>
      </text:list>
      <text:p text:style-name="P3">So if you wait for perfection—</text:p>
      <text:p text:style-name="Text_20_body"><text:span text:style-name="T1">You are waiting for something that </text:span><text:span text:style-name="Strong_20_Emphasis"><text:span text:style-name="T1">does not exist</text:span></text:span><text:span text:style-name="T1">.</text:span></text:p>
      <text:p text:style-name="P503"/>
      <text:h text:style-name="Heading_20_3" text:outline-level="3"><text:span text:style-name="Strong_20_Emphasis"><text:span text:style-name="T1">6.3 Why the Mind Seeks Perfection</text:span></text:span></text:h>
      <text:p text:style-name="P3">The desire for perfection often comes from:</text:p>
      <text:list xml:id="list4513163208800576893" text:style-name="L125">
        <text:list-item>
          <text:p text:style-name="P124">Fear of failure</text:p>
        </text:list-item>
        <text:list-item>
          <text:p text:style-name="P124">Fear of doing something incorrectly</text:p>
        </text:list-item>
        <text:list-item>
          <text:p text:style-name="P124">Fear of wasting effort</text:p>
        </text:list-item>
      </text:list>
      <text:p text:style-name="P3">The mind tries to protect you by saying:</text:p>
      <text:p text:style-name="P504">“Don’t start until you can do it properly.”</text:p>
      <text:p text:style-name="P3">But this protection has a cost.</text:p>
      <text:p text:style-name="P3">It keeps you:</text:p>
      <text:list xml:id="list7761249380199588325" text:style-name="L126">
        <text:list-item>
          <text:p text:style-name="P125">Stuck</text:p>
        </text:list-item>
        <text:list-item>
          <text:p text:style-name="P125">Overthinking</text:p>
        </text:list-item>
        <text:list-item>
          <text:p text:style-name="P125">Delaying action</text:p>
        </text:list-item>
      </text:list>
      <text:p text:style-name="P503"/>
      <text:h text:style-name="Heading_20_3" text:outline-level="3"><text:span text:style-name="Strong_20_Emphasis"><text:span text:style-name="T1">6.4 The Reality of Transformation</text:span></text:span></text:h>
      <text:p text:style-name="P3">Real change does not happen through:</text:p>
      <text:list xml:id="list8415052723892317132" text:style-name="L127">
        <text:list-item>
          <text:p text:style-name="P126">One perfect effort</text:p>
        </text:list-item>
        <text:list-item>
          <text:p text:style-name="P126">One strong decision</text:p>
        </text:list-item>
        <text:list-item>
          <text:p text:style-name="P126">One moment of clarity</text:p>
        </text:list-item>
      </text:list>
      <text:p text:style-name="P3">It happens through:</text:p>
      <text:p text:style-name="Quotations"><text:span text:style-name="Strong_20_Emphasis"><text:span text:style-name="T1">Repeated imperfect actions.</text:span></text:span></text:p>
      <text:p text:style-name="P3">This is how:</text:p>
      <text:list xml:id="list1334414436640295350" text:style-name="L128">
        <text:list-item>
          <text:p text:style-name="P127">Habits are formed</text:p>
        </text:list-item>
        <text:list-item>
          <text:p text:style-name="P127"><text:soft-page-break/>Skills are built</text:p>
        </text:list-item>
        <text:list-item>
          <text:p text:style-name="P127">Mindsets are rewired</text:p>
        </text:list-item>
      </text:list>
      <text:p text:style-name="P503"/>
      <text:h text:style-name="Heading_20_3" text:outline-level="3"><text:span text:style-name="Strong_20_Emphasis"><text:span text:style-name="T1">6.5 Frequency vs Intensity</text:span></text:span></text:h>
      <text:p text:style-name="P3">Let’s compare two approaches:</text:p>
      <text:h text:style-name="Heading_20_3" text:outline-level="3"><text:span text:style-name="Strong_20_Emphasis"><text:span text:style-name="T1">Approach A:</text:span></text:span></text:h>
      <text:list xml:id="list622653412162589957" text:style-name="L129">
        <text:list-item>
          <text:p text:style-name="P128">Practice once with full intensity</text:p>
        </text:list-item>
        <text:list-item>
          <text:p text:style-name="P128">Then stop for several days</text:p>
        </text:list-item>
      </text:list>
      <text:h text:style-name="Heading_20_3" text:outline-level="3"><text:span text:style-name="Strong_20_Emphasis"><text:span text:style-name="T1">Approach B:</text:span></text:span></text:h>
      <text:list xml:id="list7830203849179691320" text:style-name="L130">
        <text:list-item>
          <text:p text:style-name="P129">Practice daily, even if imperfect</text:p>
        </text:list-item>
        <text:list-item>
          <text:p text:style-name="P129">Even if effort is small</text:p>
        </text:list-item>
      </text:list>
      <text:p text:style-name="P3">Which one creates lasting change?</text:p>
      <text:p text:style-name="Text_20_body"><text:span text:style-name="Strong_20_Emphasis"><text:span text:style-name="T1">Approach B.</text:span></text:span></text:p>
      <text:p text:style-name="P3">Because the brain learns through:</text:p>
      <text:list xml:id="list3743679072372381014" text:style-name="L131">
        <text:list-item>
          <text:p text:style-name="P130">Repetition</text:p>
        </text:list-item>
        <text:list-item>
          <text:p text:style-name="P130">Consistency</text:p>
        </text:list-item>
      </text:list>
      <text:p text:style-name="P3">Not occasional intensity.</text:p>
      <text:p text:style-name="P503"/>
      <text:h text:style-name="Heading_20_3" text:outline-level="3"><text:span text:style-name="Strong_20_Emphasis"><text:span text:style-name="T1">6.6 The Gym Analogy</text:span></text:span></text:h>
      <text:p text:style-name="P3">Imagine someone who:</text:p>
      <text:list xml:id="list5964841468896437298" text:style-name="L132">
        <text:list-item>
          <text:p text:style-name="P131">Lifts very heavy weights once a week</text:p>
        </text:list-item>
        <text:list-item>
          <text:p text:style-name="P131">But does nothing the rest of the time</text:p>
        </text:list-item>
      </text:list>
      <text:p text:style-name="P3">Compare that to someone who:</text:p>
      <text:list xml:id="list3902193854973850447" text:style-name="L133">
        <text:list-item>
          <text:p text:style-name="P132">Exercises lightly every day</text:p>
        </text:list-item>
      </text:list>
      <text:p text:style-name="P3">Who builds strength faster?</text:p>
      <text:p text:style-name="P3">The second person.</text:p>
      <text:p text:style-name="P3">Because:</text:p>
      <text:p text:style-name="Quotations"><text:span text:style-name="Strong_20_Emphasis"><text:span text:style-name="T1">Consistency builds capacity.</text:span></text:span></text:p>
      <text:p text:style-name="P3">Your mind works the same way.</text:p>
      <text:p text:style-name="P503"/>
      <text:h text:style-name="Heading_20_3" text:outline-level="3"><text:soft-page-break/><text:span text:style-name="Strong_20_Emphasis"><text:span text:style-name="T1">6.7 Why Imperfect Action Still Works</text:span></text:span></text:h>
      <text:p text:style-name="P3">Even if your practice feels weak:</text:p>
      <text:list xml:id="list7979903202335202686" text:style-name="L134">
        <text:list-item>
          <text:p text:style-name="P133">It still activates neural pathways</text:p>
        </text:list-item>
        <text:list-item>
          <text:p text:style-name="P133">It still reinforces new patterns</text:p>
        </text:list-item>
        <text:list-item>
          <text:p text:style-name="P133">It still interrupts old habits</text:p>
        </text:list-item>
      </text:list>
      <text:p text:style-name="P3">So even a small effort is not wasted.</text:p>
      <text:p text:style-name="Text_20_body"><text:span text:style-name="T1">It is </text:span><text:span text:style-name="Strong_20_Emphasis"><text:span text:style-name="T1">progress</text:span></text:span><text:span text:style-name="T1">.</text:span></text:p>
      <text:p text:style-name="P503"/>
      <text:h text:style-name="Heading_20_3" text:outline-level="3"><text:span text:style-name="Strong_20_Emphasis"><text:span text:style-name="T1">6.8 The Common Doubts</text:span></text:span></text:h>
      <text:p text:style-name="P3">When practicing, you may think:</text:p>
      <text:list xml:id="list8160530427932490817" text:style-name="L135">
        <text:list-item>
          <text:p text:style-name="P134">“This feels fake”</text:p>
        </text:list-item>
        <text:list-item>
          <text:p text:style-name="P134">“I don’t believe this yet”</text:p>
        </text:list-item>
        <text:list-item>
          <text:p text:style-name="P134">“This is not strong enough”</text:p>
        </text:list-item>
      </text:list>
      <text:p text:style-name="P3">These thoughts create hesitation.</text:p>
      <text:p text:style-name="P3">But ask yourself:</text:p>
      <text:p text:style-name="Text_20_body"><text:span text:style-name="Strong_20_Emphasis"><text:span text:style-name="T1">What is the alternative?</text:span></text:span></text:p>
      <text:list xml:id="list8047840064582299698" text:style-name="L136">
        <text:list-item>
          <text:p text:style-name="P135">Continue old patterns?</text:p>
        </text:list-item>
        <text:list-item>
          <text:p text:style-name="P135">Stay in the same state?</text:p>
        </text:list-item>
      </text:list>
      <text:p text:style-name="P3">Even imperfect practice is better than no practice.</text:p>
      <text:p text:style-name="P503"/>
      <text:h text:style-name="Heading_20_3" text:outline-level="3"><text:span text:style-name="Strong_20_Emphasis"><text:span text:style-name="T1">6.9 The Power of Showing Up</text:span></text:span></text:h>
      <text:p text:style-name="P3">The most important habit is:</text:p>
      <text:p text:style-name="Quotations"><text:span text:style-name="Strong_20_Emphasis"><text:span text:style-name="T1">Showing up consistently.</text:span></text:span></text:p>
      <text:p text:style-name="P3">Not performing perfectly.</text:p>
      <text:p text:style-name="P3">Not feeling motivated.</text:p>
      <text:p text:style-name="P3">Just showing up.</text:p>
      <text:p text:style-name="P3">Because every time you show up:</text:p>
      <text:list xml:id="list9197083789952242366" text:style-name="L137">
        <text:list-item>
          <text:p text:style-name="P136">You reinforce the behavior</text:p>
        </text:list-item>
        <text:list-item>
          <text:p text:style-name="P136">You reduce resistance</text:p>
        </text:list-item>
        <text:list-item>
          <text:p text:style-name="P136">You make the next attempt easier</text:p>
        </text:list-item>
      </text:list>
      <text:p text:style-name="P503"/>
      <text:h text:style-name="Heading_20_3" text:outline-level="3"><text:span text:style-name="Strong_20_Emphasis"><text:span text:style-name="T1">6.10 The Emotional Barrier</text:span></text:span></text:h>
      <text:p text:style-name="P3">Sometimes the problem is not effort—</text:p>
      <text:p text:style-name="P3"><text:soft-page-break/>It is emotion.</text:p>
      <text:p text:style-name="P3">You may not feel like practicing.</text:p>
      <text:p text:style-name="P3">You may feel:</text:p>
      <text:list xml:id="list2885507472120665446" text:style-name="L138">
        <text:list-item>
          <text:p text:style-name="P137">Tired</text:p>
        </text:list-item>
        <text:list-item>
          <text:p text:style-name="P137">Unmotivated</text:p>
        </text:list-item>
        <text:list-item>
          <text:p text:style-name="P137">Distracted</text:p>
        </text:list-item>
      </text:list>
      <text:p text:style-name="P3">But this is where real growth happens.</text:p>
      <text:p text:style-name="Quotations"><text:span text:style-name="T1">Doing it </text:span><text:span text:style-name="Emphasis"><text:span text:style-name="T1">despite</text:span></text:span><text:span text:style-name="T1"> how you feel.</text:span></text:p>
      <text:p text:style-name="P503"/>
      <text:h text:style-name="Heading_20_3" text:outline-level="3"><text:span text:style-name="Strong_20_Emphasis"><text:span text:style-name="T1">6.11 The Logical Perspective</text:span></text:span></text:h>
      <text:p text:style-name="P3">Let’s apply logic again.</text:p>
      <text:p text:style-name="P3">If you practice imperfectly:</text:p>
      <text:list xml:id="list8017841890083748405" text:style-name="L139">
        <text:list-item>
          <text:p text:style-name="P138">You move forward slowly</text:p>
        </text:list-item>
      </text:list>
      <text:p text:style-name="P3">If you wait for perfection:</text:p>
      <text:list xml:id="list4571377775026082379" text:style-name="L140">
        <text:list-item>
          <text:p text:style-name="P139">You don’t move at all</text:p>
        </text:list-item>
      </text:list>
      <text:p text:style-name="P3">So which is better?</text:p>
      <text:p text:style-name="P3">Clearly:</text:p>
      <text:p text:style-name="Text_20_body"><text:span text:style-name="Strong_20_Emphasis"><text:span text:style-name="T1">Imperfect action.</text:span></text:span></text:p>
      <text:p text:style-name="P3">Because movement, even slow, leads somewhere.</text:p>
      <text:p text:style-name="P3">Waiting leads nowhere.</text:p>
      <text:p text:style-name="P503"/>
      <text:h text:style-name="Heading_20_3" text:outline-level="3"><text:span text:style-name="Strong_20_Emphasis"><text:span text:style-name="T1">6.12 The Compounding Effect of Small Actions</text:span></text:span></text:h>
      <text:p text:style-name="P3">Small actions may seem insignificant.</text:p>
      <text:p text:style-name="P3">But they accumulate.</text:p>
      <text:list xml:id="list6201205415310995309" text:style-name="L141">
        <text:list-item>
          <text:p text:style-name="P140">One day of practice → small effect</text:p>
        </text:list-item>
        <text:list-item>
          <text:p text:style-name="P140">One week → noticeable shift</text:p>
        </text:list-item>
        <text:list-item>
          <text:p text:style-name="P140">One month → clear change</text:p>
        </text:list-item>
        <text:list-item>
          <text:p text:style-name="P140">One year → transformation</text:p>
        </text:list-item>
      </text:list>
      <text:p text:style-name="P3">The key is not the size of the action—</text:p>
      <text:p text:style-name="Text_20_body"><text:span text:style-name="T1">It is the </text:span><text:span text:style-name="Strong_20_Emphasis"><text:span text:style-name="T1">consistency of the action</text:span></text:span><text:span text:style-name="T1">.</text:span></text:p>
      <text:p text:style-name="P503"/>
      <text:h text:style-name="Heading_20_3" text:outline-level="3"><text:span text:style-name="Strong_20_Emphasis"><text:span text:style-name="T1">6.13 Redefining Success</text:span></text:span></text:h>
      <text:p text:style-name="P3">Instead of asking:</text:p>
      <text:list xml:id="list7038520196026463391" text:style-name="L142">
        <text:list-item>
          <text:p text:style-name="P141"><text:soft-page-break/>“Did I do it perfectly?”</text:p>
        </text:list-item>
      </text:list>
      <text:p text:style-name="P3">Ask:</text:p>
      <text:list xml:id="list5713826070025925567" text:style-name="L143">
        <text:list-item>
          <text:p text:style-name="P142">“Did I do it today?”</text:p>
        </text:list-item>
      </text:list>
      <text:p text:style-name="P3">This simple shift removes pressure.</text:p>
      <text:p text:style-name="P3">And builds momentum.</text:p>
      <text:p text:style-name="P503"/>
      <text:h text:style-name="Heading_20_3" text:outline-level="3"><text:span text:style-name="Strong_20_Emphasis"><text:span text:style-name="T1">6.14 A Quote to Reflect On</text:span></text:span></text:h>
      <text:p text:style-name="P504">“We are what we repeatedly do. Excellence, then, is not an act, but a habit.”<text:line-break/>— Aristotle</text:p>
      <text:p text:style-name="P3">Excellence is not about a perfect moment.</text:p>
      <text:p text:style-name="P3">It is about consistent behavior over time.</text:p>
      <text:p text:style-name="P503"/>
      <text:h text:style-name="Heading_20_3" text:outline-level="3"><text:span text:style-name="Strong_20_Emphasis"><text:span text:style-name="T1">6.15 Removing the Pressure</text:span></text:span></text:h>
      <text:p text:style-name="P3">When you remove the need for perfection:</text:p>
      <text:list xml:id="list621959005340206964" text:style-name="L144">
        <text:list-item>
          <text:p text:style-name="P143">You reduce stress</text:p>
        </text:list-item>
        <text:list-item>
          <text:p text:style-name="P143">You increase willingness to act</text:p>
        </text:list-item>
        <text:list-item>
          <text:p text:style-name="P143">You become more flexible</text:p>
        </text:list-item>
      </text:list>
      <text:p text:style-name="P3">You stop judging yourself constantly.</text:p>
      <text:p text:style-name="P3">And start focusing on progress.</text:p>
      <text:p text:style-name="P503"/>
      <text:h text:style-name="Heading_20_3" text:outline-level="3"><text:span text:style-name="Strong_20_Emphasis"><text:span text:style-name="T1">6.16 The Role of Momentum</text:span></text:span></text:h>
      <text:p text:style-name="P3">Action creates momentum.</text:p>
      <text:p text:style-name="P3">And momentum makes action easier.</text:p>
      <text:p text:style-name="P3">But the first step always feels:</text:p>
      <text:list xml:id="list1253907990640763932" text:style-name="L145">
        <text:list-item>
          <text:p text:style-name="P144">Slow</text:p>
        </text:list-item>
        <text:list-item>
          <text:p text:style-name="P144">Heavy</text:p>
        </text:list-item>
        <text:list-item>
          <text:p text:style-name="P144">Uncertain</text:p>
        </text:list-item>
      </text:list>
      <text:p text:style-name="P3">Once you move, it becomes easier to continue.</text:p>
      <text:p text:style-name="P503"/>
      <text:h text:style-name="Heading_20_3" text:outline-level="3"><text:span text:style-name="Strong_20_Emphasis"><text:span text:style-name="T1">6.17 What Happens When You Stay Consistent</text:span></text:span></text:h>
      <text:p text:style-name="P3">With consistent practice:</text:p>
      <text:list xml:id="list1843327124066775716" text:style-name="L146">
        <text:list-item>
          <text:p text:style-name="P145">Your effort feels lighter</text:p>
        </text:list-item>
        <text:list-item>
          <text:p text:style-name="P145"><text:soft-page-break/>Your confidence increases</text:p>
        </text:list-item>
        <text:list-item>
          <text:p text:style-name="P145">Your resistance decreases</text:p>
        </text:list-item>
      </text:list>
      <text:p text:style-name="P3">Eventually:</text:p>
      <text:p text:style-name="P3">What once required effort becomes natural.</text:p>
      <text:p text:style-name="P503"/>
      <text:h text:style-name="Heading_20_3" text:outline-level="3"><text:span text:style-name="Strong_20_Emphasis"><text:span text:style-name="T1">6.18 The Real Reason People Quit</text:span></text:span></text:h>
      <text:p text:style-name="P3">People don’t quit because they can’t do it.</text:p>
      <text:p text:style-name="P3">They quit because:</text:p>
      <text:list xml:id="list8926874612039831342" text:style-name="L147">
        <text:list-item>
          <text:p text:style-name="P146">They expect quick results</text:p>
        </text:list-item>
        <text:list-item>
          <text:p text:style-name="P146">They expect perfect execution</text:p>
        </text:list-item>
        <text:list-item>
          <text:p text:style-name="P146">They judge themselves too harshly</text:p>
        </text:list-item>
      </text:list>
      <text:p text:style-name="P3">When these expectations are not met—</text:p>
      <text:p text:style-name="P3">They stop.</text:p>
      <text:p text:style-name="P503"/>
      <text:h text:style-name="Heading_20_3" text:outline-level="3"><text:span text:style-name="Strong_20_Emphasis"><text:span text:style-name="T1">6.19 A Better Approach</text:span></text:span></text:h>
      <text:p text:style-name="P3">Instead of:</text:p>
      <text:list xml:id="list8864245455406352958" text:style-name="L148">
        <text:list-item>
          <text:p text:style-name="P147">“I must do this perfectly”</text:p>
        </text:list-item>
      </text:list>
      <text:p text:style-name="P3">Adopt:</text:p>
      <text:list xml:id="list7298102218142631829" text:style-name="L149">
        <text:list-item>
          <text:p text:style-name="P148">“I will do this regularly”</text:p>
        </text:list-item>
      </text:list>
      <text:p text:style-name="P3">Instead of:</text:p>
      <text:list xml:id="list6841515767205904601" text:style-name="L150">
        <text:list-item>
          <text:p text:style-name="P149">“I must feel ready”</text:p>
        </text:list-item>
      </text:list>
      <text:p text:style-name="P3">Adopt:</text:p>
      <text:list xml:id="list498061196688460024" text:style-name="L151">
        <text:list-item>
          <text:p text:style-name="P150">“I will act even if I don’t feel ready”</text:p>
        </text:list-item>
      </text:list>
      <text:p text:style-name="P3">This mindset sustains progress.</text:p>
      <text:p text:style-name="P503"/>
      <text:h text:style-name="Heading_20_3" text:outline-level="3"><text:span text:style-name="Strong_20_Emphasis"><text:span text:style-name="T1">6.20 Final Thought of This Chapter</text:span></text:span></text:h>
      <text:p text:style-name="P3">Perfection is not the goal.</text:p>
      <text:p text:style-name="P3">Progress is.</text:p>
      <text:p text:style-name="P3">You do not need:</text:p>
      <text:list xml:id="list2906353971654933431" text:style-name="L152">
        <text:list-item>
          <text:p text:style-name="P151">The perfect mindset</text:p>
        </text:list-item>
        <text:list-item>
          <text:p text:style-name="P151">The perfect belief</text:p>
        </text:list-item>
        <text:list-item>
          <text:p text:style-name="P151">The perfect condition</text:p>
        </text:list-item>
      </text:list>
      <text:p text:style-name="P3">You need:</text:p>
      <text:list xml:id="list7403838984496277426" text:style-name="L153">
        <text:list-item>
          <text:p text:style-name="P152"><text:soft-page-break/>Small action</text:p>
        </text:list-item>
        <text:list-item>
          <text:p text:style-name="P152">Repeated daily</text:p>
        </text:list-item>
        <text:list-item>
          <text:p text:style-name="P152">Without overthinking</text:p>
        </text:list-item>
      </text:list>
      <text:p text:style-name="P3">Because in the long run—</text:p>
      <text:p text:style-name="Text_20_body"><text:span text:style-name="Strong_20_Emphasis"><text:span text:style-name="T1">Consistency will always outperform intensity.</text:span></text:span></text:p>
      <text:p text:style-name="P3">And what you do regularly—</text:p>
      <text:p text:style-name="P3">Will shape who you become.</text:p>
      <text:p text:style-name="Text_20_body"><text:span text:style-name="Strong_20_Emphasis"><text:span text:style-name="T1"/></text:span></text:p>
      <text:p text:style-name="P503"/>
      <text:h text:style-name="Heading_20_2" text:outline-level="2"><text:span text:style-name="Strong_20_Emphasis"><text:span text:style-name="T1">Chapter 7: The Physiology of Positivity</text:span></text:span></text:h>
      <text:p text:style-name="P3">Your thoughts are not just mental—they are biological.</text:p>
      <text:p text:style-name="P3">When you think positively:</text:p>
      <text:list xml:id="list9075046310337945077" text:style-name="L14">
        <text:list-item>
          <text:p text:style-name="P17">Blood circulation improves</text:p>
        </text:list-item>
        <text:list-item>
          <text:p text:style-name="P17">Muscles relax</text:p>
        </text:list-item>
        <text:list-item>
          <text:p text:style-name="P17">Breathing becomes smoother</text:p>
        </text:list-item>
        <text:list-item>
          <text:p text:style-name="P17">Brain activity shifts toward balance</text:p>
        </text:list-item>
      </text:list>
      <text:p text:style-name="P3">When you think negatively:</text:p>
      <text:list xml:id="list8508894646344098349" text:style-name="L15">
        <text:list-item>
          <text:p text:style-name="P18">Stress hormones increase</text:p>
        </text:list-item>
        <text:list-item>
          <text:p text:style-name="P18">Body tightens</text:p>
        </text:list-item>
        <text:list-item>
          <text:p text:style-name="P18">Breathing becomes shallow</text:p>
        </text:list-item>
        <text:list-item>
          <text:p text:style-name="P18">Energy drains faster</text:p>
        </text:list-item>
      </text:list>
      <text:p text:style-name="P3">This means:</text:p>
      <text:p text:style-name="Text_20_body"><text:span text:style-name="Strong_20_Emphasis"><text:span text:style-name="T1">Your thinking directly affects your physical health.</text:span></text:span></text:p>
      <text:h text:style-name="Heading_20_3" text:outline-level="3"><text:span text:style-name="Strong_20_Emphasis"><text:span text:style-name="T1">7.1 Thoughts Are Not Just Thoughts</text:span></text:span></text:h>
      <text:p text:style-name="P3">Most people believe thoughts exist only in the mind.</text:p>
      <text:p text:style-name="P3">Something abstract. Invisible. Harmless.</text:p>
      <text:p text:style-name="P3">But this is a major misunderstanding.</text:p>
      <text:p text:style-name="Quotations"><text:span text:style-name="Strong_20_Emphasis"><text:span text:style-name="T1">Every thought you think creates a physical reaction in your body.</text:span></text:span></text:p>
      <text:p text:style-name="P3">Your body is not separate from your mind.</text:p>
      <text:p text:style-name="P3">It is constantly listening, responding, and adapting to your internal dialogue.</text:p>
      <text:p text:style-name="P3">So when you think—</text:p>
      <text:p text:style-name="P3">You are not just thinking.</text:p>
      <text:p text:style-name="Text_20_body"><text:span text:style-name="T1">You are </text:span><text:span text:style-name="Strong_20_Emphasis"><text:span text:style-name="T1">changing your biology</text:span></text:span><text:span text:style-name="T1">.</text:span></text:p>
      <text:p text:style-name="P503"/>
      <text:h text:style-name="Heading_20_3" text:outline-level="3"><text:soft-page-break/><text:span text:style-name="Strong_20_Emphasis"><text:span text:style-name="T1">7.2 The Mind–Body Connection</text:span></text:span></text:h>
      <text:p text:style-name="P3">Your brain and body are deeply connected through:</text:p>
      <text:list xml:id="list3219240280419661594" text:style-name="L154">
        <text:list-item>
          <text:p text:style-name="P153">The nervous system</text:p>
        </text:list-item>
        <text:list-item>
          <text:p text:style-name="P153">Hormonal signals</text:p>
        </text:list-item>
        <text:list-item>
          <text:p text:style-name="P153">Chemical messengers</text:p>
        </text:list-item>
      </text:list>
      <text:p text:style-name="P3">This means:</text:p>
      <text:list xml:id="list7875808022234629673" text:style-name="L155">
        <text:list-item>
          <text:p text:style-name="P154">A thought can trigger a physical response</text:p>
        </text:list-item>
        <text:list-item>
          <text:p text:style-name="P154">An emotion can change your internal chemistry</text:p>
        </text:list-item>
        <text:list-item>
          <text:p text:style-name="P154">A mental state can influence your organs</text:p>
        </text:list-item>
      </text:list>
      <text:p text:style-name="P3">So the idea that:</text:p>
      <text:p text:style-name="P504">“It’s just in my head”</text:p>
      <text:p text:style-name="P3">Is not accurate.</text:p>
      <text:p text:style-name="Text_20_body"><text:span text:style-name="T1">Because what is in your head quickly becomes </text:span><text:span text:style-name="Strong_20_Emphasis"><text:span text:style-name="T1">what is in your body</text:span></text:span><text:span text:style-name="T1">.</text:span></text:p>
      <text:p text:style-name="P503"/>
      <text:h text:style-name="Heading_20_3" text:outline-level="3"><text:span text:style-name="Strong_20_Emphasis"><text:span text:style-name="T1">7.3 What Happens When You Think Positively</text:span></text:span></text:h>
      <text:p text:style-name="P3">When you consciously think:</text:p>
      <text:list xml:id="list4013549947792391003" text:style-name="L156">
        <text:list-item>
          <text:p text:style-name="P155">Calm</text:p>
        </text:list-item>
        <text:list-item>
          <text:p text:style-name="P155">Positive</text:p>
        </text:list-item>
        <text:list-item>
          <text:p text:style-name="P155">Balanced thoughts</text:p>
        </text:list-item>
      </text:list>
      <text:p text:style-name="P3">Your body responds immediately.</text:p>
      <text:h text:style-name="Heading_20_3" text:outline-level="3"><text:span text:style-name="Strong_20_Emphasis"><text:span text:style-name="T1">1. Blood Circulation Improves</text:span></text:span></text:h>
      <text:p text:style-name="P3">Your blood vessels relax slightly.</text:p>
      <text:p text:style-name="P3">This allows:</text:p>
      <text:list xml:id="list6541657998147942501" text:style-name="L157">
        <text:list-item>
          <text:p text:style-name="P156">Better oxygen flow</text:p>
        </text:list-item>
        <text:list-item>
          <text:p text:style-name="P156">Improved nutrient delivery</text:p>
        </text:list-item>
        <text:list-item>
          <text:p text:style-name="P156">Reduced strain on the heart</text:p>
        </text:list-item>
      </text:list>
      <text:p text:style-name="P503"/>
      <text:h text:style-name="Heading_20_3" text:outline-level="3"><text:span text:style-name="Strong_20_Emphasis"><text:span text:style-name="T1">2. Muscles Relax</text:span></text:span></text:h>
      <text:p text:style-name="P3">Positive thinking reduces unnecessary tension.</text:p>
      <text:list xml:id="list6838361146583392634" text:style-name="L158">
        <text:list-item>
          <text:p text:style-name="P157">Shoulders loosen</text:p>
        </text:list-item>
        <text:list-item>
          <text:p text:style-name="P157">Jaw relaxes</text:p>
        </text:list-item>
        <text:list-item>
          <text:p text:style-name="P157">Body becomes lighter</text:p>
        </text:list-item>
      </text:list>
      <text:p text:style-name="P3">This reduces fatigue and discomfort.</text:p>
      <text:p text:style-name="P503"><text:soft-page-break/></text:p>
      <text:h text:style-name="Heading_20_3" text:outline-level="3"><text:span text:style-name="Strong_20_Emphasis"><text:span text:style-name="T1">3. Breathing Becomes Smoother</text:span></text:span></text:h>
      <text:p text:style-name="P3">You begin to breathe:</text:p>
      <text:list xml:id="list5451872942368709123" text:style-name="L159">
        <text:list-item>
          <text:p text:style-name="P158">Slower</text:p>
        </text:list-item>
        <text:list-item>
          <text:p text:style-name="P158">Deeper</text:p>
        </text:list-item>
        <text:list-item>
          <text:p text:style-name="P158">More naturally</text:p>
        </text:list-item>
      </text:list>
      <text:p text:style-name="P3">This increases oxygen intake and signals calmness to your brain.</text:p>
      <text:p text:style-name="P503"/>
      <text:h text:style-name="Heading_20_3" text:outline-level="3"><text:span text:style-name="Strong_20_Emphasis"><text:span text:style-name="T1">4. Brain Activity Becomes Balanced</text:span></text:span></text:h>
      <text:p text:style-name="P3">Your brain shifts from:</text:p>
      <text:list xml:id="list756336696345283471" text:style-name="L160">
        <text:list-item>
          <text:p text:style-name="P159">High alert (stress mode)</text:p>
        </text:list-item>
      </text:list>
      <text:p text:style-name="P3">To:</text:p>
      <text:list xml:id="list6090621117269564366" text:style-name="L161">
        <text:list-item>
          <text:p text:style-name="P160">Stable, focused functioning</text:p>
        </text:list-item>
      </text:list>
      <text:p text:style-name="P3">This improves:</text:p>
      <text:list xml:id="list6126151248729916129" text:style-name="L162">
        <text:list-item>
          <text:p text:style-name="P161">Decision-making</text:p>
        </text:list-item>
        <text:list-item>
          <text:p text:style-name="P161">Clarity</text:p>
        </text:list-item>
        <text:list-item>
          <text:p text:style-name="P161">Creativity</text:p>
        </text:list-item>
      </text:list>
      <text:p text:style-name="P503"/>
      <text:h text:style-name="Heading_20_3" text:outline-level="3"><text:span text:style-name="Strong_20_Emphasis"><text:span text:style-name="T1">7.4 The Chemical Advantage</text:span></text:span></text:h>
      <text:p text:style-name="P3">Positive thinking triggers beneficial chemicals:</text:p>
      <text:list xml:id="list34782714941894454" text:style-name="L163">
        <text:list-item>
          <text:p text:style-name="P471"><text:span text:style-name="Strong_20_Emphasis"><text:span text:style-name="T1">Dopamine</text:span></text:span><text:span text:style-name="T1"> → motivation and reward</text:span></text:p>
        </text:list-item>
        <text:list-item>
          <text:p text:style-name="P471"><text:span text:style-name="Strong_20_Emphasis"><text:span text:style-name="T1">Serotonin</text:span></text:span><text:span text:style-name="T1"> → mood stability</text:span></text:p>
        </text:list-item>
        <text:list-item>
          <text:p text:style-name="P471"><text:span text:style-name="Strong_20_Emphasis"><text:span text:style-name="T1">Endorphins</text:span></text:span><text:span text:style-name="T1"> → natural pain relief</text:span></text:p>
        </text:list-item>
      </text:list>
      <text:p text:style-name="P3">These chemicals support:</text:p>
      <text:list xml:id="list2064442610633834993" text:style-name="L164">
        <text:list-item>
          <text:p text:style-name="P162">Emotional well-being</text:p>
        </text:list-item>
        <text:list-item>
          <text:p text:style-name="P162">Physical health</text:p>
        </text:list-item>
        <text:list-item>
          <text:p text:style-name="P162">Mental clarity</text:p>
        </text:list-item>
      </text:list>
      <text:p text:style-name="P503"/>
      <text:h text:style-name="Heading_20_3" text:outline-level="3"><text:span text:style-name="Strong_20_Emphasis"><text:span text:style-name="T1">7.5 What Happens When You Think Negatively</text:span></text:span></text:h>
      <text:p text:style-name="P3">Now consider the opposite.</text:p>
      <text:p text:style-name="P3">When your thoughts are:</text:p>
      <text:list xml:id="list7332398611666124850" text:style-name="L165">
        <text:list-item>
          <text:p text:style-name="P163">Fearful</text:p>
        </text:list-item>
        <text:list-item>
          <text:p text:style-name="P163"><text:soft-page-break/>Doubtful</text:p>
        </text:list-item>
        <text:list-item>
          <text:p text:style-name="P163">Stress-driven</text:p>
        </text:list-item>
      </text:list>
      <text:p text:style-name="P3">Your body reacts differently.</text:p>
      <text:p text:style-name="P503"/>
      <text:h text:style-name="Heading_20_3" text:outline-level="3"><text:span text:style-name="Strong_20_Emphasis"><text:span text:style-name="T1">1. Stress Hormones Increase</text:span></text:span></text:h>
      <text:p text:style-name="P3">Your body releases:</text:p>
      <text:list xml:id="list7040813337393808481" text:style-name="L166">
        <text:list-item>
          <text:p text:style-name="P164">Cortisol</text:p>
        </text:list-item>
        <text:list-item>
          <text:p text:style-name="P164">Adrenaline</text:p>
        </text:list-item>
      </text:list>
      <text:p text:style-name="P3">These are useful in short bursts.</text:p>
      <text:p text:style-name="P3">But when activated repeatedly:</text:p>
      <text:list xml:id="list1983180351382936327" text:style-name="L167">
        <text:list-item>
          <text:p text:style-name="P165">They strain your system</text:p>
        </text:list-item>
        <text:list-item>
          <text:p text:style-name="P165">They keep you in a state of tension</text:p>
        </text:list-item>
      </text:list>
      <text:p text:style-name="P503"/>
      <text:h text:style-name="Heading_20_3" text:outline-level="3"><text:span text:style-name="Strong_20_Emphasis"><text:span text:style-name="T1">2. Body Tightens</text:span></text:span></text:h>
      <text:p text:style-name="P3">Negative thinking creates subtle contraction:</text:p>
      <text:list xml:id="list8866003759606027660" text:style-name="L168">
        <text:list-item>
          <text:p text:style-name="P166">Muscles stiffen</text:p>
        </text:list-item>
        <text:list-item>
          <text:p text:style-name="P166">Posture tightens</text:p>
        </text:list-item>
        <text:list-item>
          <text:p text:style-name="P166">Physical discomfort increases</text:p>
        </text:list-item>
      </text:list>
      <text:p text:style-name="P3">This leads to:</text:p>
      <text:list xml:id="list2950623090790370635" text:style-name="L169">
        <text:list-item>
          <text:p text:style-name="P167">Fatigue</text:p>
        </text:list-item>
        <text:list-item>
          <text:p text:style-name="P167">Reduced flexibility</text:p>
        </text:list-item>
        <text:list-item>
          <text:p text:style-name="P167">Increased strain</text:p>
        </text:list-item>
      </text:list>
      <text:p text:style-name="P503"/>
      <text:h text:style-name="Heading_20_3" text:outline-level="3"><text:span text:style-name="Strong_20_Emphasis"><text:span text:style-name="T1">3. Breathing Becomes Shallow</text:span></text:span></text:h>
      <text:p text:style-name="P3">You start breathing:</text:p>
      <text:list xml:id="list7145854696602041919" text:style-name="L170">
        <text:list-item>
          <text:p text:style-name="P168">Faster</text:p>
        </text:list-item>
        <text:list-item>
          <text:p text:style-name="P168">Shallower</text:p>
        </text:list-item>
        <text:list-item>
          <text:p text:style-name="P168">Irregularly</text:p>
        </text:list-item>
      </text:list>
      <text:p text:style-name="P3">This reduces oxygen efficiency and signals stress to the brain.</text:p>
      <text:p text:style-name="P503"/>
      <text:h text:style-name="Heading_20_3" text:outline-level="3"><text:span text:style-name="Strong_20_Emphasis"><text:span text:style-name="T1">4. Energy Drains Faster</text:span></text:span></text:h>
      <text:p text:style-name="P3">Negative states consume more energy.</text:p>
      <text:p text:style-name="P3"><text:soft-page-break/>Because your body is in:</text:p>
      <text:p text:style-name="Quotations"><text:span text:style-name="Strong_20_Emphasis"><text:span text:style-name="T1">Alert mode</text:span></text:span></text:p>
      <text:p text:style-name="P3">Even when there is no real danger.</text:p>
      <text:p text:style-name="P3">So you feel:</text:p>
      <text:list xml:id="list6032931705393310917" text:style-name="L171">
        <text:list-item>
          <text:p text:style-name="P169">Tired</text:p>
        </text:list-item>
        <text:list-item>
          <text:p text:style-name="P169">Heavy</text:p>
        </text:list-item>
        <text:list-item>
          <text:p text:style-name="P169">Mentally exhausted</text:p>
        </text:list-item>
      </text:list>
      <text:p text:style-name="P503"/>
      <text:h text:style-name="Heading_20_3" text:outline-level="3"><text:span text:style-name="Strong_20_Emphasis"><text:span text:style-name="T1">7.6 The Logical Question</text:span></text:span></text:h>
      <text:p text:style-name="P3">Now ask yourself:</text:p>
      <text:p text:style-name="P3">If two thinking patterns produce two different physical states—</text:p>
      <text:p text:style-name="P3">Which one is more beneficial?</text:p>
      <text:list xml:id="list8630159113391560242" text:style-name="L172">
        <text:list-item>
          <text:p text:style-name="P170">Calm, positive thinking → better health</text:p>
        </text:list-item>
        <text:list-item>
          <text:p text:style-name="P170">Negative, stressed thinking → strain</text:p>
        </text:list-item>
      </text:list>
      <text:p text:style-name="P3">The answer is obvious.</text:p>
      <text:p text:style-name="P3">So logically:</text:p>
      <text:p text:style-name="Quotations"><text:span text:style-name="Strong_20_Emphasis"><text:span text:style-name="T1">Choosing positive thinking is not just emotional—it is physiological optimization.</text:span></text:span></text:p>
      <text:p text:style-name="P503"/>
      <text:h text:style-name="Heading_20_3" text:outline-level="3"><text:span text:style-name="Strong_20_Emphasis"><text:span text:style-name="T1">7.7 The Hidden Cost of Negative Thinking</text:span></text:span></text:h>
      <text:p text:style-name="P3">Many people tolerate negative thinking because:</text:p>
      <text:list xml:id="list6181603693581608490" text:style-name="L173">
        <text:list-item>
          <text:p text:style-name="P171">It feels familiar</text:p>
        </text:list-item>
        <text:list-item>
          <text:p text:style-name="P171">It feels automatic</text:p>
        </text:list-item>
      </text:list>
      <text:p text:style-name="P3">But they overlook the cost:</text:p>
      <text:list xml:id="list885393642812066047" text:style-name="L174">
        <text:list-item>
          <text:p text:style-name="P172">Constant low-level stress</text:p>
        </text:list-item>
        <text:list-item>
          <text:p text:style-name="P172">Reduced energy</text:p>
        </text:list-item>
        <text:list-item>
          <text:p text:style-name="P172">Poor recovery</text:p>
        </text:list-item>
        <text:list-item>
          <text:p text:style-name="P172">Increased physical strain</text:p>
        </text:list-item>
      </text:list>
      <text:p text:style-name="P3">Over time, this affects:</text:p>
      <text:list xml:id="list7419180136355069646" text:style-name="L175">
        <text:list-item>
          <text:p text:style-name="P173">Overall health</text:p>
        </text:list-item>
        <text:list-item>
          <text:p text:style-name="P173">Immunity</text:p>
        </text:list-item>
        <text:list-item>
          <text:p text:style-name="P173">Longevity</text:p>
        </text:list-item>
      </text:list>
      <text:p text:style-name="P503"/>
      <text:h text:style-name="Heading_20_3" text:outline-level="3"><text:soft-page-break/><text:span text:style-name="Strong_20_Emphasis"><text:span text:style-name="T1">7.8 The Immediate Effect</text:span></text:span></text:h>
      <text:p text:style-name="P3">One of the most powerful realizations is this:</text:p>
      <text:p text:style-name="Quotations"><text:span text:style-name="Strong_20_Emphasis"><text:span text:style-name="T1">Your body responds immediately to your thoughts.</text:span></text:span></text:p>
      <text:p text:style-name="P3">You do not need:</text:p>
      <text:list xml:id="list2037076031372463493" text:style-name="L176">
        <text:list-item>
          <text:p text:style-name="P174">Weeks</text:p>
        </text:list-item>
        <text:list-item>
          <text:p text:style-name="P174">Months</text:p>
        </text:list-item>
        <text:list-item>
          <text:p text:style-name="P174">Years</text:p>
        </text:list-item>
      </text:list>
      <text:p text:style-name="P3">Even a single shift in thinking can create:</text:p>
      <text:list xml:id="list6930495474101800433" text:style-name="L177">
        <text:list-item>
          <text:p text:style-name="P175">A sense of relief</text:p>
        </text:list-item>
        <text:list-item>
          <text:p text:style-name="P175">A feeling of lightness</text:p>
        </text:list-item>
        <text:list-item>
          <text:p text:style-name="P175">A change in breathing</text:p>
        </text:list-item>
      </text:list>
      <text:p text:style-name="P3">This means:</text:p>
      <text:p text:style-name="Text_20_body"><text:span text:style-name="Strong_20_Emphasis"><text:span text:style-name="T1">You have instant influence over your state.</text:span></text:span></text:p>
      <text:p text:style-name="P503"/>
      <text:h text:style-name="Heading_20_3" text:outline-level="3"><text:span text:style-name="Strong_20_Emphasis"><text:span text:style-name="T1">7.9 A Simple Experiment</text:span></text:span></text:h>
      <text:p text:style-name="P3">Try this right now.</text:p>
      <text:p text:style-name="P3">Think of something stressful:</text:p>
      <text:list xml:id="list8259365046104417515" text:style-name="L178">
        <text:list-item>
          <text:p text:style-name="P176">A problem</text:p>
        </text:list-item>
        <text:list-item>
          <text:p text:style-name="P176">A fear</text:p>
        </text:list-item>
        <text:list-item>
          <text:p text:style-name="P176">A worry</text:p>
        </text:list-item>
      </text:list>
      <text:p text:style-name="P3">Notice:</text:p>
      <text:list xml:id="list5259596509118872527" text:style-name="L179">
        <text:list-item>
          <text:p text:style-name="P177">Your breathing</text:p>
        </text:list-item>
        <text:list-item>
          <text:p text:style-name="P177">Your body tension</text:p>
        </text:list-item>
        <text:list-item>
          <text:p text:style-name="P177">Your internal feeling</text:p>
        </text:list-item>
      </text:list>
      <text:p text:style-name="P3">Now shift your thought:</text:p>
      <text:list xml:id="list7723778666784796185" text:style-name="L180">
        <text:list-item>
          <text:p text:style-name="P178">“Everything is manageable”</text:p>
        </text:list-item>
        <text:list-item>
          <text:p text:style-name="P178">“I can handle this calmly”</text:p>
        </text:list-item>
      </text:list>
      <text:p text:style-name="P3">Notice the change.</text:p>
      <text:p text:style-name="P3">This is not imagination.</text:p>
      <text:p text:style-name="Text_20_body"><text:span text:style-name="T1">This is your </text:span><text:span text:style-name="Strong_20_Emphasis"><text:span text:style-name="T1">physiology responding</text:span></text:span><text:span text:style-name="T1">.</text:span></text:p>
      <text:p text:style-name="P503"/>
      <text:h text:style-name="Heading_20_3" text:outline-level="3"><text:span text:style-name="Strong_20_Emphasis"><text:span text:style-name="T1">7.10 The Feedback Loop</text:span></text:span></text:h>
      <text:p text:style-name="P3">Your mind and body create a loop:</text:p>
      <text:list xml:id="list8453927521859414947" text:style-name="L181">
        <text:list-item>
          <text:p text:style-name="P179"><text:soft-page-break/>Thought → Physical response</text:p>
        </text:list-item>
        <text:list-item>
          <text:p text:style-name="P179">Physical response → Reinforces thought</text:p>
        </text:list-item>
      </text:list>
      <text:p text:style-name="P3">So:</text:p>
      <text:list xml:id="list167579804807552557" text:style-name="L182">
        <text:list-item>
          <text:p text:style-name="P180">Negative thought → tension → more negative thinking</text:p>
        </text:list-item>
        <text:list-item>
          <text:p text:style-name="P180">Positive thought → relaxation → more positive thinking</text:p>
        </text:list-item>
      </text:list>
      <text:p text:style-name="P3">Breaking this loop at the thought level is powerful.</text:p>
      <text:p text:style-name="P503"/>
      <text:h text:style-name="Heading_20_3" text:outline-level="3"><text:span text:style-name="Strong_20_Emphasis"><text:span text:style-name="T1">7.11 You Are Influencing Your Health Daily</text:span></text:span></text:h>
      <text:p text:style-name="P3">Every day, through your thinking, you are either:</text:p>
      <text:list xml:id="list1538574803573354507" text:style-name="L183">
        <text:list-item>
          <text:p text:style-name="P181">Supporting your body</text:p>
        </text:list-item>
        <text:list-item>
          <text:p text:style-name="P181">Or stressing it</text:p>
        </text:list-item>
      </text:list>
      <text:p text:style-name="P3">This happens continuously.</text:p>
      <text:p text:style-name="P3">Without effort.</text:p>
      <text:p text:style-name="P3">Without awareness.</text:p>
      <text:p text:style-name="P3">So the question is not:</text:p>
      <text:p text:style-name="P504">“Does thinking affect health?”</text:p>
      <text:p text:style-name="P3">The real question is:</text:p>
      <text:p text:style-name="Quotations"><text:span text:style-name="Strong_20_Emphasis"><text:span text:style-name="T1">“How am I influencing my health through my thinking?”</text:span></text:span></text:p>
      <text:p text:style-name="P503"/>
      <text:h text:style-name="Heading_20_3" text:outline-level="3"><text:span text:style-name="Strong_20_Emphasis"><text:span text:style-name="T1">7.12 A Quote to Reflect On</text:span></text:span></text:h>
      <text:p text:style-name="P504">“The body achieves what the mind believes.”</text:p>
      <text:p text:style-name="P3">This is not just motivational.</text:p>
      <text:p text:style-name="P3">It reflects a biological relationship.</text:p>
      <text:p text:style-name="P503"/>
      <text:h text:style-name="Heading_20_3" text:outline-level="3"><text:span text:style-name="Strong_20_Emphasis"><text:span text:style-name="T1">7.13 You Don’t Need Extreme Positivity</text:span></text:span></text:h>
      <text:p text:style-name="P3">This does not mean:</text:p>
      <text:list xml:id="list5831518570442391777" text:style-name="L184">
        <text:list-item>
          <text:p text:style-name="P182">Ignoring problems</text:p>
        </text:list-item>
        <text:list-item>
          <text:p text:style-name="P182">Forcing unrealistic thoughts</text:p>
        </text:list-item>
        <text:list-item>
          <text:p text:style-name="P182">Pretending everything is perfect</text:p>
        </text:list-item>
      </text:list>
      <text:p text:style-name="P3">It means:</text:p>
      <text:list xml:id="list9015329843906092300" text:style-name="L185">
        <text:list-item>
          <text:p text:style-name="P183">Choosing balanced, constructive thinking</text:p>
        </text:list-item>
        <text:list-item>
          <text:p text:style-name="P183">Reducing unnecessary negativity</text:p>
        </text:list-item>
        <text:list-item>
          <text:p text:style-name="P183"><text:soft-page-break/>Staying calm while acting</text:p>
        </text:list-item>
      </text:list>
      <text:p text:style-name="P503"/>
      <text:h text:style-name="Heading_20_3" text:outline-level="3"><text:span text:style-name="Strong_20_Emphasis"><text:span text:style-name="T1">7.14 Small Shifts, Big Impact</text:span></text:span></text:h>
      <text:p text:style-name="P3">You don’t need dramatic changes.</text:p>
      <text:p text:style-name="P3">Even small shifts like:</text:p>
      <text:list xml:id="list2740324387760339310" text:style-name="L186">
        <text:list-item>
          <text:p text:style-name="P184">Relaxing your face</text:p>
        </text:list-item>
        <text:list-item>
          <text:p text:style-name="P184">Slowing your breathing</text:p>
        </text:list-item>
        <text:list-item>
          <text:p text:style-name="P184">Choosing a calmer thought</text:p>
        </text:list-item>
      </text:list>
      <text:p text:style-name="P3">Can improve your state.</text:p>
      <text:p text:style-name="P3">Repeated over time—</text:p>
      <text:p text:style-name="P3">This creates lasting benefits.</text:p>
      <text:p text:style-name="P503"/>
      <text:h text:style-name="Heading_20_3" text:outline-level="3"><text:span text:style-name="Strong_20_Emphasis"><text:span text:style-name="T1">7.15 The Compounding Effect on Health</text:span></text:span></text:h>
      <text:p text:style-name="P3">Consistent positive thinking leads to:</text:p>
      <text:list xml:id="list7900888063226578192" text:style-name="L187">
        <text:list-item>
          <text:p text:style-name="P185">Better stress management</text:p>
        </text:list-item>
        <text:list-item>
          <text:p text:style-name="P185">Improved recovery</text:p>
        </text:list-item>
        <text:list-item>
          <text:p text:style-name="P185">More stable energy levels</text:p>
        </text:list-item>
        <text:list-item>
          <text:p text:style-name="P185">Better mental clarity</text:p>
        </text:list-item>
      </text:list>
      <text:p text:style-name="P3">Over time, this supports both:</text:p>
      <text:list xml:id="list5837214816793518149" text:style-name="L188">
        <text:list-item>
          <text:p text:style-name="P186">Mental well-being</text:p>
        </text:list-item>
        <text:list-item>
          <text:p text:style-name="P186">Physical health</text:p>
        </text:list-item>
      </text:list>
      <text:p text:style-name="P503"/>
      <text:h text:style-name="Heading_20_3" text:outline-level="3"><text:span text:style-name="Strong_20_Emphasis"><text:span text:style-name="T1">7.16 The Responsibility You Hold</text:span></text:span></text:h>
      <text:p text:style-name="P3">This chapter brings an important responsibility:</text:p>
      <text:p text:style-name="P504">Your thoughts are not neutral.</text:p>
      <text:p text:style-name="P3">They are either:</text:p>
      <text:list xml:id="list2042593241949148679" text:style-name="L189">
        <text:list-item>
          <text:p text:style-name="P187">Supporting your system</text:p>
        </text:list-item>
        <text:list-item>
          <text:p text:style-name="P187">Or straining it</text:p>
        </text:list-item>
      </text:list>
      <text:p text:style-name="P3">And you have influence over them.</text:p>
      <text:p text:style-name="P503"/>
      <text:h text:style-name="Heading_20_3" text:outline-level="3"><text:span text:style-name="Strong_20_Emphasis"><text:span text:style-name="T1">7.17 The Practical Approach</text:span></text:span></text:h>
      <text:p text:style-name="P3">Throughout the day:</text:p>
      <text:list xml:id="list7517212014341571912" text:style-name="L190">
        <text:list-item>
          <text:p text:style-name="P188"><text:soft-page-break/>Notice tension in your body</text:p>
        </text:list-item>
        <text:list-item>
          <text:p text:style-name="P188">Observe your breathing</text:p>
        </text:list-item>
        <text:list-item>
          <text:p text:style-name="P188">Check your thoughts</text:p>
        </text:list-item>
      </text:list>
      <text:p text:style-name="P3">If you find negativity:</text:p>
      <text:list xml:id="list7466547344465270169" text:style-name="L191">
        <text:list-item>
          <text:p text:style-name="P189">Pause</text:p>
        </text:list-item>
        <text:list-item>
          <text:p text:style-name="P189">Relax</text:p>
        </text:list-item>
        <text:list-item>
          <text:p text:style-name="P189">Redirect</text:p>
        </text:list-item>
      </text:list>
      <text:p text:style-name="P3">This simple process resets your system.</text:p>
      <text:p text:style-name="P503"/>
      <text:h text:style-name="Heading_20_3" text:outline-level="3"><text:span text:style-name="Strong_20_Emphasis"><text:span text:style-name="T1">7.18 The Long-Term Benefit</text:span></text:span></text:h>
      <text:p text:style-name="P3">When you consistently practice:</text:p>
      <text:list xml:id="list2386721005907137981" text:style-name="L192">
        <text:list-item>
          <text:p text:style-name="P190">Your baseline becomes calmer</text:p>
        </text:list-item>
        <text:list-item>
          <text:p text:style-name="P190">Your reactions become lighter</text:p>
        </text:list-item>
        <text:list-item>
          <text:p text:style-name="P190">Your body remains more relaxed</text:p>
        </text:list-item>
      </text:list>
      <text:p text:style-name="P3">You don’t have to “try” as much.</text:p>
      <text:p text:style-name="P3">It becomes your natural state.</text:p>
      <text:p text:style-name="P503"/>
      <text:h text:style-name="Heading_20_3" text:outline-level="3"><text:span text:style-name="Strong_20_Emphasis"><text:span text:style-name="T1">7.19 The Key Realization</text:span></text:span></text:h>
      <text:p text:style-name="P3">You are not just thinking your way through life.</text:p>
      <text:p text:style-name="Text_20_body"><text:span text:style-name="T1">You are </text:span><text:span text:style-name="Strong_20_Emphasis"><text:span text:style-name="T1">feeling your way physically through every thought</text:span></text:span><text:span text:style-name="T1">.</text:span></text:p>
      <text:p text:style-name="P3">So every thought matters.</text:p>
      <text:p text:style-name="P503"/>
      <text:h text:style-name="Heading_20_3" text:outline-level="3"><text:span text:style-name="Strong_20_Emphasis"><text:span text:style-name="T1">7.20 Final Thought of This Chapter</text:span></text:span></text:h>
      <text:p text:style-name="P3">Your thoughts are powerful—not because they are abstract—</text:p>
      <text:p text:style-name="Text_20_body"><text:span text:style-name="T1">But because they are </text:span><text:span text:style-name="Strong_20_Emphasis"><text:span text:style-name="T1">biological signals</text:span></text:span><text:span text:style-name="T1">.</text:span></text:p>
      <text:p text:style-name="P3">Every positive thought supports your system.</text:p>
      <text:p text:style-name="P3">Every negative thought strains it.</text:p>
      <text:p text:style-name="P3">So when you choose your thoughts carefully—</text:p>
      <text:p text:style-name="P3">You are not just improving your mindset.</text:p>
      <text:p text:style-name="Text_20_body"><text:span text:style-name="T1">You are actively improving your </text:span><text:span text:style-name="Strong_20_Emphasis"><text:span text:style-name="T1">health, energy, and overall quality of life</text:span></text:span><text:span text:style-name="T1">.</text:span></text:p>
      <text:p text:style-name="Text_20_body"><text:span text:style-name="Strong_20_Emphasis"><text:span text:style-name="T1"/></text:span></text:p>
      <text:p text:style-name="P503"/>
      <text:h text:style-name="Heading_20_2" text:outline-level="2"><text:soft-page-break/><text:span text:style-name="Strong_20_Emphasis"><text:span text:style-name="T1">Chapter 8: Happiness as a Skill, Not an Emotion</text:span></text:span></text:h>
      <text:p text:style-name="P3">Most people treat happiness like:</text:p>
      <text:p text:style-name="P504">“Something that happens to me.”</text:p>
      <text:p text:style-name="P3">But happiness is actually:</text:p>
      <text:p text:style-name="P504">“Something I generate.”</text:p>
      <text:p text:style-name="P3">Just like:</text:p>
      <text:list xml:id="list1950668795205148428" text:style-name="L16">
        <text:list-item>
          <text:p text:style-name="P19">Exercise builds strength</text:p>
        </text:list-item>
        <text:list-item>
          <text:p text:style-name="P19">Practice builds skill</text:p>
        </text:list-item>
      </text:list>
      <text:p text:style-name="P3">Happiness builds through repetition.</text:p>
      <text:h text:style-name="P501" text:outline-level="3"><text:span text:style-name="Strong_20_Emphasis">8.1 The Common Misunderstanding</text:span></text:h>
      <text:p text:style-name="P3">Most people grow up believing:</text:p>
      <text:p text:style-name="P504">“Happiness is something that happens to me.”</text:p>
      <text:list xml:id="list6429295699321486850" text:style-name="L193">
        <text:list-item>
          <text:p text:style-name="P191">When something good happens → I feel happy</text:p>
        </text:list-item>
        <text:list-item>
          <text:p text:style-name="P191">When things go wrong → I feel unhappy</text:p>
        </text:list-item>
      </text:list>
      <text:p text:style-name="P3">So happiness is treated like:</text:p>
      <text:list xml:id="list4490066859510825757" text:style-name="L194">
        <text:list-item>
          <text:p text:style-name="P192">A reaction</text:p>
        </text:list-item>
        <text:list-item>
          <text:p text:style-name="P192">A reward</text:p>
        </text:list-item>
        <text:list-item>
          <text:p text:style-name="P192">A byproduct of circumstances</text:p>
        </text:list-item>
      </text:list>
      <text:p text:style-name="P3">This belief seems natural.</text:p>
      <text:p text:style-name="P3">But it creates a major problem:</text:p>
      <text:p text:style-name="Quotations"><text:span text:style-name="Strong_20_Emphasis"><text:span text:style-name="T1">It removes control from you.</text:span></text:span></text:p>
      <text:p text:style-name="P503"/>
      <text:h text:style-name="Heading_20_3" text:outline-level="3"><text:span text:style-name="Strong_20_Emphasis"><text:span text:style-name="T1">8.2 The Passive vs Active Model</text:span></text:span></text:h>
      <text:p text:style-name="P3">Let’s break this into two models:</text:p>
      <text:h text:style-name="Heading_20_3" text:outline-level="3"><text:span text:style-name="Strong_20_Emphasis"><text:span text:style-name="T1">Passive Model</text:span></text:span></text:h>
      <text:list xml:id="list2875078541398288926" text:style-name="L195">
        <text:list-item>
          <text:p text:style-name="P193">Happiness depends on external events</text:p>
        </text:list-item>
        <text:list-item>
          <text:p text:style-name="P193">You wait for the right conditions</text:p>
        </text:list-item>
        <text:list-item>
          <text:p text:style-name="P193">You react to life</text:p>
        </text:list-item>
      </text:list>
      <text:h text:style-name="Heading_20_3" text:outline-level="3"><text:span text:style-name="Strong_20_Emphasis"><text:span text:style-name="T1">Active Model</text:span></text:span></text:h>
      <text:list xml:id="list1163945720851424380" text:style-name="L196">
        <text:list-item>
          <text:p text:style-name="P194">Happiness is internally generated</text:p>
        </text:list-item>
        <text:list-item>
          <text:p text:style-name="P194">You practice it</text:p>
        </text:list-item>
        <text:list-item>
          <text:p text:style-name="P194"><text:soft-page-break/>You influence your state</text:p>
        </text:list-item>
      </text:list>
      <text:p text:style-name="P3">Most people unknowingly live in the passive model.</text:p>
      <text:p text:style-name="P3">And that is why:</text:p>
      <text:list xml:id="list397792565279101744" text:style-name="L197">
        <text:list-item>
          <text:p text:style-name="P195">Their happiness is unstable</text:p>
        </text:list-item>
        <text:list-item>
          <text:p text:style-name="P195">Their mood fluctuates constantly</text:p>
        </text:list-item>
        <text:list-item>
          <text:p text:style-name="P195">Their peace depends on situations</text:p>
        </text:list-item>
      </text:list>
      <text:p text:style-name="P503"/>
      <text:h text:style-name="Heading_20_3" text:outline-level="3"><text:span text:style-name="Strong_20_Emphasis"><text:span text:style-name="T1">8.3 The Key Shift</text:span></text:span></text:h>
      <text:p text:style-name="P3">The real transformation begins when you understand:</text:p>
      <text:p text:style-name="Quotations"><text:span text:style-name="Strong_20_Emphasis"><text:span text:style-name="T1">Happiness is not something you receive.<text:line-break/>It is something you develop.</text:span></text:span></text:p>
      <text:p text:style-name="P3">Just like any skill.</text:p>
      <text:p text:style-name="P503"/>
      <text:h text:style-name="Heading_20_3" text:outline-level="3"><text:span text:style-name="Strong_20_Emphasis"><text:span text:style-name="T1">8.4 The Skill Analogy</text:span></text:span></text:h>
      <text:p text:style-name="P3">Consider these examples:</text:p>
      <text:list xml:id="list4827874418947472397" text:style-name="L198">
        <text:list-item>
          <text:p text:style-name="P472"><text:span text:style-name="Strong_20_Emphasis"><text:span text:style-name="T1">Exercise builds strength</text:span></text:span></text:p>
        </text:list-item>
        <text:list-item>
          <text:p text:style-name="P472"><text:span text:style-name="Strong_20_Emphasis"><text:span text:style-name="T1">Practice builds skill</text:span></text:span></text:p>
        </text:list-item>
        <text:list-item>
          <text:p text:style-name="P472"><text:span text:style-name="Strong_20_Emphasis"><text:span text:style-name="T1">Repetition builds mastery</text:span></text:span></text:p>
        </text:list-item>
      </text:list>
      <text:p text:style-name="P3">No one expects to:</text:p>
      <text:list xml:id="list148857128881459532" text:style-name="L199">
        <text:list-item>
          <text:p text:style-name="P196">Lift weights once and become strong</text:p>
        </text:list-item>
        <text:list-item>
          <text:p text:style-name="P196">Practice once and become skilled</text:p>
        </text:list-item>
      </text:list>
      <text:p text:style-name="P3">Then why expect:</text:p>
      <text:list xml:id="list4394721088795423269" text:style-name="L200">
        <text:list-item>
          <text:p text:style-name="P197">Instant, permanent happiness without practice?</text:p>
        </text:list-item>
      </text:list>
      <text:p text:style-name="P503"/>
      <text:h text:style-name="Heading_20_3" text:outline-level="3"><text:span text:style-name="Strong_20_Emphasis"><text:span text:style-name="T1">8.5 Happiness Requires Training</text:span></text:span></text:h>
      <text:p text:style-name="P3">Just like physical training:</text:p>
      <text:list xml:id="list2170096421568947672" text:style-name="L201">
        <text:list-item>
          <text:p text:style-name="P198">The first attempt feels difficult</text:p>
        </text:list-item>
        <text:list-item>
          <text:p text:style-name="P198">The effort feels unnatural</text:p>
        </text:list-item>
        <text:list-item>
          <text:p text:style-name="P198">The results are not immediate</text:p>
        </text:list-item>
      </text:list>
      <text:p text:style-name="P3">But with repetition:</text:p>
      <text:list xml:id="list5211530940889887349" text:style-name="L202">
        <text:list-item>
          <text:p text:style-name="P199">It becomes easier</text:p>
        </text:list-item>
        <text:list-item>
          <text:p text:style-name="P199">It becomes natural</text:p>
        </text:list-item>
        <text:list-item>
          <text:p text:style-name="P199">It becomes part of you</text:p>
        </text:list-item>
      </text:list>
      <text:p text:style-name="P3"><text:soft-page-break/>Happiness follows the same process.</text:p>
      <text:p text:style-name="P503"/>
      <text:h text:style-name="Heading_20_3" text:outline-level="3"><text:span text:style-name="Strong_20_Emphasis"><text:span text:style-name="T1">8.6 Why This Feels Unnatural at First</text:span></text:span></text:h>
      <text:p text:style-name="P3">If you have not practiced happiness consciously:</text:p>
      <text:list xml:id="list1193484242611164026" text:style-name="L203">
        <text:list-item>
          <text:p text:style-name="P200">Your default state may be neutral or negative</text:p>
        </text:list-item>
        <text:list-item>
          <text:p text:style-name="P200">Your mind may resist positive thinking</text:p>
        </text:list-item>
        <text:list-item>
          <text:p text:style-name="P200">Your emotions may not align immediately</text:p>
        </text:list-item>
      </text:list>
      <text:p text:style-name="P3">This does not mean:</text:p>
      <text:p text:style-name="P504">“It’s not working.”</text:p>
      <text:p text:style-name="P3">It means:</text:p>
      <text:p text:style-name="Quotations"><text:span text:style-name="Strong_20_Emphasis"><text:span text:style-name="T1">You are in the early stage of training.</text:span></text:span></text:p>
      <text:p text:style-name="P503"/>
      <text:h text:style-name="Heading_20_3" text:outline-level="3"><text:span text:style-name="Strong_20_Emphasis"><text:span text:style-name="T1">8.7 The Logical Perspective</text:span></text:span></text:h>
      <text:p text:style-name="P3">Let’s apply logic.</text:p>
      <text:p text:style-name="P3">If happiness were purely external:</text:p>
      <text:list xml:id="list3763663339568085198" text:style-name="L204">
        <text:list-item>
          <text:p text:style-name="P201">Everyone with good conditions would be happy</text:p>
        </text:list-item>
        <text:list-item>
          <text:p text:style-name="P201">Everyone with challenges would be unhappy</text:p>
        </text:list-item>
      </text:list>
      <text:p text:style-name="P3">But this is not true.</text:p>
      <text:p text:style-name="P3">You will find:</text:p>
      <text:list xml:id="list1818128428893892588" text:style-name="L205">
        <text:list-item>
          <text:p text:style-name="P202">Calm people in difficult situations</text:p>
        </text:list-item>
        <text:list-item>
          <text:p text:style-name="P202">Stressed people in comfortable situations</text:p>
        </text:list-item>
      </text:list>
      <text:p text:style-name="P3">So clearly:</text:p>
      <text:p text:style-name="Quotations"><text:span text:style-name="Strong_20_Emphasis"><text:span text:style-name="T1">Happiness is not determined by conditions alone.</text:span></text:span></text:p>
      <text:p text:style-name="P503"/>
      <text:h text:style-name="Heading_20_3" text:outline-level="3"><text:span text:style-name="Strong_20_Emphasis"><text:span text:style-name="T1">8.8 The Internal Generator</text:span></text:span></text:h>
      <text:p text:style-name="P3">Think of happiness like an internal system.</text:p>
      <text:p text:style-name="P3">It depends on:</text:p>
      <text:list xml:id="list1775652842429985382" text:style-name="L206">
        <text:list-item>
          <text:p text:style-name="P203">Your thinking patterns</text:p>
        </text:list-item>
        <text:list-item>
          <text:p text:style-name="P203">Your emotional responses</text:p>
        </text:list-item>
        <text:list-item>
          <text:p text:style-name="P203">Your level of awareness</text:p>
        </text:list-item>
      </text:list>
      <text:p text:style-name="P3">When these are trained:</text:p>
      <text:list xml:id="list8752183159952362114" text:style-name="L207">
        <text:list-item>
          <text:p text:style-name="P204">You generate calmness</text:p>
        </text:list-item>
        <text:list-item>
          <text:p text:style-name="P204"><text:soft-page-break/>You generate positivity</text:p>
        </text:list-item>
        <text:list-item>
          <text:p text:style-name="P204">You generate balance</text:p>
        </text:list-item>
      </text:list>
      <text:p text:style-name="P3">Not perfectly—but consistently.</text:p>
      <text:p text:style-name="P503"/>
      <text:h text:style-name="Heading_20_3" text:outline-level="3"><text:span text:style-name="Strong_20_Emphasis"><text:span text:style-name="T1">8.9 The Role of Repetition</text:span></text:span></text:h>
      <text:p text:style-name="P3">Repetition is the foundation of skill-building.</text:p>
      <text:p text:style-name="P3">So if you want to develop happiness:</text:p>
      <text:list xml:id="list1459389760633249257" text:style-name="L208">
        <text:list-item>
          <text:p text:style-name="P205">Practice positive thinking</text:p>
        </text:list-item>
        <text:list-item>
          <text:p text:style-name="P205">Practice calm responses</text:p>
        </text:list-item>
        <text:list-item>
          <text:p text:style-name="P205">Practice smiling</text:p>
        </text:list-item>
        <text:list-item>
          <text:p text:style-name="P205">Practice letting go</text:p>
        </text:list-item>
      </text:list>
      <text:p text:style-name="P3">Not once.</text:p>
      <text:p text:style-name="P3">But repeatedly.</text:p>
      <text:p text:style-name="P503"/>
      <text:h text:style-name="Heading_20_3" text:outline-level="3"><text:span text:style-name="Strong_20_Emphasis"><text:span text:style-name="T1">8.10 Why Occasional Positivity Is Not Enough</text:span></text:span></text:h>
      <text:p text:style-name="P3">If you only think positively:</text:p>
      <text:list xml:id="list3789090801249418424" text:style-name="L209">
        <text:list-item>
          <text:p text:style-name="P206">When you feel good</text:p>
        </text:list-item>
        <text:list-item>
          <text:p text:style-name="P206">When things are going well</text:p>
        </text:list-item>
      </text:list>
      <text:p text:style-name="P3">Then you are not building a skill.</text:p>
      <text:p text:style-name="P3">You are just reacting.</text:p>
      <text:p text:style-name="P3">Skill develops when you practice:</text:p>
      <text:p text:style-name="P504">Even when it is difficult.</text:p>
      <text:p text:style-name="P503"/>
      <text:h text:style-name="Heading_20_3" text:outline-level="3"><text:span text:style-name="Strong_20_Emphasis"><text:span text:style-name="T1">8.11 The Importance of Daily Practice</text:span></text:span></text:h>
      <text:p text:style-name="P3">Small daily efforts are more powerful than occasional large efforts.</text:p>
      <text:p text:style-name="P3">For example:</text:p>
      <text:list xml:id="list5056383010584090018" text:style-name="L210">
        <text:list-item>
          <text:p text:style-name="P207">A few moments of conscious calm each day</text:p>
        </text:list-item>
        <text:list-item>
          <text:p text:style-name="P207">A few positive corrections daily</text:p>
        </text:list-item>
        <text:list-item>
          <text:p text:style-name="P207">A few mindful pauses</text:p>
        </text:list-item>
      </text:list>
      <text:p text:style-name="P3">These may seem small.</text:p>
      <text:p text:style-name="P3">But they accumulate.</text:p>
      <text:p text:style-name="P503"/>
      <text:h text:style-name="Heading_20_3" text:outline-level="3"><text:soft-page-break/><text:span text:style-name="Strong_20_Emphasis"><text:span text:style-name="T1">8.12 The Compounding Effect</text:span></text:span></text:h>
      <text:p text:style-name="P3">Over time:</text:p>
      <text:list xml:id="list6149019381588161487" text:style-name="L211">
        <text:list-item>
          <text:p text:style-name="P208">Daily practice becomes habit</text:p>
        </text:list-item>
        <text:list-item>
          <text:p text:style-name="P208">Habit becomes automatic</text:p>
        </text:list-item>
        <text:list-item>
          <text:p text:style-name="P208">Automatic becomes your nature</text:p>
        </text:list-item>
      </text:list>
      <text:p text:style-name="P3">So happiness shifts from:</text:p>
      <text:list xml:id="list5489379858524866910" text:style-name="L212">
        <text:list-item>
          <text:p text:style-name="P209">Something you try</text:p>
        </text:list-item>
      </text:list>
      <text:p text:style-name="P3">To:</text:p>
      <text:list xml:id="list5281553114165672438" text:style-name="L213">
        <text:list-item>
          <text:p text:style-name="P210">Something you are</text:p>
        </text:list-item>
      </text:list>
      <text:p text:style-name="P503"/>
      <text:h text:style-name="Heading_20_3" text:outline-level="3"><text:span text:style-name="Strong_20_Emphasis"><text:span text:style-name="T1">8.13 The Emotional Resistance</text:span></text:span></text:h>
      <text:p text:style-name="P3">At times, you may feel:</text:p>
      <text:list xml:id="list2938868842935662000" text:style-name="L214">
        <text:list-item>
          <text:p text:style-name="P211">“I don’t feel like practicing”</text:p>
        </text:list-item>
        <text:list-item>
          <text:p text:style-name="P211">“This is not natural”</text:p>
        </text:list-item>
        <text:list-item>
          <text:p text:style-name="P211">“I am not in the mood”</text:p>
        </text:list-item>
      </text:list>
      <text:p text:style-name="P3">This is where skill-building happens.</text:p>
      <text:p text:style-name="P3">Because:</text:p>
      <text:p text:style-name="P504">Skills are not built when it is easy.<text:line-break/>They are built when it is difficult.</text:p>
      <text:p text:style-name="P503"/>
      <text:h text:style-name="Heading_20_3" text:outline-level="3"><text:span text:style-name="Strong_20_Emphasis"><text:span text:style-name="T1">8.14 Redefining Happiness</text:span></text:span></text:h>
      <text:p text:style-name="P3">Happiness is not:</text:p>
      <text:list xml:id="list2566847281761786943" text:style-name="L215">
        <text:list-item>
          <text:p text:style-name="P212">Constant excitement</text:p>
        </text:list-item>
        <text:list-item>
          <text:p text:style-name="P212">Continuous pleasure</text:p>
        </text:list-item>
        <text:list-item>
          <text:p text:style-name="P212">Absence of problems</text:p>
        </text:list-item>
      </text:list>
      <text:p text:style-name="P3">Happiness is:</text:p>
      <text:list xml:id="list6512244333815578619" text:style-name="L216">
        <text:list-item>
          <text:p text:style-name="P213">Inner stability</text:p>
        </text:list-item>
        <text:list-item>
          <text:p text:style-name="P213">Mental balance</text:p>
        </text:list-item>
        <text:list-item>
          <text:p text:style-name="P213">Emotional flexibility</text:p>
        </text:list-item>
      </text:list>
      <text:p text:style-name="P3">It is the ability to remain steady—</text:p>
      <text:p text:style-name="P3">Even when life fluctuates.</text:p>
      <text:p text:style-name="P503"/>
      <text:h text:style-name="Heading_20_3" text:outline-level="3"><text:soft-page-break/><text:span text:style-name="Strong_20_Emphasis"><text:span text:style-name="T1">8.15 A Quote to Reflect On</text:span></text:span></text:h>
      <text:p text:style-name="P504">“Happiness depends upon ourselves.”<text:line-break/>— Aristotle</text:p>
      <text:p text:style-name="P3">This statement reflects the core idea of this chapter.</text:p>
      <text:p text:style-name="P503"/>
      <text:h text:style-name="Heading_20_3" text:outline-level="3"><text:span text:style-name="Strong_20_Emphasis"><text:span text:style-name="T1">8.16 The Role of Awareness</text:span></text:span></text:h>
      <text:p text:style-name="P3">To build happiness as a skill:</text:p>
      <text:list xml:id="list155261652878062841" text:style-name="L217">
        <text:list-item>
          <text:p text:style-name="P214">You must notice your thoughts</text:p>
        </text:list-item>
        <text:list-item>
          <text:p text:style-name="P214">You must observe your reactions</text:p>
        </text:list-item>
        <text:list-item>
          <text:p text:style-name="P214">You must choose better responses</text:p>
        </text:list-item>
      </text:list>
      <text:p text:style-name="P3">Without awareness:</text:p>
      <text:list xml:id="list1166980979497889326" text:style-name="L218">
        <text:list-item>
          <text:p text:style-name="P215">You remain reactive</text:p>
        </text:list-item>
      </text:list>
      <text:p text:style-name="P3">With awareness:</text:p>
      <text:list xml:id="list5913746009505137746" text:style-name="L219">
        <text:list-item>
          <text:p text:style-name="P216">You become intentional</text:p>
        </text:list-item>
      </text:list>
      <text:p text:style-name="P503"/>
      <text:h text:style-name="Heading_20_3" text:outline-level="3"><text:span text:style-name="Strong_20_Emphasis"><text:span text:style-name="T1">8.17 The Difference Between Knowing and Practicing</text:span></text:span></text:h>
      <text:p text:style-name="P3">Many people understand these ideas.</text:p>
      <text:p text:style-name="P3">But understanding is not enough.</text:p>
      <text:p text:style-name="P3">You may know:</text:p>
      <text:list xml:id="list857729916036202989" text:style-name="L220">
        <text:list-item>
          <text:p text:style-name="P217">Positive thinking is beneficial</text:p>
        </text:list-item>
        <text:list-item>
          <text:p text:style-name="P217">Calmness is useful</text:p>
        </text:list-item>
      </text:list>
      <text:p text:style-name="P3">But unless you practice:</text:p>
      <text:list xml:id="list6452236652001247702" text:style-name="L221">
        <text:list-item>
          <text:p text:style-name="P218">Nothing changes</text:p>
        </text:list-item>
      </text:list>
      <text:p text:style-name="P504">Knowledge informs.<text:line-break/>Practice transforms.</text:p>
      <text:p text:style-name="P503"/>
      <text:h text:style-name="Heading_20_3" text:outline-level="3"><text:span text:style-name="Strong_20_Emphasis"><text:span text:style-name="T1">8.18 The Gradual Transformation</text:span></text:span></text:h>
      <text:p text:style-name="P3">As you continue practicing:</text:p>
      <text:list xml:id="list3306066321288748758" text:style-name="L222">
        <text:list-item>
          <text:p text:style-name="P219">Your reactions slow down</text:p>
        </text:list-item>
        <text:list-item>
          <text:p text:style-name="P219">Your thinking becomes clearer</text:p>
        </text:list-item>
        <text:list-item>
          <text:p text:style-name="P219">Your emotional stability improves</text:p>
        </text:list-item>
      </text:list>
      <text:p text:style-name="P3">You don’t eliminate all negativity.</text:p>
      <text:p text:style-name="P3">But you reduce its impact.</text:p>
      <text:p text:style-name="P503"><text:soft-page-break/></text:p>
      <text:h text:style-name="Heading_20_3" text:outline-level="3"><text:span text:style-name="Strong_20_Emphasis"><text:span text:style-name="T1">8.19 The Confidence That Builds</text:span></text:span></text:h>
      <text:p text:style-name="P3">When you realize:</text:p>
      <text:p text:style-name="P504">“I can influence how I feel”</text:p>
      <text:p text:style-name="P3">You gain:</text:p>
      <text:list xml:id="list3039999884524351390" text:style-name="L223">
        <text:list-item>
          <text:p text:style-name="P220">Confidence</text:p>
        </text:list-item>
        <text:list-item>
          <text:p text:style-name="P220">Control</text:p>
        </text:list-item>
        <text:list-item>
          <text:p text:style-name="P220">Stability</text:p>
        </text:list-item>
      </text:list>
      <text:p text:style-name="P3">You no longer feel:</text:p>
      <text:list xml:id="list1852190080681898317" text:style-name="L224">
        <text:list-item>
          <text:p text:style-name="P221">Completely dependent on situations</text:p>
        </text:list-item>
      </text:list>
      <text:p text:style-name="P503"/>
      <text:h text:style-name="Heading_20_3" text:outline-level="3"><text:span text:style-name="Strong_20_Emphasis"><text:span text:style-name="T1">8.20 Final Thought of This Chapter</text:span></text:span></text:h>
      <text:p text:style-name="P3">Happiness is not a gift.</text:p>
      <text:p text:style-name="P3">It is a skill.</text:p>
      <text:p text:style-name="P3">And like any skill, it improves with:</text:p>
      <text:list xml:id="list3999188577475462461" text:style-name="L225">
        <text:list-item>
          <text:p text:style-name="P222">Practice</text:p>
        </text:list-item>
        <text:list-item>
          <text:p text:style-name="P222">Repetition</text:p>
        </text:list-item>
        <text:list-item>
          <text:p text:style-name="P222">Patience</text:p>
        </text:list-item>
      </text:list>
      <text:p text:style-name="P3">You don’t need perfect conditions.</text:p>
      <text:p text:style-name="P3">You need consistent effort.</text:p>
      <text:p text:style-name="P3">Because over time—</text:p>
      <text:p text:style-name="P3">What you practice daily becomes who you are.</text:p>
      <text:p text:style-name="P3">And when happiness becomes your practiced state—</text:p>
      <text:p text:style-name="P3">It stops being something you chase.</text:p>
      <text:p text:style-name="Text_20_body"><text:span text:style-name="T1">It becomes something you </text:span><text:span text:style-name="Strong_20_Emphasis"><text:span text:style-name="T1">naturally live.</text:span></text:span></text:p>
      <text:p text:style-name="P3"/>
      <text:p text:style-name="P503"/>
      <text:h text:style-name="Heading_20_2" text:outline-level="2"><text:span text:style-name="Strong_20_Emphasis"><text:span text:style-name="T1">Chapter 9: The Trap of Conditional Happiness</text:span></text:span></text:h>
      <text:p text:style-name="P3">“If I earn more…”<text:line-break/>“If I become healthy…”<text:line-break/>“If people respect me…”</text:p>
      <text:p text:style-name="P3">This is a never-ending loop.</text:p>
      <text:p text:style-name="P3">Because once you reach one condition:</text:p>
      <text:p text:style-name="P3"><text:soft-page-break/>You create another.</text:p>
      <text:p text:style-name="P3">Instead:</text:p>
      <text:p text:style-name="Text_20_body"><text:span text:style-name="Strong_20_Emphasis"><text:span text:style-name="T1">Make happiness your starting point—not your destination.</text:span></text:span></text:p>
      <text:h text:style-name="Heading_20_3" text:outline-level="3"><text:span text:style-name="Strong_20_Emphasis"><text:span text:style-name="T1">9.1 The “If–Then” Pattern</text:span></text:span></text:h>
      <text:p text:style-name="P3">Many lives are quietly governed by a simple script:</text:p>
      <text:list xml:id="list3872423713454877343" text:style-name="L226">
        <text:list-item>
          <text:p text:style-name="P223">“If I earn more… then I’ll be happy.”</text:p>
        </text:list-item>
        <text:list-item>
          <text:p text:style-name="P223">“If I become healthy… then I’ll relax.”</text:p>
        </text:list-item>
        <text:list-item>
          <text:p text:style-name="P223">“If people respect me… then I’ll feel good.”</text:p>
        </text:list-item>
      </text:list>
      <text:p text:style-name="P3">At first, this seems reasonable.</text:p>
      <text:p text:style-name="P3">It feels logical to connect happiness with improvement.</text:p>
      <text:p text:style-name="P3">But hidden inside this pattern is a trap.</text:p>
      <text:p text:style-name="Quotations"><text:span text:style-name="Strong_20_Emphasis"><text:span text:style-name="T1">You are postponing your happiness to a future condition.</text:span></text:span></text:p>
      <text:p text:style-name="P503"/>
      <text:h text:style-name="Heading_20_3" text:outline-level="3"><text:span text:style-name="Strong_20_Emphasis"><text:span text:style-name="T1">9.2 The Never-Ending Loop</text:span></text:span></text:h>
      <text:p text:style-name="P3">Let’s observe what actually happens.</text:p>
      <text:p text:style-name="P3">You set a condition:</text:p>
      <text:list xml:id="list392825480692864756" text:style-name="L227">
        <text:list-item>
          <text:p text:style-name="P224">“Once I achieve this, I’ll be satisfied.”</text:p>
        </text:list-item>
      </text:list>
      <text:p text:style-name="P3">You work toward it.</text:p>
      <text:p text:style-name="P3">You reach it.</text:p>
      <text:p text:style-name="P3">And then—</text:p>
      <text:list xml:id="list5887642079141158503" text:style-name="L228">
        <text:list-item>
          <text:p text:style-name="P225">A new condition appears.</text:p>
        </text:list-item>
        <text:list-item>
          <text:p text:style-name="P225">“Now I need more.”</text:p>
        </text:list-item>
        <text:list-item>
          <text:p text:style-name="P225">“This is not enough.”</text:p>
        </text:list-item>
        <text:list-item>
          <text:p text:style-name="P225">“What’s next?”</text:p>
        </text:list-item>
      </text:list>
      <text:p text:style-name="P3">So instead of reaching a final state—</text:p>
      <text:p text:style-name="P3">You enter a loop.</text:p>
      <text:p text:style-name="Quotations"><text:span text:style-name="Strong_20_Emphasis"><text:span text:style-name="T1">A loop with no endpoint.</text:span></text:span></text:p>
      <text:p text:style-name="P503"/>
      <text:h text:style-name="Heading_20_3" text:outline-level="3"><text:span text:style-name="Strong_20_Emphasis"><text:span text:style-name="T1">9.3 Why the Mind Keeps Moving the Goal</text:span></text:span></text:h>
      <text:p text:style-name="P3">Your mind is designed to:</text:p>
      <text:list xml:id="list7071013348337925313" text:style-name="L229">
        <text:list-item>
          <text:p text:style-name="P226">Seek improvement</text:p>
        </text:list-item>
        <text:list-item>
          <text:p text:style-name="P226">Compare continuously</text:p>
        </text:list-item>
        <text:list-item>
          <text:p text:style-name="P226">Adapt quickly</text:p>
        </text:list-item>
      </text:list>
      <text:p text:style-name="P3"><text:soft-page-break/>So when you achieve something:</text:p>
      <text:list xml:id="list1049937865781962879" text:style-name="L230">
        <text:list-item>
          <text:p text:style-name="P227">It becomes normal</text:p>
        </text:list-item>
        <text:list-item>
          <text:p text:style-name="P227">It loses emotional impact</text:p>
        </text:list-item>
        <text:list-item>
          <text:p text:style-name="P227">It stops feeling special</text:p>
        </text:list-item>
      </text:list>
      <text:p text:style-name="Text_20_body"><text:span text:style-name="T1">This is called </text:span><text:span text:style-name="Strong_20_Emphasis"><text:span text:style-name="T1">adaptation</text:span></text:span><text:span text:style-name="T1">.</text:span></text:p>
      <text:p text:style-name="P3">What once felt like success—</text:p>
      <text:p text:style-name="P3">Becomes your new baseline.</text:p>
      <text:p text:style-name="P503"/>
      <text:h text:style-name="Heading_20_3" text:outline-level="3"><text:span text:style-name="Strong_20_Emphasis"><text:span text:style-name="T1">9.4 The Illusion of Arrival</text:span></text:span></text:h>
      <text:p text:style-name="P3">The mind creates a powerful illusion:</text:p>
      <text:p text:style-name="P504">“There is a point where everything will feel complete.”</text:p>
      <text:p text:style-name="P3">But in reality:</text:p>
      <text:list xml:id="list6155734663220747736" text:style-name="L231">
        <text:list-item>
          <text:p text:style-name="P228">Life keeps changing</text:p>
        </text:list-item>
        <text:list-item>
          <text:p text:style-name="P228">Goals keep evolving</text:p>
        </text:list-item>
        <text:list-item>
          <text:p text:style-name="P228">Desires keep expanding</text:p>
        </text:list-item>
      </text:list>
      <text:p text:style-name="P3">So the feeling of “arrival” is temporary.</text:p>
      <text:p text:style-name="P3">If your happiness depends on that arrival—</text:p>
      <text:p text:style-name="P3">It will also be temporary.</text:p>
      <text:p text:style-name="P503"/>
      <text:h text:style-name="Heading_20_3" text:outline-level="3"><text:span text:style-name="Strong_20_Emphasis"><text:span text:style-name="T1">9.5 The Logical Breakdown</text:span></text:span></text:h>
      <text:p text:style-name="P3">Let’s think clearly.</text:p>
      <text:p text:style-name="P3">If happiness depends on achieving goals:</text:p>
      <text:list xml:id="list5351298714200600897" text:style-name="L232">
        <text:list-item>
          <text:p text:style-name="P229">You can only be happy after success</text:p>
        </text:list-item>
        <text:list-item>
          <text:p text:style-name="P229">You must remain dissatisfied during the process</text:p>
        </text:list-item>
        <text:list-item>
          <text:p text:style-name="P229">Your peace becomes conditional</text:p>
        </text:list-item>
      </text:list>
      <text:p text:style-name="P3">Now ask:</text:p>
      <text:p text:style-name="Text_20_body"><text:span text:style-name="Strong_20_Emphasis"><text:span text:style-name="T1">Why should the journey be stressful if the goal is to feel good?</text:span></text:span></text:p>
      <text:p text:style-name="P3">You are choosing:</text:p>
      <text:list xml:id="list5520133347389867173" text:style-name="L233">
        <text:list-item>
          <text:p text:style-name="P230">Stress now</text:p>
        </text:list-item>
        <text:list-item>
          <text:p text:style-name="P230">For happiness later</text:p>
        </text:list-item>
      </text:list>
      <text:p text:style-name="P3">But later never stays.</text:p>
      <text:p text:style-name="P503"/>
      <text:h text:style-name="Heading_20_3" text:outline-level="3"><text:soft-page-break/><text:span text:style-name="Strong_20_Emphasis"><text:span text:style-name="T1">9.6 The Cost of Conditional Thinking</text:span></text:span></text:h>
      <text:p text:style-name="P3">When you live in “if–then” mode:</text:p>
      <text:list xml:id="list5404313123106269251" text:style-name="L234">
        <text:list-item>
          <text:p text:style-name="P231">You undervalue the present</text:p>
        </text:list-item>
        <text:list-item>
          <text:p text:style-name="P231">You overvalue the future</text:p>
        </text:list-item>
        <text:list-item>
          <text:p text:style-name="P231">You create internal pressure</text:p>
        </text:list-item>
      </text:list>
      <text:p text:style-name="P3">This leads to:</text:p>
      <text:list xml:id="list339819141211126127" text:style-name="L235">
        <text:list-item>
          <text:p text:style-name="P232">Chronic dissatisfaction</text:p>
        </text:list-item>
        <text:list-item>
          <text:p text:style-name="P232">Constant comparison</text:p>
        </text:list-item>
        <text:list-item>
          <text:p text:style-name="P232">Emotional instability</text:p>
        </text:list-item>
      </text:list>
      <text:p text:style-name="P3">Even when things are going well.</text:p>
      <text:p text:style-name="P503"/>
      <text:h text:style-name="Heading_20_3" text:outline-level="3"><text:span text:style-name="Strong_20_Emphasis"><text:span text:style-name="T1">9.7 The Hidden Message You Send Yourself</text:span></text:span></text:h>
      <text:p text:style-name="P3">Every time you say:</text:p>
      <text:p text:style-name="P504">“I’ll be happy when…”</text:p>
      <text:p text:style-name="P3">You are also saying:</text:p>
      <text:p text:style-name="P504">“Right now is not enough.”</text:p>
      <text:p text:style-name="P3">This creates resistance toward your current life.</text:p>
      <text:p text:style-name="P3">So instead of:</text:p>
      <text:list xml:id="list9114871839450494739" text:style-name="L236">
        <text:list-item>
          <text:p text:style-name="P233">Working with clarity</text:p>
        </text:list-item>
      </text:list>
      <text:p text:style-name="P3">You work with:</text:p>
      <text:list xml:id="list255071627693428581" text:style-name="L237">
        <text:list-item>
          <text:p text:style-name="P234">Tension</text:p>
        </text:list-item>
        <text:list-item>
          <text:p text:style-name="P234">Urgency</text:p>
        </text:list-item>
        <text:list-item>
          <text:p text:style-name="P234">Fear</text:p>
        </text:list-item>
      </text:list>
      <text:p text:style-name="P503"/>
      <text:h text:style-name="Heading_20_3" text:outline-level="3"><text:span text:style-name="Strong_20_Emphasis"><text:span text:style-name="T1">9.8 Why This Weakens Your Performance</text:span></text:span></text:h>
      <text:p text:style-name="P3">Ironically, conditional happiness reduces your effectiveness.</text:p>
      <text:p text:style-name="P3">Because:</text:p>
      <text:list xml:id="list3454463958842295810" text:style-name="L238">
        <text:list-item>
          <text:p text:style-name="P235">Stress reduces clarity</text:p>
        </text:list-item>
        <text:list-item>
          <text:p text:style-name="P235">Pressure reduces creativity</text:p>
        </text:list-item>
        <text:list-item>
          <text:p text:style-name="P235">Fear reduces confidence</text:p>
        </text:list-item>
      </text:list>
      <text:p text:style-name="P3">So the very mindset meant to achieve success—</text:p>
      <text:p text:style-name="P3">Makes it harder to achieve.</text:p>
      <text:p text:style-name="P503"/>
      <text:h text:style-name="Heading_20_3" text:outline-level="3"><text:soft-page-break/><text:span text:style-name="Strong_20_Emphasis"><text:span text:style-name="T1">9.9 The Alternative Perspective</text:span></text:span></text:h>
      <text:p text:style-name="P3">Instead of:</text:p>
      <text:list xml:id="list5202065635431377406" text:style-name="L239">
        <text:list-item>
          <text:p text:style-name="P236">“I will be happy when I achieve this”</text:p>
        </text:list-item>
      </text:list>
      <text:p text:style-name="P3">Shift to:</text:p>
      <text:p text:style-name="Quotations"><text:span text:style-name="Strong_20_Emphasis"><text:span text:style-name="T1">“I choose to remain balanced while working toward this.”</text:span></text:span></text:p>
      <text:p text:style-name="P3">This changes everything.</text:p>
      <text:p text:style-name="P3">You still pursue goals.</text:p>
      <text:p text:style-name="P3">But:</text:p>
      <text:list xml:id="list945809390894332250" text:style-name="L240">
        <text:list-item>
          <text:p text:style-name="P237">Without pressure</text:p>
        </text:list-item>
        <text:list-item>
          <text:p text:style-name="P237">Without emotional instability</text:p>
        </text:list-item>
        <text:list-item>
          <text:p text:style-name="P237">With better focus</text:p>
        </text:list-item>
      </text:list>
      <text:p text:style-name="P503"/>
      <text:h text:style-name="Heading_20_3" text:outline-level="3"><text:span text:style-name="Strong_20_Emphasis"><text:span text:style-name="T1">9.10 Happiness as a Starting Point</text:span></text:span></text:h>
      <text:p text:style-name="P3">This is the key idea:</text:p>
      <text:p text:style-name="Quotations"><text:span text:style-name="Strong_20_Emphasis"><text:span text:style-name="T1">Happiness should be your starting point—not your destination.</text:span></text:span></text:p>
      <text:p text:style-name="P3">Why?</text:p>
      <text:p text:style-name="P3">Because when you start from happiness:</text:p>
      <text:list xml:id="list8441016372695595200" text:style-name="L241">
        <text:list-item>
          <text:p text:style-name="P238">You think clearly</text:p>
        </text:list-item>
        <text:list-item>
          <text:p text:style-name="P238">You act consistently</text:p>
        </text:list-item>
        <text:list-item>
          <text:p text:style-name="P238">You handle setbacks better</text:p>
        </text:list-item>
      </text:list>
      <text:p text:style-name="P3">So success becomes more likely.</text:p>
      <text:p text:style-name="P503"/>
      <text:h text:style-name="Heading_20_3" text:outline-level="3"><text:span text:style-name="Strong_20_Emphasis"><text:span text:style-name="T1">9.11 The Paradox of Success</text:span></text:span></text:h>
      <text:p text:style-name="P3">Here is a powerful paradox:</text:p>
      <text:p text:style-name="P3">People believe:</text:p>
      <text:list xml:id="list7769476104253038829" text:style-name="L242">
        <text:list-item>
          <text:p text:style-name="P239">Success → Happiness</text:p>
        </text:list-item>
      </text:list>
      <text:p text:style-name="P3">But in many cases:</text:p>
      <text:list xml:id="list1507809939045729695" text:style-name="L243">
        <text:list-item>
          <text:p text:style-name="P240">Happiness → Success</text:p>
        </text:list-item>
      </text:list>
      <text:p text:style-name="P3">Because a positive, stable mind:</text:p>
      <text:list xml:id="list3366670763364236664" text:style-name="L244">
        <text:list-item>
          <text:p text:style-name="P241">Performs better</text:p>
        </text:list-item>
        <text:list-item>
          <text:p text:style-name="P241">Learns faster</text:p>
        </text:list-item>
        <text:list-item>
          <text:p text:style-name="P241">Persists longer</text:p>
        </text:list-item>
      </text:list>
      <text:p text:style-name="P503"/>
      <text:h text:style-name="Heading_20_3" text:outline-level="3"><text:soft-page-break/><text:span text:style-name="Strong_20_Emphasis"><text:span text:style-name="T1">9.12 A Practical Example</text:span></text:span></text:h>
      <text:p text:style-name="P3">Consider two individuals:</text:p>
      <text:h text:style-name="Heading_20_3" text:outline-level="3"><text:span text:style-name="Strong_20_Emphasis"><text:span text:style-name="T1">Person A</text:span></text:span></text:h>
      <text:list xml:id="list4837363146564122318" text:style-name="L245">
        <text:list-item>
          <text:p text:style-name="P242">Constantly stressed</text:p>
        </text:list-item>
        <text:list-item>
          <text:p text:style-name="P242">Focused on results</text:p>
        </text:list-item>
        <text:list-item>
          <text:p text:style-name="P242">Afraid of failure</text:p>
        </text:list-item>
      </text:list>
      <text:h text:style-name="Heading_20_3" text:outline-level="3"><text:span text:style-name="Strong_20_Emphasis"><text:span text:style-name="T1">Person B</text:span></text:span></text:h>
      <text:list xml:id="list6267235001904512497" text:style-name="L246">
        <text:list-item>
          <text:p text:style-name="P243">Calm and balanced</text:p>
        </text:list-item>
        <text:list-item>
          <text:p text:style-name="P243">Focused on effort</text:p>
        </text:list-item>
        <text:list-item>
          <text:p text:style-name="P243">Open to learning</text:p>
        </text:list-item>
      </text:list>
      <text:p text:style-name="P3">Who is more likely to succeed?</text:p>
      <text:p text:style-name="P3">Person B.</text:p>
      <text:p text:style-name="P3">Because:</text:p>
      <text:list xml:id="list4216484773085230460" text:style-name="L247">
        <text:list-item>
          <text:p text:style-name="P244">Their mental state supports their actions</text:p>
        </text:list-item>
      </text:list>
      <text:p text:style-name="P503"/>
      <text:h text:style-name="Heading_20_3" text:outline-level="3"><text:span text:style-name="Strong_20_Emphasis"><text:span text:style-name="T1">9.13 The Emotional Freedom</text:span></text:span></text:h>
      <text:p text:style-name="P3">When you remove conditions from happiness:</text:p>
      <text:list xml:id="list8601006489164583699" text:style-name="L248">
        <text:list-item>
          <text:p text:style-name="P245">You stop waiting</text:p>
        </text:list-item>
        <text:list-item>
          <text:p text:style-name="P245">You stop postponing</text:p>
        </text:list-item>
        <text:list-item>
          <text:p text:style-name="P245">You stop depending</text:p>
        </text:list-item>
      </text:list>
      <text:p text:style-name="P3">You begin to experience:</text:p>
      <text:list xml:id="list3406446789762016103" text:style-name="L249">
        <text:list-item>
          <text:p text:style-name="P246">Immediate relief</text:p>
        </text:list-item>
        <text:list-item>
          <text:p text:style-name="P246">Greater stability</text:p>
        </text:list-item>
        <text:list-item>
          <text:p text:style-name="P246">More control</text:p>
        </text:list-item>
      </text:list>
      <text:p text:style-name="P503"/>
      <text:h text:style-name="Heading_20_3" text:outline-level="3"><text:span text:style-name="Strong_20_Emphasis"><text:span text:style-name="T1">9.14 A Quote to Reflect On</text:span></text:span></text:h>
      <text:p text:style-name="P504">“Do not depend on the hope of results, but concentrate on the value, the rightness, the truth of the work itself.”<text:line-break/>— Bruce Lee</text:p>
      <text:p text:style-name="P3">This reflects the shift from outcome-dependence to process-focus.</text:p>
      <text:p text:style-name="P503"/>
      <text:h text:style-name="Heading_20_3" text:outline-level="3"><text:soft-page-break/><text:span text:style-name="Strong_20_Emphasis"><text:span text:style-name="T1">9.15 Letting Go Without Giving Up</text:span></text:span></text:h>
      <text:p text:style-name="P3">This approach does not mean:</text:p>
      <text:list xml:id="list1813556389353589198" text:style-name="L250">
        <text:list-item>
          <text:p text:style-name="P247">You stop setting goals</text:p>
        </text:list-item>
        <text:list-item>
          <text:p text:style-name="P247">You lose ambition</text:p>
        </text:list-item>
        <text:list-item>
          <text:p text:style-name="P247">You become passive</text:p>
        </text:list-item>
      </text:list>
      <text:p text:style-name="P3">It means:</text:p>
      <text:list xml:id="list5744106745149356425" text:style-name="L251">
        <text:list-item>
          <text:p text:style-name="P248">You work without emotional burden</text:p>
        </text:list-item>
        <text:list-item>
          <text:p text:style-name="P248">You stay committed without stress</text:p>
        </text:list-item>
        <text:list-item>
          <text:p text:style-name="P248">You remain steady regardless of outcomes</text:p>
        </text:list-item>
      </text:list>
      <text:p text:style-name="P503"/>
      <text:h text:style-name="Heading_20_3" text:outline-level="3"><text:span text:style-name="Strong_20_Emphasis"><text:span text:style-name="T1">9.16 Breaking the Pattern</text:span></text:span></text:h>
      <text:p text:style-name="P3">Start noticing your thoughts:</text:p>
      <text:list xml:id="list7336702034238123827" text:style-name="L252">
        <text:list-item>
          <text:p text:style-name="P249">“I’ll be happy when…”</text:p>
        </text:list-item>
      </text:list>
      <text:p text:style-name="P3">Pause and ask:</text:p>
      <text:list xml:id="list8087820832401302205" text:style-name="L253">
        <text:list-item>
          <text:p text:style-name="P250">“Why not now?”</text:p>
        </text:list-item>
      </text:list>
      <text:p text:style-name="P3">Not in a forced way.</text:p>
      <text:p text:style-name="P3">But in a logical way.</text:p>
      <text:p text:style-name="P3">If there is no immediate problem—</text:p>
      <text:p text:style-name="P3">Why delay your peace?</text:p>
      <text:p text:style-name="P503"/>
      <text:h text:style-name="Heading_20_3" text:outline-level="3"><text:span text:style-name="Strong_20_Emphasis"><text:span text:style-name="T1">9.17 Training Yourself to Stay Present</text:span></text:span></text:h>
      <text:p text:style-name="P3">Bring attention to:</text:p>
      <text:list xml:id="list5602213316741865877" text:style-name="L254">
        <text:list-item>
          <text:p text:style-name="P251">What you are doing now</text:p>
        </text:list-item>
        <text:list-item>
          <text:p text:style-name="P251">What you can control now</text:p>
        </text:list-item>
        <text:list-item>
          <text:p text:style-name="P251">How you feel now</text:p>
        </text:list-item>
      </text:list>
      <text:p text:style-name="P3">The present moment is:</text:p>
      <text:list xml:id="list5242176402027243095" text:style-name="L255">
        <text:list-item>
          <text:p text:style-name="P252">Where action happens</text:p>
        </text:list-item>
        <text:list-item>
          <text:p text:style-name="P252">Where experience exists</text:p>
        </text:list-item>
        <text:list-item>
          <text:p text:style-name="P252">Where life unfolds</text:p>
        </text:list-item>
      </text:list>
      <text:p text:style-name="P503"/>
      <text:h text:style-name="Heading_20_3" text:outline-level="3"><text:span text:style-name="Strong_20_Emphasis"><text:span text:style-name="T1">9.18 The Shift in Experience</text:span></text:span></text:h>
      <text:p text:style-name="P3">When happiness is no longer conditional:</text:p>
      <text:list xml:id="list6057104654053856533" text:style-name="L256">
        <text:list-item>
          <text:p text:style-name="P253">You enjoy the process</text:p>
        </text:list-item>
        <text:list-item>
          <text:p text:style-name="P253"><text:soft-page-break/>You feel less pressure</text:p>
        </text:list-item>
        <text:list-item>
          <text:p text:style-name="P253">You become more resilient</text:p>
        </text:list-item>
      </text:list>
      <text:p text:style-name="P3">Even challenges feel:</text:p>
      <text:list xml:id="list8706707006350513576" text:style-name="L257">
        <text:list-item>
          <text:p text:style-name="P254">Manageable</text:p>
        </text:list-item>
        <text:list-item>
          <text:p text:style-name="P254">Temporary</text:p>
        </text:list-item>
        <text:list-item>
          <text:p text:style-name="P254">Less overwhelming</text:p>
        </text:list-item>
      </text:list>
      <text:p text:style-name="P503"/>
      <text:h text:style-name="Heading_20_3" text:outline-level="3"><text:span text:style-name="Strong_20_Emphasis"><text:span text:style-name="T1">9.19 The Real Success</text:span></text:span></text:h>
      <text:p text:style-name="P3">Success is not just:</text:p>
      <text:list xml:id="list5177822209807811499" text:style-name="L258">
        <text:list-item>
          <text:p text:style-name="P255">Achieving goals</text:p>
        </text:list-item>
      </text:list>
      <text:p text:style-name="P3">It is also:</text:p>
      <text:list xml:id="list6390816439043515632" text:style-name="L259">
        <text:list-item>
          <text:p text:style-name="P256">Maintaining peace while pursuing them</text:p>
        </text:list-item>
      </text:list>
      <text:p text:style-name="P3">Because what is the value of success—</text:p>
      <text:p text:style-name="P3">If it comes with stress, anxiety, and exhaustion?</text:p>
      <text:p text:style-name="P503"/>
      <text:h text:style-name="Heading_20_3" text:outline-level="3"><text:span text:style-name="Strong_20_Emphasis"><text:span text:style-name="T1">9.20 Final Thought of This Chapter</text:span></text:span></text:h>
      <text:p text:style-name="P3">Conditional happiness is a trap.</text:p>
      <text:p text:style-name="P3">It keeps you chasing something that keeps moving.</text:p>
      <text:p text:style-name="P3">But when you shift your perspective:</text:p>
      <text:list xml:id="list1683235002481212359" text:style-name="L260">
        <text:list-item>
          <text:p text:style-name="P257">Happiness becomes immediate</text:p>
        </text:list-item>
        <text:list-item>
          <text:p text:style-name="P257">Effort becomes lighter</text:p>
        </text:list-item>
        <text:list-item>
          <text:p text:style-name="P257">Progress becomes sustainable</text:p>
        </text:list-item>
      </text:list>
      <text:p text:style-name="P3">You don’t wait to feel good.</text:p>
      <text:p text:style-name="P3">You choose to feel balanced—</text:p>
      <text:p text:style-name="P3">While moving toward what you want.</text:p>
      <text:p text:style-name="P3">And that is the point where:</text:p>
      <text:p text:style-name="Text_20_body"><text:span text:style-name="Strong_20_Emphasis"><text:span text:style-name="T1">Life stops feeling like a struggle—and starts feeling like a journey you can actually enjoy.</text:span></text:span></text:p>
      <text:p text:style-name="Text_20_body"><text:span text:style-name="Strong_20_Emphasis"><text:span text:style-name="T1"/></text:span></text:p>
      <text:p text:style-name="P503"/>
      <text:h text:style-name="Heading_20_2" text:outline-level="2"><text:span text:style-name="Strong_20_Emphasis"><text:span text:style-name="T1">Chapter 10: Strength Through Positivity</text:span></text:span></text:h>
      <text:p text:style-name="P3">Being happy doesn’t mean:</text:p>
      <text:list xml:id="list4072336064464706076" text:style-name="L17">
        <text:list-item>
          <text:p text:style-name="P20">You ignore reality</text:p>
        </text:list-item>
        <text:list-item>
          <text:p text:style-name="P20"><text:soft-page-break/>You stop working</text:p>
        </text:list-item>
        <text:list-item>
          <text:p text:style-name="P20">You become careless</text:p>
        </text:list-item>
      </text:list>
      <text:p text:style-name="P3">It means:</text:p>
      <text:list xml:id="list1334275240196387109" text:style-name="L18">
        <text:list-item>
          <text:p text:style-name="P21">You are mentally strong</text:p>
        </text:list-item>
        <text:list-item>
          <text:p text:style-name="P21">You act with clarity</text:p>
        </text:list-item>
        <text:list-item>
          <text:p text:style-name="P21">You persist with confidence</text:p>
        </text:list-item>
      </text:list>
      <text:p text:style-name="P3">A positive mind:</text:p>
      <text:list xml:id="list3842904610071511306" text:style-name="L19">
        <text:list-item>
          <text:p text:style-name="P22">Handles rejection better</text:p>
        </text:list-item>
        <text:list-item>
          <text:p text:style-name="P22">Learns faster</text:p>
        </text:list-item>
        <text:list-item>
          <text:p text:style-name="P22">Recovers quicker</text:p>
        </text:list-item>
        <text:list-item>
          <text:p text:style-name="P22">Takes smarter decisions</text:p>
        </text:list-item>
      </text:list>
      <text:h text:style-name="P501" text:outline-level="3"><text:span text:style-name="Strong_20_Emphasis">10.1 The Misunderstanding About Positivity</text:span></text:h>
      <text:p text:style-name="P3">One of the biggest misconceptions about positivity is this:</text:p>
      <text:p text:style-name="P504">“If I stay positive, I will become unrealistic, careless, or weak.”</text:p>
      <text:p text:style-name="P3">People often associate positivity with:</text:p>
      <text:list xml:id="list6855355585659737195" text:style-name="L261">
        <text:list-item>
          <text:p text:style-name="P258">Ignoring problems</text:p>
        </text:list-item>
        <text:list-item>
          <text:p text:style-name="P258">Avoiding responsibility</text:p>
        </text:list-item>
        <text:list-item>
          <text:p text:style-name="P258">Living in illusion</text:p>
        </text:list-item>
      </text:list>
      <text:p text:style-name="P3">But true positivity is not about denial.</text:p>
      <text:p text:style-name="Text_20_body"><text:span text:style-name="T1">It is about </text:span><text:span text:style-name="Strong_20_Emphasis"><text:span text:style-name="T1">strength</text:span></text:span><text:span text:style-name="T1">.</text:span></text:p>
      <text:p text:style-name="P503"/>
      <text:h text:style-name="Heading_20_3" text:outline-level="3"><text:span text:style-name="Strong_20_Emphasis"><text:span text:style-name="T1">10.2 What Positivity Is NOT</text:span></text:span></text:h>
      <text:p text:style-name="Text_20_body"><text:span text:style-name="T1">Let’s clarify what positivity does </text:span><text:span text:style-name="Strong_20_Emphasis"><text:span text:style-name="T1">not</text:span></text:span><text:span text:style-name="T1"> mean:</text:span></text:p>
      <text:list xml:id="list4094848024784586298" text:style-name="L262">
        <text:list-item>
          <text:p text:style-name="P259">It does not mean pretending everything is perfect</text:p>
        </text:list-item>
        <text:list-item>
          <text:p text:style-name="P259">It does not mean ignoring challenges</text:p>
        </text:list-item>
        <text:list-item>
          <text:p text:style-name="P259">It does not mean avoiding difficult situations</text:p>
        </text:list-item>
        <text:list-item>
          <text:p text:style-name="P259">It does not mean becoming passive</text:p>
        </text:list-item>
      </text:list>
      <text:p text:style-name="P3">Positivity is not blindness.</text:p>
      <text:p text:style-name="Text_20_body"><text:span text:style-name="T1">It is </text:span><text:span text:style-name="Strong_20_Emphasis"><text:span text:style-name="T1">balanced awareness with constructive thinking</text:span></text:span><text:span text:style-name="T1">.</text:span></text:p>
      <text:p text:style-name="P503"/>
      <text:h text:style-name="Heading_20_3" text:outline-level="3"><text:span text:style-name="Strong_20_Emphasis"><text:span text:style-name="T1">10.3 What Positivity Actually Means</text:span></text:span></text:h>
      <text:p text:style-name="P3">Being positive means:</text:p>
      <text:list xml:id="list77304009514028390" text:style-name="L263">
        <text:list-item>
          <text:p text:style-name="P260">You see reality clearly</text:p>
        </text:list-item>
        <text:list-item>
          <text:p text:style-name="P260"><text:soft-page-break/>You accept challenges</text:p>
        </text:list-item>
        <text:list-item>
          <text:p text:style-name="P260">You choose a constructive response</text:p>
        </text:list-item>
      </text:list>
      <text:p text:style-name="P3">So instead of:</text:p>
      <text:list xml:id="list1256938393549106295" text:style-name="L264">
        <text:list-item>
          <text:p text:style-name="P261">“This is impossible”</text:p>
        </text:list-item>
      </text:list>
      <text:p text:style-name="P3">You think:</text:p>
      <text:list xml:id="list928781135101962456" text:style-name="L265">
        <text:list-item>
          <text:p text:style-name="P262">“This is difficult, but manageable”</text:p>
        </text:list-item>
      </text:list>
      <text:p text:style-name="P3">Instead of:</text:p>
      <text:list xml:id="list7395151650363162441" text:style-name="L266">
        <text:list-item>
          <text:p text:style-name="P263">“I can’t handle this”</text:p>
        </text:list-item>
      </text:list>
      <text:p text:style-name="P3">You think:</text:p>
      <text:list xml:id="list4225217989931996743" text:style-name="L267">
        <text:list-item>
          <text:p text:style-name="P264">“I will handle this step by step”</text:p>
        </text:list-item>
      </text:list>
      <text:p text:style-name="P3">This is not unrealistic.</text:p>
      <text:p text:style-name="Text_20_body"><text:span text:style-name="T1">It is </text:span><text:span text:style-name="Strong_20_Emphasis"><text:span text:style-name="T1">practical strength</text:span></text:span><text:span text:style-name="T1">.</text:span></text:p>
      <text:p text:style-name="P503"/>
      <text:h text:style-name="Heading_20_3" text:outline-level="3"><text:span text:style-name="Strong_20_Emphasis"><text:span text:style-name="T1">10.4 The Core Idea: Positivity Builds Mental Strength</text:span></text:span></text:h>
      <text:p text:style-name="P3">Positivity is not softness.</text:p>
      <text:p text:style-name="Text_20_body"><text:span text:style-name="T1">It is </text:span><text:span text:style-name="Strong_20_Emphasis"><text:span text:style-name="T1">mental resilience</text:span></text:span><text:span text:style-name="T1">.</text:span></text:p>
      <text:p text:style-name="P3">It allows you to:</text:p>
      <text:list xml:id="list4121795240439284885" text:style-name="L268">
        <text:list-item>
          <text:p text:style-name="P265">Stay steady under pressure</text:p>
        </text:list-item>
        <text:list-item>
          <text:p text:style-name="P265">Think clearly during uncertainty</text:p>
        </text:list-item>
        <text:list-item>
          <text:p text:style-name="P265">Continue despite difficulty</text:p>
        </text:list-item>
      </text:list>
      <text:p text:style-name="P3">This is what real strength looks like.</text:p>
      <text:p text:style-name="P503"/>
      <text:h text:style-name="Heading_20_3" text:outline-level="3"><text:span text:style-name="Strong_20_Emphasis"><text:span text:style-name="T1">10.5 The Difference Between Weakness and Strength</text:span></text:span></text:h>
      <text:p text:style-name="P3">Let’s compare two mental states:</text:p>
      <text:h text:style-name="Heading_20_3" text:outline-level="3"><text:span text:style-name="Strong_20_Emphasis"><text:span text:style-name="T1">Negative State</text:span></text:span></text:h>
      <text:list xml:id="list403370151338740321" text:style-name="L269">
        <text:list-item>
          <text:p text:style-name="P266">Easily overwhelmed</text:p>
        </text:list-item>
        <text:list-item>
          <text:p text:style-name="P266">Reacts emotionally</text:p>
        </text:list-item>
        <text:list-item>
          <text:p text:style-name="P266">Focuses on problems</text:p>
        </text:list-item>
        <text:list-item>
          <text:p text:style-name="P266">Loses confidence quickly</text:p>
        </text:list-item>
      </text:list>
      <text:h text:style-name="Heading_20_3" text:outline-level="3"><text:span text:style-name="Strong_20_Emphasis"><text:span text:style-name="T1">Positive State</text:span></text:span></text:h>
      <text:list xml:id="list2320114199517326778" text:style-name="L270">
        <text:list-item>
          <text:p text:style-name="P267">Remains composed</text:p>
        </text:list-item>
        <text:list-item>
          <text:p text:style-name="P267">Responds thoughtfully</text:p>
        </text:list-item>
        <text:list-item>
          <text:p text:style-name="P267"><text:soft-page-break/>Focuses on solutions</text:p>
        </text:list-item>
        <text:list-item>
          <text:p text:style-name="P267">Maintains confidence</text:p>
        </text:list-item>
      </text:list>
      <text:p text:style-name="P3">Which one is stronger?</text:p>
      <text:p text:style-name="P3">Clearly:</text:p>
      <text:p text:style-name="Text_20_body"><text:span text:style-name="Strong_20_Emphasis"><text:span text:style-name="T1">The positive state.</text:span></text:span></text:p>
      <text:p text:style-name="P503"/>
      <text:h text:style-name="Heading_20_3" text:outline-level="3"><text:span text:style-name="Strong_20_Emphasis"><text:span text:style-name="T1">10.6 Acting with Clarity</text:span></text:span></text:h>
      <text:p text:style-name="P3">When your mind is positive and calm:</text:p>
      <text:list xml:id="list5026299965333133551" text:style-name="L271">
        <text:list-item>
          <text:p text:style-name="P268">You think more clearly</text:p>
        </text:list-item>
        <text:list-item>
          <text:p text:style-name="P268">You assess situations accurately</text:p>
        </text:list-item>
        <text:list-item>
          <text:p text:style-name="P268">You avoid impulsive decisions</text:p>
        </text:list-item>
      </text:list>
      <text:p text:style-name="P3">Clarity is one of the greatest advantages in any situation.</text:p>
      <text:p text:style-name="P3">And clarity comes from:</text:p>
      <text:p text:style-name="Quotations"><text:span text:style-name="Strong_20_Emphasis"><text:span text:style-name="T1">A stable, balanced mind.</text:span></text:span></text:p>
      <text:p text:style-name="P503"/>
      <text:h text:style-name="Heading_20_3" text:outline-level="3"><text:span text:style-name="Strong_20_Emphasis"><text:span text:style-name="T1">10.7 The Impact on Decision-Making</text:span></text:span></text:h>
      <text:p text:style-name="P3">Your decisions are directly influenced by your mental state.</text:p>
      <text:list xml:id="list3796990420534100898" text:style-name="L272">
        <text:list-item>
          <text:p text:style-name="P269">A stressed mind → rushed, reactive decisions</text:p>
        </text:list-item>
        <text:list-item>
          <text:p text:style-name="P269">A calm mind → thoughtful, effective decisions</text:p>
        </text:list-item>
      </text:list>
      <text:p text:style-name="P3">So positivity improves:</text:p>
      <text:list xml:id="list4085399852396624778" text:style-name="L273">
        <text:list-item>
          <text:p text:style-name="P270">Judgment</text:p>
        </text:list-item>
        <text:list-item>
          <text:p text:style-name="P270">Focus</text:p>
        </text:list-item>
        <text:list-item>
          <text:p text:style-name="P270">Strategic thinking</text:p>
        </text:list-item>
      </text:list>
      <text:p text:style-name="P503"/>
      <text:h text:style-name="Heading_20_3" text:outline-level="3"><text:span text:style-name="Strong_20_Emphasis"><text:span text:style-name="T1">10.8 Persistence Without Pressure</text:span></text:span></text:h>
      <text:p text:style-name="P3">A positive mindset allows you to:</text:p>
      <text:list xml:id="list7757263232429361474" text:style-name="L274">
        <text:list-item>
          <text:p text:style-name="P271">Continue working</text:p>
        </text:list-item>
        <text:list-item>
          <text:p text:style-name="P271">Stay consistent</text:p>
        </text:list-item>
        <text:list-item>
          <text:p text:style-name="P271">Not give up easily</text:p>
        </text:list-item>
      </text:list>
      <text:p text:style-name="P3">But without:</text:p>
      <text:list xml:id="list3533482497627819921" text:style-name="L275">
        <text:list-item>
          <text:p text:style-name="P272">Excessive stress</text:p>
        </text:list-item>
        <text:list-item>
          <text:p text:style-name="P272">Fear of failure</text:p>
        </text:list-item>
        <text:list-item>
          <text:p text:style-name="P272">Emotional exhaustion</text:p>
        </text:list-item>
      </text:list>
      <text:p text:style-name="Text_20_body"><text:soft-page-break/><text:span text:style-name="T1">This creates </text:span><text:span text:style-name="Strong_20_Emphasis"><text:span text:style-name="T1">sustainable effort</text:span></text:span><text:span text:style-name="T1">.</text:span></text:p>
      <text:p text:style-name="P503"/>
      <text:h text:style-name="Heading_20_3" text:outline-level="3"><text:span text:style-name="Strong_20_Emphasis"><text:span text:style-name="T1">10.9 Handling Rejection and Failure</text:span></text:span></text:h>
      <text:p text:style-name="P3">Failure and rejection are part of life.</text:p>
      <text:p text:style-name="P3">But your response defines your progress.</text:p>
      <text:h text:style-name="Heading_20_3" text:outline-level="3"><text:span text:style-name="Strong_20_Emphasis"><text:span text:style-name="T1">Negative Response</text:span></text:span></text:h>
      <text:list xml:id="list6492998127796028699" text:style-name="L276">
        <text:list-item>
          <text:p text:style-name="P273">“I’m not good enough”</text:p>
        </text:list-item>
        <text:list-item>
          <text:p text:style-name="P273">“This is the end”</text:p>
        </text:list-item>
        <text:list-item>
          <text:p text:style-name="P273">“I should stop trying”</text:p>
        </text:list-item>
      </text:list>
      <text:h text:style-name="Heading_20_3" text:outline-level="3"><text:span text:style-name="Strong_20_Emphasis"><text:span text:style-name="T1">Positive Response</text:span></text:span></text:h>
      <text:list xml:id="list1906250884174664291" text:style-name="L277">
        <text:list-item>
          <text:p text:style-name="P274">“This is feedback”</text:p>
        </text:list-item>
        <text:list-item>
          <text:p text:style-name="P274">“I can improve”</text:p>
        </text:list-item>
        <text:list-item>
          <text:p text:style-name="P274">“This is part of the process”</text:p>
        </text:list-item>
      </text:list>
      <text:p text:style-name="P3">The situation is the same.</text:p>
      <text:p text:style-name="P3">The interpretation changes everything.</text:p>
      <text:p text:style-name="P503"/>
      <text:h text:style-name="Heading_20_3" text:outline-level="3"><text:span text:style-name="Strong_20_Emphasis"><text:span text:style-name="T1">10.10 Learning Faster</text:span></text:span></text:h>
      <text:p text:style-name="P3">A positive mind learns faster because:</text:p>
      <text:list xml:id="list7994866386514319246" text:style-name="L278">
        <text:list-item>
          <text:p text:style-name="P275">It is open</text:p>
        </text:list-item>
        <text:list-item>
          <text:p text:style-name="P275">It is not defensive</text:p>
        </text:list-item>
        <text:list-item>
          <text:p text:style-name="P275">It does not fear mistakes</text:p>
        </text:list-item>
      </text:list>
      <text:p text:style-name="P3">When you are not afraid of failure:</text:p>
      <text:list xml:id="list4086432517732628154" text:style-name="L279">
        <text:list-item>
          <text:p text:style-name="P276">You experiment more</text:p>
        </text:list-item>
        <text:list-item>
          <text:p text:style-name="P276">You adapt quickly</text:p>
        </text:list-item>
        <text:list-item>
          <text:p text:style-name="P276">You grow faster</text:p>
        </text:list-item>
      </text:list>
      <text:p text:style-name="P503"/>
      <text:h text:style-name="Heading_20_3" text:outline-level="3"><text:span text:style-name="Strong_20_Emphasis"><text:span text:style-name="T1">10.11 Recovering Quicker</text:span></text:span></text:h>
      <text:p text:style-name="P3">Setbacks are inevitable.</text:p>
      <text:p text:style-name="P3">But recovery speed varies.</text:p>
      <text:list xml:id="list7405928452257880556" text:style-name="L280">
        <text:list-item>
          <text:p text:style-name="P277">Negative mindset → prolonged stress, overthinking</text:p>
        </text:list-item>
        <text:list-item>
          <text:p text:style-name="P277">Positive mindset → quicker acceptance, faster recovery</text:p>
        </text:list-item>
      </text:list>
      <text:p text:style-name="P3">This ability to recover quickly is a major advantage.</text:p>
      <text:p text:style-name="P503"><text:soft-page-break/></text:p>
      <text:h text:style-name="Heading_20_3" text:outline-level="3"><text:span text:style-name="Strong_20_Emphasis"><text:span text:style-name="T1">10.12 The Energy Factor</text:span></text:span></text:h>
      <text:p text:style-name="P3">Positivity preserves energy.</text:p>
      <text:p text:style-name="P3">Negativity drains it.</text:p>
      <text:p text:style-name="P3">When you are positive:</text:p>
      <text:list xml:id="list550496852351478687" text:style-name="L281">
        <text:list-item>
          <text:p text:style-name="P278">You feel lighter</text:p>
        </text:list-item>
        <text:list-item>
          <text:p text:style-name="P278">You act more efficiently</text:p>
        </text:list-item>
        <text:list-item>
          <text:p text:style-name="P278">You maintain momentum</text:p>
        </text:list-item>
      </text:list>
      <text:p text:style-name="P3">When you are negative:</text:p>
      <text:list xml:id="list8186939983827387946" text:style-name="L282">
        <text:list-item>
          <text:p text:style-name="P279">You feel heavy</text:p>
        </text:list-item>
        <text:list-item>
          <text:p text:style-name="P279">You hesitate</text:p>
        </text:list-item>
        <text:list-item>
          <text:p text:style-name="P279">You lose momentum</text:p>
        </text:list-item>
      </text:list>
      <text:p text:style-name="P3">Energy directly affects performance.</text:p>
      <text:p text:style-name="P503"/>
      <text:h text:style-name="Heading_20_3" text:outline-level="3"><text:span text:style-name="Strong_20_Emphasis"><text:span text:style-name="T1">10.13 The Logical View</text:span></text:span></text:h>
      <text:p text:style-name="P3">Let’s simplify everything.</text:p>
      <text:p text:style-name="P3">If positivity leads to:</text:p>
      <text:list xml:id="list5084281821602970196" text:style-name="L283">
        <text:list-item>
          <text:p text:style-name="P280">Better thinking</text:p>
        </text:list-item>
        <text:list-item>
          <text:p text:style-name="P280">Better decisions</text:p>
        </text:list-item>
        <text:list-item>
          <text:p text:style-name="P280">Better recovery</text:p>
        </text:list-item>
        <text:list-item>
          <text:p text:style-name="P280">Better energy</text:p>
        </text:list-item>
      </text:list>
      <text:p text:style-name="P3">Then logically:</text:p>
      <text:p text:style-name="Quotations"><text:span text:style-name="Strong_20_Emphasis"><text:span text:style-name="T1">Positivity is not optional—it is optimal.</text:span></text:span></text:p>
      <text:p text:style-name="P503"/>
      <text:h text:style-name="Heading_20_3" text:outline-level="3"><text:span text:style-name="Strong_20_Emphasis"><text:span text:style-name="T1">10.14 A Quote to Reflect On</text:span></text:span></text:h>
      <text:p text:style-name="P504">“You cannot control what happens to you, but you can control your attitude toward what happens to you.”<text:line-break/>— Brian Tracy</text:p>
      <text:p text:style-name="P3">This is the essence of strength through positivity.</text:p>
      <text:p text:style-name="P503"/>
      <text:h text:style-name="Heading_20_3" text:outline-level="3"><text:span text:style-name="Strong_20_Emphasis"><text:span text:style-name="T1">10.15 The Role of Confidence</text:span></text:span></text:h>
      <text:p text:style-name="P3">Confidence is not built from:</text:p>
      <text:list xml:id="list8121422725530288278" text:style-name="L284">
        <text:list-item>
          <text:p text:style-name="P281"><text:soft-page-break/>Always succeeding</text:p>
        </text:list-item>
      </text:list>
      <text:p text:style-name="P3">It is built from:</text:p>
      <text:list xml:id="list2785905366498128986" text:style-name="L285">
        <text:list-item>
          <text:p text:style-name="P282">Believing you can handle outcomes</text:p>
        </text:list-item>
      </text:list>
      <text:p text:style-name="P3">Positivity supports this belief.</text:p>
      <text:p text:style-name="P3">So even when things go wrong:</text:p>
      <text:list xml:id="list9043177688268842854" text:style-name="L286">
        <text:list-item>
          <text:p text:style-name="P283">You remain steady</text:p>
        </text:list-item>
        <text:list-item>
          <text:p text:style-name="P283">You trust your ability to adapt</text:p>
        </text:list-item>
      </text:list>
      <text:p text:style-name="P503"/>
      <text:h text:style-name="Heading_20_3" text:outline-level="3"><text:span text:style-name="Strong_20_Emphasis"><text:span text:style-name="T1">10.16 Staying Grounded in Reality</text:span></text:span></text:h>
      <text:p text:style-name="P3">True positivity is grounded.</text:p>
      <text:p text:style-name="P3">It acknowledges:</text:p>
      <text:list xml:id="list2292486784742052958" text:style-name="L287">
        <text:list-item>
          <text:p text:style-name="P284">Challenges exist</text:p>
        </text:list-item>
        <text:list-item>
          <text:p text:style-name="P284">Effort is required</text:p>
        </text:list-item>
        <text:list-item>
          <text:p text:style-name="P284">Outcomes are uncertain</text:p>
        </text:list-item>
      </text:list>
      <text:p text:style-name="P3">But it adds:</text:p>
      <text:list xml:id="list6898466892968378927" text:style-name="L288">
        <text:list-item>
          <text:p text:style-name="P285">Calmness</text:p>
        </text:list-item>
        <text:list-item>
          <text:p text:style-name="P285">Clarity</text:p>
        </text:list-item>
        <text:list-item>
          <text:p text:style-name="P285">Constructive thinking</text:p>
        </text:list-item>
      </text:list>
      <text:p text:style-name="P503"/>
      <text:h text:style-name="Heading_20_3" text:outline-level="3"><text:span text:style-name="Strong_20_Emphasis"><text:span text:style-name="T1">10.17 The Shift from Fear to Strength</text:span></text:span></text:h>
      <text:p text:style-name="P3">Negative thinking is often fear-driven.</text:p>
      <text:p text:style-name="P3">Positive thinking is solution-driven.</text:p>
      <text:p text:style-name="P3">This shift changes:</text:p>
      <text:list xml:id="list7344754175303742980" text:style-name="L289">
        <text:list-item>
          <text:p text:style-name="P286">Your focus</text:p>
        </text:list-item>
        <text:list-item>
          <text:p text:style-name="P286">Your actions</text:p>
        </text:list-item>
        <text:list-item>
          <text:p text:style-name="P286">Your results</text:p>
        </text:list-item>
      </text:list>
      <text:p text:style-name="P503"/>
      <text:h text:style-name="Heading_20_3" text:outline-level="3"><text:span text:style-name="Strong_20_Emphasis"><text:span text:style-name="T1">10.18 Building This Strength Daily</text:span></text:span></text:h>
      <text:p text:style-name="P3">You build strength through:</text:p>
      <text:list xml:id="list6482512268010257847" text:style-name="L290">
        <text:list-item>
          <text:p text:style-name="P287">Small positive corrections</text:p>
        </text:list-item>
        <text:list-item>
          <text:p text:style-name="P287">Calm responses</text:p>
        </text:list-item>
        <text:list-item>
          <text:p text:style-name="P287">Consistent effort</text:p>
        </text:list-item>
      </text:list>
      <text:p text:style-name="P3">Not through one big moment.</text:p>
      <text:p text:style-name="P3"><text:soft-page-break/>But through daily practice.</text:p>
      <text:p text:style-name="P503"/>
      <text:h text:style-name="Heading_20_3" text:outline-level="3"><text:span text:style-name="Strong_20_Emphasis"><text:span text:style-name="T1">10.19 The Long-Term Effect</text:span></text:span></text:h>
      <text:p text:style-name="P3">With consistent positivity:</text:p>
      <text:list xml:id="list6516767217733284020" text:style-name="L291">
        <text:list-item>
          <text:p text:style-name="P288">You become more stable</text:p>
        </text:list-item>
        <text:list-item>
          <text:p text:style-name="P288">You become more confident</text:p>
        </text:list-item>
        <text:list-item>
          <text:p text:style-name="P288">You become more effective</text:p>
        </text:list-item>
      </text:list>
      <text:p text:style-name="P3">You don’t avoid challenges.</text:p>
      <text:p text:style-name="P3">You handle them better.</text:p>
      <text:p text:style-name="P503"/>
      <text:h text:style-name="Heading_20_3" text:outline-level="3"><text:span text:style-name="Strong_20_Emphasis"><text:span text:style-name="T1">10.20 Final Thought of This Chapter</text:span></text:span></text:h>
      <text:p text:style-name="P3">Positivity is not weakness.</text:p>
      <text:p text:style-name="P3">It is strength in its most practical form.</text:p>
      <text:p text:style-name="P3">It allows you to:</text:p>
      <text:list xml:id="list2532622671044729214" text:style-name="L292">
        <text:list-item>
          <text:p text:style-name="P289">Think clearly</text:p>
        </text:list-item>
        <text:list-item>
          <text:p text:style-name="P289">Act wisely</text:p>
        </text:list-item>
        <text:list-item>
          <text:p text:style-name="P289">Persist steadily</text:p>
        </text:list-item>
      </text:list>
      <text:p text:style-name="P3">Life will always have challenges.</text:p>
      <text:p text:style-name="P3">But with a positive mindset—</text:p>
      <text:p text:style-name="P3">You are better equipped to face them.</text:p>
      <text:p text:style-name="P3">And that is what real strength looks like:</text:p>
      <text:p text:style-name="Text_20_body"><text:span text:style-name="Strong_20_Emphasis"><text:span text:style-name="T1">Not avoiding difficulty, but handling it with clarity, confidence, and calmness.</text:span></text:span></text:p>
      <text:p text:style-name="P3"/>
      <text:p text:style-name="P503"/>
      <text:h text:style-name="Heading_20_2" text:outline-level="2"><text:span text:style-name="Strong_20_Emphasis"><text:span text:style-name="T1">Chapter 11: Emotional Resilience</text:span></text:span></text:h>
      <text:p text:style-name="P3">Life will bring:</text:p>
      <text:list xml:id="list6393741602033734886" text:style-name="L20">
        <text:list-item>
          <text:p text:style-name="P23">Loss</text:p>
        </text:list-item>
        <text:list-item>
          <text:p text:style-name="P23">Uncertainty</text:p>
        </text:list-item>
        <text:list-item>
          <text:p text:style-name="P23">Disappointment</text:p>
        </text:list-item>
      </text:list>
      <text:p text:style-name="P3">Happiness practice doesn’t eliminate pain.</text:p>
      <text:p text:style-name="P3">But it changes how long you stay in it.</text:p>
      <text:p text:style-name="P504">Pain is natural.<text:line-break/>Prolonged suffering is often a pattern.</text:p>
      <text:h text:style-name="P502" text:outline-level="3"><text:soft-page-break/><text:span text:style-name="Strong_20_Emphasis">11.1 The Reality You Cannot Avoid</text:span></text:h>
      <text:p text:style-name="P3">No matter how much you practice positivity, control your thoughts, or improve your mindset—</text:p>
      <text:p text:style-name="P3">Life will still bring:</text:p>
      <text:list xml:id="list2135127340176103245" text:style-name="L293">
        <text:list-item>
          <text:p text:style-name="P290">Loss</text:p>
        </text:list-item>
        <text:list-item>
          <text:p text:style-name="P290">Uncertainty</text:p>
        </text:list-item>
        <text:list-item>
          <text:p text:style-name="P290">Disappointment</text:p>
        </text:list-item>
      </text:list>
      <text:p text:style-name="P3">This is not failure.</text:p>
      <text:p text:style-name="P3">This is reality.</text:p>
      <text:p text:style-name="P3">No system, no mindset, no philosophy can remove all pain from life.</text:p>
      <text:p text:style-name="P3">And it is important to understand this clearly.</text:p>
      <text:p text:style-name="Quotations"><text:span text:style-name="Strong_20_Emphasis"><text:span text:style-name="T1">The goal is not to eliminate pain.<text:line-break/>The goal is to change your relationship with it.</text:span></text:span></text:p>
      <text:p text:style-name="P503"/>
      <text:h text:style-name="Heading_20_3" text:outline-level="3"><text:span text:style-name="Strong_20_Emphasis"><text:span text:style-name="T1">11.2 Pain vs Suffering — A Crucial Distinction</text:span></text:span></text:h>
      <text:p text:style-name="P3">There is a difference that most people never consciously recognize:</text:p>
      <text:h text:style-name="Heading_20_3" text:outline-level="3"><text:span text:style-name="Strong_20_Emphasis"><text:span text:style-name="T1">Pain</text:span></text:span></text:h>
      <text:list xml:id="list2531809441789531887" text:style-name="L294">
        <text:list-item>
          <text:p text:style-name="P291">Natural</text:p>
        </text:list-item>
        <text:list-item>
          <text:p text:style-name="P291">Immediate</text:p>
        </text:list-item>
        <text:list-item>
          <text:p text:style-name="P291">Situation-based</text:p>
        </text:list-item>
      </text:list>
      <text:h text:style-name="Heading_20_3" text:outline-level="3"><text:span text:style-name="Strong_20_Emphasis"><text:span text:style-name="T1">Suffering</text:span></text:span></text:h>
      <text:list xml:id="list1491629500671341953" text:style-name="L295">
        <text:list-item>
          <text:p text:style-name="P292">Prolonged</text:p>
        </text:list-item>
        <text:list-item>
          <text:p text:style-name="P292">Repetitive</text:p>
        </text:list-item>
        <text:list-item>
          <text:p text:style-name="P292">Thought-driven</text:p>
        </text:list-item>
      </text:list>
      <text:p text:style-name="P3">Pain happens.</text:p>
      <text:p text:style-name="Text_20_body"><text:span text:style-name="T1">Suffering is often </text:span><text:span text:style-name="Strong_20_Emphasis"><text:span text:style-name="T1">continued by the mind</text:span></text:span><text:span text:style-name="T1">.</text:span></text:p>
      <text:p text:style-name="P503"/>
      <text:h text:style-name="Heading_20_3" text:outline-level="3"><text:span text:style-name="Strong_20_Emphasis"><text:span text:style-name="T1">11.3 The Logical Insight</text:span></text:span></text:h>
      <text:p text:style-name="P3">Let’s examine this carefully.</text:p>
      <text:p text:style-name="P3">If something painful happens:</text:p>
      <text:list xml:id="list6645668426888975479" text:style-name="L296">
        <text:list-item>
          <text:p text:style-name="P293">You feel sadness</text:p>
        </text:list-item>
        <text:list-item>
          <text:p text:style-name="P293">You feel discomfort</text:p>
        </text:list-item>
        <text:list-item>
          <text:p text:style-name="P293">You feel emotional impact</text:p>
        </text:list-item>
      </text:list>
      <text:p text:style-name="P3"><text:soft-page-break/>This is natural.</text:p>
      <text:p text:style-name="P3">But what happens next?</text:p>
      <text:p text:style-name="P3">Your mind begins to:</text:p>
      <text:list xml:id="list2579940756163728837" text:style-name="L297">
        <text:list-item>
          <text:p text:style-name="P294">Replay the event</text:p>
        </text:list-item>
        <text:list-item>
          <text:p text:style-name="P294">Add interpretations</text:p>
        </text:list-item>
        <text:list-item>
          <text:p text:style-name="P294">Imagine worst-case scenarios</text:p>
        </text:list-item>
        <text:list-item>
          <text:p text:style-name="P294">Attach identity (“Why me?” “This always happens to me”)</text:p>
        </text:list-item>
      </text:list>
      <text:p text:style-name="P3">And this is where:</text:p>
      <text:p text:style-name="Quotations"><text:span text:style-name="Strong_20_Emphasis"><text:span text:style-name="T1">Pain turns into prolonged suffering.</text:span></text:span></text:p>
      <text:p text:style-name="P503"/>
      <text:h text:style-name="Heading_20_3" text:outline-level="3"><text:span text:style-name="Strong_20_Emphasis"><text:span text:style-name="T1">11.4 Why the Mind Extends Pain</text:span></text:span></text:h>
      <text:p text:style-name="P3">Your mind tries to:</text:p>
      <text:list xml:id="list7328462985915147356" text:style-name="L298">
        <text:list-item>
          <text:p text:style-name="P295">Understand what happened</text:p>
        </text:list-item>
        <text:list-item>
          <text:p text:style-name="P295">Protect you from future pain</text:p>
        </text:list-item>
        <text:list-item>
          <text:p text:style-name="P295">Find meaning</text:p>
        </text:list-item>
      </text:list>
      <text:p text:style-name="P3">But instead, it often creates:</text:p>
      <text:list xml:id="list3262094265990030381" text:style-name="L299">
        <text:list-item>
          <text:p text:style-name="P296">Overthinking</text:p>
        </text:list-item>
        <text:list-item>
          <text:p text:style-name="P296">Emotional loops</text:p>
        </text:list-item>
        <text:list-item>
          <text:p text:style-name="P296">Repeated distress</text:p>
        </text:list-item>
      </text:list>
      <text:p text:style-name="P3">So even after the event has passed—</text:p>
      <text:p text:style-name="P3">The mind keeps it alive.</text:p>
      <text:p text:style-name="P503"/>
      <text:h text:style-name="Heading_20_3" text:outline-level="3"><text:span text:style-name="Strong_20_Emphasis"><text:span text:style-name="T1">11.5 The Pattern of Emotional Loops</text:span></text:span></text:h>
      <text:p text:style-name="P3">A typical pattern looks like this:</text:p>
      <text:list xml:id="list3963069390771369179" text:style-name="L300">
        <text:list-item>
          <text:p text:style-name="P297">Event occurs → Pain</text:p>
        </text:list-item>
        <text:list-item>
          <text:p text:style-name="P297">Thought arises → “This is terrible”</text:p>
        </text:list-item>
        <text:list-item>
          <text:p text:style-name="P297">Emotion deepens → Sadness increases</text:p>
        </text:list-item>
        <text:list-item>
          <text:p text:style-name="P297">Thought repeats → “Why did this happen?”</text:p>
        </text:list-item>
        <text:list-item>
          <text:p text:style-name="P297">Loop continues</text:p>
        </text:list-item>
      </text:list>
      <text:p text:style-name="P3">This loop can last:</text:p>
      <text:list xml:id="list165881039344911832" text:style-name="L301">
        <text:list-item>
          <text:p text:style-name="P298">Hours</text:p>
        </text:list-item>
        <text:list-item>
          <text:p text:style-name="P298">Days</text:p>
        </text:list-item>
        <text:list-item>
          <text:p text:style-name="P298">Weeks</text:p>
        </text:list-item>
      </text:list>
      <text:p text:style-name="P3">Not because the event is still happening—</text:p>
      <text:p text:style-name="Text_20_body"><text:soft-page-break/><text:span text:style-name="T1">But because the </text:span><text:span text:style-name="Strong_20_Emphasis"><text:span text:style-name="T1">mind is replaying it</text:span></text:span><text:span text:style-name="T1">.</text:span></text:p>
      <text:p text:style-name="P503"/>
      <text:h text:style-name="Heading_20_3" text:outline-level="3"><text:span text:style-name="Strong_20_Emphasis"><text:span text:style-name="T1">11.6 The Key Realization</text:span></text:span></text:h>
      <text:p text:style-name="Quotations"><text:span text:style-name="Strong_20_Emphasis"><text:span text:style-name="T1">You cannot always control the event.<text:line-break/>But you can influence how long it controls you.</text:span></text:span></text:p>
      <text:p text:style-name="P3">This is emotional resilience.</text:p>
      <text:p text:style-name="P503"/>
      <text:h text:style-name="Heading_20_3" text:outline-level="3"><text:span text:style-name="Strong_20_Emphasis"><text:span text:style-name="T1">11.7 What Emotional Resilience Really Means</text:span></text:span></text:h>
      <text:p text:style-name="P3">Emotional resilience is not:</text:p>
      <text:list xml:id="list8073127580003330400" text:style-name="L302">
        <text:list-item>
          <text:p text:style-name="P299">Never feeling pain</text:p>
        </text:list-item>
        <text:list-item>
          <text:p text:style-name="P299">Always being strong</text:p>
        </text:list-item>
        <text:list-item>
          <text:p text:style-name="P299">Ignoring emotions</text:p>
        </text:list-item>
      </text:list>
      <text:p text:style-name="P3">It means:</text:p>
      <text:list xml:id="list6322062985400758255" text:style-name="L303">
        <text:list-item>
          <text:p text:style-name="P300">You feel fully</text:p>
        </text:list-item>
        <text:list-item>
          <text:p text:style-name="P300">You process naturally</text:p>
        </text:list-item>
        <text:list-item>
          <text:p text:style-name="P300">You recover steadily</text:p>
        </text:list-item>
      </text:list>
      <text:p text:style-name="P503"/>
      <text:h text:style-name="Heading_20_3" text:outline-level="3"><text:span text:style-name="Strong_20_Emphasis"><text:span text:style-name="T1">11.8 Allowing Pain Without Resistance</text:span></text:span></text:h>
      <text:p text:style-name="P3">One of the reasons suffering increases is resistance.</text:p>
      <text:p text:style-name="P3">When something painful happens, the mind says:</text:p>
      <text:list xml:id="list4013564529512286471" text:style-name="L304">
        <text:list-item>
          <text:p text:style-name="P301">“This should not happen”</text:p>
        </text:list-item>
        <text:list-item>
          <text:p text:style-name="P301">“I don’t want this”</text:p>
        </text:list-item>
        <text:list-item>
          <text:p text:style-name="P301">“This is unfair”</text:p>
        </text:list-item>
      </text:list>
      <text:p text:style-name="P3">This resistance creates tension.</text:p>
      <text:p text:style-name="P3">Instead, try:</text:p>
      <text:list xml:id="list2457236243434551524" text:style-name="L305">
        <text:list-item>
          <text:p text:style-name="P302">Acknowledging the feeling</text:p>
        </text:list-item>
        <text:list-item>
          <text:p text:style-name="P302">Allowing it to exist</text:p>
        </text:list-item>
        <text:list-item>
          <text:p text:style-name="P302">Not fighting it immediately</text:p>
        </text:list-item>
      </text:list>
      <text:p text:style-name="P3">This reduces internal conflict.</text:p>
      <text:p text:style-name="P503"/>
      <text:h text:style-name="Heading_20_3" text:outline-level="3"><text:span text:style-name="Strong_20_Emphasis"><text:span text:style-name="T1">11.9 The Duration of Pain</text:span></text:span></text:h>
      <text:p text:style-name="P3">Pain is often intense but short-lived.</text:p>
      <text:p text:style-name="P3"><text:soft-page-break/>It is like a wave.</text:p>
      <text:p text:style-name="P3">If you allow it:</text:p>
      <text:list xml:id="list2153516606753689104" text:style-name="L306">
        <text:list-item>
          <text:p text:style-name="P303">It rises</text:p>
        </text:list-item>
        <text:list-item>
          <text:p text:style-name="P303">It peaks</text:p>
        </text:list-item>
        <text:list-item>
          <text:p text:style-name="P303">It passes</text:p>
        </text:list-item>
      </text:list>
      <text:p text:style-name="P3">But if you resist and replay:</text:p>
      <text:list xml:id="list2391738114764223545" text:style-name="L307">
        <text:list-item>
          <text:p text:style-name="P304">You recreate the wave repeatedly</text:p>
        </text:list-item>
      </text:list>
      <text:p text:style-name="P3">So instead of one wave—</text:p>
      <text:p text:style-name="P3">You experience many.</text:p>
      <text:p text:style-name="P503"/>
      <text:h text:style-name="Heading_20_3" text:outline-level="3"><text:span text:style-name="Strong_20_Emphasis"><text:span text:style-name="T1">11.10 The Role of Thought in Suffering</text:span></text:span></text:h>
      <text:p text:style-name="P3">Your thoughts determine whether pain:</text:p>
      <text:list xml:id="list8889826541436989914" text:style-name="L308">
        <text:list-item>
          <text:p text:style-name="P305">Passes naturally</text:p>
        </text:list-item>
        <text:list-item>
          <text:p text:style-name="P305">Or becomes prolonged suffering</text:p>
        </text:list-item>
      </text:list>
      <text:p text:style-name="P3">For example:</text:p>
      <text:h text:style-name="Heading_20_3" text:outline-level="3"><text:span text:style-name="Strong_20_Emphasis"><text:span text:style-name="T1">Thought Pattern A</text:span></text:span></text:h>
      <text:list xml:id="list1215803770525047387" text:style-name="L309">
        <text:list-item>
          <text:p text:style-name="P306">“This is difficult, but I will get through it”</text:p>
        </text:list-item>
      </text:list>
      <text:h text:style-name="Heading_20_3" text:outline-level="3"><text:span text:style-name="Strong_20_Emphasis"><text:span text:style-name="T1">Thought Pattern B</text:span></text:span></text:h>
      <text:list xml:id="list8724165014734530058" text:style-name="L310">
        <text:list-item>
          <text:p text:style-name="P307">“This is unbearable, my life is ruined”</text:p>
        </text:list-item>
      </text:list>
      <text:p text:style-name="P3">Same situation.</text:p>
      <text:p text:style-name="P3">Different internal experience.</text:p>
      <text:p text:style-name="P503"/>
      <text:h text:style-name="Heading_20_3" text:outline-level="3"><text:span text:style-name="Strong_20_Emphasis"><text:span text:style-name="T1">11.11 The Logical Question</text:span></text:span></text:h>
      <text:p text:style-name="P3">Ask yourself:</text:p>
      <text:p text:style-name="Text_20_body"><text:span text:style-name="Strong_20_Emphasis"><text:span text:style-name="T1">Is continuing to suffer helping me?</text:span></text:span></text:p>
      <text:list xml:id="list7618047576539074521" text:style-name="L311">
        <text:list-item>
          <text:p text:style-name="P308">Does overthinking solve the problem?</text:p>
        </text:list-item>
        <text:list-item>
          <text:p text:style-name="P308">Does replaying the event change anything?</text:p>
        </text:list-item>
        <text:list-item>
          <text:p text:style-name="P308">Does self-blame improve the situation?</text:p>
        </text:list-item>
      </text:list>
      <text:p text:style-name="P3">The answer is almost always:</text:p>
      <text:p text:style-name="Text_20_body"><text:span text:style-name="Strong_20_Emphasis"><text:span text:style-name="T1">No.</text:span></text:span></text:p>
      <text:p text:style-name="P3">So prolonged suffering is not useful—</text:p>
      <text:p text:style-name="Text_20_body"><text:span text:style-name="T1">It is </text:span><text:span text:style-name="Strong_20_Emphasis"><text:span text:style-name="T1">habitual</text:span></text:span><text:span text:style-name="T1">.</text:span></text:p>
      <text:p text:style-name="P503"/>
      <text:h text:style-name="Heading_20_3" text:outline-level="3"><text:soft-page-break/><text:span text:style-name="Strong_20_Emphasis"><text:span text:style-name="T1">11.12 A Quote to Reflect On</text:span></text:span></text:h>
      <text:p text:style-name="P504">“Pain is inevitable. Suffering is optional.”<text:line-break/>— Haruki Murakami</text:p>
      <text:p text:style-name="P3">This does not mean suffering never happens.</text:p>
      <text:p text:style-name="P3">It means:</text:p>
      <text:p text:style-name="Quotations"><text:span text:style-name="Strong_20_Emphasis"><text:span text:style-name="T1">Suffering is often created by the mind’s response.</text:span></text:span></text:p>
      <text:p text:style-name="P503"/>
      <text:h text:style-name="Heading_20_3" text:outline-level="3"><text:span text:style-name="Strong_20_Emphasis"><text:span text:style-name="T1">11.13 Building Emotional Recovery</text:span></text:span></text:h>
      <text:p text:style-name="P3">Emotional resilience is built through:</text:p>
      <text:list xml:id="list4926654268623461690" text:style-name="L312">
        <text:list-item>
          <text:p text:style-name="P309">Awareness of your thoughts</text:p>
        </text:list-item>
        <text:list-item>
          <text:p text:style-name="P309">Acceptance of your feelings</text:p>
        </text:list-item>
        <text:list-item>
          <text:p text:style-name="P309">Gentle redirection</text:p>
        </text:list-item>
      </text:list>
      <text:p text:style-name="P3">Not suppression.</text:p>
      <text:p text:style-name="P3">Not denial.</text:p>
      <text:p text:style-name="P503"/>
      <text:h text:style-name="Heading_20_3" text:outline-level="3"><text:span text:style-name="Strong_20_Emphasis"><text:span text:style-name="T1">11.14 The Practice of Letting Go</text:span></text:span></text:h>
      <text:p text:style-name="P3">Letting go does not mean:</text:p>
      <text:list xml:id="list7598994562020908071" text:style-name="L313">
        <text:list-item>
          <text:p text:style-name="P310">Forgetting the event</text:p>
        </text:list-item>
        <text:list-item>
          <text:p text:style-name="P310">Ignoring the lesson</text:p>
        </text:list-item>
      </text:list>
      <text:p text:style-name="P3">It means:</text:p>
      <text:list xml:id="list6380326926197427133" text:style-name="L314">
        <text:list-item>
          <text:p text:style-name="P311">Releasing unnecessary mental repetition</text:p>
        </text:list-item>
        <text:list-item>
          <text:p text:style-name="P311">Stopping the emotional loop</text:p>
        </text:list-item>
      </text:list>
      <text:p text:style-name="P3">You still learn.</text:p>
      <text:p text:style-name="P3">But you don’t continue suffering.</text:p>
      <text:p text:style-name="P503"/>
      <text:h text:style-name="Heading_20_3" text:outline-level="3"><text:span text:style-name="Strong_20_Emphasis"><text:span text:style-name="T1">11.15 The Time Factor</text:span></text:span></text:h>
      <text:p text:style-name="P3">Every emotional experience has a natural duration.</text:p>
      <text:p text:style-name="P3">But the mind extends it artificially.</text:p>
      <text:p text:style-name="P3">So the question becomes:</text:p>
      <text:p text:style-name="Quotations"><text:span text:style-name="Strong_20_Emphasis"><text:span text:style-name="T1">Am I allowing this to pass, or am I holding onto it?</text:span></text:span></text:p>
      <text:p text:style-name="P503"/>
      <text:h text:style-name="Heading_20_3" text:outline-level="3"><text:soft-page-break/><text:span text:style-name="Strong_20_Emphasis"><text:span text:style-name="T1">11.16 The Strength in Recovery</text:span></text:span></text:h>
      <text:p text:style-name="P3">Real strength is not:</text:p>
      <text:list xml:id="list1921486470633603344" text:style-name="L315">
        <text:list-item>
          <text:p text:style-name="P312">Avoiding pain</text:p>
        </text:list-item>
      </text:list>
      <text:p text:style-name="P3">It is:</text:p>
      <text:list xml:id="list5183094816682733544" text:style-name="L316">
        <text:list-item>
          <text:p text:style-name="P313">Recovering from it</text:p>
        </text:list-item>
      </text:list>
      <text:p text:style-name="P3">The faster you recover:</text:p>
      <text:list xml:id="list6634994275220369898" text:style-name="L317">
        <text:list-item>
          <text:p text:style-name="P314">The more stable you become</text:p>
        </text:list-item>
        <text:list-item>
          <text:p text:style-name="P314">The more confident you feel</text:p>
        </text:list-item>
      </text:list>
      <text:p text:style-name="P503"/>
      <text:h text:style-name="Heading_20_3" text:outline-level="3"><text:span text:style-name="Strong_20_Emphasis"><text:span text:style-name="T1">11.17 The Role of Happiness Practice</text:span></text:span></text:h>
      <text:p text:style-name="P3">When you regularly practice:</text:p>
      <text:list xml:id="list7196916840186566064" text:style-name="L318">
        <text:list-item>
          <text:p text:style-name="P315">Positive thinking</text:p>
        </text:list-item>
        <text:list-item>
          <text:p text:style-name="P315">Calm responses</text:p>
        </text:list-item>
        <text:list-item>
          <text:p text:style-name="P315">Awareness</text:p>
        </text:list-item>
      </text:list>
      <text:p text:style-name="P3">You build a baseline.</text:p>
      <text:p text:style-name="P3">So when difficulty comes:</text:p>
      <text:list xml:id="list8958604101983279984" text:style-name="L319">
        <text:list-item>
          <text:p text:style-name="P316">You don’t fall as deeply</text:p>
        </text:list-item>
        <text:list-item>
          <text:p text:style-name="P316">You recover more quickly</text:p>
        </text:list-item>
      </text:list>
      <text:p text:style-name="P503"/>
      <text:h text:style-name="Heading_20_3" text:outline-level="3"><text:span text:style-name="Strong_20_Emphasis"><text:span text:style-name="T1">11.18 The Shift from Reaction to Response</text:span></text:span></text:h>
      <text:p text:style-name="P3">Without resilience:</text:p>
      <text:list xml:id="list8498228448376071428" text:style-name="L320">
        <text:list-item>
          <text:p text:style-name="P317">You react emotionally</text:p>
        </text:list-item>
        <text:list-item>
          <text:p text:style-name="P317">You get stuck in loops</text:p>
        </text:list-item>
      </text:list>
      <text:p text:style-name="P3">With resilience:</text:p>
      <text:list xml:id="list9175537845395849309" text:style-name="L321">
        <text:list-item>
          <text:p text:style-name="P318">You observe</text:p>
        </text:list-item>
        <text:list-item>
          <text:p text:style-name="P318">You process</text:p>
        </text:list-item>
        <text:list-item>
          <text:p text:style-name="P318">You move forward</text:p>
        </text:list-item>
      </text:list>
      <text:p text:style-name="P503"/>
      <text:h text:style-name="Heading_20_3" text:outline-level="3"><text:span text:style-name="Strong_20_Emphasis"><text:span text:style-name="T1">11.19 The Long-Term Effect</text:span></text:span></text:h>
      <text:p text:style-name="P3">As you build emotional resilience:</text:p>
      <text:list xml:id="list5709278292703534628" text:style-name="L322">
        <text:list-item>
          <text:p text:style-name="P319">You fear challenges less</text:p>
        </text:list-item>
        <text:list-item>
          <text:p text:style-name="P319">You trust yourself more</text:p>
        </text:list-item>
        <text:list-item>
          <text:p text:style-name="P319">You become more stable</text:p>
        </text:list-item>
      </text:list>
      <text:p text:style-name="P3"><text:soft-page-break/>You know:</text:p>
      <text:p text:style-name="P504">“I can handle this.”</text:p>
      <text:p text:style-name="P503"/>
      <text:h text:style-name="Heading_20_3" text:outline-level="3"><text:span text:style-name="Strong_20_Emphasis"><text:span text:style-name="T1">11.20 Final Thought of This Chapter</text:span></text:span></text:h>
      <text:p text:style-name="P3">Pain is part of life.</text:p>
      <text:p text:style-name="P3">You cannot avoid it.</text:p>
      <text:p text:style-name="P3">But suffering does not have to define you.</text:p>
      <text:p text:style-name="P3">It often continues only because:</text:p>
      <text:list xml:id="list4177577195849710973" text:style-name="L323">
        <text:list-item>
          <text:p text:style-name="P320">The mind keeps repeating it</text:p>
        </text:list-item>
        <text:list-item>
          <text:p text:style-name="P320">The pattern stays unchallenged</text:p>
        </text:list-item>
      </text:list>
      <text:p text:style-name="P3">When you become aware of this—</text:p>
      <text:p text:style-name="P3">You gain the ability to:</text:p>
      <text:list xml:id="list1334361547079225537" text:style-name="L324">
        <text:list-item>
          <text:p text:style-name="P321">Feel without being trapped</text:p>
        </text:list-item>
        <text:list-item>
          <text:p text:style-name="P321">Experience without being overwhelmed</text:p>
        </text:list-item>
        <text:list-item>
          <text:p text:style-name="P321">Recover without being stuck</text:p>
        </text:list-item>
      </text:list>
      <text:p text:style-name="P3">And that is emotional resilience:</text:p>
      <text:p text:style-name="Text_20_body"><text:span text:style-name="Strong_20_Emphasis"><text:span text:style-name="T1">Not the absence of pain, but the ability to move through it with awareness, strength, and balance.</text:span></text:span></text:p>
      <text:p text:style-name="P505"/>
      <text:p text:style-name="P503"/>
      <text:h text:style-name="Heading_20_2" text:outline-level="2"><text:span text:style-name="Strong_20_Emphasis"><text:span text:style-name="T1">Chapter 12: Building Daily Practice</text:span></text:span></text:h>
      <text:p text:style-name="P3">To rewire your mind, integrate small habits:</text:p>
      <text:h text:style-name="P501" text:outline-level="3">Morning</text:h>
      <text:list xml:id="list4005527608792985179" text:style-name="L21">
        <text:list-item>
          <text:p text:style-name="P24">Smile consciously</text:p>
        </text:list-item>
        <text:list-item>
          <text:p text:style-name="P24">Set a positive intention</text:p>
        </text:list-item>
      </text:list>
      <text:h text:style-name="P501" text:outline-level="3">Throughout the Day</text:h>
      <text:list xml:id="list7026495757596322586" text:style-name="L22">
        <text:list-item>
          <text:p text:style-name="P25">Catch negative thoughts</text:p>
        </text:list-item>
        <text:list-item>
          <text:p text:style-name="P25">Redirect gently</text:p>
        </text:list-item>
      </text:list>
      <text:h text:style-name="P501" text:outline-level="3">Evening</text:h>
      <text:list xml:id="list5634612355247778066" text:style-name="L23">
        <text:list-item>
          <text:p text:style-name="P26">Reflect without judgment</text:p>
        </text:list-item>
        <text:list-item>
          <text:p text:style-name="P26">Reinforce positive moments</text:p>
        </text:list-item>
      </text:list>
      <text:h text:style-name="P501" text:outline-level="3"><text:soft-page-break/><text:span text:style-name="Strong_20_Emphasis">12.1 Why Daily Practice Is the Foundation</text:span></text:h>
      <text:p text:style-name="P3">Understanding these ideas is useful.</text:p>
      <text:p text:style-name="P3">But understanding alone does not create change.</text:p>
      <text:p text:style-name="Quotations"><text:span text:style-name="Strong_20_Emphasis"><text:span text:style-name="T1">Only repeated daily practice creates transformation.</text:span></text:span></text:p>
      <text:p text:style-name="P3">Your mind changes through:</text:p>
      <text:list xml:id="list297149331010641947" text:style-name="L325">
        <text:list-item>
          <text:p text:style-name="P322">Repetition</text:p>
        </text:list-item>
        <text:list-item>
          <text:p text:style-name="P322">Consistency</text:p>
        </text:list-item>
        <text:list-item>
          <text:p text:style-name="P322">Daily reinforcement</text:p>
        </text:list-item>
      </text:list>
      <text:p text:style-name="P3">Not through occasional effort.</text:p>
      <text:p text:style-name="P3">So the question is not:</text:p>
      <text:p text:style-name="P504">“Do I understand this?”</text:p>
      <text:p text:style-name="P3">The real question is:</text:p>
      <text:p text:style-name="Quotations"><text:span text:style-name="Strong_20_Emphasis"><text:span text:style-name="T1">“Am I practicing this daily?”</text:span></text:span></text:p>
      <text:p text:style-name="P503"/>
      <text:h text:style-name="Heading_20_3" text:outline-level="3"><text:span text:style-name="Strong_20_Emphasis"><text:span text:style-name="T1">12.2 Why Small Habits Work Better Than Big Efforts</text:span></text:span></text:h>
      <text:p text:style-name="P3">Many people try to:</text:p>
      <text:list xml:id="list318877714519654640" text:style-name="L326">
        <text:list-item>
          <text:p text:style-name="P323">Change everything at once</text:p>
        </text:list-item>
        <text:list-item>
          <text:p text:style-name="P323">Practice intensely for a few days</text:p>
        </text:list-item>
        <text:list-item>
          <text:p text:style-name="P323">Then stop completely</text:p>
        </text:list-item>
      </text:list>
      <text:p text:style-name="P3">This creates inconsistency.</text:p>
      <text:p text:style-name="P3">Instead, focus on:</text:p>
      <text:p text:style-name="Quotations"><text:span text:style-name="Strong_20_Emphasis"><text:span text:style-name="T1">Small, simple habits done every day.</text:span></text:span></text:p>
      <text:p text:style-name="P3">Because:</text:p>
      <text:list xml:id="list8754094725320408771" text:style-name="L327">
        <text:list-item>
          <text:p text:style-name="P324">Small actions are easy to repeat</text:p>
        </text:list-item>
        <text:list-item>
          <text:p text:style-name="P324">Repetition builds patterns</text:p>
        </text:list-item>
        <text:list-item>
          <text:p text:style-name="P324">Patterns create lasting change</text:p>
        </text:list-item>
      </text:list>
      <text:p text:style-name="P503"/>
      <text:h text:style-name="Heading_20_3" text:outline-level="3"><text:span text:style-name="Strong_20_Emphasis"><text:span text:style-name="T1">12.3 The Structure of Daily Practice</text:span></text:span></text:h>
      <text:p text:style-name="P3">To make this practical, divide your day into three simple phases:</text:p>
      <text:list xml:id="list5170172060078038409" text:style-name="L328">
        <text:list-item>
          <text:p text:style-name="P325">Morning</text:p>
        </text:list-item>
        <text:list-item>
          <text:p text:style-name="P325">Throughout the day</text:p>
        </text:list-item>
        <text:list-item>
          <text:p text:style-name="P325">Evening</text:p>
        </text:list-item>
      </text:list>
      <text:p text:style-name="P3"><text:soft-page-break/>This creates a natural rhythm.</text:p>
      <text:p text:style-name="P3">Not forced. Not complicated.</text:p>
      <text:p text:style-name="P503"/>
      <text:h text:style-name="Heading_20_2" text:outline-level="2"><text:span text:style-name="Strong_20_Emphasis"><text:span text:style-name="T1">12.4 Morning Practice — Setting the Direction</text:span></text:span></text:h>
      <text:p text:style-name="P3">The way you start your day influences everything that follows.</text:p>
      <text:p text:style-name="P3">Most people begin their day:</text:p>
      <text:list xml:id="list1781610546973078545" text:style-name="L329">
        <text:list-item>
          <text:p text:style-name="P326">Unconsciously</text:p>
        </text:list-item>
        <text:list-item>
          <text:p text:style-name="P326">Immediately reacting to thoughts</text:p>
        </text:list-item>
        <text:list-item>
          <text:p text:style-name="P326">Carrying forward previous stress</text:p>
        </text:list-item>
      </text:list>
      <text:p text:style-name="P3">Instead, use the morning to:</text:p>
      <text:p text:style-name="Quotations"><text:span text:style-name="Strong_20_Emphasis"><text:span text:style-name="T1">Set your mental direction intentionally.</text:span></text:span></text:p>
      <text:p text:style-name="P503"/>
      <text:h text:style-name="Heading_20_3" text:outline-level="3"><text:span text:style-name="Strong_20_Emphasis"><text:span text:style-name="T1">12.5 Step 1: Smile Consciously</text:span></text:span></text:h>
      <text:p text:style-name="P3">As soon as you wake up:</text:p>
      <text:list xml:id="list8284961575565429647" text:style-name="L330">
        <text:list-item>
          <text:p text:style-name="P327">Gently smile</text:p>
        </text:list-item>
        <text:list-item>
          <text:p text:style-name="P327">Relax your face</text:p>
        </text:list-item>
        <text:list-item>
          <text:p text:style-name="P327">Take a few calm breaths</text:p>
        </text:list-item>
      </text:list>
      <text:p text:style-name="P3">Even if it feels unnatural.</text:p>
      <text:p text:style-name="P3">This does two things:</text:p>
      <text:list xml:id="list8216928079042697738" text:style-name="L331">
        <text:list-item>
          <text:p text:style-name="P328">Signals calmness to your system</text:p>
        </text:list-item>
        <text:list-item>
          <text:p text:style-name="P328">Interrupts automatic negative patterns</text:p>
        </text:list-item>
      </text:list>
      <text:p text:style-name="P3">It is a small action with a powerful effect.</text:p>
      <text:p text:style-name="P503"/>
      <text:h text:style-name="Heading_20_3" text:outline-level="3"><text:span text:style-name="Strong_20_Emphasis"><text:span text:style-name="T1">12.6 Step 2: Set a Positive Intention</text:span></text:span></text:h>
      <text:p text:style-name="P3">Before starting your day, tell yourself:</text:p>
      <text:list xml:id="list3514622694676255703" text:style-name="L332">
        <text:list-item>
          <text:p text:style-name="P329">“Today, I will stay calm and balanced”</text:p>
        </text:list-item>
        <text:list-item>
          <text:p text:style-name="P329">“I will handle situations with clarity”</text:p>
        </text:list-item>
        <text:list-item>
          <text:p text:style-name="P329">“I will redirect negative thoughts when they arise”</text:p>
        </text:list-item>
      </text:list>
      <text:p text:style-name="P3">This is not about forcing perfection.</text:p>
      <text:p text:style-name="Text_20_body"><text:span text:style-name="T1">It is about </text:span><text:span text:style-name="Strong_20_Emphasis"><text:span text:style-name="T1">setting direction</text:span></text:span><text:span text:style-name="T1">.</text:span></text:p>
      <text:p text:style-name="P503"/>
      <text:h text:style-name="Heading_20_3" text:outline-level="3"><text:soft-page-break/><text:span text:style-name="Strong_20_Emphasis"><text:span text:style-name="T1">12.7 Why Morning Practice Matters</text:span></text:span></text:h>
      <text:p text:style-name="P3">Without intention:</text:p>
      <text:list xml:id="list4374041901310571070" text:style-name="L333">
        <text:list-item>
          <text:p text:style-name="P330">The day runs on autopilot</text:p>
        </text:list-item>
      </text:list>
      <text:p text:style-name="P3">With intention:</text:p>
      <text:list xml:id="list3610859917433583723" text:style-name="L334">
        <text:list-item>
          <text:p text:style-name="P331">You become more aware</text:p>
        </text:list-item>
        <text:list-item>
          <text:p text:style-name="P331">You respond more consciously</text:p>
        </text:list-item>
        <text:list-item>
          <text:p text:style-name="P331">You catch patterns earlier</text:p>
        </text:list-item>
      </text:list>
      <text:p text:style-name="P503"/>
      <text:h text:style-name="Heading_20_2" text:outline-level="2"><text:span text:style-name="Strong_20_Emphasis"><text:span text:style-name="T1">12.8 Throughout the Day — Real Practice Happens Here</text:span></text:span></text:h>
      <text:p text:style-name="P3">Morning sets the direction.</text:p>
      <text:p text:style-name="P3">But real change happens during the day.</text:p>
      <text:p text:style-name="P3">Because this is when:</text:p>
      <text:list xml:id="list2421507033747748960" text:style-name="L335">
        <text:list-item>
          <text:p text:style-name="P332">Challenges arise</text:p>
        </text:list-item>
        <text:list-item>
          <text:p text:style-name="P332">Thoughts appear</text:p>
        </text:list-item>
        <text:list-item>
          <text:p text:style-name="P332">Reactions occur</text:p>
        </text:list-item>
      </text:list>
      <text:p text:style-name="P503"/>
      <text:h text:style-name="Heading_20_3" text:outline-level="3"><text:span text:style-name="Strong_20_Emphasis"><text:span text:style-name="T1">12.9 Step 3: Catch Negative Thoughts</text:span></text:span></text:h>
      <text:p text:style-name="P3">Throughout the day, observe your mind.</text:p>
      <text:p text:style-name="P3">When you notice thoughts like:</text:p>
      <text:list xml:id="list9051152839282927518" text:style-name="L336">
        <text:list-item>
          <text:p text:style-name="P333">“This is not working”</text:p>
        </text:list-item>
        <text:list-item>
          <text:p text:style-name="P333">“Something will go wrong”</text:p>
        </text:list-item>
        <text:list-item>
          <text:p text:style-name="P333">“I can’t handle this”</text:p>
        </text:list-item>
      </text:list>
      <text:p text:style-name="P3">Pause.</text:p>
      <text:p text:style-name="P3">Do not ignore.</text:p>
      <text:p text:style-name="P3">Do not judge.</text:p>
      <text:p text:style-name="P3">Just notice.</text:p>
      <text:p text:style-name="P503"/>
      <text:h text:style-name="Heading_20_3" text:outline-level="3"><text:span text:style-name="Strong_20_Emphasis"><text:span text:style-name="T1">12.10 The Power of Awareness in Real Time</text:span></text:span></text:h>
      <text:p text:style-name="P3">Catching a thought in real time is powerful because:</text:p>
      <text:list xml:id="list483906054256185696" text:style-name="L337">
        <text:list-item>
          <text:p text:style-name="P334">It interrupts the automatic pattern</text:p>
        </text:list-item>
        <text:list-item>
          <text:p text:style-name="P334">It prevents escalation</text:p>
        </text:list-item>
        <text:list-item>
          <text:p text:style-name="P334">It gives you a choice</text:p>
        </text:list-item>
      </text:list>
      <text:p text:style-name="P3">Without awareness:</text:p>
      <text:list xml:id="list1325008090344748326" text:style-name="L338">
        <text:list-item>
          <text:p text:style-name="P335"><text:soft-page-break/>Thoughts become emotions</text:p>
        </text:list-item>
        <text:list-item>
          <text:p text:style-name="P335">Emotions become reactions</text:p>
        </text:list-item>
      </text:list>
      <text:p text:style-name="P3">With awareness:</text:p>
      <text:list xml:id="list138940337462591048" text:style-name="L339">
        <text:list-item>
          <text:p text:style-name="P336">You can redirect early</text:p>
        </text:list-item>
      </text:list>
      <text:p text:style-name="P503"/>
      <text:h text:style-name="Heading_20_3" text:outline-level="3"><text:span text:style-name="Strong_20_Emphasis"><text:span text:style-name="T1">12.11 Step 4: Redirect Gently</text:span></text:span></text:h>
      <text:p text:style-name="P3">Once you catch a negative thought:</text:p>
      <text:list xml:id="list6888315381673440973" text:style-name="L340">
        <text:list-item>
          <text:p text:style-name="P337">Do not fight it</text:p>
        </text:list-item>
        <text:list-item>
          <text:p text:style-name="P337">Do not suppress it</text:p>
        </text:list-item>
      </text:list>
      <text:p text:style-name="P3">Instead, redirect gently:</text:p>
      <text:list xml:id="list4143042588057387509" text:style-name="L341">
        <text:list-item>
          <text:p text:style-name="P338">“Let me stay calm”</text:p>
        </text:list-item>
        <text:list-item>
          <text:p text:style-name="P338">“I will handle this step by step”</text:p>
        </text:list-item>
        <text:list-item>
          <text:p text:style-name="P338">“This is manageable”</text:p>
        </text:list-item>
      </text:list>
      <text:p text:style-name="P3">The tone matters.</text:p>
      <text:p text:style-name="P3">Gentle, not forceful.</text:p>
      <text:p text:style-name="P503"/>
      <text:h text:style-name="Heading_20_3" text:outline-level="3"><text:span text:style-name="Strong_20_Emphasis"><text:span text:style-name="T1">12.12 Why Gentle Redirection Works</text:span></text:span></text:h>
      <text:p text:style-name="P3">Your mind resists force.</text:p>
      <text:p text:style-name="P3">But it responds to:</text:p>
      <text:list xml:id="list8349315604556379627" text:style-name="L342">
        <text:list-item>
          <text:p text:style-name="P339">Calm guidance</text:p>
        </text:list-item>
        <text:list-item>
          <text:p text:style-name="P339">Repeated suggestions</text:p>
        </text:list-item>
      </text:list>
      <text:p text:style-name="P3">So instead of conflict—</text:p>
      <text:p text:style-name="Text_20_body"><text:span text:style-name="T1">You create </text:span><text:span text:style-name="Strong_20_Emphasis"><text:span text:style-name="T1">cooperation</text:span></text:span><text:span text:style-name="T1">.</text:span></text:p>
      <text:p text:style-name="P503"/>
      <text:h text:style-name="Heading_20_3" text:outline-level="3"><text:span text:style-name="Strong_20_Emphasis"><text:span text:style-name="T1">12.13 Frequency Over Perfection</text:span></text:span></text:h>
      <text:p text:style-name="P3">You do not need to:</text:p>
      <text:list xml:id="list1836508296510369408" text:style-name="L343">
        <text:list-item>
          <text:p text:style-name="P340">Catch every thought</text:p>
        </text:list-item>
        <text:list-item>
          <text:p text:style-name="P340">Correct everything perfectly</text:p>
        </text:list-item>
      </text:list>
      <text:p text:style-name="P3">Even if you:</text:p>
      <text:list xml:id="list4985968452717591032" text:style-name="L344">
        <text:list-item>
          <text:p text:style-name="P341">Notice a few patterns</text:p>
        </text:list-item>
        <text:list-item>
          <text:p text:style-name="P341">Redirect a few times</text:p>
        </text:list-item>
      </text:list>
      <text:p text:style-name="P3">That is enough.</text:p>
      <text:p text:style-name="P3">Because:</text:p>
      <text:p text:style-name="Quotations"><text:soft-page-break/><text:span text:style-name="Strong_20_Emphasis"><text:span text:style-name="T1">Each correction builds the new pattern.</text:span></text:span></text:p>
      <text:p text:style-name="P503"/>
      <text:h text:style-name="Heading_20_2" text:outline-level="2"><text:span text:style-name="Strong_20_Emphasis"><text:span text:style-name="T1">12.14 Evening Practice — Reinforcement and Reflection</text:span></text:span></text:h>
      <text:p text:style-name="P3">At the end of the day, most people:</text:p>
      <text:list xml:id="list5731242736944428389" text:style-name="L345">
        <text:list-item>
          <text:p text:style-name="P342">Replay mistakes</text:p>
        </text:list-item>
        <text:list-item>
          <text:p text:style-name="P342">Focus on what went wrong</text:p>
        </text:list-item>
        <text:list-item>
          <text:p text:style-name="P342">Criticize themselves</text:p>
        </text:list-item>
      </text:list>
      <text:p text:style-name="P3">This strengthens negative patterns.</text:p>
      <text:p text:style-name="P3">Instead, use the evening to:</text:p>
      <text:p text:style-name="Quotations"><text:span text:style-name="Strong_20_Emphasis"><text:span text:style-name="T1">Reinforce progress.</text:span></text:span></text:p>
      <text:p text:style-name="P503"/>
      <text:h text:style-name="Heading_20_3" text:outline-level="3"><text:span text:style-name="Strong_20_Emphasis"><text:span text:style-name="T1">12.15 Step 5: Reflect Without Judgment</text:span></text:span></text:h>
      <text:p text:style-name="P3">Take a few moments to reflect:</text:p>
      <text:list xml:id="list7588389254340384178" text:style-name="L346">
        <text:list-item>
          <text:p text:style-name="P343">Where did I react unconsciously?</text:p>
        </text:list-item>
        <text:list-item>
          <text:p text:style-name="P343">Where did I respond well?</text:p>
        </text:list-item>
      </text:list>
      <text:p text:style-name="P3">But do this without:</text:p>
      <text:list xml:id="list7423430174650038108" text:style-name="L347">
        <text:list-item>
          <text:p text:style-name="P344">Criticism</text:p>
        </text:list-item>
        <text:list-item>
          <text:p text:style-name="P344">Frustration</text:p>
        </text:list-item>
        <text:list-item>
          <text:p text:style-name="P344">Self-blame</text:p>
        </text:list-item>
      </text:list>
      <text:p text:style-name="P3">Just observe.</text:p>
      <text:p text:style-name="P503"/>
      <text:h text:style-name="Heading_20_3" text:outline-level="3"><text:span text:style-name="Strong_20_Emphasis"><text:span text:style-name="T1">12.16 Why Judgment Slows Progress</text:span></text:span></text:h>
      <text:p text:style-name="P3">When you judge yourself:</text:p>
      <text:list xml:id="list9139860865145987796" text:style-name="L348">
        <text:list-item>
          <text:p text:style-name="P345">You create resistance</text:p>
        </text:list-item>
        <text:list-item>
          <text:p text:style-name="P345">You reduce motivation</text:p>
        </text:list-item>
        <text:list-item>
          <text:p text:style-name="P345">You reinforce negativity</text:p>
        </text:list-item>
      </text:list>
      <text:p text:style-name="P3">When you observe calmly:</text:p>
      <text:list xml:id="list1214406801776296646" text:style-name="L349">
        <text:list-item>
          <text:p text:style-name="P346">You learn</text:p>
        </text:list-item>
        <text:list-item>
          <text:p text:style-name="P346">You improve</text:p>
        </text:list-item>
        <text:list-item>
          <text:p text:style-name="P346">You stay consistent</text:p>
        </text:list-item>
      </text:list>
      <text:p text:style-name="P503"/>
      <text:h text:style-name="Heading_20_3" text:outline-level="3"><text:soft-page-break/><text:span text:style-name="Strong_20_Emphasis"><text:span text:style-name="T1">12.17 Step 6: Reinforce Positive Moments</text:span></text:span></text:h>
      <text:p text:style-name="P3">Recall moments where you:</text:p>
      <text:list xml:id="list729669780753870947" text:style-name="L350">
        <text:list-item>
          <text:p text:style-name="P347">Stayed calm</text:p>
        </text:list-item>
        <text:list-item>
          <text:p text:style-name="P347">Redirected a thought</text:p>
        </text:list-item>
        <text:list-item>
          <text:p text:style-name="P347">Handled something better</text:p>
        </text:list-item>
      </text:list>
      <text:p text:style-name="P3">Even if they are small.</text:p>
      <text:p text:style-name="P3">Acknowledge them.</text:p>
      <text:p text:style-name="P3">This reinforces:</text:p>
      <text:list xml:id="list5370183033557831879" text:style-name="L351">
        <text:list-item>
          <text:p text:style-name="P348">Confidence</text:p>
        </text:list-item>
        <text:list-item>
          <text:p text:style-name="P348">Progress</text:p>
        </text:list-item>
        <text:list-item>
          <text:p text:style-name="P348">New patterns</text:p>
        </text:list-item>
      </text:list>
      <text:p text:style-name="P503"/>
      <text:h text:style-name="Heading_20_3" text:outline-level="3"><text:span text:style-name="Strong_20_Emphasis"><text:span text:style-name="T1">12.18 The Importance of Reinforcement</text:span></text:span></text:h>
      <text:p text:style-name="P3">Your mind remembers what you focus on.</text:p>
      <text:p text:style-name="P3">If you focus on:</text:p>
      <text:list xml:id="list8824330046926855818" text:style-name="L352">
        <text:list-item>
          <text:p text:style-name="P349">Mistakes → negativity strengthens</text:p>
        </text:list-item>
      </text:list>
      <text:p text:style-name="P3">If you focus on:</text:p>
      <text:list xml:id="list1852556743808756850" text:style-name="L353">
        <text:list-item>
          <text:p text:style-name="P350">Progress → positivity strengthens</text:p>
        </text:list-item>
      </text:list>
      <text:p text:style-name="P3">So consciously choose what to reinforce.</text:p>
      <text:p text:style-name="P503"/>
      <text:h text:style-name="Heading_20_3" text:outline-level="3"><text:span text:style-name="Strong_20_Emphasis"><text:span text:style-name="T1">12.19 The Simplicity of the System</text:span></text:span></text:h>
      <text:p text:style-name="P3">This entire daily practice is simple:</text:p>
      <text:h text:style-name="Heading_20_3" text:outline-level="3"><text:span text:style-name="Strong_20_Emphasis"><text:span text:style-name="T1">Morning</text:span></text:span></text:h>
      <text:list xml:id="list13978674558554363" text:style-name="L354">
        <text:list-item>
          <text:p text:style-name="P351">Smile</text:p>
        </text:list-item>
        <text:list-item>
          <text:p text:style-name="P351">Set intention</text:p>
        </text:list-item>
      </text:list>
      <text:h text:style-name="Heading_20_3" text:outline-level="3"><text:span text:style-name="Strong_20_Emphasis"><text:span text:style-name="T1">Day</text:span></text:span></text:h>
      <text:list xml:id="list2911331048662766338" text:style-name="L355">
        <text:list-item>
          <text:p text:style-name="P352">Notice</text:p>
        </text:list-item>
        <text:list-item>
          <text:p text:style-name="P352">Redirect</text:p>
        </text:list-item>
      </text:list>
      <text:h text:style-name="Heading_20_3" text:outline-level="3"><text:span text:style-name="Strong_20_Emphasis"><text:span text:style-name="T1">Evening</text:span></text:span></text:h>
      <text:list xml:id="list5036874664634589437" text:style-name="L356">
        <text:list-item>
          <text:p text:style-name="P353">Reflect</text:p>
        </text:list-item>
        <text:list-item>
          <text:p text:style-name="P353">Reinforce</text:p>
        </text:list-item>
      </text:list>
      <text:p text:style-name="P3">No complexity.</text:p>
      <text:p text:style-name="P3"><text:soft-page-break/>No overload.</text:p>
      <text:p text:style-name="P3">Just consistency.</text:p>
      <text:p text:style-name="P503"/>
      <text:h text:style-name="Heading_20_3" text:outline-level="3"><text:span text:style-name="Strong_20_Emphasis"><text:span text:style-name="T1">12.20 The Real Transformation</text:span></text:span></text:h>
      <text:p text:style-name="P3">When you follow this daily:</text:p>
      <text:list xml:id="list2281733312117406059" text:style-name="L357">
        <text:list-item>
          <text:p text:style-name="P354">Awareness increases</text:p>
        </text:list-item>
        <text:list-item>
          <text:p text:style-name="P354">Reactions reduce</text:p>
        </text:list-item>
        <text:list-item>
          <text:p text:style-name="P354">Stability improves</text:p>
        </text:list-item>
      </text:list>
      <text:p text:style-name="P3">You don’t change suddenly.</text:p>
      <text:p text:style-name="P3">But steadily.</text:p>
      <text:p text:style-name="P503"/>
      <text:h text:style-name="Heading_20_3" text:outline-level="3"><text:span text:style-name="Strong_20_Emphasis"><text:span text:style-name="T1">12.21 A Quote to Reflect On</text:span></text:span></text:h>
      <text:p text:style-name="P504">“We become what we repeatedly do.”</text:p>
      <text:p text:style-name="P3">This applies directly to your mental patterns.</text:p>
      <text:p text:style-name="P503"/>
      <text:h text:style-name="Heading_20_3" text:outline-level="3"><text:span text:style-name="Strong_20_Emphasis"><text:span text:style-name="T1">12.22 Removing the Pressure</text:span></text:span></text:h>
      <text:p text:style-name="P3">Do not try to:</text:p>
      <text:list xml:id="list4036824314508094794" text:style-name="L358">
        <text:list-item>
          <text:p text:style-name="P355">Do everything perfectly</text:p>
        </text:list-item>
        <text:list-item>
          <text:p text:style-name="P355">Control every thought</text:p>
        </text:list-item>
      </text:list>
      <text:p text:style-name="P3">Just:</text:p>
      <text:list xml:id="list3541140915460231520" text:style-name="L359">
        <text:list-item>
          <text:p text:style-name="P356">Practice regularly</text:p>
        </text:list-item>
        <text:list-item>
          <text:p text:style-name="P356">Improve gradually</text:p>
        </text:list-item>
      </text:list>
      <text:p text:style-name="P503"/>
      <text:h text:style-name="Heading_20_3" text:outline-level="3"><text:span text:style-name="Strong_20_Emphasis"><text:span text:style-name="T1">12.23 The Compounding Effect</text:span></text:span></text:h>
      <text:p text:style-name="P3">Each day builds on the previous one.</text:p>
      <text:list xml:id="list2734888403372110410" text:style-name="L360">
        <text:list-item>
          <text:p text:style-name="P357">One day → small shift</text:p>
        </text:list-item>
        <text:list-item>
          <text:p text:style-name="P357">One week → noticeable change</text:p>
        </text:list-item>
        <text:list-item>
          <text:p text:style-name="P357">One month → clear improvement</text:p>
        </text:list-item>
      </text:list>
      <text:p text:style-name="P3">Over time:</text:p>
      <text:list xml:id="list885336334703101527" text:style-name="L361">
        <text:list-item>
          <text:p text:style-name="P358">It becomes natural</text:p>
        </text:list-item>
      </text:list>
      <text:p text:style-name="P503"/>
      <text:h text:style-name="Heading_20_3" text:outline-level="3"><text:soft-page-break/><text:span text:style-name="Strong_20_Emphasis"><text:span text:style-name="T1">12.24 When Practice Becomes Your Nature</text:span></text:span></text:h>
      <text:p text:style-name="P3">At first:</text:p>
      <text:list xml:id="list2200494151775824729" text:style-name="L362">
        <text:list-item>
          <text:p text:style-name="P359">You remind yourself</text:p>
        </text:list-item>
      </text:list>
      <text:p text:style-name="P3">Later:</text:p>
      <text:list xml:id="list162016892382703526" text:style-name="L363">
        <text:list-item>
          <text:p text:style-name="P360">It becomes automatic</text:p>
        </text:list-item>
      </text:list>
      <text:p text:style-name="P3">You don’t try to stay calm—</text:p>
      <text:p text:style-name="P3">You are calm more often.</text:p>
      <text:p text:style-name="P503"/>
      <text:h text:style-name="Heading_20_3" text:outline-level="3"><text:span text:style-name="Strong_20_Emphasis"><text:span text:style-name="T1">12.25 Final Thought of This Chapter</text:span></text:span></text:h>
      <text:p text:style-name="P3">Transformation is not created by big moments.</text:p>
      <text:p text:style-name="P3">It is created by small daily actions.</text:p>
      <text:p text:style-name="P3">Simple practices.</text:p>
      <text:p text:style-name="P3">Repeated consistently.</text:p>
      <text:p text:style-name="P3">So instead of waiting for change—</text:p>
      <text:p text:style-name="P3">Start practicing it.</text:p>
      <text:p text:style-name="P3">Every morning.<text:line-break/>Throughout the day.<text:line-break/>Every evening.</text:p>
      <text:p text:style-name="P3">And slowly—</text:p>
      <text:p text:style-name="P3">Your mind will begin to reflect the effort you put into it.</text:p>
      <text:p text:style-name="Text_20_body"><text:span text:style-name="Strong_20_Emphasis"><text:span text:style-name="T1">Not perfectly—but powerfully.</text:span></text:span></text:p>
      <text:p text:style-name="P3"/>
      <text:p text:style-name="P503"/>
      <text:h text:style-name="Heading_20_2" text:outline-level="2"><text:span text:style-name="Strong_20_Emphasis"><text:span text:style-name="T1">Chapter 13: The Power of Repetition</text:span></text:span></text:h>
      <text:p text:style-name="P3">Repetition is not boring—it is transformative.</text:p>
      <text:p text:style-name="P3">Every repeated thought becomes:</text:p>
      <text:list xml:id="list4033017101597274000" text:style-name="L24">
        <text:list-item>
          <text:p text:style-name="P27">Easier</text:p>
        </text:list-item>
        <text:list-item>
          <text:p text:style-name="P27">Faster</text:p>
        </text:list-item>
        <text:list-item>
          <text:p text:style-name="P27">More natural</text:p>
        </text:list-item>
      </text:list>
      <text:p text:style-name="P3">Eventually:</text:p>
      <text:p text:style-name="P3">You don’t try to be positive.</text:p>
      <text:p text:style-name="P3">You become positive.</text:p>
      <text:h text:style-name="P501" text:outline-level="3"><text:span text:style-name="Strong_20_Emphasis">13.1 The Misunderstood Word: Repetition</text:span></text:h>
      <text:p text:style-name="Text_20_body"><text:span text:style-name="T1">For many people, the word </text:span><text:span text:style-name="Emphasis"><text:span text:style-name="T1">repetition</text:span></text:span><text:span text:style-name="T1"> feels:</text:span></text:p>
      <text:list xml:id="list3400732406569368917" text:style-name="L364">
        <text:list-item>
          <text:p text:style-name="P361"><text:soft-page-break/>Boring</text:p>
        </text:list-item>
        <text:list-item>
          <text:p text:style-name="P361">Mechanical</text:p>
        </text:list-item>
        <text:list-item>
          <text:p text:style-name="P361">Uninspiring</text:p>
        </text:list-item>
      </text:list>
      <text:p text:style-name="P3">They associate it with:</text:p>
      <text:list xml:id="list6666310188883735747" text:style-name="L365">
        <text:list-item>
          <text:p text:style-name="P362">Doing the same thing again and again</text:p>
        </text:list-item>
        <text:list-item>
          <text:p text:style-name="P362">Lack of progress</text:p>
        </text:list-item>
        <text:list-item>
          <text:p text:style-name="P362">Lack of excitement</text:p>
        </text:list-item>
      </text:list>
      <text:p text:style-name="P3">But this is a misunderstanding.</text:p>
      <text:p text:style-name="Quotations"><text:span text:style-name="Strong_20_Emphasis"><text:span text:style-name="T1">Repetition is not stagnation.<text:line-break/>Repetition is transformation in progress.</text:span></text:span></text:p>
      <text:p text:style-name="P503"/>
      <text:h text:style-name="Heading_20_3" text:outline-level="3"><text:span text:style-name="Strong_20_Emphasis"><text:span text:style-name="T1">13.2 How Everything Is Built Through Repetition</text:span></text:span></text:h>
      <text:p text:style-name="P3">Look at any skill in life:</text:p>
      <text:list xml:id="list2730818953273704139" text:style-name="L366">
        <text:list-item>
          <text:p text:style-name="P363">Walking</text:p>
        </text:list-item>
        <text:list-item>
          <text:p text:style-name="P363">Speaking</text:p>
        </text:list-item>
        <text:list-item>
          <text:p text:style-name="P363">Writing</text:p>
        </text:list-item>
        <text:list-item>
          <text:p text:style-name="P363">Driving</text:p>
        </text:list-item>
        <text:list-item>
          <text:p text:style-name="P363">Coding</text:p>
        </text:list-item>
        <text:list-item>
          <text:p text:style-name="P363">Exercising</text:p>
        </text:list-item>
      </text:list>
      <text:p text:style-name="P3">None of these were mastered instantly.</text:p>
      <text:p text:style-name="P3">They were built through:</text:p>
      <text:p text:style-name="Quotations"><text:span text:style-name="Strong_20_Emphasis"><text:span text:style-name="T1">Repeated attempts over time</text:span></text:span></text:p>
      <text:p text:style-name="P3">At first:</text:p>
      <text:list xml:id="list2539408425507020671" text:style-name="L367">
        <text:list-item>
          <text:p text:style-name="P364">Effortful</text:p>
        </text:list-item>
        <text:list-item>
          <text:p text:style-name="P364">Slow</text:p>
        </text:list-item>
        <text:list-item>
          <text:p text:style-name="P364">Uncertain</text:p>
        </text:list-item>
      </text:list>
      <text:p text:style-name="P3">Then gradually:</text:p>
      <text:list xml:id="list4867325212813362765" text:style-name="L368">
        <text:list-item>
          <text:p text:style-name="P365">Easier</text:p>
        </text:list-item>
        <text:list-item>
          <text:p text:style-name="P365">Faster</text:p>
        </text:list-item>
        <text:list-item>
          <text:p text:style-name="P365">Automatic</text:p>
        </text:list-item>
      </text:list>
      <text:p text:style-name="P3">Your mind works the same way.</text:p>
      <text:p text:style-name="P503"/>
      <text:h text:style-name="Heading_20_3" text:outline-level="3"><text:soft-page-break/><text:span text:style-name="Strong_20_Emphasis"><text:span text:style-name="T1">13.3 The Science Behind Repetition</text:span></text:span></text:h>
      <text:p text:style-name="P3">Every time you repeat a thought:</text:p>
      <text:list xml:id="list2825386352229193891" text:style-name="L369">
        <text:list-item>
          <text:p text:style-name="P366">A neural pathway is activated</text:p>
        </text:list-item>
        <text:list-item>
          <text:p text:style-name="P366">That pathway becomes stronger</text:p>
        </text:list-item>
        <text:list-item>
          <text:p text:style-name="P366">The signal becomes faster</text:p>
        </text:list-item>
      </text:list>
      <text:p text:style-name="P3">This is why:</text:p>
      <text:list xml:id="list853488271853054191" text:style-name="L370">
        <text:list-item>
          <text:p text:style-name="P367">Frequently repeated thoughts become automatic</text:p>
        </text:list-item>
        <text:list-item>
          <text:p text:style-name="P367">Rarely used thoughts fade away</text:p>
        </text:list-item>
      </text:list>
      <text:p text:style-name="P3">So repetition is not just practice.</text:p>
      <text:p text:style-name="Text_20_body"><text:span text:style-name="T1">It is </text:span><text:span text:style-name="Strong_20_Emphasis"><text:span text:style-name="T1">physical change in the brain</text:span></text:span><text:span text:style-name="T1">.</text:span></text:p>
      <text:p text:style-name="P503"/>
      <text:h text:style-name="Heading_20_3" text:outline-level="3"><text:span text:style-name="Strong_20_Emphasis"><text:span text:style-name="T1">13.4 Why Negative Thinking Feels Natural</text:span></text:span></text:h>
      <text:p text:style-name="P3">If you have repeated:</text:p>
      <text:list xml:id="list5643674868787455150" text:style-name="L371">
        <text:list-item>
          <text:p text:style-name="P368">Doubt</text:p>
        </text:list-item>
        <text:list-item>
          <text:p text:style-name="P368">Fear</text:p>
        </text:list-item>
        <text:list-item>
          <text:p text:style-name="P368">Worry</text:p>
        </text:list-item>
      </text:list>
      <text:p text:style-name="P3">For years—</text:p>
      <text:p text:style-name="P3">Then those thoughts feel:</text:p>
      <text:list xml:id="list990386950457693511" text:style-name="L372">
        <text:list-item>
          <text:p text:style-name="P369">Easy</text:p>
        </text:list-item>
        <text:list-item>
          <text:p text:style-name="P369">Fast</text:p>
        </text:list-item>
        <text:list-item>
          <text:p text:style-name="P369">Automatic</text:p>
        </text:list-item>
      </text:list>
      <text:p text:style-name="P3">Not because they are correct—</text:p>
      <text:p text:style-name="Text_20_body"><text:span text:style-name="T1">But because they are </text:span><text:span text:style-name="Strong_20_Emphasis"><text:span text:style-name="T1">well-practiced</text:span></text:span><text:span text:style-name="T1">.</text:span></text:p>
      <text:p text:style-name="P503"/>
      <text:h text:style-name="Heading_20_3" text:outline-level="3"><text:span text:style-name="Strong_20_Emphasis"><text:span text:style-name="T1">13.5 The Logical Shift</text:span></text:span></text:h>
      <text:p text:style-name="P3">If repetition created negative patterns—</text:p>
      <text:p text:style-name="P3">Then logically:</text:p>
      <text:p text:style-name="Quotations"><text:span text:style-name="Strong_20_Emphasis"><text:span text:style-name="T1">Repetition can create positive patterns.</text:span></text:span></text:p>
      <text:p text:style-name="P3">There is nothing special about negativity.</text:p>
      <text:p text:style-name="P3">It simply had more repetition.</text:p>
      <text:p text:style-name="P503"/>
      <text:h text:style-name="Heading_20_3" text:outline-level="3"><text:span text:style-name="Strong_20_Emphasis"><text:span text:style-name="T1">13.6 The Gradual Transformation Process</text:span></text:span></text:h>
      <text:p text:style-name="P3">Every repeated thought becomes:</text:p>
      <text:list xml:id="list5774751282604023243" text:style-name="L373">
        <text:list-item>
          <text:p text:style-name="P473"><text:soft-page-break/><text:span text:style-name="Strong_20_Emphasis"><text:span text:style-name="T1">Easier</text:span></text:span><text:span text:style-name="T1"> → Requires less effort</text:span></text:p>
        </text:list-item>
        <text:list-item>
          <text:p text:style-name="P473"><text:span text:style-name="Strong_20_Emphasis"><text:span text:style-name="T1">Faster</text:span></text:span><text:span text:style-name="T1"> → Appears more quickly</text:span></text:p>
        </text:list-item>
        <text:list-item>
          <text:p text:style-name="P473"><text:span text:style-name="Strong_20_Emphasis"><text:span text:style-name="T1">More natural</text:span></text:span><text:span text:style-name="T1"> → Feels automatic</text:span></text:p>
        </text:list-item>
      </text:list>
      <text:p text:style-name="P3">This applies to:</text:p>
      <text:list xml:id="list4452115849634623943" text:style-name="L374">
        <text:list-item>
          <text:p text:style-name="P370">Negative thinking</text:p>
        </text:list-item>
        <text:list-item>
          <text:p text:style-name="P370">Positive thinking</text:p>
        </text:list-item>
      </text:list>
      <text:p text:style-name="P3">The direction depends on what you repeat.</text:p>
      <text:p text:style-name="P503"/>
      <text:h text:style-name="Heading_20_3" text:outline-level="3"><text:span text:style-name="Strong_20_Emphasis"><text:span text:style-name="T1">13.7 The Early Stage Feels Artificial</text:span></text:span></text:h>
      <text:p text:style-name="P3">When you begin repeating positive thoughts:</text:p>
      <text:list xml:id="list8099980691022154153" text:style-name="L375">
        <text:list-item>
          <text:p text:style-name="P371">It feels forced</text:p>
        </text:list-item>
        <text:list-item>
          <text:p text:style-name="P371">It feels unnatural</text:p>
        </text:list-item>
        <text:list-item>
          <text:p text:style-name="P371">It feels weak</text:p>
        </text:list-item>
      </text:list>
      <text:p text:style-name="P3">This is expected.</text:p>
      <text:p text:style-name="P3">Because:</text:p>
      <text:list xml:id="list8872955623737967414" text:style-name="L376">
        <text:list-item>
          <text:p text:style-name="P372">The pathway is new</text:p>
        </text:list-item>
        <text:list-item>
          <text:p text:style-name="P372">The pattern is unfamiliar</text:p>
        </text:list-item>
      </text:list>
      <text:p text:style-name="P3">But this does not mean it is ineffective.</text:p>
      <text:p text:style-name="P3">It means:</text:p>
      <text:p text:style-name="Quotations"><text:span text:style-name="Strong_20_Emphasis"><text:span text:style-name="T1">You are in the early stage of building it.</text:span></text:span></text:p>
      <text:p text:style-name="P503"/>
      <text:h text:style-name="Heading_20_3" text:outline-level="3"><text:span text:style-name="Strong_20_Emphasis"><text:span text:style-name="T1">13.8 Why Most People Quit Too Early</text:span></text:span></text:h>
      <text:p text:style-name="P3">People often stop because:</text:p>
      <text:list xml:id="list1908202951988971720" text:style-name="L377">
        <text:list-item>
          <text:p text:style-name="P373">“It doesn’t feel real”</text:p>
        </text:list-item>
        <text:list-item>
          <text:p text:style-name="P373">“It’s not working yet”</text:p>
        </text:list-item>
        <text:list-item>
          <text:p text:style-name="P373">“I still feel negative”</text:p>
        </text:list-item>
      </text:list>
      <text:p text:style-name="P3">But this is like:</text:p>
      <text:list xml:id="list2973795979701293576" text:style-name="L378">
        <text:list-item>
          <text:p text:style-name="P374">Going to the gym for a few days</text:p>
        </text:list-item>
        <text:list-item>
          <text:p text:style-name="P374">Not seeing results</text:p>
        </text:list-item>
        <text:list-item>
          <text:p text:style-name="P374">And quitting</text:p>
        </text:list-item>
      </text:list>
      <text:p text:style-name="P3">They misunderstand the process.</text:p>
      <text:p text:style-name="P503"/>
      <text:h text:style-name="Heading_20_3" text:outline-level="3"><text:soft-page-break/><text:span text:style-name="Strong_20_Emphasis"><text:span text:style-name="T1">13.9 Repetition Before Results</text:span></text:span></text:h>
      <text:p text:style-name="P3">Repetition comes first.</text:p>
      <text:p text:style-name="P3">Results come later.</text:p>
      <text:p text:style-name="P3">Always.</text:p>
      <text:p text:style-name="P3">If you wait for results before continuing—</text:p>
      <text:p text:style-name="P3">You stop too early.</text:p>
      <text:p text:style-name="P503"/>
      <text:h text:style-name="Heading_20_3" text:outline-level="3"><text:span text:style-name="Strong_20_Emphasis"><text:span text:style-name="T1">13.10 The Compounding Effect</text:span></text:span></text:h>
      <text:p text:style-name="P3">Repetition has a compounding effect.</text:p>
      <text:list xml:id="list297208902369751686" text:style-name="L379">
        <text:list-item>
          <text:p text:style-name="P375">One repetition → small impact</text:p>
        </text:list-item>
        <text:list-item>
          <text:p text:style-name="P375">Ten repetitions → noticeable shift</text:p>
        </text:list-item>
        <text:list-item>
          <text:p text:style-name="P375">Hundreds → transformation</text:p>
        </text:list-item>
      </text:list>
      <text:p text:style-name="P3">Each repetition builds on the previous one.</text:p>
      <text:p text:style-name="P3">Even if you don’t see it immediately.</text:p>
      <text:p text:style-name="P503"/>
      <text:h text:style-name="Heading_20_3" text:outline-level="3"><text:span text:style-name="Strong_20_Emphasis"><text:span text:style-name="T1">13.11 The Role of Consistency</text:span></text:span></text:h>
      <text:p text:style-name="P3">Repetition works best when it is:</text:p>
      <text:list xml:id="list8796690151556665239" text:style-name="L380">
        <text:list-item>
          <text:p text:style-name="P376">Regular</text:p>
        </text:list-item>
        <text:list-item>
          <text:p text:style-name="P376">Consistent</text:p>
        </text:list-item>
        <text:list-item>
          <text:p text:style-name="P376">Sustained</text:p>
        </text:list-item>
      </text:list>
      <text:p text:style-name="P3">Not:</text:p>
      <text:list xml:id="list8195967817369919184" text:style-name="L381">
        <text:list-item>
          <text:p text:style-name="P377">Occasional</text:p>
        </text:list-item>
        <text:list-item>
          <text:p text:style-name="P377">Random</text:p>
        </text:list-item>
        <text:list-item>
          <text:p text:style-name="P377">Intense but short-lived</text:p>
        </text:list-item>
      </text:list>
      <text:p text:style-name="P3">Consistency turns repetition into habit.</text:p>
      <text:p text:style-name="P503"/>
      <text:h text:style-name="Heading_20_3" text:outline-level="3"><text:span text:style-name="Strong_20_Emphasis"><text:span text:style-name="T1">13.12 A Practical Example</text:span></text:span></text:h>
      <text:p text:style-name="P3">If you repeatedly tell yourself:</text:p>
      <text:list xml:id="list3123684764086134496" text:style-name="L382">
        <text:list-item>
          <text:p text:style-name="P378">“I can handle this”</text:p>
        </text:list-item>
        <text:list-item>
          <text:p text:style-name="P378">“I will improve”</text:p>
        </text:list-item>
        <text:list-item>
          <text:p text:style-name="P378">“This is manageable”</text:p>
        </text:list-item>
      </text:list>
      <text:p text:style-name="P3">Over time:</text:p>
      <text:list xml:id="list2896771675772774863" text:style-name="L383">
        <text:list-item>
          <text:p text:style-name="P379">These thoughts appear automatically</text:p>
        </text:list-item>
        <text:list-item>
          <text:p text:style-name="P379"><text:soft-page-break/>Your emotional response changes</text:p>
        </text:list-item>
        <text:list-item>
          <text:p text:style-name="P379">Your behavior improves</text:p>
        </text:list-item>
      </text:list>
      <text:p text:style-name="P3">Not because you forced it—</text:p>
      <text:p text:style-name="Text_20_body"><text:span text:style-name="T1">But because you </text:span><text:span text:style-name="Strong_20_Emphasis"><text:span text:style-name="T1">trained it</text:span></text:span><text:span text:style-name="T1">.</text:span></text:p>
      <text:p text:style-name="P503"/>
      <text:h text:style-name="Heading_20_3" text:outline-level="3"><text:span text:style-name="Strong_20_Emphasis"><text:span text:style-name="T1">13.13 The Replacement Principle</text:span></text:span></text:h>
      <text:p text:style-name="P3">Repetition is not just about adding new thoughts.</text:p>
      <text:p text:style-name="P3">It is about replacing old ones.</text:p>
      <text:list xml:id="list7989313206035179965" text:style-name="L384">
        <text:list-item>
          <text:p text:style-name="P380">Old pattern weakens when not used</text:p>
        </text:list-item>
        <text:list-item>
          <text:p text:style-name="P380">New pattern strengthens when repeated</text:p>
        </text:list-item>
      </text:list>
      <text:p text:style-name="P3">So every time you repeat a positive thought:</text:p>
      <text:list xml:id="list7132158980829803944" text:style-name="L385">
        <text:list-item>
          <text:p text:style-name="P381">You strengthen the new</text:p>
        </text:list-item>
        <text:list-item>
          <text:p text:style-name="P381">You weaken the old</text:p>
        </text:list-item>
      </text:list>
      <text:p text:style-name="P503"/>
      <text:h text:style-name="Heading_20_3" text:outline-level="3"><text:span text:style-name="Strong_20_Emphasis"><text:span text:style-name="T1">13.14 The Identity Shift</text:span></text:span></text:h>
      <text:p text:style-name="P3">At first, you think:</text:p>
      <text:list xml:id="list694512616389685500" text:style-name="L386">
        <text:list-item>
          <text:p text:style-name="P382">“I am trying to be positive”</text:p>
        </text:list-item>
      </text:list>
      <text:p text:style-name="P3">Later, something changes.</text:p>
      <text:p text:style-name="P3">You begin to feel:</text:p>
      <text:list xml:id="list6384266192862802228" text:style-name="L387">
        <text:list-item>
          <text:p text:style-name="P383">“This is how I think now”</text:p>
        </text:list-item>
      </text:list>
      <text:p text:style-name="P3">This is the shift from:</text:p>
      <text:list xml:id="list447976247415512516" text:style-name="L388">
        <text:list-item>
          <text:p text:style-name="P384">Effort → Identity</text:p>
        </text:list-item>
      </text:list>
      <text:p text:style-name="P503"/>
      <text:h text:style-name="Heading_20_3" text:outline-level="3"><text:span text:style-name="Strong_20_Emphasis"><text:span text:style-name="T1">13.15 A Quote to Reflect On</text:span></text:span></text:h>
      <text:p text:style-name="P504">“Repetition is the mother of learning.”</text:p>
      <text:p text:style-name="P3">This applies directly to your mental patterns.</text:p>
      <text:p text:style-name="P503"/>
      <text:h text:style-name="Heading_20_3" text:outline-level="3"><text:span text:style-name="Strong_20_Emphasis"><text:span text:style-name="T1">13.16 Removing the Boredom Label</text:span></text:span></text:h>
      <text:p text:style-name="P3">Repetition only feels boring when:</text:p>
      <text:list xml:id="list8200615871959789680" text:style-name="L389">
        <text:list-item>
          <text:p text:style-name="P385">You focus on the surface</text:p>
        </text:list-item>
        <text:list-item>
          <text:p text:style-name="P385">You expect constant novelty</text:p>
        </text:list-item>
      </text:list>
      <text:p text:style-name="P3">But when you understand:</text:p>
      <text:list xml:id="list7111019394388719048" text:style-name="L390">
        <text:list-item>
          <text:p text:style-name="P386"><text:soft-page-break/>It is reshaping your brain</text:p>
        </text:list-item>
        <text:list-item>
          <text:p text:style-name="P386">It is changing your default state</text:p>
        </text:list-item>
      </text:list>
      <text:p text:style-name="P3">It becomes meaningful.</text:p>
      <text:p text:style-name="P503"/>
      <text:h text:style-name="Heading_20_3" text:outline-level="3"><text:span text:style-name="Strong_20_Emphasis"><text:span text:style-name="T1">13.17 The Invisible Progress</text:span></text:span></text:h>
      <text:p text:style-name="P3">One of the challenges with repetition is:</text:p>
      <text:list xml:id="list2415845664704061865" text:style-name="L391">
        <text:list-item>
          <text:p text:style-name="P387">Progress is not immediately visible</text:p>
        </text:list-item>
      </text:list>
      <text:p text:style-name="P3">But that does not mean nothing is happening.</text:p>
      <text:p text:style-name="P3">Change is:</text:p>
      <text:list xml:id="list3133791239239687511" text:style-name="L392">
        <text:list-item>
          <text:p text:style-name="P388">Gradual</text:p>
        </text:list-item>
        <text:list-item>
          <text:p text:style-name="P388">Subtle</text:p>
        </text:list-item>
        <text:list-item>
          <text:p text:style-name="P388">Accumulative</text:p>
        </text:list-item>
      </text:list>
      <text:p text:style-name="P503"/>
      <text:h text:style-name="Heading_20_3" text:outline-level="3"><text:span text:style-name="Strong_20_Emphasis"><text:span text:style-name="T1">13.18 The Turning Point</text:span></text:span></text:h>
      <text:p text:style-name="P3">If you stay consistent, a moment comes when:</text:p>
      <text:list xml:id="list2269349352829421364" text:style-name="L393">
        <text:list-item>
          <text:p text:style-name="P389">Positive thinking feels natural</text:p>
        </text:list-item>
        <text:list-item>
          <text:p text:style-name="P389">Negative thoughts reduce automatically</text:p>
        </text:list-item>
        <text:list-item>
          <text:p text:style-name="P389">You respond differently without effort</text:p>
        </text:list-item>
      </text:list>
      <text:p text:style-name="P3">This is when repetition has done its work.</text:p>
      <text:p text:style-name="P503"/>
      <text:h text:style-name="Heading_20_3" text:outline-level="3"><text:span text:style-name="Strong_20_Emphasis"><text:span text:style-name="T1">13.19 From Practice to Nature</text:span></text:span></text:h>
      <text:p text:style-name="P3">At this stage:</text:p>
      <text:list xml:id="list152878847303675188" text:style-name="L394">
        <text:list-item>
          <text:p text:style-name="P390">You don’t remind yourself constantly</text:p>
        </text:list-item>
        <text:list-item>
          <text:p text:style-name="P390">You don’t struggle as much</text:p>
        </text:list-item>
        <text:list-item>
          <text:p text:style-name="P390">You don’t force positivity</text:p>
        </text:list-item>
      </text:list>
      <text:p text:style-name="P3">You simply:</text:p>
      <text:p text:style-name="Quotations"><text:span text:style-name="Strong_20_Emphasis"><text:span text:style-name="T1">Become more positive by default.</text:span></text:span></text:p>
      <text:p text:style-name="P503"/>
      <text:h text:style-name="Heading_20_3" text:outline-level="3"><text:span text:style-name="Strong_20_Emphasis"><text:span text:style-name="T1">13.20 Final Thought of This Chapter</text:span></text:span></text:h>
      <text:p text:style-name="P3">Repetition is not boring.</text:p>
      <text:p text:style-name="P3">It is powerful.</text:p>
      <text:p text:style-name="P3">It is the process through which:</text:p>
      <text:list xml:id="list4174626209187822675" text:style-name="L395">
        <text:list-item>
          <text:p text:style-name="P391"><text:soft-page-break/>Effort becomes habit</text:p>
        </text:list-item>
        <text:list-item>
          <text:p text:style-name="P391">Habit becomes automatic</text:p>
        </text:list-item>
        <text:list-item>
          <text:p text:style-name="P391">Automatic becomes identity</text:p>
        </text:list-item>
      </text:list>
      <text:p text:style-name="P3">So keep repeating:</text:p>
      <text:list xml:id="list8021043076088393997" text:style-name="L396">
        <text:list-item>
          <text:p text:style-name="P392">Calm thoughts</text:p>
        </text:list-item>
        <text:list-item>
          <text:p text:style-name="P392">Positive responses</text:p>
        </text:list-item>
        <text:list-item>
          <text:p text:style-name="P392">Constructive patterns</text:p>
        </text:list-item>
      </text:list>
      <text:p text:style-name="P3">Even when it feels small.</text:p>
      <text:p text:style-name="P3">Even when it feels slow.</text:p>
      <text:p text:style-name="P3">Because over time—</text:p>
      <text:p text:style-name="Text_20_body"><text:span text:style-name="Strong_20_Emphasis"><text:span text:style-name="T1">You don’t try to be positive anymore.</text:span></text:span></text:p>
      <text:p text:style-name="P3">You become it.</text:p>
      <text:p text:style-name="P3"/>
      <text:p text:style-name="P503"/>
      <text:h text:style-name="Heading_20_2" text:outline-level="2"><text:span text:style-name="Strong_20_Emphasis"><text:span text:style-name="T1">Chapter 14: Happiness and Success Connection</text:span></text:span></text:h>
      <text:p text:style-name="P3">A calm, positive mind:</text:p>
      <text:list xml:id="list6797903140693222328" text:style-name="L25">
        <text:list-item>
          <text:p text:style-name="P28">Sees opportunities clearly</text:p>
        </text:list-item>
        <text:list-item>
          <text:p text:style-name="P28">Takes consistent action</text:p>
        </text:list-item>
        <text:list-item>
          <text:p text:style-name="P28">Builds better relationships</text:p>
        </text:list-item>
      </text:list>
      <text:p text:style-name="Text_20_body"><text:span text:style-name="T1">Success is not just effort—it is </text:span><text:span text:style-name="Strong_20_Emphasis"><text:span text:style-name="T1">mental state + effort</text:span></text:span><text:span text:style-name="T1">.</text:span></text:p>
      <text:h text:style-name="Heading_20_3" text:outline-level="3"><text:span text:style-name="Strong_20_Emphasis"><text:span text:style-name="T1">14.1 The Common Belief About Success</text:span></text:span></text:h>
      <text:p text:style-name="P3">Most people believe:</text:p>
      <text:p text:style-name="P504">“If I work hard enough and succeed, I will become happy.”</text:p>
      <text:p text:style-name="P3">So they focus on:</text:p>
      <text:list xml:id="list2819644102934490896" text:style-name="L397">
        <text:list-item>
          <text:p text:style-name="P393">Effort</text:p>
        </text:list-item>
        <text:list-item>
          <text:p text:style-name="P393">Achievement</text:p>
        </text:list-item>
        <text:list-item>
          <text:p text:style-name="P393">Results</text:p>
        </text:list-item>
      </text:list>
      <text:p text:style-name="P3">While ignoring:</text:p>
      <text:list xml:id="list1913971181392394986" text:style-name="L398">
        <text:list-item>
          <text:p text:style-name="P394">Mental state</text:p>
        </text:list-item>
        <text:list-item>
          <text:p text:style-name="P394">Emotional balance</text:p>
        </text:list-item>
        <text:list-item>
          <text:p text:style-name="P394">Internal clarity</text:p>
        </text:list-item>
      </text:list>
      <text:p text:style-name="P3">This creates an imbalance.</text:p>
      <text:p text:style-name="P3">Because success is not built by effort alone.</text:p>
      <text:p text:style-name="P503"/>
      <text:h text:style-name="Heading_20_3" text:outline-level="3"><text:soft-page-break/><text:span text:style-name="Strong_20_Emphasis"><text:span text:style-name="T1">14.2 The Missing Component</text:span></text:span></text:h>
      <text:p text:style-name="P3">Let’s simplify the truth:</text:p>
      <text:p text:style-name="Quotations"><text:span text:style-name="Strong_20_Emphasis"><text:span text:style-name="T1">Success = Effort + Mental State</text:span></text:span></text:p>
      <text:p text:style-name="P3">Effort without the right mental state leads to:</text:p>
      <text:list xml:id="list476205482792540275" text:style-name="L399">
        <text:list-item>
          <text:p text:style-name="P395">Stress</text:p>
        </text:list-item>
        <text:list-item>
          <text:p text:style-name="P395">Burnout</text:p>
        </text:list-item>
        <text:list-item>
          <text:p text:style-name="P395">Inconsistency</text:p>
        </text:list-item>
      </text:list>
      <text:p text:style-name="P3">But effort with a calm, positive mind leads to:</text:p>
      <text:list xml:id="list8614912363667994339" text:style-name="L400">
        <text:list-item>
          <text:p text:style-name="P396">Clarity</text:p>
        </text:list-item>
        <text:list-item>
          <text:p text:style-name="P396">Persistence</text:p>
        </text:list-item>
        <text:list-item>
          <text:p text:style-name="P396">Better outcomes</text:p>
        </text:list-item>
      </text:list>
      <text:p text:style-name="P503"/>
      <text:h text:style-name="Heading_20_3" text:outline-level="3"><text:span text:style-name="Strong_20_Emphasis"><text:span text:style-name="T1">14.3 Why Mental State Matters</text:span></text:span></text:h>
      <text:p text:style-name="P3">Your mental state influences:</text:p>
      <text:list xml:id="list7449313693862240209" text:style-name="L401">
        <text:list-item>
          <text:p text:style-name="P397">How you think</text:p>
        </text:list-item>
        <text:list-item>
          <text:p text:style-name="P397">How you act</text:p>
        </text:list-item>
        <text:list-item>
          <text:p text:style-name="P397">How you respond to challenges</text:p>
        </text:list-item>
      </text:list>
      <text:p text:style-name="P3">So even if two people put in the same effort—</text:p>
      <text:p text:style-name="P3">Their results can differ based on their mindset.</text:p>
      <text:p text:style-name="P503"/>
      <text:h text:style-name="Heading_20_3" text:outline-level="3"><text:span text:style-name="Strong_20_Emphasis"><text:span text:style-name="T1">14.4 Seeing Opportunities Clearly</text:span></text:span></text:h>
      <text:p text:style-name="P3">A calm and positive mind:</text:p>
      <text:list xml:id="list3904774863475538159" text:style-name="L402">
        <text:list-item>
          <text:p text:style-name="P398">Is not clouded by fear</text:p>
        </text:list-item>
        <text:list-item>
          <text:p text:style-name="P398">Is not distracted by overthinking</text:p>
        </text:list-item>
        <text:list-item>
          <text:p text:style-name="P398">Is not blocked by doubt</text:p>
        </text:list-item>
      </text:list>
      <text:p text:style-name="P3">This allows you to:</text:p>
      <text:p text:style-name="Quotations"><text:span text:style-name="Strong_20_Emphasis"><text:span text:style-name="T1">Recognize opportunities that others may miss.</text:span></text:span></text:p>
      <text:p text:style-name="P3">On the other hand:</text:p>
      <text:list xml:id="list2037769487190248002" text:style-name="L403">
        <text:list-item>
          <text:p text:style-name="P399">A stressed mind focuses on problems</text:p>
        </text:list-item>
        <text:list-item>
          <text:p text:style-name="P399">A fearful mind avoids risks</text:p>
        </text:list-item>
        <text:list-item>
          <text:p text:style-name="P399">A negative mind expects failure</text:p>
        </text:list-item>
      </text:list>
      <text:p text:style-name="P3">So opportunities remain unseen.</text:p>
      <text:p text:style-name="P503"/>
      <text:h text:style-name="Heading_20_3" text:outline-level="3"><text:soft-page-break/><text:span text:style-name="Strong_20_Emphasis"><text:span text:style-name="T1">14.5 The Clarity Advantage</text:span></text:span></text:h>
      <text:p text:style-name="P3">Clarity is one of the most underrated factors in success.</text:p>
      <text:p text:style-name="P3">When your mind is calm:</text:p>
      <text:list xml:id="list2461264306366566679" text:style-name="L404">
        <text:list-item>
          <text:p text:style-name="P400">You analyze better</text:p>
        </text:list-item>
        <text:list-item>
          <text:p text:style-name="P400">You choose wisely</text:p>
        </text:list-item>
        <text:list-item>
          <text:p text:style-name="P400">You avoid unnecessary mistakes</text:p>
        </text:list-item>
      </text:list>
      <text:p text:style-name="P3">Clarity reduces:</text:p>
      <text:list xml:id="list5674051593207153358" text:style-name="L405">
        <text:list-item>
          <text:p text:style-name="P401">Confusion</text:p>
        </text:list-item>
        <text:list-item>
          <text:p text:style-name="P401">Hesitation</text:p>
        </text:list-item>
        <text:list-item>
          <text:p text:style-name="P401">Poor decision-making</text:p>
        </text:list-item>
      </text:list>
      <text:p text:style-name="P503"/>
      <text:h text:style-name="Heading_20_3" text:outline-level="3"><text:span text:style-name="Strong_20_Emphasis"><text:span text:style-name="T1">14.6 Taking Consistent Action</text:span></text:span></text:h>
      <text:p text:style-name="P3">Success is not built in one moment.</text:p>
      <text:p text:style-name="P3">It is built through:</text:p>
      <text:p text:style-name="Quotations"><text:span text:style-name="Strong_20_Emphasis"><text:span text:style-name="T1">Repeated, consistent action</text:span></text:span></text:p>
      <text:p text:style-name="P3">But consistency depends on your mental state.</text:p>
      <text:list xml:id="list2210804344562251001" text:style-name="L406">
        <text:list-item>
          <text:p text:style-name="P402">A stressed mind → irregular action</text:p>
        </text:list-item>
        <text:list-item>
          <text:p text:style-name="P402">A doubtful mind → hesitation</text:p>
        </text:list-item>
        <text:list-item>
          <text:p text:style-name="P402">A fearful mind → avoidance</text:p>
        </text:list-item>
      </text:list>
      <text:p text:style-name="P3">A positive mind:</text:p>
      <text:list xml:id="list8908635952173693820" text:style-name="L407">
        <text:list-item>
          <text:p text:style-name="P403">Acts steadily</text:p>
        </text:list-item>
        <text:list-item>
          <text:p text:style-name="P403">Continues despite challenges</text:p>
        </text:list-item>
        <text:list-item>
          <text:p text:style-name="P403">Maintains momentum</text:p>
        </text:list-item>
      </text:list>
      <text:p text:style-name="P503"/>
      <text:h text:style-name="Heading_20_3" text:outline-level="3"><text:span text:style-name="Strong_20_Emphasis"><text:span text:style-name="T1">14.7 Why Consistency Fails Without Positivity</text:span></text:span></text:h>
      <text:p text:style-name="P3">Many people start with motivation.</text:p>
      <text:p text:style-name="P3">But they lose consistency because:</text:p>
      <text:list xml:id="list4088773881555115015" text:style-name="L408">
        <text:list-item>
          <text:p text:style-name="P404">They get discouraged easily</text:p>
        </text:list-item>
        <text:list-item>
          <text:p text:style-name="P404">They overthink setbacks</text:p>
        </text:list-item>
        <text:list-item>
          <text:p text:style-name="P404">They lose confidence</text:p>
        </text:list-item>
      </text:list>
      <text:p text:style-name="P3">Positivity helps you:</text:p>
      <text:list xml:id="list7621625681687634161" text:style-name="L409">
        <text:list-item>
          <text:p text:style-name="P405">Stay stable</text:p>
        </text:list-item>
        <text:list-item>
          <text:p text:style-name="P405">Keep going</text:p>
        </text:list-item>
        <text:list-item>
          <text:p text:style-name="P405"><text:soft-page-break/>Avoid emotional swings</text:p>
        </text:list-item>
      </text:list>
      <text:p text:style-name="P503"/>
      <text:h text:style-name="Heading_20_3" text:outline-level="3"><text:span text:style-name="Strong_20_Emphasis"><text:span text:style-name="T1">14.8 Building Better Relationships</text:span></text:span></text:h>
      <text:p text:style-name="P3">Success is not only about individual effort.</text:p>
      <text:p text:style-name="P3">It also depends on:</text:p>
      <text:list xml:id="list2848914364967441847" text:style-name="L410">
        <text:list-item>
          <text:p text:style-name="P406">Collaboration</text:p>
        </text:list-item>
        <text:list-item>
          <text:p text:style-name="P406">Communication</text:p>
        </text:list-item>
        <text:list-item>
          <text:p text:style-name="P406">Trust</text:p>
        </text:list-item>
      </text:list>
      <text:p text:style-name="P3">A positive mindset improves relationships because:</text:p>
      <text:list xml:id="list8964650938281025656" text:style-name="L411">
        <text:list-item>
          <text:p text:style-name="P407">You communicate calmly</text:p>
        </text:list-item>
        <text:list-item>
          <text:p text:style-name="P407">You listen better</text:p>
        </text:list-item>
        <text:list-item>
          <text:p text:style-name="P407">You respond thoughtfully</text:p>
        </text:list-item>
      </text:list>
      <text:p text:style-name="P3">People naturally prefer to work with:</text:p>
      <text:list xml:id="list1903659547033853701" text:style-name="L412">
        <text:list-item>
          <text:p text:style-name="P408">Calm</text:p>
        </text:list-item>
        <text:list-item>
          <text:p text:style-name="P408">Stable</text:p>
        </text:list-item>
        <text:list-item>
          <text:p text:style-name="P408">Positive individuals</text:p>
        </text:list-item>
      </text:list>
      <text:p text:style-name="P503"/>
      <text:h text:style-name="Heading_20_3" text:outline-level="3"><text:span text:style-name="Strong_20_Emphasis"><text:span text:style-name="T1">14.9 The Energy You Bring Matters</text:span></text:span></text:h>
      <text:p text:style-name="P3">Your mental state affects your presence.</text:p>
      <text:list xml:id="list8177928346049179609" text:style-name="L413">
        <text:list-item>
          <text:p text:style-name="P409">Negative state → tension, defensiveness</text:p>
        </text:list-item>
        <text:list-item>
          <text:p text:style-name="P409">Positive state → openness, ease</text:p>
        </text:list-item>
      </text:list>
      <text:p text:style-name="P3">This influences:</text:p>
      <text:list xml:id="list420252680142386228" text:style-name="L414">
        <text:list-item>
          <text:p text:style-name="P410">How others perceive you</text:p>
        </text:list-item>
        <text:list-item>
          <text:p text:style-name="P410">How they respond to you</text:p>
        </text:list-item>
        <text:list-item>
          <text:p text:style-name="P410">The opportunities you receive</text:p>
        </text:list-item>
      </text:list>
      <text:p text:style-name="P503"/>
      <text:h text:style-name="Heading_20_3" text:outline-level="3"><text:span text:style-name="Strong_20_Emphasis"><text:span text:style-name="T1">14.10 The Decision-Making Edge</text:span></text:span></text:h>
      <text:p text:style-name="P3">Success requires decisions.</text:p>
      <text:p text:style-name="P3">And decisions are influenced by:</text:p>
      <text:list xml:id="list7371321956857420377" text:style-name="L415">
        <text:list-item>
          <text:p text:style-name="P411">Emotional state</text:p>
        </text:list-item>
        <text:list-item>
          <text:p text:style-name="P411">Clarity of thought</text:p>
        </text:list-item>
        <text:list-item>
          <text:p text:style-name="P411">Level of stress</text:p>
        </text:list-item>
      </text:list>
      <text:p text:style-name="P3">A positive mind:</text:p>
      <text:list xml:id="list5635741910369755268" text:style-name="L416">
        <text:list-item>
          <text:p text:style-name="P412"><text:soft-page-break/>Reduces impulsive decisions</text:p>
        </text:list-item>
        <text:list-item>
          <text:p text:style-name="P412">Improves long-term thinking</text:p>
        </text:list-item>
        <text:list-item>
          <text:p text:style-name="P412">Balances risk and logic</text:p>
        </text:list-item>
      </text:list>
      <text:p text:style-name="P503"/>
      <text:h text:style-name="Heading_20_3" text:outline-level="3"><text:span text:style-name="Strong_20_Emphasis"><text:span text:style-name="T1">14.11 Handling Setbacks Effectively</text:span></text:span></text:h>
      <text:p text:style-name="P3">Setbacks are part of every journey.</text:p>
      <text:p text:style-name="P3">The difference lies in response.</text:p>
      <text:h text:style-name="Heading_20_3" text:outline-level="3"><text:span text:style-name="Strong_20_Emphasis"><text:span text:style-name="T1">Negative Mindset</text:span></text:span></text:h>
      <text:list xml:id="list8740964728679899972" text:style-name="L417">
        <text:list-item>
          <text:p text:style-name="P413">“This is failure”</text:p>
        </text:list-item>
        <text:list-item>
          <text:p text:style-name="P413">“I should stop”</text:p>
        </text:list-item>
        <text:list-item>
          <text:p text:style-name="P413">“This is not working”</text:p>
        </text:list-item>
      </text:list>
      <text:h text:style-name="Heading_20_3" text:outline-level="3"><text:span text:style-name="Strong_20_Emphasis"><text:span text:style-name="T1">Positive Mindset</text:span></text:span></text:h>
      <text:list xml:id="list1135860727156735401" text:style-name="L418">
        <text:list-item>
          <text:p text:style-name="P414">“This is feedback”</text:p>
        </text:list-item>
        <text:list-item>
          <text:p text:style-name="P414">“I can improve”</text:p>
        </text:list-item>
        <text:list-item>
          <text:p text:style-name="P414">“This is part of the process”</text:p>
        </text:list-item>
      </text:list>
      <text:p text:style-name="P3">The same event leads to different outcomes.</text:p>
      <text:p text:style-name="P503"/>
      <text:h text:style-name="Heading_20_3" text:outline-level="3"><text:span text:style-name="Strong_20_Emphasis"><text:span text:style-name="T1">14.12 Recovery Speed and Success</text:span></text:span></text:h>
      <text:p text:style-name="P3">Success is not about avoiding failure.</text:p>
      <text:p text:style-name="P3">It is about:</text:p>
      <text:p text:style-name="Quotations"><text:span text:style-name="Strong_20_Emphasis"><text:span text:style-name="T1">How quickly you recover.</text:span></text:span></text:p>
      <text:p text:style-name="P3">A positive mind:</text:p>
      <text:list xml:id="list5720428471905366753" text:style-name="L419">
        <text:list-item>
          <text:p text:style-name="P415">Accepts setbacks</text:p>
        </text:list-item>
        <text:list-item>
          <text:p text:style-name="P415">Adjusts quickly</text:p>
        </text:list-item>
        <text:list-item>
          <text:p text:style-name="P415">Moves forward</text:p>
        </text:list-item>
      </text:list>
      <text:p text:style-name="P3">A negative mind:</text:p>
      <text:list xml:id="list9018983336329668745" text:style-name="L420">
        <text:list-item>
          <text:p text:style-name="P416">Stays stuck</text:p>
        </text:list-item>
        <text:list-item>
          <text:p text:style-name="P416">Overthinks</text:p>
        </text:list-item>
        <text:list-item>
          <text:p text:style-name="P416">Delays progress</text:p>
        </text:list-item>
      </text:list>
      <text:p text:style-name="P503"/>
      <text:h text:style-name="Heading_20_3" text:outline-level="3"><text:soft-page-break/><text:span text:style-name="Strong_20_Emphasis"><text:span text:style-name="T1">14.13 The Confidence Factor</text:span></text:span></text:h>
      <text:p text:style-name="P3">Confidence is not built by success alone.</text:p>
      <text:p text:style-name="P3">It is built by:</text:p>
      <text:list xml:id="list6825090092715650332" text:style-name="L421">
        <text:list-item>
          <text:p text:style-name="P417">Trusting your ability to handle situations</text:p>
        </text:list-item>
      </text:list>
      <text:p text:style-name="P3">A positive mindset supports this by:</text:p>
      <text:list xml:id="list7042536133595094035" text:style-name="L422">
        <text:list-item>
          <text:p text:style-name="P418">Reducing fear</text:p>
        </text:list-item>
        <text:list-item>
          <text:p text:style-name="P418">Increasing belief</text:p>
        </text:list-item>
        <text:list-item>
          <text:p text:style-name="P418">Encouraging action</text:p>
        </text:list-item>
      </text:list>
      <text:p text:style-name="P503"/>
      <text:h text:style-name="Heading_20_3" text:outline-level="3"><text:span text:style-name="Strong_20_Emphasis"><text:span text:style-name="T1">14.14 The Logical View</text:span></text:span></text:h>
      <text:p text:style-name="P3">Let’s simplify again.</text:p>
      <text:p text:style-name="P3">If a positive mind leads to:</text:p>
      <text:list xml:id="list6918689506151522892" text:style-name="L423">
        <text:list-item>
          <text:p text:style-name="P419">Better clarity</text:p>
        </text:list-item>
        <text:list-item>
          <text:p text:style-name="P419">Better decisions</text:p>
        </text:list-item>
        <text:list-item>
          <text:p text:style-name="P419">Better consistency</text:p>
        </text:list-item>
        <text:list-item>
          <text:p text:style-name="P419">Better relationships</text:p>
        </text:list-item>
      </text:list>
      <text:p text:style-name="P3">Then logically:</text:p>
      <text:p text:style-name="Quotations"><text:span text:style-name="Strong_20_Emphasis"><text:span text:style-name="T1">A positive mental state increases your chances of success.</text:span></text:span></text:p>
      <text:p text:style-name="P503"/>
      <text:h text:style-name="Heading_20_3" text:outline-level="3"><text:span text:style-name="Strong_20_Emphasis"><text:span text:style-name="T1">14.15 A Quote to Reflect On</text:span></text:span></text:h>
      <text:p text:style-name="P504">“Success is not final, failure is not fatal: it is the courage to continue that counts.”<text:line-break/>— Winston Churchill</text:p>
      <text:p text:style-name="P3">And courage is supported by:</text:p>
      <text:list xml:id="list1843933153758384178" text:style-name="L424">
        <text:list-item>
          <text:p text:style-name="P420">A stable</text:p>
        </text:list-item>
        <text:list-item>
          <text:p text:style-name="P420">Positive mindset</text:p>
        </text:list-item>
      </text:list>
      <text:p text:style-name="P503"/>
      <text:h text:style-name="Heading_20_3" text:outline-level="3"><text:span text:style-name="Strong_20_Emphasis"><text:span text:style-name="T1">14.16 The Balanced Approach</text:span></text:span></text:h>
      <text:p text:style-name="P3">This does not mean:</text:p>
      <text:list xml:id="list8749664458933188115" text:style-name="L425">
        <text:list-item>
          <text:p text:style-name="P421">Ignoring effort</text:p>
        </text:list-item>
        <text:list-item>
          <text:p text:style-name="P421">Relying only on mindset</text:p>
        </text:list-item>
      </text:list>
      <text:p text:style-name="P3">Both are required:</text:p>
      <text:list xml:id="list8457948666144047171" text:style-name="L426">
        <text:list-item>
          <text:p text:style-name="P422">Effort → Action</text:p>
        </text:list-item>
        <text:list-item>
          <text:p text:style-name="P422"><text:soft-page-break/>Mindset → Direction</text:p>
        </text:list-item>
      </text:list>
      <text:p text:style-name="P3">Together, they create results.</text:p>
      <text:p text:style-name="P503"/>
      <text:h text:style-name="Heading_20_3" text:outline-level="3"><text:span text:style-name="Strong_20_Emphasis"><text:span text:style-name="T1">14.17 The Long-Term Advantage</text:span></text:span></text:h>
      <text:p text:style-name="P3">Over time, a positive mindset leads to:</text:p>
      <text:list xml:id="list7257435240172893720" text:style-name="L427">
        <text:list-item>
          <text:p text:style-name="P423">Sustainable growth</text:p>
        </text:list-item>
        <text:list-item>
          <text:p text:style-name="P423">Better resilience</text:p>
        </text:list-item>
        <text:list-item>
          <text:p text:style-name="P423">More opportunities</text:p>
        </text:list-item>
      </text:list>
      <text:p text:style-name="P3">Because you remain:</text:p>
      <text:list xml:id="list5168489945682915100" text:style-name="L428">
        <text:list-item>
          <text:p text:style-name="P424">Consistent</text:p>
        </text:list-item>
        <text:list-item>
          <text:p text:style-name="P424">Clear</text:p>
        </text:list-item>
        <text:list-item>
          <text:p text:style-name="P424">Adaptable</text:p>
        </text:list-item>
      </text:list>
      <text:p text:style-name="P503"/>
      <text:h text:style-name="Heading_20_3" text:outline-level="3"><text:span text:style-name="Strong_20_Emphasis"><text:span text:style-name="T1">14.18 The Hidden Benefit</text:span></text:span></text:h>
      <text:p text:style-name="P3">When you approach success with positivity:</text:p>
      <text:list xml:id="list6854441931264296575" text:style-name="L429">
        <text:list-item>
          <text:p text:style-name="P425">The journey becomes enjoyable</text:p>
        </text:list-item>
        <text:list-item>
          <text:p text:style-name="P425">The process feels lighter</text:p>
        </text:list-item>
        <text:list-item>
          <text:p text:style-name="P425">The stress reduces</text:p>
        </text:list-item>
      </text:list>
      <text:p text:style-name="P3">So even before achieving results—</text:p>
      <text:p text:style-name="P3">You improve your experience.</text:p>
      <text:p text:style-name="P503"/>
      <text:h text:style-name="Heading_20_3" text:outline-level="3"><text:span text:style-name="Strong_20_Emphasis"><text:span text:style-name="T1">14.19 The Shift in Perspective</text:span></text:span></text:h>
      <text:p text:style-name="P3">Instead of:</text:p>
      <text:list xml:id="list214303701660292625" text:style-name="L430">
        <text:list-item>
          <text:p text:style-name="P426">“I need success to feel good”</text:p>
        </text:list-item>
      </text:list>
      <text:p text:style-name="P3">Shift to:</text:p>
      <text:p text:style-name="Quotations"><text:span text:style-name="Strong_20_Emphasis"><text:span text:style-name="T1">“I will feel balanced while working toward success.”</text:span></text:span></text:p>
      <text:p text:style-name="P3">This makes your effort:</text:p>
      <text:list xml:id="list8572992649355784649" text:style-name="L431">
        <text:list-item>
          <text:p text:style-name="P427">More effective</text:p>
        </text:list-item>
        <text:list-item>
          <text:p text:style-name="P427">More sustainable</text:p>
        </text:list-item>
        <text:list-item>
          <text:p text:style-name="P427">More rewarding</text:p>
        </text:list-item>
      </text:list>
      <text:p text:style-name="P503"/>
      <text:h text:style-name="Heading_20_3" text:outline-level="3"><text:soft-page-break/><text:span text:style-name="Strong_20_Emphasis"><text:span text:style-name="T1">14.20 Final Thought of This Chapter</text:span></text:span></text:h>
      <text:p text:style-name="P3">Success is not built by effort alone.</text:p>
      <text:p text:style-name="P3">It is built by:</text:p>
      <text:list xml:id="list7363785386001210135" text:style-name="L432">
        <text:list-item>
          <text:p text:style-name="P428">Effort guided by the right mental state</text:p>
        </text:list-item>
      </text:list>
      <text:p text:style-name="P3">A calm, positive mind allows you to:</text:p>
      <text:list xml:id="list702020043030005839" text:style-name="L433">
        <text:list-item>
          <text:p text:style-name="P429">See clearly</text:p>
        </text:list-item>
        <text:list-item>
          <text:p text:style-name="P429">Act consistently</text:p>
        </text:list-item>
        <text:list-item>
          <text:p text:style-name="P429">Connect effectively</text:p>
        </text:list-item>
      </text:list>
      <text:p text:style-name="P3">So do not treat happiness as separate from success.</text:p>
      <text:p text:style-name="P3">It is part of the process.</text:p>
      <text:p text:style-name="P3">And when your mental state supports your effort—</text:p>
      <text:p text:style-name="Text_20_body"><text:span text:style-name="Strong_20_Emphasis"><text:span text:style-name="T1">Success becomes not just possible, but more probable and sustainable.</text:span></text:span></text:p>
      <text:p text:style-name="P3"/>
      <text:p text:style-name="P503"/>
      <text:h text:style-name="Heading_20_2" text:outline-level="2"><text:span text:style-name="Strong_20_Emphasis"><text:span text:style-name="T1">Chapter 15: Final Truth</text:span></text:span></text:h>
      <text:p text:style-name="P3">You are not waiting for happiness.</text:p>
      <text:p text:style-name="Text_20_body"><text:span text:style-name="T1">Happiness is waiting for you to practice it.<text:line-break/><text:line-break/></text:span><text:span text:style-name="Strong_20_Emphasis"><text:span text:style-name="T1">15.1 The Illusion of Waiting</text:span></text:span></text:p>
      <text:p text:style-name="P3">For a long time, you may have believed:</text:p>
      <text:p text:style-name="P504">“I am waiting for happiness.”</text:p>
      <text:p text:style-name="P3">Waiting for:</text:p>
      <text:list xml:id="list8666714899637956873" text:style-name="L434">
        <text:list-item>
          <text:p text:style-name="P430">The right situation</text:p>
        </text:list-item>
        <text:list-item>
          <text:p text:style-name="P430">The right achievement</text:p>
        </text:list-item>
        <text:list-item>
          <text:p text:style-name="P430">The right moment</text:p>
        </text:list-item>
      </text:list>
      <text:p text:style-name="P3">But after everything you’ve explored in this journey, a deeper truth becomes clear:</text:p>
      <text:p text:style-name="Quotations"><text:span text:style-name="Strong_20_Emphasis"><text:span text:style-name="T1">You are not waiting for happiness.<text:line-break/>Happiness is waiting for you.</text:span></text:span></text:p>
      <text:p text:style-name="P3">Waiting for what?</text:p>
      <text:p text:style-name="P3">Not for conditions.</text:p>
      <text:p text:style-name="Text_20_body"><text:span text:style-name="T1">But for your </text:span><text:span text:style-name="Strong_20_Emphasis"><text:span text:style-name="T1">practice</text:span></text:span><text:span text:style-name="T1">.</text:span></text:p>
      <text:p text:style-name="P503"/>
      <text:h text:style-name="Heading_20_3" text:outline-level="3"><text:span text:style-name="Strong_20_Emphasis"><text:span text:style-name="T1">15.2 The Direction of Change</text:span></text:span></text:h>
      <text:p text:style-name="P3">Most people think change works like this:</text:p>
      <text:p text:style-name="P504"><text:soft-page-break/>External change → Internal happiness</text:p>
      <text:p text:style-name="P3">But in reality, it often works the other way:</text:p>
      <text:p text:style-name="P504">Internal shift → External improvement</text:p>
      <text:p text:style-name="P3">When your mind becomes:</text:p>
      <text:list xml:id="list7803700292147793311" text:style-name="L435">
        <text:list-item>
          <text:p text:style-name="P431">Calm</text:p>
        </text:list-item>
        <text:list-item>
          <text:p text:style-name="P431">Clear</text:p>
        </text:list-item>
        <text:list-item>
          <text:p text:style-name="P431">Positive</text:p>
        </text:list-item>
      </text:list>
      <text:p text:style-name="P3">Your actions improve.</text:p>
      <text:p text:style-name="P3">And when your actions improve—</text:p>
      <text:p text:style-name="P3">Your results follow.</text:p>
      <text:p text:style-name="P503"/>
      <text:h text:style-name="Heading_20_3" text:outline-level="3"><text:span text:style-name="Strong_20_Emphasis"><text:span text:style-name="T1">15.3 The Responsibility You Hold</text:span></text:span></text:h>
      <text:p text:style-name="P3">This truth carries responsibility.</text:p>
      <text:p text:style-name="P3">Because once you understand:</text:p>
      <text:list xml:id="list4385622016495418430" text:style-name="L436">
        <text:list-item>
          <text:p text:style-name="P432">Your thoughts are trainable</text:p>
        </text:list-item>
        <text:list-item>
          <text:p text:style-name="P432">Your patterns can change</text:p>
        </text:list-item>
        <text:list-item>
          <text:p text:style-name="P432">Your state is influenceable</text:p>
        </text:list-item>
      </text:list>
      <text:p text:style-name="P3">You can no longer say:</text:p>
      <text:p text:style-name="P504">“I have no control.”</text:p>
      <text:p text:style-name="P3">You may not control everything.</text:p>
      <text:p text:style-name="P3">But you can influence:</text:p>
      <text:list xml:id="list5215985625058649075" text:style-name="L437">
        <text:list-item>
          <text:p text:style-name="P433">How you think</text:p>
        </text:list-item>
        <text:list-item>
          <text:p text:style-name="P433">How you respond</text:p>
        </text:list-item>
        <text:list-item>
          <text:p text:style-name="P433">How long you stay in a negative state</text:p>
        </text:list-item>
      </text:list>
      <text:p text:style-name="P503"/>
      <text:h text:style-name="Heading_20_3" text:outline-level="3"><text:span text:style-name="Strong_20_Emphasis"><text:span text:style-name="T1">15.4 The End of Excuses</text:span></text:span></text:h>
      <text:p text:style-name="P3">Before this understanding, it is easy to say:</text:p>
      <text:list xml:id="list4248043255259310139" text:style-name="L438">
        <text:list-item>
          <text:p text:style-name="P434">“I will try later”</text:p>
        </text:list-item>
        <text:list-item>
          <text:p text:style-name="P434">“I need better conditions”</text:p>
        </text:list-item>
        <text:list-item>
          <text:p text:style-name="P434">“This is just how I am”</text:p>
        </text:list-item>
      </text:list>
      <text:p text:style-name="P3">But now you know:</text:p>
      <text:list xml:id="list3432608720558521968" text:style-name="L439">
        <text:list-item>
          <text:p text:style-name="P435">Change does not require perfect conditions</text:p>
        </text:list-item>
        <text:list-item>
          <text:p text:style-name="P435">Practice can begin anytime</text:p>
        </text:list-item>
        <text:list-item>
          <text:p text:style-name="P435"><text:soft-page-break/>Patterns are not permanent</text:p>
        </text:list-item>
      </text:list>
      <text:p text:style-name="P3">So waiting becomes unnecessary.</text:p>
      <text:p text:style-name="P503"/>
      <text:h text:style-name="Heading_20_3" text:outline-level="3"><text:span text:style-name="Strong_20_Emphasis"><text:span text:style-name="T1">15.5 The Simplicity of the Practice</text:span></text:span></text:h>
      <text:p text:style-name="P3">Everything you need is simple:</text:p>
      <text:list xml:id="list5585287969301096939" text:style-name="L440">
        <text:list-item>
          <text:p text:style-name="P436">A conscious smile</text:p>
        </text:list-item>
        <text:list-item>
          <text:p text:style-name="P436">A small pause</text:p>
        </text:list-item>
        <text:list-item>
          <text:p text:style-name="P436">A gentle redirection</text:p>
        </text:list-item>
        <text:list-item>
          <text:p text:style-name="P436">A repeated effort</text:p>
        </text:list-item>
      </text:list>
      <text:p text:style-name="P3">No complexity.</text:p>
      <text:p text:style-name="P3">No special environment.</text:p>
      <text:p text:style-name="Text_20_body"><text:span text:style-name="T1">Just </text:span><text:span text:style-name="Strong_20_Emphasis"><text:span text:style-name="T1">awareness and practice</text:span></text:span><text:span text:style-name="T1">.</text:span></text:p>
      <text:p text:style-name="P503"/>
      <text:h text:style-name="Heading_20_3" text:outline-level="3"><text:span text:style-name="Strong_20_Emphasis"><text:span text:style-name="T1">15.6 Why People Still Don’t Start</text:span></text:span></text:h>
      <text:p text:style-name="P3">Even with simplicity, people hesitate.</text:p>
      <text:p text:style-name="P3">Why?</text:p>
      <text:p text:style-name="P3">Because:</text:p>
      <text:list xml:id="list6385703559308775630" text:style-name="L441">
        <text:list-item>
          <text:p text:style-name="P437">The mind seeks comfort in familiarity</text:p>
        </text:list-item>
        <text:list-item>
          <text:p text:style-name="P437">Change feels uncertain</text:p>
        </text:list-item>
        <text:list-item>
          <text:p text:style-name="P437">Effort feels uncomfortable</text:p>
        </text:list-item>
      </text:list>
      <text:p text:style-name="P3">But ask yourself:</text:p>
      <text:p text:style-name="Text_20_body"><text:span text:style-name="Strong_20_Emphasis"><text:span text:style-name="T1">Is staying the same truly comfortable?</text:span></text:span></text:p>
      <text:p text:style-name="P3">Or is it just familiar?</text:p>
      <text:p text:style-name="P503"/>
      <text:h text:style-name="Heading_20_3" text:outline-level="3"><text:span text:style-name="Strong_20_Emphasis"><text:span text:style-name="T1">15.7 The Logical Realization</text:span></text:span></text:h>
      <text:p text:style-name="P3">If you continue as you are:</text:p>
      <text:list xml:id="list6112554506435025308" text:style-name="L442">
        <text:list-item>
          <text:p text:style-name="P438">Your current patterns continue</text:p>
        </text:list-item>
        <text:list-item>
          <text:p text:style-name="P438">Your current results repeat</text:p>
        </text:list-item>
      </text:list>
      <text:p text:style-name="P3">If you start practicing:</text:p>
      <text:list xml:id="list1871640807977406869" text:style-name="L443">
        <text:list-item>
          <text:p text:style-name="P439">Your patterns begin to shift</text:p>
        </text:list-item>
        <text:list-item>
          <text:p text:style-name="P439">Your experience begins to change</text:p>
        </text:list-item>
      </text:list>
      <text:p text:style-name="P3">So the question is simple:</text:p>
      <text:p text:style-name="Quotations"><text:span text:style-name="Strong_20_Emphasis"><text:span text:style-name="T1">Do you want repetition of the same—or gradual transformation?</text:span></text:span></text:p>
      <text:p text:style-name="P503"><text:soft-page-break/></text:p>
      <text:h text:style-name="Heading_20_3" text:outline-level="3"><text:span text:style-name="Strong_20_Emphasis"><text:span text:style-name="T1">15.8 The Moment You Can Begin</text:span></text:span></text:h>
      <text:p text:style-name="P3">There is no special time required.</text:p>
      <text:p text:style-name="P3">You can begin:</text:p>
      <text:list xml:id="list3926261454356558658" text:style-name="L444">
        <text:list-item>
          <text:p text:style-name="P440">Right now</text:p>
        </text:list-item>
        <text:list-item>
          <text:p text:style-name="P440">In this moment</text:p>
        </text:list-item>
      </text:list>
      <text:p text:style-name="P3">Not tomorrow.<text:line-break/>Not next week.</text:p>
      <text:p text:style-name="P3">Because the present moment is:</text:p>
      <text:list xml:id="list2227152881620008974" text:style-name="L445">
        <text:list-item>
          <text:p text:style-name="P441">Where awareness exists</text:p>
        </text:list-item>
        <text:list-item>
          <text:p text:style-name="P441">Where choice exists</text:p>
        </text:list-item>
        <text:list-item>
          <text:p text:style-name="P441">Where change begins</text:p>
        </text:list-item>
      </text:list>
      <text:p text:style-name="P503"/>
      <text:h text:style-name="Heading_20_3" text:outline-level="3"><text:span text:style-name="Strong_20_Emphasis"><text:span text:style-name="T1">15.9 A Quote to Reflect On</text:span></text:span></text:h>
      <text:p text:style-name="P504">“The best time to plant a tree was 20 years ago. The second best time is now.”</text:p>
      <text:p text:style-name="P3">This applies directly to your mind.</text:p>
      <text:p text:style-name="P3">Even if you haven’t practiced before—</text:p>
      <text:p text:style-name="P3">You can begin now.</text:p>
      <text:p text:style-name="P503"/>
      <text:h text:style-name="Heading_20_3" text:outline-level="3"><text:span text:style-name="Strong_20_Emphasis"><text:span text:style-name="T1">15.10 You Don’t Need to Be Perfect</text:span></text:span></text:h>
      <text:p text:style-name="P3">You do not need:</text:p>
      <text:list xml:id="list7380986605415549221" text:style-name="L446">
        <text:list-item>
          <text:p text:style-name="P442">Complete control</text:p>
        </text:list-item>
        <text:list-item>
          <text:p text:style-name="P442">Perfect discipline</text:p>
        </text:list-item>
        <text:list-item>
          <text:p text:style-name="P442">Strong belief</text:p>
        </text:list-item>
      </text:list>
      <text:p text:style-name="P3">You only need:</text:p>
      <text:list xml:id="list4670503096921417343" text:style-name="L447">
        <text:list-item>
          <text:p text:style-name="P443">Willingness to try</text:p>
        </text:list-item>
        <text:list-item>
          <text:p text:style-name="P443">Readiness to repeat</text:p>
        </text:list-item>
        <text:list-item>
          <text:p text:style-name="P443">Patience to continue</text:p>
        </text:list-item>
      </text:list>
      <text:p text:style-name="P503"/>
      <text:h text:style-name="Heading_20_3" text:outline-level="3"><text:span text:style-name="Strong_20_Emphasis"><text:span text:style-name="T1">15.11 The Shift from Knowing to Doing</text:span></text:span></text:h>
      <text:p text:style-name="P3">At this stage, knowledge is no longer the barrier.</text:p>
      <text:p text:style-name="P3">The only question is:</text:p>
      <text:p text:style-name="Quotations"><text:soft-page-break/><text:span text:style-name="Strong_20_Emphasis"><text:span text:style-name="T1">Will you practice?</text:span></text:span></text:p>
      <text:p text:style-name="P3">Because:</text:p>
      <text:list xml:id="list1209058344665990318" text:style-name="L448">
        <text:list-item>
          <text:p text:style-name="P444">Knowing without doing changes nothing</text:p>
        </text:list-item>
        <text:list-item>
          <text:p text:style-name="P444">Doing, even imperfectly, changes everything</text:p>
        </text:list-item>
      </text:list>
      <text:p text:style-name="P503"/>
      <text:h text:style-name="Heading_20_3" text:outline-level="3"><text:span text:style-name="Strong_20_Emphasis"><text:span text:style-name="T1">15.12 The Inner Alignment</text:span></text:span></text:h>
      <text:p text:style-name="P3">When you begin practicing:</text:p>
      <text:list xml:id="list7902000186690033422" text:style-name="L449">
        <text:list-item>
          <text:p text:style-name="P445">Your thoughts align gradually</text:p>
        </text:list-item>
        <text:list-item>
          <text:p text:style-name="P445">Your emotions stabilize</text:p>
        </text:list-item>
        <text:list-item>
          <text:p text:style-name="P445">Your reactions soften</text:p>
        </text:list-item>
      </text:list>
      <text:p text:style-name="P3">You begin to feel:</text:p>
      <text:list xml:id="list44036805731066046" text:style-name="L450">
        <text:list-item>
          <text:p text:style-name="P446">More balanced</text:p>
        </text:list-item>
        <text:list-item>
          <text:p text:style-name="P446">More aware</text:p>
        </text:list-item>
        <text:list-item>
          <text:p text:style-name="P446">More in control</text:p>
        </text:list-item>
      </text:list>
      <text:p text:style-name="P503"/>
      <text:h text:style-name="Heading_20_3" text:outline-level="3"><text:span text:style-name="Strong_20_Emphasis"><text:span text:style-name="T1">15.13 The Subtle Transformation</text:span></text:span></text:h>
      <text:p text:style-name="P3">The transformation is not sudden.</text:p>
      <text:p text:style-name="P3">It is subtle.</text:p>
      <text:list xml:id="list4475224690681171500" text:style-name="L451">
        <text:list-item>
          <text:p text:style-name="P447">You react less</text:p>
        </text:list-item>
        <text:list-item>
          <text:p text:style-name="P447">You recover faster</text:p>
        </text:list-item>
        <text:list-item>
          <text:p text:style-name="P447">You feel lighter</text:p>
        </text:list-item>
      </text:list>
      <text:p text:style-name="P3">And one day, you realize:</text:p>
      <text:p text:style-name="P504">“Something has changed.”</text:p>
      <text:p text:style-name="P503"/>
      <text:h text:style-name="Heading_20_3" text:outline-level="3"><text:span text:style-name="Strong_20_Emphasis"><text:span text:style-name="T1">15.14 Happiness Was Never Missing</text:span></text:span></text:h>
      <text:p text:style-name="P3">Perhaps the most important realization is this:</text:p>
      <text:p text:style-name="Quotations"><text:span text:style-name="Strong_20_Emphasis"><text:span text:style-name="T1">Happiness was never missing.</text:span></text:span></text:p>
      <text:p text:style-name="P3">It was:</text:p>
      <text:list xml:id="list4244010588923862374" text:style-name="L452">
        <text:list-item>
          <text:p text:style-name="P448">Covered by patterns</text:p>
        </text:list-item>
        <text:list-item>
          <text:p text:style-name="P448">Delayed by conditions</text:p>
        </text:list-item>
        <text:list-item>
          <text:p text:style-name="P448">Blocked by habits</text:p>
        </text:list-item>
      </text:list>
      <text:p text:style-name="P3">When you remove these layers—</text:p>
      <text:p text:style-name="P3"><text:soft-page-break/>Happiness becomes accessible.</text:p>
      <text:p text:style-name="P503"/>
      <text:h text:style-name="Heading_20_3" text:outline-level="3"><text:span text:style-name="Strong_20_Emphasis"><text:span text:style-name="T1">15.15 You Are Not Creating Something New</text:span></text:span></text:h>
      <text:p text:style-name="P3">You are not creating happiness from nothing.</text:p>
      <text:p text:style-name="P3">You are:</text:p>
      <text:list xml:id="list2254168976984468347" text:style-name="L453">
        <text:list-item>
          <text:p text:style-name="P449">Allowing it</text:p>
        </text:list-item>
        <text:list-item>
          <text:p text:style-name="P449">Accessing it</text:p>
        </text:list-item>
        <text:list-item>
          <text:p text:style-name="P449">Practicing it</text:p>
        </text:list-item>
      </text:list>
      <text:p text:style-name="P3">It was always within reach.</text:p>
      <text:p text:style-name="P503"/>
      <text:h text:style-name="Heading_20_3" text:outline-level="3"><text:span text:style-name="Strong_20_Emphasis"><text:span text:style-name="T1">15.16 The Power of Decision</text:span></text:span></text:h>
      <text:p text:style-name="P3">At some point, it comes down to a simple decision:</text:p>
      <text:list xml:id="list5741683655723473871" text:style-name="L454">
        <text:list-item>
          <text:p text:style-name="P450">Continue as before</text:p>
        </text:list-item>
        <text:list-item>
          <text:p text:style-name="P450">Or start practicing consciously</text:p>
        </text:list-item>
      </text:list>
      <text:p text:style-name="P3">No external factor can make this decision for you.</text:p>
      <text:p text:style-name="P3">It is entirely yours.</text:p>
      <text:p text:style-name="P503"/>
      <text:h text:style-name="Heading_20_3" text:outline-level="3"><text:span text:style-name="Strong_20_Emphasis"><text:span text:style-name="T1">15.17 The Journey Ahead</text:span></text:span></text:h>
      <text:p text:style-name="P3">This is not a one-time effort.</text:p>
      <text:p text:style-name="P3">It is an ongoing process.</text:p>
      <text:p text:style-name="P3">But it does not have to feel heavy.</text:p>
      <text:p text:style-name="P3">It can be:</text:p>
      <text:list xml:id="list7301597035760913836" text:style-name="L455">
        <text:list-item>
          <text:p text:style-name="P451">Light</text:p>
        </text:list-item>
        <text:list-item>
          <text:p text:style-name="P451">Gradual</text:p>
        </text:list-item>
        <text:list-item>
          <text:p text:style-name="P451">Natural</text:p>
        </text:list-item>
      </text:list>
      <text:p text:style-name="P503"/>
      <text:h text:style-name="Heading_20_3" text:outline-level="3"><text:span text:style-name="Strong_20_Emphasis"><text:span text:style-name="T1">15.18 The Reward of Practice</text:span></text:span></text:h>
      <text:p text:style-name="P3">With consistent practice:</text:p>
      <text:list xml:id="list326921759943504329" text:style-name="L456">
        <text:list-item>
          <text:p text:style-name="P452">Your mind becomes calmer</text:p>
        </text:list-item>
        <text:list-item>
          <text:p text:style-name="P452">Your reactions become lighter</text:p>
        </text:list-item>
        <text:list-item>
          <text:p text:style-name="P452">Your life becomes more manageable</text:p>
        </text:list-item>
      </text:list>
      <text:p text:style-name="P3">Not because life changed—</text:p>
      <text:p text:style-name="Text_20_body"><text:soft-page-break/><text:span text:style-name="T1">But because </text:span><text:span text:style-name="Strong_20_Emphasis"><text:span text:style-name="T1">you did</text:span></text:span><text:span text:style-name="T1">.</text:span></text:p>
      <text:p text:style-name="P503"/>
      <text:h text:style-name="Heading_20_3" text:outline-level="3"><text:span text:style-name="Strong_20_Emphasis"><text:span text:style-name="T1">15.19 The Final Realization</text:span></text:span></text:h>
      <text:p text:style-name="P3">You are not a victim of your thoughts.</text:p>
      <text:p text:style-name="P3">You are not stuck with your patterns.</text:p>
      <text:p text:style-name="P3">You are not dependent on perfect conditions.</text:p>
      <text:p text:style-name="P3">You are capable of:</text:p>
      <text:list xml:id="list4584310145508816327" text:style-name="L457">
        <text:list-item>
          <text:p text:style-name="P453">Awareness</text:p>
        </text:list-item>
        <text:list-item>
          <text:p text:style-name="P453">Choice</text:p>
        </text:list-item>
        <text:list-item>
          <text:p text:style-name="P453">Change</text:p>
        </text:list-item>
      </text:list>
      <text:p text:style-name="P503"/>
      <text:h text:style-name="Heading_20_3" text:outline-level="3"><text:span text:style-name="Strong_20_Emphasis"><text:span text:style-name="T1">15.20 Final Thought of This Chapter</text:span></text:span></text:h>
      <text:p text:style-name="P3">You are not waiting for happiness.</text:p>
      <text:p text:style-name="P3">Happiness is waiting for you—</text:p>
      <text:p text:style-name="P3">To:</text:p>
      <text:list xml:id="list4218780157164724068" text:style-name="L458">
        <text:list-item>
          <text:p text:style-name="P454">Practice it</text:p>
        </text:list-item>
        <text:list-item>
          <text:p text:style-name="P454">Repeat it</text:p>
        </text:list-item>
        <text:list-item>
          <text:p text:style-name="P454">Live it</text:p>
        </text:list-item>
      </text:list>
      <text:p text:style-name="P3">Not someday.</text:p>
      <text:p text:style-name="P3">Not when everything is perfect.</text:p>
      <text:p text:style-name="P3">But now.</text:p>
      <text:p text:style-name="P3">In small moments.</text:p>
      <text:p text:style-name="P3">In simple actions.</text:p>
      <text:p text:style-name="P3">In daily awareness.</text:p>
      <text:p text:style-name="P3">Because the moment you begin—</text:p>
      <text:p text:style-name="P3">You are no longer waiting.</text:p>
      <text:p text:style-name="Text_20_body"><text:span text:style-name="T1">You are </text:span><text:span text:style-name="Strong_20_Emphasis"><text:span text:style-name="T1">creating</text:span></text:span><text:span text:style-name="T1">.</text:span></text:p>
      <text:p text:style-name="P3">And that is where real change begins.</text:p>
      <text:p text:style-name="P3"/>
      <text:p text:style-name="P503"/>
      <text:h text:style-name="Heading_20_2" text:outline-level="2"><text:span text:style-name="Strong_20_Emphasis"><text:span text:style-name="T1">Closing Message</text:span></text:span></text:h>
      <text:p text:style-name="P3">Keep smiling.</text:p>
      <text:p text:style-name="P3">Not because everything is perfect,<text:line-break/>but because you are learning to create your inner environment.</text:p>
      <text:p text:style-name="P3"><text:soft-page-break/>Practice it daily.</text:p>
      <text:p text:style-name="P3">Without pressure.<text:line-break/>Without judgment.<text:line-break/>Without waiting.</text:p>
      <text:p text:style-name="P3">And slowly, without even realizing it—</text:p>
      <text:p text:style-name="P3">You will change.<text:line-break/>Keep smiling.</text:p>
      <text:p text:style-name="P3">Not because everything is perfect,<text:line-break/>not because life has suddenly become easy,<text:line-break/>not because all your problems have disappeared—</text:p>
      <text:p text:style-name="P3">but because you are beginning to understand something deeper.</text:p>
      <text:p text:style-name="Quotations"><text:span text:style-name="Strong_20_Emphasis"><text:span text:style-name="T1">You are learning to create your inner environment.</text:span></text:span></text:p>
      <text:p text:style-name="P503"/>
      <text:h text:style-name="Heading_20_3" text:outline-level="3"><text:span text:style-name="Strong_20_Emphasis"><text:span text:style-name="T1">You Are No Longer Dependent</text:span></text:span></text:h>
      <text:p text:style-name="P3">You are no longer waiting for:</text:p>
      <text:list xml:id="list2297199880300657738" text:style-name="L459">
        <text:list-item>
          <text:p text:style-name="P455">The right situation</text:p>
        </text:list-item>
        <text:list-item>
          <text:p text:style-name="P455">The right result</text:p>
        </text:list-item>
        <text:list-item>
          <text:p text:style-name="P455">The right moment</text:p>
        </text:list-item>
      </text:list>
      <text:p text:style-name="P3">You are no longer saying:</text:p>
      <text:p text:style-name="P504">“I will feel better when…”</text:p>
      <text:p text:style-name="P3">Instead, you are slowly shifting to:</text:p>
      <text:p text:style-name="Quotations"><text:span text:style-name="Strong_20_Emphasis"><text:span text:style-name="T1">“I choose how I respond now.”</text:span></text:span></text:p>
      <text:p text:style-name="P3">This shift may seem small.</text:p>
      <text:p text:style-name="P3">But it changes everything.</text:p>
      <text:p text:style-name="P503"/>
      <text:h text:style-name="Heading_20_3" text:outline-level="3"><text:span text:style-name="Strong_20_Emphasis"><text:span text:style-name="T1">Your Power Lies in Practice</text:span></text:span></text:h>
      <text:p text:style-name="P3">You don’t need:</text:p>
      <text:list xml:id="list6216535754473578696" text:style-name="L460">
        <text:list-item>
          <text:p text:style-name="P456">Perfect thoughts</text:p>
        </text:list-item>
        <text:list-item>
          <text:p text:style-name="P456">Perfect discipline</text:p>
        </text:list-item>
        <text:list-item>
          <text:p text:style-name="P456">Perfect control</text:p>
        </text:list-item>
      </text:list>
      <text:p text:style-name="P3">You only need:</text:p>
      <text:list xml:id="list8432018933877605403" text:style-name="L461">
        <text:list-item>
          <text:p text:style-name="P457">Small awareness</text:p>
        </text:list-item>
        <text:list-item>
          <text:p text:style-name="P457">Small effort</text:p>
        </text:list-item>
        <text:list-item>
          <text:p text:style-name="P457">Repeated practice</text:p>
        </text:list-item>
      </text:list>
      <text:p text:style-name="P3"><text:soft-page-break/>That’s it.</text:p>
      <text:p text:style-name="P3">Not intensity.<text:line-break/>Not pressure.</text:p>
      <text:p text:style-name="Text_20_body"><text:span text:style-name="T1">Just </text:span><text:span text:style-name="Strong_20_Emphasis"><text:span text:style-name="T1">consistency</text:span></text:span><text:span text:style-name="T1">.</text:span></text:p>
      <text:p text:style-name="P503"/>
      <text:h text:style-name="Heading_20_3" text:outline-level="3"><text:span text:style-name="Strong_20_Emphasis"><text:span text:style-name="T1">Be Gentle With Yourself</text:span></text:span></text:h>
      <text:p text:style-name="P3">There will be days when:</text:p>
      <text:list xml:id="list91333580733297831" text:style-name="L462">
        <text:list-item>
          <text:p text:style-name="P458">You forget</text:p>
        </text:list-item>
        <text:list-item>
          <text:p text:style-name="P458">You react</text:p>
        </text:list-item>
        <text:list-item>
          <text:p text:style-name="P458">You fall back into old patterns</text:p>
        </text:list-item>
      </text:list>
      <text:p text:style-name="P3">This is part of the process.</text:p>
      <text:p text:style-name="P3">Do not judge yourself.</text:p>
      <text:p text:style-name="P3">Do not get frustrated.</text:p>
      <text:p text:style-name="P3">Instead, remind yourself:</text:p>
      <text:p text:style-name="Quotations"><text:span text:style-name="Strong_20_Emphasis"><text:span text:style-name="T1">“I am learning.”</text:span></text:span></text:p>
      <text:p text:style-name="P3">And continue.</text:p>
      <text:p text:style-name="P503"/>
      <text:h text:style-name="Heading_20_3" text:outline-level="3"><text:span text:style-name="Strong_20_Emphasis"><text:span text:style-name="T1">Progress Is Quiet</text:span></text:span></text:h>
      <text:p text:style-name="P3">Change will not always feel dramatic.</text:p>
      <text:p text:style-name="P3">It will be subtle.</text:p>
      <text:list xml:id="list939107031815047968" text:style-name="L463">
        <text:list-item>
          <text:p text:style-name="P459">You will react a little less</text:p>
        </text:list-item>
        <text:list-item>
          <text:p text:style-name="P459">You will recover a little faster</text:p>
        </text:list-item>
        <text:list-item>
          <text:p text:style-name="P459">You will feel a little lighter</text:p>
        </text:list-item>
      </text:list>
      <text:p text:style-name="P3">And one day, without a clear moment of realization—</text:p>
      <text:p text:style-name="P3">You will notice:</text:p>
      <text:p text:style-name="Quotations"><text:span text:style-name="Strong_20_Emphasis"><text:span text:style-name="T1">You are not the same as before.</text:span></text:span></text:p>
      <text:p text:style-name="P503"/>
      <text:h text:style-name="Heading_20_3" text:outline-level="3"><text:span text:style-name="Strong_20_Emphasis"><text:span text:style-name="T1">You Are Building Something Real</text:span></text:span></text:h>
      <text:p text:style-name="P3">You are not just trying to “feel good.”</text:p>
      <text:p text:style-name="P3">You are building:</text:p>
      <text:list xml:id="list5142814988356269575" text:style-name="L464">
        <text:list-item>
          <text:p text:style-name="P460">Mental stability</text:p>
        </text:list-item>
        <text:list-item>
          <text:p text:style-name="P460">Emotional strength</text:p>
        </text:list-item>
        <text:list-item>
          <text:p text:style-name="P460">Inner clarity</text:p>
        </text:list-item>
      </text:list>
      <text:p text:style-name="P3"><text:soft-page-break/>This is not temporary.</text:p>
      <text:p text:style-name="Text_20_body"><text:span text:style-name="T1">This is </text:span><text:span text:style-name="Strong_20_Emphasis"><text:span text:style-name="T1">foundational</text:span></text:span><text:span text:style-name="T1">.</text:span></text:p>
      <text:p text:style-name="P503"/>
      <text:h text:style-name="Heading_20_3" text:outline-level="3"><text:span text:style-name="Strong_20_Emphasis"><text:span text:style-name="T1">Let Go of Pressure</text:span></text:span></text:h>
      <text:p text:style-name="P3">Do not turn this into another goal.</text:p>
      <text:p text:style-name="P3">Do not think:</text:p>
      <text:list xml:id="list1433733710074831923" text:style-name="L465">
        <text:list-item>
          <text:p text:style-name="P461">“I must always stay positive”</text:p>
        </text:list-item>
        <text:list-item>
          <text:p text:style-name="P461">“I should never feel negative”</text:p>
        </text:list-item>
      </text:list>
      <text:p text:style-name="P3">That is not the aim.</text:p>
      <text:p text:style-name="P3">The aim is:</text:p>
      <text:list xml:id="list6510159171647672405" text:style-name="L466">
        <text:list-item>
          <text:p text:style-name="P462">To become aware</text:p>
        </text:list-item>
        <text:list-item>
          <text:p text:style-name="P462">To gently redirect</text:p>
        </text:list-item>
        <text:list-item>
          <text:p text:style-name="P462">To return to balance</text:p>
        </text:list-item>
      </text:list>
      <text:p text:style-name="P3">Again and again.</text:p>
      <text:p text:style-name="P503"/>
      <text:h text:style-name="Heading_20_3" text:outline-level="3"><text:span text:style-name="Strong_20_Emphasis"><text:span text:style-name="T1">Stay Present in the Practice</text:span></text:span></text:h>
      <text:p text:style-name="P3">Do not think too far ahead.</text:p>
      <text:p text:style-name="P3">Do not overanalyze.</text:p>
      <text:p text:style-name="P3">Just focus on:</text:p>
      <text:list xml:id="list4519452354722447077" text:style-name="L467">
        <text:list-item>
          <text:p text:style-name="P463">This moment</text:p>
        </text:list-item>
        <text:list-item>
          <text:p text:style-name="P463">This thought</text:p>
        </text:list-item>
        <text:list-item>
          <text:p text:style-name="P463">This response</text:p>
        </text:list-item>
      </text:list>
      <text:p text:style-name="P3">Because change happens:</text:p>
      <text:p text:style-name="Quotations"><text:span text:style-name="Strong_20_Emphasis"><text:span text:style-name="T1">One moment at a time.</text:span></text:span></text:p>
      <text:p text:style-name="P503"/>
      <text:h text:style-name="Heading_20_3" text:outline-level="3"><text:span text:style-name="Strong_20_Emphasis"><text:span text:style-name="T1">A Final Reflection</text:span></text:span></text:h>
      <text:p text:style-name="P3">You have spent time understanding:</text:p>
      <text:list xml:id="list7914903208714658915" text:style-name="L468">
        <text:list-item>
          <text:p text:style-name="P464">Your mind</text:p>
        </text:list-item>
        <text:list-item>
          <text:p text:style-name="P464">Your patterns</text:p>
        </text:list-item>
        <text:list-item>
          <text:p text:style-name="P464">Your habits</text:p>
        </text:list-item>
      </text:list>
      <text:p text:style-name="P3">Now, the real journey begins.</text:p>
      <text:p text:style-name="P3">Not in reading.</text:p>
      <text:p text:style-name="P3">But in practicing.</text:p>
      <text:p text:style-name="P503"><text:soft-page-break/></text:p>
      <text:h text:style-name="Heading_20_3" text:outline-level="3"><text:span text:style-name="Strong_20_Emphasis"><text:span text:style-name="T1">Final Words</text:span></text:span></text:h>
      <text:p text:style-name="P3">Keep smiling.</text:p>
      <text:p text:style-name="P3">Not because life is perfect,<text:line-break/>but because you are learning how to live it better.</text:p>
      <text:p text:style-name="P3">Practice daily.</text:p>
      <text:p text:style-name="P3">Without pressure.<text:line-break/>Without judgment.<text:line-break/>Without waiting.</text:p>
      <text:p text:style-name="P3">And slowly, without even realizing it—</text:p>
      <text:p text:style-name="P3">You will begin to:</text:p>
      <text:list xml:id="list4437742049827887918" text:style-name="L469">
        <text:list-item>
          <text:p text:style-name="P465">Think differently</text:p>
        </text:list-item>
        <text:list-item>
          <text:p text:style-name="P465">Feel differently</text:p>
        </text:list-item>
        <text:list-item>
          <text:p text:style-name="P465">Live differently</text:p>
        </text:list-item>
      </text:list>
      <text:p text:style-name="P3">And that quiet transformation—</text:p>
      <text:p text:style-name="P3">Will be the most powerful change of all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wan Joshi</meta:initial-creator>
    <meta:creation-date>2026-03-21T18:21:47.86</meta:creation-date>
    <dc:date>2026-03-22T22:34:17.95</dc:date>
    <dc:creator>Pawan Joshi</dc:creator>
    <meta:editing-duration>P1DT4H12M25S</meta:editing-duration>
    <meta:editing-cycles>10</meta:editing-cycles>
    <meta:generator>OpenOffice/4.1.15$Win32 OpenOffice.org_project/4115m2$Build-9813</meta:generator>
    <meta:document-statistic meta:table-count="0" meta:image-count="0" meta:object-count="0" meta:page-count="113" meta:paragraph-count="3274" meta:word-count="16206" meta:character-count="91258"/>
  </office:meta>
</office:document-meta>
</file>